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華康中楷體" svg:font-family="華康中楷體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20.11mm"/>
    </style:style>
    <style:style style:name="co3" style:family="table-column">
      <style:table-column-properties fo:break-before="auto" style:column-width="14.02mm"/>
    </style:style>
    <style:style style:name="co4" style:family="table-column">
      <style:table-column-properties fo:break-before="auto" style:column-width="23.55mm"/>
    </style:style>
    <style:style style:name="co5" style:family="table-column">
      <style:table-column-properties fo:break-before="auto" style:column-width="7.41mm"/>
    </style:style>
    <style:style style:name="co6" style:family="table-column">
      <style:table-column-properties fo:break-before="auto" style:column-width="6.88mm"/>
    </style:style>
    <style:style style:name="co7" style:family="table-column">
      <style:table-column-properties fo:break-before="auto" style:column-width="7.67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19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6.35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ta1" style:family="table" style:master-page-name="PageStyle_5f_本息合">
      <style:table-properties table:display="true" style:writing-mode="lr-tb"/>
    </style:style>
    <style:style style:name="ta2" style:family="table" style:master-page-name="PageStyle_5f_本_3001_息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65">
      <style:table-cell-properties fo:padding="0.71mm"/>
      <style:text-properties style:use-window-font-color="true" style:text-outline="false" style:text-line-through-style="none" style:text-line-through-type="none" style:font-name="華康中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no-wrap" fo:border="2.49pt double-thin #000000" style:border-line-width="0.18mm 0.53mm 0.18mm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" style:family="table-cell" style:parent-style-name="Default" style:data-style-name="N165">
      <style:table-cell-properties style:glyph-orientation-vertical="0" style:diagonal-bl-tr="none" style:diagonal-tl-br="none" style:text-align-source="value-type" style:repeat-content="false" fo:wrap-option="no-wrap" fo:border="2.49pt double-thin #000000" style:border-line-width="0.18mm 0.53mm 0.18mm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" style:family="table-cell" style:parent-style-name="Default" style:data-style-name="N165">
      <style:table-cell-properties style:glyph-orientation-vertical="0" fo:background-color="#c0c0c0" style:diagonal-bl-tr="none" style:diagonal-tl-br="none" style:text-align-source="value-type" style:repeat-content="false" fo:wrap-option="no-wrap" fo:border="2.49pt double-thin #000000" style:border-line-width="0.18mm 0.53mm 0.18mm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 style:data-style-name="N165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no-wrap" fo:border-left="2.49pt double-thin #000000" style:border-line-width-left="0.18mm 0.53mm 0.18mm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</style:style>
    <style:style style:name="ce6" style:family="table-cell" style:parent-style-name="Default" style:data-style-name="N165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2.49pt double-thin #000000" style:border-line-width-left="0.18mm 0.53mm 0.18mm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65">
      <style:table-cell-properties style:glyph-orientation-vertical="0" fo:border-bottom="0.74pt solid #000000" style:diagonal-bl-tr="none" style:diagonal-tl-br="none" style:text-align-source="value-type" style:repeat-content="false" fo:wrap-option="no-wrap" fo:border-left="2.49pt double-thin #000000" style:border-line-width-left="0.18mm 0.53mm 0.18mm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2.49pt double-thin #000000" style:border-line-width-left="0.18mm 0.53mm 0.18mm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65">
      <style:table-cell-properties fo:border-bottom="1.76pt solid #000000" fo:background-color="#ffffff" style:diagonal-bl-tr="none" style:diagonal-tl-br="none" fo:border-left="2.49pt double-thin #000000" style:border-line-width-left="0.18mm 0.53mm 0.18mm" fo:padding="0.71mm" fo:border-right="2.49pt double-thin #000000" style:border-line-width-right="0.18mm 0.53mm 0.18mm" style:rotation-align="none" fo:border-top="2.49pt double-thin #000000" style:border-line-width-top="0.18mm 0.53mm 0.18mm"/>
    </style:style>
    <style:style style:name="ce10" style:family="table-cell" style:parent-style-name="Default" style:data-style-name="N165">
      <style:table-cell-properties style:diagonal-bl-tr="none" style:diagonal-tl-br="none" fo:border="2.49pt double-thin #000000" style:border-line-width="0.18mm 0.53mm 0.18mm" fo:padding="0.71mm" style:rotation-align="none"/>
    </style:style>
    <style:style style:name="ce11" style:family="table-cell" style:parent-style-name="Default" style:data-style-name="N165">
      <style:table-cell-properties style:diagonal-bl-tr="none" style:diagonal-tl-br="none" fo:border="none" fo:padding="0.71mm" style:rotation-align="none"/>
    </style:style>
    <style:style style:name="ce12" style:family="table-cell" style:parent-style-name="Default" style:data-style-name="N165">
      <style:table-cell-properties style:glyph-orientation-vertical="0" fo:background-color="#ffffff" style:diagonal-bl-tr="none" style:diagonal-tl-br="none" style:text-align-source="value-type" style:repeat-content="false" fo:wrap-option="no-wrap" fo:border="2.49pt double-thin #000000" style:border-line-width="0.18mm 0.53mm 0.18mm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 style:data-style-name="N165">
      <style:table-cell-properties style:glyph-orientation-vertical="0" fo:border-bottom="1.76pt solid #000000" fo:background-color="#c0c0c0" style:diagonal-bl-tr="none" style:diagonal-tl-br="none" style:text-align-source="value-type" style:repeat-content="false" fo:wrap-option="no-wrap" fo:border-left="2.49pt double-thin #000000" style:border-line-width-left="0.18mm 0.53mm 0.18mm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</style:style>
    <style:style style:name="ce14" style:family="table-cell" style:parent-style-name="Default" style:data-style-name="N165">
      <style:table-cell-properties fo:padding="0.71mm"/>
    </style:style>
    <style:style style:name="ce15" style:family="table-cell" style:parent-style-name="Default" style:data-style-name="N3">
      <style:table-cell-properties fo:background-color="transparent" fo:padding="0.71mm"/>
      <style:text-properties style:use-window-font-color="true" style:text-outline="false" style:text-line-through-style="none" style:text-line-through-type="none" style:font-name="華康中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2.49pt double-thin #000000" style:border-line-width="0.18mm 0.53mm 0.18mm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3">
      <style:table-cell-properties style:diagonal-bl-tr="none" style:diagonal-tl-br="none" fo:background-color="transparent" fo:border="0.74pt solid #000000" fo:padding="0.71mm" style:rotation-align="none"/>
    </style:style>
    <style:style style:name="ce18" style:family="table-cell" style:parent-style-name="Default" style:data-style-name="N3">
      <style:table-cell-properties fo:background-color="#c0c0c0" style:diagonal-bl-tr="none" style:diagonal-tl-br="none" fo:border="0.74pt solid #000000" fo:padding="0.71mm" style:rotation-align="none"/>
    </style:style>
    <style:style style:name="ce19" style:family="table-cell" style:parent-style-name="Default" style:data-style-name="N3">
      <style:table-cell-properties fo:border-bottom="1.76pt solid #000000" fo:background-color="#ffffff" style:diagonal-bl-tr="none" style:diagonal-tl-br="none" fo:border-left="0.74pt solid #000000" fo:padding="0.71mm" fo:border-right="0.74pt solid #000000" style:rotation-align="none" fo:border-top="0.74pt solid #000000"/>
    </style:style>
    <style:style style:name="ce20" style:family="table-cell" style:parent-style-name="Default" style:data-style-name="N3">
      <style:table-cell-properties fo:background-color="#c0c0c0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3">
      <style:table-cell-properties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3">
      <style:table-cell-properties fo:background-color="#ffff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3">
      <style:table-cell-properties fo:background-color="#ffffff" style:diagonal-bl-tr="none" style:diagonal-tl-br="none" fo:border="0.74pt solid #000000" fo:padding="0.71mm" style:rotation-align="none"/>
    </style:style>
    <style:style style:name="ce24" style:family="table-cell" style:parent-style-name="Default" style:data-style-name="N3">
      <style:table-cell-properties fo:background-color="transparent" fo:padding="0.71mm"/>
    </style:style>
    <style:style style:name="ce25" style:family="table-cell" style:parent-style-name="Default" style:data-style-name="N3">
      <style:table-cell-properties fo:border-bottom="1.76pt solid #000000" fo:background-color="#c0c0c0" style:diagonal-bl-tr="none" style:diagonal-tl-br="none" fo:border-left="0.74pt solid #000000" fo:padding="0.71mm" fo:border-right="0.74pt solid #000000" style:rotation-align="none" fo:border-top="0.74pt solid #000000"/>
    </style:style>
    <style:style style:name="ce26" style:family="table-cell" style:parent-style-name="Default">
      <style:table-cell-properties fo:background-color="transparent" fo:padding="0.71mm"/>
    </style:style>
    <style:style style:name="ce27" style:family="table-cell" style:parent-style-name="Default" style:data-style-name="N3">
      <style:table-cell-properties style:glyph-orientation-vertical="0" fo:background-color="#c0c0c0" style:diagonal-bl-tr="none" style:diagonal-tl-br="none" style:text-align-source="fix" style:repeat-content="false" fo:wrap-option="no-wrap" fo:border="2.49pt double-thin #000000" style:border-line-width="0.18mm 0.53mm 0.18mm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 style:data-style-name="N3">
      <style:table-cell-properties fo:background-color="#c0c0c0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3">
      <style:table-cell-properties fo:border-bottom="1.76pt solid #000000" fo:background-color="#c0c0c0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 style:data-style-name="N3">
      <style:table-cell-properties fo:background-color="transparent" fo:padding="0.71mm"/>
      <style:text-properties style:use-window-font-color="true" style:text-outline="false" style:text-line-through-style="none" style:text-line-through-type="none" style:font-name="華康中楷體" fo:font-size="20pt" fo:font-style="italic" fo:text-shadow="none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ce31" style:family="table-cell" style:parent-style-name="Default" style:data-style-name="N3">
      <style:table-cell-properties fo:background-color="#ffffff" fo:padding="0.71mm"/>
    </style:style>
    <style:style style:name="ce32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華康中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143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華康中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華康中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3">
      <style:table-cell-properties fo:background-color="#ffffff" fo:padding="0.71mm"/>
      <style:text-properties style:use-window-font-color="true" style:text-outline="false" style:text-line-through-style="none" style:text-line-through-type="none" style:font-name="華康中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ackground-color="#ff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華康中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padding="0.71mm"/>
    </style:style>
    <style:style style:name="ce38" style:family="table-cell" style:parent-style-name="Default" style:data-style-name="N3">
      <style:table-cell-properties fo:background-color="#ffffff" fo:padding="0.71mm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ffffff" fo:padding="0.71mm"/>
    </style:style>
    <style:style style:name="ce40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華康中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padding="0.71mm"/>
    </style:style>
    <style:style style:name="ce42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43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3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45" style:family="table-cell" style:parent-style-name="Default" style:data-style-name="N3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46" style:family="table-cell" style:parent-style-name="Default" style:data-style-name="N3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47" style:family="table-cell" style:parent-style-name="Default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48" style:family="table-cell" style:parent-style-name="Default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49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0" style:family="table-cell" style:parent-style-name="Default" style:data-style-name="N1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1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2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2.49pt double-thin #000000" style:border-line-width-bottom="0.18mm 0.53mm 0.18mm" fo:background-color="#ccffcc" style:diagonal-bl-tr="none" style:diagonal-tl-br="none" fo:border-left="2.49pt double-thin #000000" style:border-line-width-left="0.18mm 0.53mm 0.18mm" fo:padding="0.71mm" fo:border-right="0.74pt solid #000000" style:rotation-align="none" fo:border-top="1.76pt solid #000000"/>
    </style:style>
    <style:style style:name="ce54" style:family="table-cell" style:parent-style-name="Default" style:data-style-name="N3">
      <style:table-cell-properties fo:border-bottom="2.49pt double-thin #000000" style:border-line-width-bottom="0.18mm 0.53mm 0.18mm" fo:background-color="#ccffcc" style:diagonal-bl-tr="none" style:diagonal-tl-br="none" fo:border-left="2.49pt double-thin #000000" style:border-line-width-left="0.18mm 0.53mm 0.18mm" fo:padding="0.71mm" fo:border-right="0.74pt solid #000000" style:rotation-align="none" fo:border-top="0.74pt solid #000000"/>
    </style:style>
    <style:style style:name="ce55" style:family="table-cell" style:parent-style-name="Default" style:data-style-name="N3">
      <style:table-cell-properties fo:border-bottom="2.49pt double-thin #000000" style:border-line-width-bottom="0.18mm 0.53mm 0.18mm" style:diagonal-bl-tr="none" style:diagonal-tl-br="none" fo:border-left="2.49pt double-thin #000000" style:border-line-width-left="0.18mm 0.53mm 0.18mm" fo:padding="0.71mm" fo:border-right="0.74pt solid #000000" style:rotation-align="none" fo:border-top="none"/>
    </style:style>
    <style:style style:name="ce56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3">
      <style:table-cell-properties fo:border-bottom="2.49pt double-thin #000000" style:border-line-width-bottom="0.18mm 0.53mm 0.18mm" fo:background-color="#ccffcc" style:diagonal-bl-tr="none" style:diagonal-tl-br="none" fo:border-left="0.74pt solid #000000" fo:padding="0.71mm" fo:border-right="0.74pt solid #000000" style:rotation-align="none" fo:border-top="1.76pt solid #000000"/>
    </style:style>
    <style:style style:name="ce58" style:family="table-cell" style:parent-style-name="Default" style:data-style-name="N3">
      <style:table-cell-properties fo:border-bottom="2.49pt double-thin #000000" style:border-line-width-bottom="0.18mm 0.53mm 0.18mm" fo:background-color="#ccffcc" style:diagonal-bl-tr="none" style:diagonal-tl-br="none" fo:border-left="0.74pt solid #000000" fo:padding="0.71mm" fo:border-right="0.74pt solid #000000" style:rotation-align="none" fo:border-top="0.74pt solid #000000"/>
    </style:style>
    <style:style style:name="ce59" style:family="table-cell" style:parent-style-name="Default" style:data-style-name="N3">
      <style:table-cell-properties fo:border-bottom="1.76pt solid #000000" fo:background-color="#ccffcc" style:diagonal-bl-tr="none" style:diagonal-tl-br="none" fo:border-left="0.74pt solid #000000" fo:padding="0.71mm" fo:border-right="0.74pt solid #000000" style:rotation-align="none" fo:border-top="0.74pt solid #000000"/>
    </style:style>
    <style:style style:name="ce60" style:family="table-cell" style:parent-style-name="Default" style:data-style-name="N3">
      <style:table-cell-properties fo:border-bottom="2.49pt double-thin #000000" style:border-line-width-bottom="0.18mm 0.53mm 0.18mm" style:diagonal-bl-tr="none" style:diagonal-tl-br="none" fo:border-left="0.74pt solid #000000" fo:padding="0.71mm" fo:border-right="0.74pt solid #000000" style:rotation-align="none" fo:border-top="none"/>
    </style:style>
    <style:style style:name="ce61" style:family="table-cell" style:parent-style-name="Default" style:data-style-name="N3">
      <style:table-cell-properties fo:border-bottom="2.49pt double-thin #000000" style:border-line-width-bottom="0.18mm 0.53mm 0.18mm" style:diagonal-bl-tr="none" style:diagonal-tl-br="none" fo:border-left="0.74pt solid #000000" fo:padding="0.71mm" fo:border-right="0.74pt solid #000000" style:rotation-align="none" fo:border-top="0.74pt solid #000000"/>
    </style:style>
    <style:style style:name="ce62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 style:data-style-name="N3">
      <style:table-cell-properties fo:padding="0.71mm"/>
      <style:text-properties fo:color="#ff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3">
      <style:table-cell-properties fo:border-bottom="2.49pt double-thin #000000" style:border-line-width-bottom="0.18mm 0.53mm 0.18mm" fo:background-color="#ccffcc" style:diagonal-bl-tr="none" style:diagonal-tl-br="none" fo:border-left="0.74pt solid #000000" fo:padding="0.71mm" fo:border-right="1.76pt solid #000000" style:rotation-align="none" fo:border-top="1.76pt solid #000000"/>
    </style:style>
    <style:style style:name="ce66" style:family="table-cell" style:parent-style-name="Default" style:data-style-name="N3">
      <style:table-cell-properties fo:border-bottom="2.49pt double-thin #000000" style:border-line-width-bottom="0.18mm 0.53mm 0.18mm" fo:background-color="#ccffcc" style:diagonal-bl-tr="none" style:diagonal-tl-br="none" fo:border-left="0.74pt solid #000000" fo:padding="0.71mm" fo:border-right="1.76pt solid #000000" style:rotation-align="none" fo:border-top="0.74pt solid #000000"/>
    </style:style>
    <style:style style:name="ce67" style:family="table-cell" style:parent-style-name="Default" style:data-style-name="N3">
      <style:table-cell-properties fo:border-bottom="1.76pt solid #000000" fo:background-color="#ccffcc" style:diagonal-bl-tr="none" style:diagonal-tl-br="none" fo:border-left="0.74pt solid #000000" fo:padding="0.71mm" fo:border-right="1.76pt solid #000000" style:rotation-align="none" fo:border-top="0.74pt solid #000000"/>
    </style:style>
    <style:style style:name="ce68" style:family="table-cell" style:parent-style-name="Default" style:data-style-name="N3">
      <style:table-cell-properties fo:border-bottom="2.49pt double-thin #000000" style:border-line-width-bottom="0.18mm 0.53mm 0.18mm" style:diagonal-bl-tr="none" style:diagonal-tl-br="none" fo:border-left="0.74pt solid #000000" fo:padding="0.71mm" fo:border-right="2.49pt double-thin #000000" style:border-line-width-right="0.18mm 0.53mm 0.18mm" style:rotation-align="none" fo:border-top="none"/>
    </style:style>
    <style:style style:name="ce69" style:family="table-cell" style:parent-style-name="Default" style:data-style-name="N3">
      <style:table-cell-properties fo:border-bottom="2.49pt double-thin #000000" style:border-line-width-bottom="0.18mm 0.53mm 0.18mm" style:diagonal-bl-tr="none" style:diagonal-tl-br="none" fo:border-left="0.74pt solid #000000" fo:padding="0.71mm" fo:border-right="2.49pt double-thin #000000" style:border-line-width-right="0.18mm 0.53mm 0.18mm" style:rotation-align="none" fo:border-top="0.74pt solid #000000"/>
    </style:style>
    <style:style style:name="ce7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2.49pt double-thin #000000" style:border-line-width="0.18mm 0.53mm 0.18mm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73" style:family="table-cell" style:parent-style-name="Default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3">
      <style:table-cell-properties fo:border-bottom="2.49pt double-thin #000000" style:border-line-width-bottom="0.18mm 0.53mm 0.18mm" style:diagonal-bl-tr="none" style:diagonal-tl-br="none" fo:border-left="2.49pt double-thin #000000" style:border-line-width-left="0.18mm 0.53mm 0.18mm" fo:padding="0.71mm" fo:border-right="0.74pt solid #000000" style:rotation-align="none" fo:border-top="0.74pt solid #000000"/>
    </style:style>
    <style:style style:name="ce75" style:family="table-cell" style:parent-style-name="Default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本息合" table:style-name="ta1" table:print-ranges="本息合.A1:本息合.O30">
        <office:forms form:automatic-focus="false" form:apply-design-mode="false"/>
        <table:table-column table:style-name="co1" table:default-cell-style-name="ce14"/>
        <table:table-column table:style-name="co1" table:number-columns-repeated="4" table:default-cell-style-name="ce24"/>
        <table:table-column table:style-name="co2" table:default-cell-style-name="ce24"/>
        <table:table-column table:style-name="co1" table:number-columns-repeated="9" table:default-cell-style-name="ce24"/>
        <table:table-column table:style-name="co1" table:number-columns-repeated="67" table:default-cell-style-name="ce31"/>
        <table:table-column table:style-name="co1" table:number-columns-repeated="175" table:default-cell-style-name="ce41"/>
        <table:table-column table:style-name="co1" table:number-columns-repeated="767" table:default-cell-style-name="Default"/>
        <table:table-row table:style-name="ro1">
          <table:table-cell table:style-name="ce1"/>
          <table:table-cell table:style-name="ce15" table:number-columns-repeated="14"/>
          <table:table-cell table:style-name="ce35" table:number-columns-repeated="67"/>
          <table:table-cell table:style-name="ce40" table:number-columns-repeated="942"/>
        </table:table-row>
        <table:table-row table:style-name="ro2">
          <table:table-cell table:style-name="ce1"/>
          <table:table-cell table:style-name="ce15" table:number-columns-repeated="3"/>
          <table:table-cell table:style-name="ce26"/>
          <table:table-cell table:style-name="ce30" office:value-type="string" calcext:value-type="string">
            <text:p>每百萬元房貸每月攤還本息</text:p>
          </table:table-cell>
          <table:table-cell table:style-name="ce15" table:number-columns-repeated="9"/>
          <table:table-cell table:style-name="ce35" table:number-columns-repeated="11"/>
          <table:table-cell table:style-name="ce37" table:number-columns-repeated="998"/>
        </table:table-row>
        <table:table-row table:style-name="ro3">
          <table:table-cell table:style-name="ce1"/>
          <table:table-cell table:style-name="ce15" table:number-columns-repeated="11"/>
          <table:table-cell table:style-name="ce32" office:value-type="string" calcext:value-type="string">
            <text:p>製表日：</text:p>
          </table:table-cell>
          <table:table-cell table:style-name="ce33" table:formula="of:=TODAY()" office:value-type="date" office:date-value="2016-05-08" calcext:value-type="date" table:number-columns-spanned="2" table:number-rows-spanned="1">
            <text:p>105年5月8日</text:p>
          </table:table-cell>
          <table:covered-table-cell table:style-name="ce34"/>
          <table:table-cell table:style-name="ce35" table:number-columns-repeated="11"/>
          <table:table-cell table:style-name="ce37" table:number-columns-repeated="998"/>
        </table:table-row>
        <table:table-row table:style-name="ro4">
          <table:table-cell table:style-name="ce1"/>
          <table:table-cell table:style-name="ce15" table:number-columns-repeated="14"/>
          <table:table-cell table:style-name="ce36"/>
          <table:table-cell table:style-name="ce35" table:number-columns-repeated="10"/>
          <table:table-cell table:style-name="ce37" table:number-columns-repeated="998"/>
        </table:table-row>
        <table:table-row table:style-name="ro5">
          <table:table-cell table:style-name="ce2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[.C5]+1" office:value-type="float" office:value="5" calcext:value-type="float">
            <text:p>5</text:p>
          </table:table-cell>
          <table:table-cell table:style-name="ce16" table:formula="of:=[.D5]+1" office:value-type="float" office:value="6" calcext:value-type="float">
            <text:p>6</text:p>
          </table:table-cell>
          <table:table-cell table:style-name="ce27" table:formula="of:=[.E5]+1" office:value-type="float" office:value="7" calcext:value-type="float">
            <text:p>7</text:p>
          </table:table-cell>
          <table:table-cell table:style-name="ce16" table:formula="of:=[.F5]+1" office:value-type="float" office:value="8" calcext:value-type="float">
            <text:p>8</text:p>
          </table:table-cell>
          <table:table-cell table:style-name="ce16" table:formula="of:=[.G5]+1" office:value-type="float" office:value="9" calcext:value-type="float">
            <text:p>9</text:p>
          </table:table-cell>
          <table:table-cell table:style-name="ce27" table:formula="of:=[.H5]+1" office:value-type="float" office:value="10" calcext:value-type="float">
            <text:p>10</text:p>
          </table:table-cell>
          <table:table-cell table:style-name="ce16" table:formula="of:=[.I5]+1" office:value-type="float" office:value="11" calcext:value-type="float">
            <text:p>11</text:p>
          </table:table-cell>
          <table:table-cell table:style-name="ce16" table:formula="of:=[.J5]+1" office:value-type="float" office:value="12" calcext:value-type="float">
            <text:p>12</text:p>
          </table:table-cell>
          <table:table-cell table:style-name="ce16" table:formula="of:=[.K5]+1" office:value-type="float" office:value="13" calcext:value-type="float">
            <text:p>13</text:p>
          </table:table-cell>
          <table:table-cell table:style-name="ce16" table:formula="of:=[.L5]+1" office:value-type="float" office:value="14" calcext:value-type="float">
            <text:p>14</text:p>
          </table:table-cell>
          <table:table-cell table:style-name="ce27" table:formula="of:=[.M5]+1" office:value-type="float" office:value="15" calcext:value-type="float">
            <text:p>15</text:p>
          </table:table-cell>
          <table:table-cell table:style-name="ce16" table:formula="of:=[.N5]+1" office:value-type="float" office:value="16" calcext:value-type="float">
            <text:p>16</text:p>
          </table:table-cell>
          <table:table-cell table:style-name="ce37" table:number-columns-repeated="1009"/>
        </table:table-row>
        <table:table-row table:style-name="ro5">
          <table:table-cell table:style-name="ce3" office:value-type="percentage" office:value="0.05075" calcext:value-type="percentage">
            <text:p>5.075%</text:p>
          </table:table-cell>
          <table:table-cell table:style-name="ce17" table:formula="of:=-PMT([.$A6]/12;[.B$5]*12;1000000)" office:value-type="float" office:value="30004.5820419462" calcext:value-type="float">
            <text:p>30,005</text:p>
          </table:table-cell>
          <table:table-cell table:style-name="ce17" table:formula="of:=-PMT([.$A6]/12;[.C$5]*12;1000000)" office:value-type="float" office:value="23063.2832638922" calcext:value-type="float">
            <text:p>23,063</text:p>
          </table:table-cell>
          <table:table-cell table:style-name="ce17" table:formula="of:=-PMT([.$A6]/12;[.D$5]*12;1000000)" office:value-type="float" office:value="18905.6137259187" calcext:value-type="float">
            <text:p>18,906</text:p>
          </table:table-cell>
          <table:table-cell table:style-name="ce17" table:formula="of:=-PMT([.$A6]/12;[.E$5]*12;1000000)" office:value-type="float" office:value="16139.7451630907" calcext:value-type="float">
            <text:p>16,140</text:p>
          </table:table-cell>
          <table:table-cell table:style-name="ce28" table:formula="of:=-PMT([.$A6]/12;[.F$5]*12;1000000)" office:value-type="float" office:value="14169.1771920611" calcext:value-type="float">
            <text:p>14,169</text:p>
          </table:table-cell>
          <table:table-cell table:style-name="ce17" table:formula="of:=-PMT([.$A6]/12;[.G$5]*12;1000000)" office:value-type="float" office:value="12695.6574077086" calcext:value-type="float">
            <text:p>12,696</text:p>
          </table:table-cell>
          <table:table-cell table:style-name="ce17" table:formula="of:=-PMT([.$A6]/12;[.H$5]*12;1000000)" office:value-type="float" office:value="11553.4880855043" calcext:value-type="float">
            <text:p>11,553</text:p>
          </table:table-cell>
          <table:table-cell table:style-name="ce28" table:formula="of:=-PMT([.$A6]/12;[.I$5]*12;1000000)" office:value-type="float" office:value="10643.2488655216" calcext:value-type="float">
            <text:p>10,643</text:p>
          </table:table-cell>
          <table:table-cell table:style-name="ce17" table:formula="of:=-PMT([.$A6]/12;[.J$5]*12;1000000)" office:value-type="float" office:value="9901.67070242141" calcext:value-type="float">
            <text:p>9,902</text:p>
          </table:table-cell>
          <table:table-cell table:style-name="ce17" table:formula="of:=-PMT([.$A6]/12;[.K$5]*12;1000000)" office:value-type="float" office:value="9286.5728428467" calcext:value-type="float">
            <text:p>9,287</text:p>
          </table:table-cell>
          <table:table-cell table:style-name="ce17" table:formula="of:=-PMT([.$A6]/12;[.L$5]*12;1000000)" office:value-type="float" office:value="8768.75196923391" calcext:value-type="float">
            <text:p>8,769</text:p>
          </table:table-cell>
          <table:table-cell table:style-name="ce17" table:formula="of:=-PMT([.$A6]/12;[.M$5]*12;1000000)" office:value-type="float" office:value="8327.3474267516" calcext:value-type="float">
            <text:p>8,327</text:p>
          </table:table-cell>
          <table:table-cell table:style-name="ce28" table:formula="of:=-PMT([.$A6]/12;[.N$5]*12;1000000)" office:value-type="float" office:value="7947.06036115924" calcext:value-type="float">
            <text:p>7,947</text:p>
          </table:table-cell>
          <table:table-cell table:style-name="ce17" table:formula="of:=-PMT([.$A6]/12;[.O$5]*12;1000000)" office:value-type="float" office:value="7616.41568147811" calcext:value-type="float">
            <text:p>7,616</text:p>
          </table:table-cell>
          <table:table-cell table:style-name="ce37" table:number-columns-repeated="1009"/>
        </table:table-row>
        <table:table-row table:style-name="ro5">
          <table:table-cell table:style-name="ce4" office:value-type="percentage" office:value="0.0666" calcext:value-type="percentage">
            <text:p>6.660%</text:p>
          </table:table-cell>
          <table:table-cell table:style-name="ce18" table:formula="of:=-PMT([.$A7]/12;[.B$5]*12;1000000)" office:value-type="float" office:value="30721.8811045147" calcext:value-type="float">
            <text:p>30,722</text:p>
          </table:table-cell>
          <table:table-cell table:style-name="ce18" table:formula="of:=-PMT([.$A7]/12;[.C$5]*12;1000000)" office:value-type="float" office:value="23788.8175698284" calcext:value-type="float">
            <text:p>23,789</text:p>
          </table:table-cell>
          <table:table-cell table:style-name="ce18" table:formula="of:=-PMT([.$A7]/12;[.D$5]*12;1000000)" office:value-type="float" office:value="19641.179149097" calcext:value-type="float">
            <text:p>19,641</text:p>
          </table:table-cell>
          <table:table-cell table:style-name="ce18" table:formula="of:=-PMT([.$A7]/12;[.E$5]*12;1000000)" office:value-type="float" office:value="16886.2130817071" calcext:value-type="float">
            <text:p>16,886</text:p>
          </table:table-cell>
          <table:table-cell table:style-name="ce28" table:formula="of:=-PMT([.$A7]/12;[.F$5]*12;1000000)" office:value-type="float" office:value="14927.0178895596" calcext:value-type="float">
            <text:p>14,927</text:p>
          </table:table-cell>
          <table:table-cell table:style-name="ce18" table:formula="of:=-PMT([.$A7]/12;[.G$5]*12;1000000)" office:value-type="float" office:value="13465.1364391567" calcext:value-type="float">
            <text:p>13,465</text:p>
          </table:table-cell>
          <table:table-cell table:style-name="ce18" table:formula="of:=-PMT([.$A7]/12;[.H$5]*12;1000000)" office:value-type="float" office:value="12334.7536458668" calcext:value-type="float">
            <text:p>12,335</text:p>
          </table:table-cell>
          <table:table-cell table:style-name="ce28" table:formula="of:=-PMT([.$A7]/12;[.I$5]*12;1000000)" office:value-type="float" office:value="11436.3755702066" calcext:value-type="float">
            <text:p>11,436</text:p>
          </table:table-cell>
          <table:table-cell table:style-name="ce18" table:formula="of:=-PMT([.$A7]/12;[.J$5]*12;1000000)" office:value-type="float" office:value="10706.6835651138" calcext:value-type="float">
            <text:p>10,707</text:p>
          </table:table-cell>
          <table:table-cell table:style-name="ce18" table:formula="of:=-PMT([.$A7]/12;[.K$5]*12;1000000)" office:value-type="float" office:value="10103.4613604715" calcext:value-type="float">
            <text:p>10,103</text:p>
          </table:table-cell>
          <table:table-cell table:style-name="ce18" table:formula="of:=-PMT([.$A7]/12;[.L$5]*12;1000000)" office:value-type="float" office:value="9597.47888724448" calcext:value-type="float">
            <text:p>9,597</text:p>
          </table:table-cell>
          <table:table-cell table:style-name="ce18" table:formula="of:=-PMT([.$A7]/12;[.M$5]*12;1000000)" office:value-type="float" office:value="9167.85447076509" calcext:value-type="float">
            <text:p>9,168</text:p>
          </table:table-cell>
          <table:table-cell table:style-name="ce28" table:formula="of:=-PMT([.$A7]/12;[.N$5]*12;1000000)" office:value-type="float" office:value="8799.27215358888" calcext:value-type="float">
            <text:p>8,799</text:p>
          </table:table-cell>
          <table:table-cell table:style-name="ce18" table:formula="of:=-PMT([.$A7]/12;[.O$5]*12;1000000)" office:value-type="float" office:value="8480.2425281023" calcext:value-type="float">
            <text:p>8,480</text:p>
          </table:table-cell>
          <table:table-cell table:style-name="ce37" table:number-columns-repeated="1009"/>
        </table:table-row>
        <table:table-row table:style-name="ro5">
          <table:table-cell table:style-name="ce5" office:value-type="percentage" office:value="0.0716" calcext:value-type="percentage">
            <text:p>7.160%</text:p>
          </table:table-cell>
          <table:table-cell table:style-name="ce19" table:formula="of:=-PMT([.$A8]/12;[.B$5]*12;1000000)" office:value-type="float" office:value="30950.3039703311" calcext:value-type="float">
            <text:p>30,950</text:p>
          </table:table-cell>
          <table:table-cell table:style-name="ce19" table:formula="of:=-PMT([.$A8]/12;[.C$5]*12;1000000)" office:value-type="float" office:value="24020.5465330688" calcext:value-type="float">
            <text:p>24,021</text:p>
          </table:table-cell>
          <table:table-cell table:style-name="ce19" table:formula="of:=-PMT([.$A8]/12;[.D$5]*12;1000000)" office:value-type="float" office:value="19876.7738191535" calcext:value-type="float">
            <text:p>19,877</text:p>
          </table:table-cell>
          <table:table-cell table:style-name="ce19" table:formula="of:=-PMT([.$A8]/12;[.E$5]*12;1000000)" office:value-type="float" office:value="17125.9398861858" calcext:value-type="float">
            <text:p>17,126</text:p>
          </table:table-cell>
          <table:table-cell table:style-name="ce29" table:formula="of:=-PMT([.$A8]/12;[.F$5]*12;1000000)" office:value-type="float" office:value="15171.0151771711" calcext:value-type="float">
            <text:p>15,171</text:p>
          </table:table-cell>
          <table:table-cell table:style-name="ce19" table:formula="of:=-PMT([.$A8]/12;[.G$5]*12;1000000)" office:value-type="float" office:value="13713.4764540623" calcext:value-type="float">
            <text:p>13,713</text:p>
          </table:table-cell>
          <table:table-cell table:style-name="ce19" table:formula="of:=-PMT([.$A8]/12;[.H$5]*12;1000000)" office:value-type="float" office:value="12587.4701345334" calcext:value-type="float">
            <text:p>12,587</text:p>
          </table:table-cell>
          <table:table-cell table:style-name="ce29" table:formula="of:=-PMT([.$A8]/12;[.I$5]*12;1000000)" office:value-type="float" office:value="11693.4776486" calcext:value-type="float">
            <text:p>11,693</text:p>
          </table:table-cell>
          <table:table-cell table:style-name="ce19" table:formula="of:=-PMT([.$A8]/12;[.J$5]*12;1000000)" office:value-type="float" office:value="10968.1633467679" calcext:value-type="float">
            <text:p>10,968</text:p>
          </table:table-cell>
          <table:table-cell table:style-name="ce19" table:formula="of:=-PMT([.$A8]/12;[.K$5]*12;1000000)" office:value-type="float" office:value="10369.298470164" calcext:value-type="float">
            <text:p>10,369</text:p>
          </table:table-cell>
          <table:table-cell table:style-name="ce19" table:formula="of:=-PMT([.$A8]/12;[.L$5]*12;1000000)" office:value-type="float" office:value="9867.64330197402" calcext:value-type="float">
            <text:p>9,868</text:p>
          </table:table-cell>
          <table:table-cell table:style-name="ce19" table:formula="of:=-PMT([.$A8]/12;[.M$5]*12;1000000)" office:value-type="float" office:value="9442.30840840038" calcext:value-type="float">
            <text:p>9,442</text:p>
          </table:table-cell>
          <table:table-cell table:style-name="ce29" table:formula="of:=-PMT([.$A8]/12;[.N$5]*12;1000000)" office:value-type="float" office:value="9077.9713929232" calcext:value-type="float">
            <text:p>9,078</text:p>
          </table:table-cell>
          <table:table-cell table:style-name="ce19" table:formula="of:=-PMT([.$A8]/12;[.O$5]*12;1000000)" office:value-type="float" office:value="8763.13737571776" calcext:value-type="float">
            <text:p>8,763</text:p>
          </table:table-cell>
          <table:table-cell table:style-name="ce37" table:number-columns-repeated="1009"/>
        </table:table-row>
        <table:table-row table:style-name="ro5">
          <table:table-cell table:style-name="ce6" office:value-type="percentage" office:value="0.0718" calcext:value-type="percentage">
            <text:p>7.180%</text:p>
          </table:table-cell>
          <table:table-cell table:style-name="ce20" table:formula="of:=-PMT([.$A9]/12;[.B$5]*12;1000000)" office:value-type="float" office:value="30959.4622529865" calcext:value-type="float">
            <text:p>30,959</text:p>
          </table:table-cell>
          <table:table-cell table:style-name="ce20" table:formula="of:=-PMT([.$A9]/12;[.C$5]*12;1000000)" office:value-type="float" office:value="24029.8440949826" calcext:value-type="float">
            <text:p>24,030</text:p>
          </table:table-cell>
          <table:table-cell table:style-name="ce20" table:formula="of:=-PMT([.$A9]/12;[.D$5]*12;1000000)" office:value-type="float" office:value="19886.2329606392" calcext:value-type="float">
            <text:p>19,886</text:p>
          </table:table-cell>
          <table:table-cell table:style-name="ce20" table:formula="of:=-PMT([.$A9]/12;[.E$5]*12;1000000)" office:value-type="float" office:value="17135.5711614063" calcext:value-type="float">
            <text:p>17,136</text:p>
          </table:table-cell>
          <table:table-cell table:style-name="ce28" table:formula="of:=-PMT([.$A9]/12;[.F$5]*12;1000000)" office:value-type="float" office:value="15180.8239983641" calcext:value-type="float">
            <text:p>15,181</text:p>
          </table:table-cell>
          <table:table-cell table:style-name="ce20" table:formula="of:=-PMT([.$A9]/12;[.G$5]*12;1000000)" office:value-type="float" office:value="13723.4655710238" calcext:value-type="float">
            <text:p>13,723</text:p>
          </table:table-cell>
          <table:table-cell table:style-name="ce20" table:formula="of:=-PMT([.$A9]/12;[.H$5]*12;1000000)" office:value-type="float" office:value="12597.6407395988" calcext:value-type="float">
            <text:p>12,598</text:p>
          </table:table-cell>
          <table:table-cell table:style-name="ce28" table:formula="of:=-PMT([.$A9]/12;[.I$5]*12;1000000)" office:value-type="float" office:value="11703.8299321688" calcext:value-type="float">
            <text:p>11,704</text:p>
          </table:table-cell>
          <table:table-cell table:style-name="ce20" table:formula="of:=-PMT([.$A9]/12;[.J$5]*12;1000000)" office:value-type="float" office:value="10978.6968033638" calcext:value-type="float">
            <text:p>10,979</text:p>
          </table:table-cell>
          <table:table-cell table:style-name="ce20" table:formula="of:=-PMT([.$A9]/12;[.K$5]*12;1000000)" office:value-type="float" office:value="10380.0120800032" calcext:value-type="float">
            <text:p>10,380</text:p>
          </table:table-cell>
          <table:table-cell table:style-name="ce20" table:formula="of:=-PMT([.$A9]/12;[.L$5]*12;1000000)" office:value-type="float" office:value="9878.53564569513" calcext:value-type="float">
            <text:p>9,879</text:p>
          </table:table-cell>
          <table:table-cell table:style-name="ce20" table:formula="of:=-PMT([.$A9]/12;[.M$5]*12;1000000)" office:value-type="float" office:value="9453.37774375966" calcext:value-type="float">
            <text:p>9,453</text:p>
          </table:table-cell>
          <table:table-cell table:style-name="ce28" table:formula="of:=-PMT([.$A9]/12;[.N$5]*12;1000000)" office:value-type="float" office:value="9089.21570879377" calcext:value-type="float">
            <text:p>9,089</text:p>
          </table:table-cell>
          <table:table-cell table:style-name="ce20" table:formula="of:=-PMT([.$A9]/12;[.O$5]*12;1000000)" office:value-type="float" office:value="8774.55443199799" calcext:value-type="float">
            <text:p>8,775</text:p>
          </table:table-cell>
          <table:table-cell table:style-name="ce37" table:number-columns-repeated="1009"/>
        </table:table-row>
        <table:table-row table:style-name="ro5">
          <table:table-cell table:style-name="ce7" office:value-type="percentage" office:value="0.0766" calcext:value-type="percentage">
            <text:p>7.660%</text:p>
          </table:table-cell>
          <table:table-cell table:style-name="ce21" table:formula="of:=-PMT([.$A10]/12;[.B$5]*12;1000000)" office:value-type="float" office:value="31179.7537309871" calcext:value-type="float">
            <text:p>31,180</text:p>
          </table:table-cell>
          <table:table-cell table:style-name="ce21" table:formula="of:=-PMT([.$A10]/12;[.C$5]*12;1000000)" office:value-type="float" office:value="24253.6402769166" calcext:value-type="float">
            <text:p>24,254</text:p>
          </table:table-cell>
          <table:table-cell table:style-name="ce21" table:formula="of:=-PMT([.$A10]/12;[.D$5]*12;1000000)" office:value-type="float" office:value="20114.0669334927" calcext:value-type="float">
            <text:p>20,114</text:p>
          </table:table-cell>
          <table:table-cell table:style-name="ce21" table:formula="of:=-PMT([.$A10]/12;[.E$5]*12;1000000)" office:value-type="float" office:value="17367.6936278426" calcext:value-type="float">
            <text:p>17,368</text:p>
          </table:table-cell>
          <table:table-cell table:style-name="ce28" table:formula="of:=-PMT([.$A10]/12;[.F$5]*12;1000000)" office:value-type="float" office:value="15417.3617833314" calcext:value-type="float">
            <text:p>15,417</text:p>
          </table:table-cell>
          <table:table-cell table:style-name="ce21" table:formula="of:=-PMT([.$A10]/12;[.G$5]*12;1000000)" office:value-type="float" office:value="13964.4811442504" calcext:value-type="float">
            <text:p>13,964</text:p>
          </table:table-cell>
          <table:table-cell table:style-name="ce21" table:formula="of:=-PMT([.$A10]/12;[.H$5]*12;1000000)" office:value-type="float" office:value="12843.1587549524" calcext:value-type="float">
            <text:p>12,843</text:p>
          </table:table-cell>
          <table:table-cell table:style-name="ce28" table:formula="of:=-PMT([.$A10]/12;[.I$5]*12;1000000)" office:value-type="float" office:value="11953.8505834228" calcext:value-type="float">
            <text:p>11,954</text:p>
          </table:table-cell>
          <table:table-cell table:style-name="ce21" table:formula="of:=-PMT([.$A10]/12;[.J$5]*12;1000000)" office:value-type="float" office:value="11233.2031954423" calcext:value-type="float">
            <text:p>11,233</text:p>
          </table:table-cell>
          <table:table-cell table:style-name="ce21" table:formula="of:=-PMT([.$A10]/12;[.K$5]*12;1000000)" office:value-type="float" office:value="10638.9746145624" calcext:value-type="float">
            <text:p>10,639</text:p>
          </table:table-cell>
          <table:table-cell table:style-name="ce21" table:formula="of:=-PMT([.$A10]/12;[.L$5]*12;1000000)" office:value-type="float" office:value="10141.9148043849" calcext:value-type="float">
            <text:p>10,142</text:p>
          </table:table-cell>
          <table:table-cell table:style-name="ce21" table:formula="of:=-PMT([.$A10]/12;[.M$5]*12;1000000)" office:value-type="float" office:value="9721.12596011526" calcext:value-type="float">
            <text:p>9,721</text:p>
          </table:table-cell>
          <table:table-cell table:style-name="ce28" table:formula="of:=-PMT([.$A10]/12;[.N$5]*12;1000000)" office:value-type="float" office:value="9361.2786965665" calcext:value-type="float">
            <text:p>9,361</text:p>
          </table:table-cell>
          <table:table-cell table:style-name="ce21" table:formula="of:=-PMT([.$A10]/12;[.O$5]*12;1000000)" office:value-type="float" office:value="9050.87217615688" calcext:value-type="float">
            <text:p>9,051</text:p>
          </table:table-cell>
          <table:table-cell table:style-name="ce37" table:number-columns-repeated="1009"/>
        </table:table-row>
        <table:table-row table:style-name="ro5">
          <table:table-cell table:style-name="ce8" office:value-type="percentage" office:value="0.08" calcext:value-type="percentage">
            <text:p>8.000%</text:p>
          </table:table-cell>
          <table:table-cell table:style-name="ce22" table:formula="of:=-PMT([.$A11]/12;[.B$5]*12;1000000)" office:value-type="float" office:value="31336.3654614309" calcext:value-type="float">
            <text:p>31,336</text:p>
          </table:table-cell>
          <table:table-cell table:style-name="ce22" table:formula="of:=-PMT([.$A11]/12;[.C$5]*12;1000000)" office:value-type="float" office:value="24412.9223415025" calcext:value-type="float">
            <text:p>24,413</text:p>
          </table:table-cell>
          <table:table-cell table:style-name="ce22" table:formula="of:=-PMT([.$A11]/12;[.D$5]*12;1000000)" office:value-type="float" office:value="20276.3942884137" calcext:value-type="float">
            <text:p>20,276</text:p>
          </table:table-cell>
          <table:table-cell table:style-name="ce22" table:formula="of:=-PMT([.$A11]/12;[.E$5]*12;1000000)" office:value-type="float" office:value="17533.2406119528" calcext:value-type="float">
            <text:p>17,533</text:p>
          </table:table-cell>
          <table:table-cell table:style-name="ce28" table:formula="of:=-PMT([.$A11]/12;[.F$5]*12;1000000)" office:value-type="float" office:value="15586.2144026695" calcext:value-type="float">
            <text:p>15,586</text:p>
          </table:table-cell>
          <table:table-cell table:style-name="ce22" table:formula="of:=-PMT([.$A11]/12;[.G$5]*12;1000000)" office:value-type="float" office:value="14136.6792545448" calcext:value-type="float">
            <text:p>14,137</text:p>
          </table:table-cell>
          <table:table-cell table:style-name="ce22" table:formula="of:=-PMT([.$A11]/12;[.H$5]*12;1000000)" office:value-type="float" office:value="13018.7148872362" calcext:value-type="float">
            <text:p>13,019</text:p>
          </table:table-cell>
          <table:table-cell table:style-name="ce28" table:formula="of:=-PMT([.$A11]/12;[.I$5]*12;1000000)" office:value-type="float" office:value="12132.7594355357" calcext:value-type="float">
            <text:p>12,133</text:p>
          </table:table-cell>
          <table:table-cell table:style-name="ce22" table:formula="of:=-PMT([.$A11]/12;[.J$5]*12;1000000)" office:value-type="float" office:value="11415.446887843" calcext:value-type="float">
            <text:p>11,415</text:p>
          </table:table-cell>
          <table:table-cell table:style-name="ce22" table:formula="of:=-PMT([.$A11]/12;[.K$5]*12;1000000)" office:value-type="float" office:value="10824.5258340348" calcext:value-type="float">
            <text:p>10,825</text:p>
          </table:table-cell>
          <table:table-cell table:style-name="ce22" table:formula="of:=-PMT([.$A11]/12;[.L$5]*12;1000000)" office:value-type="float" office:value="10330.7388150107" calcext:value-type="float">
            <text:p>10,331</text:p>
          </table:table-cell>
          <table:table-cell table:style-name="ce22" table:formula="of:=-PMT([.$A11]/12;[.M$5]*12;1000000)" office:value-type="float" office:value="9913.18197048101" calcext:value-type="float">
            <text:p>9,913</text:p>
          </table:table-cell>
          <table:table-cell table:style-name="ce28" table:formula="of:=-PMT([.$A11]/12;[.N$5]*12;1000000)" office:value-type="float" office:value="9556.52084330352" calcext:value-type="float">
            <text:p>9,557</text:p>
          </table:table-cell>
          <table:table-cell table:style-name="ce22" table:formula="of:=-PMT([.$A11]/12;[.O$5]*12;1000000)" office:value-type="float" office:value="9249.25026946962" calcext:value-type="float">
            <text:p>9,249</text:p>
          </table:table-cell>
          <table:table-cell table:style-name="ce37" table:number-columns-repeated="1009"/>
        </table:table-row>
        <table:table-row table:style-name="ro5">
          <table:table-cell table:style-name="ce9" office:value-type="percentage" office:value="0.08125" calcext:value-type="percentage">
            <text:p>8.125%</text:p>
          </table:table-cell>
          <table:table-cell table:style-name="ce23" table:formula="of:=-PMT([.$A12]/12;[.B$5]*12;1000000)" office:value-type="float" office:value="31394.0624434119" calcext:value-type="float">
            <text:p>31,394</text:p>
          </table:table-cell>
          <table:table-cell table:style-name="ce23" table:formula="of:=-PMT([.$A12]/12;[.C$5]*12;1000000)" office:value-type="float" office:value="24471.6401387761" calcext:value-type="float">
            <text:p>24,472</text:p>
          </table:table-cell>
          <table:table-cell table:style-name="ce23" table:formula="of:=-PMT([.$A12]/12;[.D$5]*12;1000000)" office:value-type="float" office:value="20336.270156311" calcext:value-type="float">
            <text:p>20,336</text:p>
          </table:table-cell>
          <table:table-cell table:style-name="ce23" table:formula="of:=-PMT([.$A12]/12;[.E$5]*12;1000000)" office:value-type="float" office:value="17594.3379154581" calcext:value-type="float">
            <text:p>17,594</text:p>
          </table:table-cell>
          <table:table-cell table:style-name="ce28" table:formula="of:=-PMT([.$A12]/12;[.F$5]*12;1000000)" office:value-type="float" office:value="15648.5639001343" calcext:value-type="float">
            <text:p>15,649</text:p>
          </table:table-cell>
          <table:table-cell table:style-name="ce23" table:formula="of:=-PMT([.$A12]/12;[.G$5]*12;1000000)" office:value-type="float" office:value="14200.294611168" calcext:value-type="float">
            <text:p>14,200</text:p>
          </table:table-cell>
          <table:table-cell table:style-name="ce23" table:formula="of:=-PMT([.$A12]/12;[.H$5]*12;1000000)" office:value-type="float" office:value="13083.5996028447" calcext:value-type="float">
            <text:p>13,084</text:p>
          </table:table-cell>
          <table:table-cell table:style-name="ce28" table:formula="of:=-PMT([.$A12]/12;[.I$5]*12;1000000)" office:value-type="float" office:value="12198.9103416864" calcext:value-type="float">
            <text:p>12,199</text:p>
          </table:table-cell>
          <table:table-cell table:style-name="ce23" table:formula="of:=-PMT([.$A12]/12;[.J$5]*12;1000000)" office:value-type="float" office:value="11482.8560884565" calcext:value-type="float">
            <text:p>11,483</text:p>
          </table:table-cell>
          <table:table-cell table:style-name="ce23" table:formula="of:=-PMT([.$A12]/12;[.K$5]*12;1000000)" office:value-type="float" office:value="10893.1818701457" calcext:value-type="float">
            <text:p>10,893</text:p>
          </table:table-cell>
          <table:table-cell table:style-name="ce23" table:formula="of:=-PMT([.$A12]/12;[.L$5]*12;1000000)" office:value-type="float" office:value="10400.6274135744" calcext:value-type="float">
            <text:p>10,401</text:p>
          </table:table-cell>
          <table:table-cell table:style-name="ce23" table:formula="of:=-PMT([.$A12]/12;[.M$5]*12;1000000)" office:value-type="float" office:value="9984.28655689161" calcext:value-type="float">
            <text:p>9,984</text:p>
          </table:table-cell>
          <table:table-cell table:style-name="ce28" table:formula="of:=-PMT([.$A12]/12;[.N$5]*12;1000000)" office:value-type="float" office:value="9628.82291313765" calcext:value-type="float">
            <text:p>9,629</text:p>
          </table:table-cell>
          <table:table-cell table:style-name="ce23" table:formula="of:=-PMT([.$A12]/12;[.O$5]*12;1000000)" office:value-type="float" office:value="9322.72967289897" calcext:value-type="float">
            <text:p>9,323</text:p>
          </table:table-cell>
          <table:table-cell table:style-name="ce37" table:number-columns-repeated="2"/>
          <table:table-cell table:style-name="ce39"/>
          <table:table-cell table:style-name="ce37" table:number-columns-repeated="1006"/>
        </table:table-row>
        <table:table-row table:style-name="ro5">
          <table:table-cell table:style-name="ce9" office:value-type="percentage" office:value="0.083" calcext:value-type="percentage">
            <text:p>8.300%</text:p>
          </table:table-cell>
          <table:table-cell table:style-name="ce19" table:formula="of:=-PMT([.$A13]/12;[.B$5]*12;1000000)" office:value-type="float" office:value="31474.9457671593" calcext:value-type="float">
            <text:p>31,475</text:p>
          </table:table-cell>
          <table:table-cell table:style-name="ce19" table:formula="of:=-PMT([.$A13]/12;[.C$5]*12;1000000)" office:value-type="float" office:value="24553.9878434357" calcext:value-type="float">
            <text:p>24,554</text:p>
          </table:table-cell>
          <table:table-cell table:style-name="ce19" table:formula="of:=-PMT([.$A13]/12;[.D$5]*12;1000000)" office:value-type="float" office:value="20420.2738328355" calcext:value-type="float">
            <text:p>20,420</text:p>
          </table:table-cell>
          <table:table-cell table:style-name="ce19" table:formula="of:=-PMT([.$A13]/12;[.E$5]*12;1000000)" office:value-type="float" office:value="17680.0855811091" calcext:value-type="float">
            <text:p>17,680</text:p>
          </table:table-cell>
          <table:table-cell table:style-name="ce29" table:formula="of:=-PMT([.$A13]/12;[.F$5]*12;1000000)" office:value-type="float" office:value="15736.0977985801" calcext:value-type="float">
            <text:p>15,736</text:p>
          </table:table-cell>
          <table:table-cell table:style-name="ce19" table:formula="of:=-PMT([.$A13]/12;[.G$5]*12;1000000)" office:value-type="float" office:value="14289.6329366522" calcext:value-type="float">
            <text:p>14,290</text:p>
          </table:table-cell>
          <table:table-cell table:style-name="ce19" table:formula="of:=-PMT([.$A13]/12;[.H$5]*12;1000000)" office:value-type="float" office:value="13174.7462057057" calcext:value-type="float">
            <text:p>13,175</text:p>
          </table:table-cell>
          <table:table-cell table:style-name="ce29" table:formula="of:=-PMT([.$A13]/12;[.I$5]*12;1000000)" office:value-type="float" office:value="12291.8596318689" calcext:value-type="float">
            <text:p>12,292</text:p>
          </table:table-cell>
          <table:table-cell table:style-name="ce19" table:formula="of:=-PMT([.$A13]/12;[.J$5]*12;1000000)" office:value-type="float" office:value="11577.5957607115" calcext:value-type="float">
            <text:p>11,578</text:p>
          </table:table-cell>
          <table:table-cell table:style-name="ce19" table:formula="of:=-PMT([.$A13]/12;[.K$5]*12;1000000)" office:value-type="float" office:value="10989.6945435901" calcext:value-type="float">
            <text:p>10,990</text:p>
          </table:table-cell>
          <table:table-cell table:style-name="ce19" table:formula="of:=-PMT([.$A13]/12;[.L$5]*12;1000000)" office:value-type="float" office:value="10498.8916894049" calcext:value-type="float">
            <text:p>10,499</text:p>
          </table:table-cell>
          <table:table-cell table:style-name="ce19" table:formula="of:=-PMT([.$A13]/12;[.M$5]*12;1000000)" office:value-type="float" office:value="10084.2777456515" calcext:value-type="float">
            <text:p>10,084</text:p>
          </table:table-cell>
          <table:table-cell table:style-name="ce29" table:formula="of:=-PMT([.$A13]/12;[.N$5]*12;1000000)" office:value-type="float" office:value="9730.51356514445" calcext:value-type="float">
            <text:p>9,731</text:p>
          </table:table-cell>
          <table:table-cell table:style-name="ce19" table:formula="of:=-PMT([.$A13]/12;[.O$5]*12;1000000)" office:value-type="float" office:value="9426.08998654636" calcext:value-type="float">
            <text:p>9,426</text:p>
          </table:table-cell>
          <table:table-cell table:style-name="ce37" table:number-columns-repeated="1009"/>
        </table:table-row>
        <table:table-row table:style-name="ro5">
          <table:table-cell table:style-name="ce10" office:value-type="percentage" office:value="0.085" calcext:value-type="percentage">
            <text:p>8.500%</text:p>
          </table:table-cell>
          <table:table-cell table:style-name="ce17" table:formula="of:=-PMT([.$A14]/12;[.B$5]*12;1000000)" office:value-type="float" office:value="31567.5374235574" calcext:value-type="float">
            <text:p>31,568</text:p>
          </table:table-cell>
          <table:table-cell table:style-name="ce17" table:formula="of:=-PMT([.$A14]/12;[.C$5]*12;1000000)" office:value-type="float" office:value="24648.3033588357" calcext:value-type="float">
            <text:p>24,648</text:p>
          </table:table-cell>
          <table:table-cell table:style-name="ce17" table:formula="of:=-PMT([.$A14]/12;[.D$5]*12;1000000)" office:value-type="float" office:value="20516.5313270512" calcext:value-type="float">
            <text:p>20,517</text:p>
          </table:table-cell>
          <table:table-cell table:style-name="ce17" table:formula="of:=-PMT([.$A14]/12;[.E$5]*12;1000000)" office:value-type="float" office:value="17778.3846152699" calcext:value-type="float">
            <text:p>17,778</text:p>
          </table:table-cell>
          <table:table-cell table:style-name="ce28" table:formula="of:=-PMT([.$A14]/12;[.F$5]*12;1000000)" office:value-type="float" office:value="15836.4854371407" calcext:value-type="float">
            <text:p>15,836</text:p>
          </table:table-cell>
          <table:table-cell table:style-name="ce17" table:formula="of:=-PMT([.$A14]/12;[.G$5]*12;1000000)" office:value-type="float" office:value="14392.1285832953" calcext:value-type="float">
            <text:p>14,392</text:p>
          </table:table-cell>
          <table:table-cell table:style-name="ce17" table:formula="of:=-PMT([.$A14]/12;[.H$5]*12;1000000)" office:value-type="float" office:value="13279.3527056229" calcext:value-type="float">
            <text:p>13,279</text:p>
          </table:table-cell>
          <table:table-cell table:style-name="ce28" table:formula="of:=-PMT([.$A14]/12;[.I$5]*12;1000000)" office:value-type="float" office:value="12398.5688874511" calcext:value-type="float">
            <text:p>12,399</text:p>
          </table:table-cell>
          <table:table-cell table:style-name="ce17" table:formula="of:=-PMT([.$A14]/12;[.J$5]*12;1000000)" office:value-type="float" office:value="11686.3918588516" calcext:value-type="float">
            <text:p>11,686</text:p>
          </table:table-cell>
          <table:table-cell table:style-name="ce17" table:formula="of:=-PMT([.$A14]/12;[.K$5]*12;1000000)" office:value-type="float" office:value="11100.5556431451" calcext:value-type="float">
            <text:p>11,101</text:p>
          </table:table-cell>
          <table:table-cell table:style-name="ce17" table:formula="of:=-PMT([.$A14]/12;[.L$5]*12;1000000)" office:value-type="float" office:value="10611.7912443859" calcext:value-type="float">
            <text:p>10,612</text:p>
          </table:table-cell>
          <table:table-cell table:style-name="ce17" table:formula="of:=-PMT([.$A14]/12;[.M$5]*12;1000000)" office:value-type="float" office:value="10199.1853512738" calcext:value-type="float">
            <text:p>10,199</text:p>
          </table:table-cell>
          <table:table-cell table:style-name="ce28" table:formula="of:=-PMT([.$A14]/12;[.N$5]*12;1000000)" office:value-type="float" office:value="9847.39557925593" calcext:value-type="float">
            <text:p>9,847</text:p>
          </table:table-cell>
          <table:table-cell table:style-name="ce17" table:formula="of:=-PMT([.$A14]/12;[.O$5]*12;1000000)" office:value-type="float" office:value="9544.91001164974" calcext:value-type="float">
            <text:p>9,545</text:p>
          </table:table-cell>
          <table:table-cell table:style-name="ce37" table:number-columns-repeated="1009"/>
        </table:table-row>
        <table:table-row table:style-name="ro5">
          <table:table-cell table:style-name="ce9" office:value-type="percentage" office:value="0.093" calcext:value-type="percentage">
            <text:p>9.300%</text:p>
          </table:table-cell>
          <table:table-cell table:style-name="ce17" table:formula="of:=-PMT([.$A15]/12;[.B$5]*12;1000000)" office:value-type="float" office:value="31939.5403803862" calcext:value-type="float">
            <text:p>31,940</text:p>
          </table:table-cell>
          <table:table-cell table:style-name="ce17" table:formula="of:=-PMT([.$A15]/12;[.C$5]*12;1000000)" office:value-type="float" office:value="25027.7364962598" calcext:value-type="float">
            <text:p>25,028</text:p>
          </table:table-cell>
          <table:table-cell table:style-name="ce17" table:formula="of:=-PMT([.$A15]/12;[.D$5]*12;1000000)" office:value-type="float" office:value="20904.2573214856" calcext:value-type="float">
            <text:p>20,904</text:p>
          </table:table-cell>
          <table:table-cell table:style-name="ce17" table:formula="of:=-PMT([.$A15]/12;[.E$5]*12;1000000)" office:value-type="float" office:value="18174.7897147689" calcext:value-type="float">
            <text:p>18,175</text:p>
          </table:table-cell>
          <table:table-cell table:style-name="ce28" table:formula="of:=-PMT([.$A15]/12;[.F$5]*12;1000000)" office:value-type="float" office:value="16241.7437774024" calcext:value-type="float">
            <text:p>16,242</text:p>
          </table:table-cell>
          <table:table-cell table:style-name="ce17" table:formula="of:=-PMT([.$A15]/12;[.G$5]*12;1000000)" office:value-type="float" office:value="14806.301639435" calcext:value-type="float">
            <text:p>14,806</text:p>
          </table:table-cell>
          <table:table-cell table:style-name="ce17" table:formula="of:=-PMT([.$A15]/12;[.H$5]*12;1000000)" office:value-type="float" office:value="13702.4338328031" calcext:value-type="float">
            <text:p>13,702</text:p>
          </table:table-cell>
          <table:table-cell table:style-name="ce28" table:formula="of:=-PMT([.$A15]/12;[.I$5]*12;1000000)" office:value-type="float" office:value="12830.5059320333" calcext:value-type="float">
            <text:p>12,831</text:p>
          </table:table-cell>
          <table:table-cell table:style-name="ce17" table:formula="of:=-PMT([.$A15]/12;[.J$5]*12;1000000)" office:value-type="float" office:value="12127.09982917" calcext:value-type="float">
            <text:p>12,127</text:p>
          </table:table-cell>
          <table:table-cell table:style-name="ce17" table:formula="of:=-PMT([.$A15]/12;[.K$5]*12;1000000)" office:value-type="float" office:value="11549.9244312282" calcext:value-type="float">
            <text:p>11,550</text:p>
          </table:table-cell>
          <table:table-cell table:style-name="ce17" table:formula="of:=-PMT([.$A15]/12;[.L$5]*12;1000000)" office:value-type="float" office:value="11069.6906983469" calcext:value-type="float">
            <text:p>11,070</text:p>
          </table:table-cell>
          <table:table-cell table:style-name="ce17" table:formula="of:=-PMT([.$A15]/12;[.M$5]*12;1000000)" office:value-type="float" office:value="10665.4688444673" calcext:value-type="float">
            <text:p>10,665</text:p>
          </table:table-cell>
          <table:table-cell table:style-name="ce28" table:formula="of:=-PMT([.$A15]/12;[.N$5]*12;1000000)" office:value-type="float" office:value="10321.9026839411" calcext:value-type="float">
            <text:p>10,322</text:p>
          </table:table-cell>
          <table:table-cell table:style-name="ce17" table:formula="of:=-PMT([.$A15]/12;[.O$5]*12;1000000)" office:value-type="float" office:value="10027.4686157717" calcext:value-type="float">
            <text:p>10,027</text:p>
          </table:table-cell>
          <table:table-cell table:style-name="ce37" table:number-columns-repeated="1009"/>
        </table:table-row>
        <table:table-row table:style-name="ro3">
          <table:table-cell table:style-name="ce11"/>
          <table:table-cell table:number-columns-repeated="14"/>
          <table:table-cell table:style-name="ce37" table:number-columns-repeated="1009"/>
        </table:table-row>
        <table:table-row table:style-name="ro4">
          <table:table-cell table:style-name="ce11"/>
          <table:table-cell table:number-columns-repeated="14"/>
          <table:table-cell table:style-name="ce37" table:number-columns-repeated="1009"/>
        </table:table-row>
        <table:table-row table:style-name="ro5">
          <table:table-cell table:style-name="ce2"/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table:formula="of:=[.C18]+1" office:value-type="float" office:value="19" calcext:value-type="float">
            <text:p>19</text:p>
          </table:table-cell>
          <table:table-cell table:style-name="ce27" table:formula="of:=[.D18]+1" office:value-type="float" office:value="20" calcext:value-type="float">
            <text:p>20</text:p>
          </table:table-cell>
          <table:table-cell table:style-name="ce16" table:formula="of:=[.E18]+1" office:value-type="float" office:value="21" calcext:value-type="float">
            <text:p>21</text:p>
          </table:table-cell>
          <table:table-cell table:style-name="ce16" table:formula="of:=[.F18]+1" office:value-type="float" office:value="22" calcext:value-type="float">
            <text:p>22</text:p>
          </table:table-cell>
          <table:table-cell table:style-name="ce16" table:formula="of:=[.G18]+1" office:value-type="float" office:value="23" calcext:value-type="float">
            <text:p>23</text:p>
          </table:table-cell>
          <table:table-cell table:style-name="ce16" table:formula="of:=[.H18]+1" office:value-type="float" office:value="24" calcext:value-type="float">
            <text:p>24</text:p>
          </table:table-cell>
          <table:table-cell table:style-name="ce27" table:formula="of:=[.I18]+1" office:value-type="float" office:value="25" calcext:value-type="float">
            <text:p>25</text:p>
          </table:table-cell>
          <table:table-cell table:style-name="ce16" table:formula="of:=[.J18]+1" office:value-type="float" office:value="26" calcext:value-type="float">
            <text:p>26</text:p>
          </table:table-cell>
          <table:table-cell table:style-name="ce16" table:formula="of:=[.K18]+1" office:value-type="float" office:value="27" calcext:value-type="float">
            <text:p>27</text:p>
          </table:table-cell>
          <table:table-cell table:style-name="ce16" table:formula="of:=[.L18]+1" office:value-type="float" office:value="28" calcext:value-type="float">
            <text:p>28</text:p>
          </table:table-cell>
          <table:table-cell table:style-name="ce16" table:formula="of:=[.M18]+1" office:value-type="float" office:value="29" calcext:value-type="float">
            <text:p>29</text:p>
          </table:table-cell>
          <table:table-cell table:style-name="ce27" table:formula="of:=[.N18]+1" office:value-type="float" office:value="30" calcext:value-type="float">
            <text:p>30</text:p>
          </table:table-cell>
          <table:table-cell table:style-name="ce37" table:number-columns-repeated="1009"/>
        </table:table-row>
        <table:table-row table:style-name="ro5">
          <table:table-cell table:style-name="ce3" office:value-type="percentage" office:value="0.05075" calcext:value-type="percentage">
            <text:p>5.075%</text:p>
          </table:table-cell>
          <table:table-cell table:style-name="ce17" table:formula="of:=-PMT([.$A19]/12;[.B$18]*12;1000000)" office:value-type="float" office:value="7326.63744894231" calcext:value-type="float">
            <text:p>7,327</text:p>
          </table:table-cell>
          <table:table-cell table:style-name="ce17" table:formula="of:=-PMT([.$A19]/12;[.C$18]*12;1000000)" office:value-type="float" office:value="7070.8991374867" calcext:value-type="float">
            <text:p>7,071</text:p>
          </table:table-cell>
          <table:table-cell table:style-name="ce17" table:formula="of:=-PMT([.$A19]/12;[.D$18]*12;1000000)" office:value-type="float" office:value="6843.8106551281" calcext:value-type="float">
            <text:p>6,844</text:p>
          </table:table-cell>
          <table:table-cell table:style-name="ce28" table:formula="of:=-PMT([.$A19]/12;[.E$18]*12;1000000)" office:value-type="float" office:value="6641.05925985128" calcext:value-type="float">
            <text:p>6,641</text:p>
          </table:table-cell>
          <table:table-cell table:style-name="ce17" table:formula="of:=-PMT([.$A19]/12;[.F$18]*12;1000000)" office:value-type="float" office:value="6459.15307175748" calcext:value-type="float">
            <text:p>6,459</text:p>
          </table:table-cell>
          <table:table-cell table:style-name="ce17" table:formula="of:=-PMT([.$A19]/12;[.G$18]*12;1000000)" office:value-type="float" office:value="6295.23453713811" calcext:value-type="float">
            <text:p>6,295</text:p>
          </table:table-cell>
          <table:table-cell table:style-name="ce17" table:formula="of:=-PMT([.$A19]/12;[.H$18]*12;1000000)" office:value-type="float" office:value="6146.94255468752" calcext:value-type="float">
            <text:p>6,147</text:p>
          </table:table-cell>
          <table:table-cell table:style-name="ce17" table:formula="of:=-PMT([.$A19]/12;[.I$18]*12;1000000)" office:value-type="float" office:value="6012.30907066325" calcext:value-type="float">
            <text:p>6,012</text:p>
          </table:table-cell>
          <table:table-cell table:style-name="ce28" table:formula="of:=-PMT([.$A19]/12;[.J$18]*12;1000000)" office:value-type="float" office:value="5889.68049162352" calcext:value-type="float">
            <text:p>5,890</text:p>
          </table:table-cell>
          <table:table-cell table:style-name="ce17" table:formula="of:=-PMT([.$A19]/12;[.K$18]*12;1000000)" office:value-type="float" office:value="5777.65723302391" calcext:value-type="float">
            <text:p>5,778</text:p>
          </table:table-cell>
          <table:table-cell table:style-name="ce17" table:formula="of:=-PMT([.$A19]/12;[.L$18]*12;1000000)" office:value-type="float" office:value="5675.04670172381" calcext:value-type="float">
            <text:p>5,675</text:p>
          </table:table-cell>
          <table:table-cell table:style-name="ce17" table:formula="of:=-PMT([.$A19]/12;[.M$18]*12;1000000)" office:value-type="float" office:value="5580.82635386796" calcext:value-type="float">
            <text:p>5,581</text:p>
          </table:table-cell>
          <table:table-cell table:style-name="ce17" table:formula="of:=-PMT([.$A19]/12;[.N$18]*12;1000000)" office:value-type="float" office:value="5494.11439610131" calcext:value-type="float">
            <text:p>5,494</text:p>
          </table:table-cell>
          <table:table-cell table:style-name="ce28" table:formula="of:=-PMT([.$A19]/12;[.O$18]*12;1000000)" office:value-type="float" office:value="5414.14634662095" calcext:value-type="float">
            <text:p>5,414</text:p>
          </table:table-cell>
          <table:table-cell table:style-name="ce37" table:number-columns-repeated="1009"/>
        </table:table-row>
        <table:table-row table:style-name="ro5">
          <table:table-cell table:style-name="ce4" office:value-type="percentage" office:value="0.0666" calcext:value-type="percentage">
            <text:p>6.660%</text:p>
          </table:table-cell>
          <table:table-cell table:style-name="ce18" table:formula="of:=-PMT([.$A20]/12;[.B$18]*12;1000000)" office:value-type="float" office:value="8201.97739778443" calcext:value-type="float">
            <text:p>8,202</text:p>
          </table:table-cell>
          <table:table-cell table:style-name="ce18" table:formula="of:=-PMT([.$A20]/12;[.C$18]*12;1000000)" office:value-type="float" office:value="7957.63955538776" calcext:value-type="float">
            <text:p>7,958</text:p>
          </table:table-cell>
          <table:table-cell table:style-name="ce18" table:formula="of:=-PMT([.$A20]/12;[.D$18]*12;1000000)" office:value-type="float" office:value="7741.82947649975" calcext:value-type="float">
            <text:p>7,742</text:p>
          </table:table-cell>
          <table:table-cell table:style-name="ce28" table:formula="of:=-PMT([.$A20]/12;[.E$18]*12;1000000)" office:value-type="float" office:value="7550.22600755892" calcext:value-type="float">
            <text:p>7,550</text:p>
          </table:table-cell>
          <table:table-cell table:style-name="ce18" table:formula="of:=-PMT([.$A20]/12;[.F$18]*12;1000000)" office:value-type="float" office:value="7379.32971632454" calcext:value-type="float">
            <text:p>7,379</text:p>
          </table:table-cell>
          <table:table-cell table:style-name="ce18" table:formula="of:=-PMT([.$A20]/12;[.G$18]*12;1000000)" office:value-type="float" office:value="7226.27623898618" calcext:value-type="float">
            <text:p>7,226</text:p>
          </table:table-cell>
          <table:table-cell table:style-name="ce18" table:formula="of:=-PMT([.$A20]/12;[.H$18]*12;1000000)" office:value-type="float" office:value="7088.69832012907" calcext:value-type="float">
            <text:p>7,089</text:p>
          </table:table-cell>
          <table:table-cell table:style-name="ce18" table:formula="of:=-PMT([.$A20]/12;[.I$18]*12;1000000)" office:value-type="float" office:value="6964.62234304345" calcext:value-type="float">
            <text:p>6,965</text:p>
          </table:table-cell>
          <table:table-cell table:style-name="ce28" table:formula="of:=-PMT([.$A20]/12;[.J$18]*12;1000000)" office:value-type="float" office:value="6852.38969268255" calcext:value-type="float">
            <text:p>6,852</text:p>
          </table:table-cell>
          <table:table-cell table:style-name="ce18" table:formula="of:=-PMT([.$A20]/12;[.K$18]*12;1000000)" office:value-type="float" office:value="6750.5962651873" calcext:value-type="float">
            <text:p>6,751</text:p>
          </table:table-cell>
          <table:table-cell table:style-name="ce18" table:formula="of:=-PMT([.$A20]/12;[.L$18]*12;1000000)" office:value-type="float" office:value="6658.04541897309" calcext:value-type="float">
            <text:p>6,658</text:p>
          </table:table-cell>
          <table:table-cell table:style-name="ce18" table:formula="of:=-PMT([.$A20]/12;[.M$18]*12;1000000)" office:value-type="float" office:value="6573.71100667872" calcext:value-type="float">
            <text:p>6,574</text:p>
          </table:table-cell>
          <table:table-cell table:style-name="ce18" table:formula="of:=-PMT([.$A20]/12;[.N$18]*12;1000000)" office:value-type="float" office:value="6496.70805438498" calcext:value-type="float">
            <text:p>6,497</text:p>
          </table:table-cell>
          <table:table-cell table:style-name="ce28" table:formula="of:=-PMT([.$A20]/12;[.O$18]*12;1000000)" office:value-type="float" office:value="6426.26930348743" calcext:value-type="float">
            <text:p>6,426</text:p>
          </table:table-cell>
          <table:table-cell table:style-name="ce37" table:number-columns-repeated="1009"/>
        </table:table-row>
        <table:table-row table:style-name="ro5">
          <table:table-cell table:style-name="ce12" office:value-type="percentage" office:value="0.0716" calcext:value-type="percentage">
            <text:p>7.160%</text:p>
          </table:table-cell>
          <table:table-cell table:style-name="ce23" table:formula="of:=-PMT([.$A21]/12;[.B$18]*12;1000000)" office:value-type="float" office:value="8489.01342800836" calcext:value-type="float">
            <text:p>8,489</text:p>
          </table:table-cell>
          <table:table-cell table:style-name="ce23" table:formula="of:=-PMT([.$A21]/12;[.C$18]*12;1000000)" office:value-type="float" office:value="8248.75820011081" calcext:value-type="float">
            <text:p>8,249</text:p>
          </table:table-cell>
          <table:table-cell table:style-name="ce23" table:formula="of:=-PMT([.$A21]/12;[.D$18]*12;1000000)" office:value-type="float" office:value="8036.96851296248" calcext:value-type="float">
            <text:p>8,037</text:p>
          </table:table-cell>
          <table:table-cell table:style-name="ce28" table:formula="of:=-PMT([.$A21]/12;[.E$18]*12;1000000)" office:value-type="float" office:value="7849.31997502281" calcext:value-type="float">
            <text:p>7,849</text:p>
          </table:table-cell>
          <table:table-cell table:style-name="ce23" table:formula="of:=-PMT([.$A21]/12;[.F$18]*12;1000000)" office:value-type="float" office:value="7682.31028191117" calcext:value-type="float">
            <text:p>7,682</text:p>
          </table:table-cell>
          <table:table-cell table:style-name="ce23" table:formula="of:=-PMT([.$A21]/12;[.G$18]*12;1000000)" office:value-type="float" office:value="7533.07252621383" calcext:value-type="float">
            <text:p>7,533</text:p>
          </table:table-cell>
          <table:table-cell table:style-name="ce23" table:formula="of:=-PMT([.$A21]/12;[.H$18]*12;1000000)" office:value-type="float" office:value="7399.23720928562" calcext:value-type="float">
            <text:p>7,399</text:p>
          </table:table-cell>
          <table:table-cell table:style-name="ce23" table:formula="of:=-PMT([.$A21]/12;[.I$18]*12;1000000)" office:value-type="float" office:value="7278.82874962254" calcext:value-type="float">
            <text:p>7,279</text:p>
          </table:table-cell>
          <table:table-cell table:style-name="ce28" table:formula="of:=-PMT([.$A21]/12;[.J$18]*12;1000000)" office:value-type="float" office:value="7170.1868281469" calcext:value-type="float">
            <text:p>7,170</text:p>
          </table:table-cell>
          <table:table-cell table:style-name="ce23" table:formula="of:=-PMT([.$A21]/12;[.K$18]*12;1000000)" office:value-type="float" office:value="7071.90588298123" calcext:value-type="float">
            <text:p>7,072</text:p>
          </table:table-cell>
          <table:table-cell table:style-name="ce23" table:formula="of:=-PMT([.$A21]/12;[.L$18]*12;1000000)" office:value-type="float" office:value="6982.78804778007" calcext:value-type="float">
            <text:p>6,983</text:p>
          </table:table-cell>
          <table:table-cell table:style-name="ce23" table:formula="of:=-PMT([.$A21]/12;[.M$18]*12;1000000)" office:value-type="float" office:value="6901.80617227595" calcext:value-type="float">
            <text:p>6,902</text:p>
          </table:table-cell>
          <table:table-cell table:style-name="ce23" table:formula="of:=-PMT([.$A21]/12;[.N$18]*12;1000000)" office:value-type="float" office:value="6828.07449099868" calcext:value-type="float">
            <text:p>6,828</text:p>
          </table:table-cell>
          <table:table-cell table:style-name="ce28" table:formula="of:=-PMT([.$A21]/12;[.O$18]*12;1000000)" office:value-type="float" office:value="6760.82515524127" calcext:value-type="float">
            <text:p>6,761</text:p>
          </table:table-cell>
          <table:table-cell table:style-name="ce37" table:number-columns-repeated="1009"/>
        </table:table-row>
        <table:table-row table:style-name="ro5">
          <table:table-cell table:style-name="ce13" office:value-type="percentage" office:value="0.0718" calcext:value-type="percentage">
            <text:p>7.180%</text:p>
          </table:table-cell>
          <table:table-cell table:style-name="ce25" table:formula="of:=-PMT([.$A22]/12;[.B$18]*12;1000000)" office:value-type="float" office:value="8500.60078648071" calcext:value-type="float">
            <text:p>8,501</text:p>
          </table:table-cell>
          <table:table-cell table:style-name="ce25" table:formula="of:=-PMT([.$A22]/12;[.C$18]*12;1000000)" office:value-type="float" office:value="8260.51324931163" calcext:value-type="float">
            <text:p>8,261</text:p>
          </table:table-cell>
          <table:table-cell table:style-name="ce25" table:formula="of:=-PMT([.$A22]/12;[.D$18]*12;1000000)" office:value-type="float" office:value="8048.88848897713" calcext:value-type="float">
            <text:p>8,049</text:p>
          </table:table-cell>
          <table:table-cell table:style-name="ce29" table:formula="of:=-PMT([.$A22]/12;[.E$18]*12;1000000)" office:value-type="float" office:value="7861.40197943338" calcext:value-type="float">
            <text:p>7,861</text:p>
          </table:table-cell>
          <table:table-cell table:style-name="ce25" table:formula="of:=-PMT([.$A22]/12;[.F$18]*12;1000000)" office:value-type="float" office:value="7694.55129769879" calcext:value-type="float">
            <text:p>7,695</text:p>
          </table:table-cell>
          <table:table-cell table:style-name="ce25" table:formula="of:=-PMT([.$A22]/12;[.G$18]*12;1000000)" office:value-type="float" office:value="7545.46943214829" calcext:value-type="float">
            <text:p>7,545</text:p>
          </table:table-cell>
          <table:table-cell table:style-name="ce25" table:formula="of:=-PMT([.$A22]/12;[.H$18]*12;1000000)" office:value-type="float" office:value="7411.78679315963" calcext:value-type="float">
            <text:p>7,412</text:p>
          </table:table-cell>
          <table:table-cell table:style-name="ce25" table:formula="of:=-PMT([.$A22]/12;[.I$18]*12;1000000)" office:value-type="float" office:value="7291.52772057227" calcext:value-type="float">
            <text:p>7,292</text:p>
          </table:table-cell>
          <table:table-cell table:style-name="ce29" table:formula="of:=-PMT([.$A22]/12;[.J$18]*12;1000000)" office:value-type="float" office:value="7183.03182822251" calcext:value-type="float">
            <text:p>7,183</text:p>
          </table:table-cell>
          <table:table-cell table:style-name="ce25" table:formula="of:=-PMT([.$A22]/12;[.K$18]*12;1000000)" office:value-type="float" office:value="7084.89349807812" calcext:value-type="float">
            <text:p>7,085</text:p>
          </table:table-cell>
          <table:table-cell table:style-name="ce25" table:formula="of:=-PMT([.$A22]/12;[.L$18]*12;1000000)" office:value-type="float" office:value="6995.91481800535" calcext:value-type="float">
            <text:p>6,996</text:p>
          </table:table-cell>
          <table:table-cell table:style-name="ce25" table:formula="of:=-PMT([.$A22]/12;[.M$18]*12;1000000)" office:value-type="float" office:value="6915.06860179942" calcext:value-type="float">
            <text:p>6,915</text:p>
          </table:table-cell>
          <table:table-cell table:style-name="ce25" table:formula="of:=-PMT([.$A22]/12;[.N$18]*12;1000000)" office:value-type="float" office:value="6841.46905742067" calcext:value-type="float">
            <text:p>6,841</text:p>
          </table:table-cell>
          <table:table-cell table:style-name="ce29" table:formula="of:=-PMT([.$A22]/12;[.O$18]*12;1000000)" office:value-type="float" office:value="6774.34831849782" calcext:value-type="float">
            <text:p>6,774</text:p>
          </table:table-cell>
          <table:table-cell table:style-name="ce37" table:number-columns-repeated="1009"/>
        </table:table-row>
        <table:table-row table:style-name="ro5">
          <table:table-cell table:style-name="ce7" office:value-type="percentage" office:value="0.0766" calcext:value-type="percentage">
            <text:p>7.660%</text:p>
          </table:table-cell>
          <table:table-cell table:style-name="ce21" table:formula="of:=-PMT([.$A23]/12;[.B$18]*12;1000000)" office:value-type="float" office:value="8781.10831756959" calcext:value-type="float">
            <text:p>8,781</text:p>
          </table:table-cell>
          <table:table-cell table:style-name="ce21" table:formula="of:=-PMT([.$A23]/12;[.C$18]*12;1000000)" office:value-type="float" office:value="8545.14127432746" calcext:value-type="float">
            <text:p>8,545</text:p>
          </table:table-cell>
          <table:table-cell table:style-name="ce21" table:formula="of:=-PMT([.$A23]/12;[.D$18]*12;1000000)" office:value-type="float" office:value="8337.56392443543" calcext:value-type="float">
            <text:p>8,338</text:p>
          </table:table-cell>
          <table:table-cell table:style-name="ce28" table:formula="of:=-PMT([.$A23]/12;[.E$18]*12;1000000)" office:value-type="float" office:value="8154.04841580287" calcext:value-type="float">
            <text:p>8,154</text:p>
          </table:table-cell>
          <table:table-cell table:style-name="ce21" table:formula="of:=-PMT([.$A23]/12;[.F$18]*12;1000000)" office:value-type="float" office:value="7991.08941420473" calcext:value-type="float">
            <text:p>7,991</text:p>
          </table:table-cell>
          <table:table-cell table:style-name="ce21" table:formula="of:=-PMT([.$A23]/12;[.G$18]*12;1000000)" office:value-type="float" office:value="7845.81737448796" calcext:value-type="float">
            <text:p>7,846</text:p>
          </table:table-cell>
          <table:table-cell table:style-name="ce21" table:formula="of:=-PMT([.$A23]/12;[.H$18]*12;1000000)" office:value-type="float" office:value="7715.86052248972" calcext:value-type="float">
            <text:p>7,716</text:p>
          </table:table-cell>
          <table:table-cell table:style-name="ce21" table:formula="of:=-PMT([.$A23]/12;[.I$18]*12;1000000)" office:value-type="float" office:value="7599.24133936777" calcext:value-type="float">
            <text:p>7,599</text:p>
          </table:table-cell>
          <table:table-cell table:style-name="ce28" table:formula="of:=-PMT([.$A23]/12;[.J$18]*12;1000000)" office:value-type="float" office:value="7494.29788675863" calcext:value-type="float">
            <text:p>7,494</text:p>
          </table:table-cell>
          <table:table-cell table:style-name="ce21" table:formula="of:=-PMT([.$A23]/12;[.K$18]*12;1000000)" office:value-type="float" office:value="7399.6232840379" calcext:value-type="float">
            <text:p>7,400</text:p>
          </table:table-cell>
          <table:table-cell table:style-name="ce21" table:formula="of:=-PMT([.$A23]/12;[.L$18]*12;1000000)" office:value-type="float" office:value="7314.01863086648" calcext:value-type="float">
            <text:p>7,314</text:p>
          </table:table-cell>
          <table:table-cell table:style-name="ce21" table:formula="of:=-PMT([.$A23]/12;[.M$18]*12;1000000)" office:value-type="float" office:value="7236.45601307636" calcext:value-type="float">
            <text:p>7,236</text:p>
          </table:table-cell>
          <table:table-cell table:style-name="ce21" table:formula="of:=-PMT([.$A23]/12;[.N$18]*12;1000000)" office:value-type="float" office:value="7166.04915744906" calcext:value-type="float">
            <text:p>7,166</text:p>
          </table:table-cell>
          <table:table-cell table:style-name="ce28" table:formula="of:=-PMT([.$A23]/12;[.O$18]*12;1000000)" office:value-type="float" office:value="7102.02995018899" calcext:value-type="float">
            <text:p>7,102</text:p>
          </table:table-cell>
          <table:table-cell table:style-name="ce37" table:number-columns-repeated="1009"/>
        </table:table-row>
        <table:table-row table:style-name="ro5">
          <table:table-cell table:style-name="ce9" office:value-type="percentage" office:value="0.08" calcext:value-type="percentage">
            <text:p>8.000%</text:p>
          </table:table-cell>
          <table:table-cell table:style-name="ce23" table:formula="of:=-PMT([.$A24]/12;[.B$18]*12;1000000)" office:value-type="float" office:value="8982.56843382601" calcext:value-type="float">
            <text:p>8,983</text:p>
          </table:table-cell>
          <table:table-cell table:style-name="ce23" table:formula="of:=-PMT([.$A24]/12;[.C$18]*12;1000000)" office:value-type="float" office:value="8749.6262471378" calcext:value-type="float">
            <text:p>8,750</text:p>
          </table:table-cell>
          <table:table-cell table:style-name="ce23" table:formula="of:=-PMT([.$A24]/12;[.D$18]*12;1000000)" office:value-type="float" office:value="8545.013766183" calcext:value-type="float">
            <text:p>8,545</text:p>
          </table:table-cell>
          <table:table-cell table:style-name="ce28" table:formula="of:=-PMT([.$A24]/12;[.E$18]*12;1000000)" office:value-type="float" office:value="8364.40068993463" calcext:value-type="float">
            <text:p>8,364</text:p>
          </table:table-cell>
          <table:table-cell table:style-name="ce23" table:formula="of:=-PMT([.$A24]/12;[.F$18]*12;1000000)" office:value-type="float" office:value="8204.27957139955" calcext:value-type="float">
            <text:p>8,204</text:p>
          </table:table-cell>
          <table:table-cell table:style-name="ce23" table:formula="of:=-PMT([.$A24]/12;[.G$18]*12;1000000)" office:value-type="float" office:value="8061.77906127369" calcext:value-type="float">
            <text:p>8,062</text:p>
          </table:table-cell>
          <table:table-cell table:style-name="ce23" table:formula="of:=-PMT([.$A24]/12;[.H$18]*12;1000000)" office:value-type="float" office:value="7934.52586794574" calcext:value-type="float">
            <text:p>7,935</text:p>
          </table:table-cell>
          <table:table-cell table:style-name="ce23" table:formula="of:=-PMT([.$A24]/12;[.I$18]*12;1000000)" office:value-type="float" office:value="7820.54122362462" calcext:value-type="float">
            <text:p>7,821</text:p>
          </table:table-cell>
          <table:table-cell table:style-name="ce28" table:formula="of:=-PMT([.$A24]/12;[.J$18]*12;1000000)" office:value-type="float" office:value="7718.16219373003" calcext:value-type="float">
            <text:p>7,718</text:p>
          </table:table-cell>
          <table:table-cell table:style-name="ce23" table:formula="of:=-PMT([.$A24]/12;[.K$18]*12;1000000)" office:value-type="float" office:value="7625.98113996859" calcext:value-type="float">
            <text:p>7,626</text:p>
          </table:table-cell>
          <table:table-cell table:style-name="ce23" table:formula="of:=-PMT([.$A24]/12;[.L$18]*12;1000000)" office:value-type="float" office:value="7542.79862971107" calcext:value-type="float">
            <text:p>7,543</text:p>
          </table:table-cell>
          <table:table-cell table:style-name="ce23" table:formula="of:=-PMT([.$A24]/12;[.M$18]*12;1000000)" office:value-type="float" office:value="7467.58642934906" calcext:value-type="float">
            <text:p>7,468</text:p>
          </table:table-cell>
          <table:table-cell table:style-name="ce23" table:formula="of:=-PMT([.$A24]/12;[.N$18]*12;1000000)" office:value-type="float" office:value="7399.4581469403" calcext:value-type="float">
            <text:p>7,399</text:p>
          </table:table-cell>
          <table:table-cell table:style-name="ce28" table:formula="of:=-PMT([.$A24]/12;[.O$18]*12;1000000)" office:value-type="float" office:value="7337.64573879376" calcext:value-type="float">
            <text:p>7,338</text:p>
          </table:table-cell>
          <table:table-cell table:style-name="ce37" table:number-columns-repeated="1009"/>
        </table:table-row>
        <table:table-row table:style-name="ro5">
          <table:table-cell table:style-name="ce9" office:value-type="percentage" office:value="0.08125" calcext:value-type="percentage">
            <text:p>8.125%</text:p>
          </table:table-cell>
          <table:table-cell table:style-name="ce19" table:formula="of:=-PMT([.$A25]/12;[.B$18]*12;1000000)" office:value-type="float" office:value="9057.20360387299" calcext:value-type="float">
            <text:p>9,057</text:p>
          </table:table-cell>
          <table:table-cell table:style-name="ce19" table:formula="of:=-PMT([.$A25]/12;[.C$18]*12;1000000)" office:value-type="float" office:value="8825.39439058152" calcext:value-type="float">
            <text:p>8,825</text:p>
          </table:table-cell>
          <table:table-cell table:style-name="ce19" table:formula="of:=-PMT([.$A25]/12;[.D$18]*12;1000000)" office:value-type="float" office:value="8621.89102877263" calcext:value-type="float">
            <text:p>8,622</text:p>
          </table:table-cell>
          <table:table-cell table:style-name="ce29" table:formula="of:=-PMT([.$A25]/12;[.E$18]*12;1000000)" office:value-type="float" office:value="8442.36230328774" calcext:value-type="float">
            <text:p>8,442</text:p>
          </table:table-cell>
          <table:table-cell table:style-name="ce19" table:formula="of:=-PMT([.$A25]/12;[.F$18]*12;1000000)" office:value-type="float" office:value="8283.29998632636" calcext:value-type="float">
            <text:p>8,283</text:p>
          </table:table-cell>
          <table:table-cell table:style-name="ce19" table:formula="of:=-PMT([.$A25]/12;[.G$18]*12;1000000)" office:value-type="float" office:value="8141.83207060398" calcext:value-type="float">
            <text:p>8,142</text:p>
          </table:table-cell>
          <table:table-cell table:style-name="ce19" table:formula="of:=-PMT([.$A25]/12;[.H$18]*12;1000000)" office:value-type="float" office:value="8015.58472086434" calcext:value-type="float">
            <text:p>8,016</text:p>
          </table:table-cell>
          <table:table-cell table:style-name="ce19" table:formula="of:=-PMT([.$A25]/12;[.I$18]*12;1000000)" office:value-type="float" office:value="7902.57873282214" calcext:value-type="float">
            <text:p>7,903</text:p>
          </table:table-cell>
          <table:table-cell table:style-name="ce29" table:formula="of:=-PMT([.$A25]/12;[.J$18]*12;1000000)" office:value-type="float" office:value="7801.15083621493" calcext:value-type="float">
            <text:p>7,801</text:p>
          </table:table-cell>
          <table:table-cell table:style-name="ce19" table:formula="of:=-PMT([.$A25]/12;[.K$18]*12;1000000)" office:value-type="float" office:value="7709.89315208223" calcext:value-type="float">
            <text:p>7,710</text:p>
          </table:table-cell>
          <table:table-cell table:style-name="ce19" table:formula="of:=-PMT([.$A25]/12;[.L$18]*12;1000000)" office:value-type="float" office:value="7627.60609668755" calcext:value-type="float">
            <text:p>7,628</text:p>
          </table:table-cell>
          <table:table-cell table:style-name="ce19" table:formula="of:=-PMT([.$A25]/12;[.M$18]*12;1000000)" office:value-type="float" office:value="7553.26136963191" calcext:value-type="float">
            <text:p>7,553</text:p>
          </table:table-cell>
          <table:table-cell table:style-name="ce19" table:formula="of:=-PMT([.$A25]/12;[.N$18]*12;1000000)" office:value-type="float" office:value="7485.97259138709" calcext:value-type="float">
            <text:p>7,486</text:p>
          </table:table-cell>
          <table:table-cell table:style-name="ce29" table:formula="of:=-PMT([.$A25]/12;[.O$18]*12;1000000)" office:value-type="float" office:value="7424.97180485174" calcext:value-type="float">
            <text:p>7,425</text:p>
          </table:table-cell>
          <table:table-cell table:style-name="ce37" table:number-columns-repeated="1009"/>
        </table:table-row>
        <table:table-row table:style-name="ro5">
          <table:table-cell table:style-name="ce10" office:value-type="percentage" office:value="0.083" calcext:value-type="percentage">
            <text:p>8.300%</text:p>
          </table:table-cell>
          <table:table-cell table:style-name="ce17" table:formula="of:=-PMT([.$A26]/12;[.B$18]*12;1000000)" office:value-type="float" office:value="9162.20175534417" calcext:value-type="float">
            <text:p>9,162</text:p>
          </table:table-cell>
          <table:table-cell table:style-name="ce17" table:formula="of:=-PMT([.$A26]/12;[.C$18]*12;1000000)" office:value-type="float" office:value="8931.9968112047" calcext:value-type="float">
            <text:p>8,932</text:p>
          </table:table-cell>
          <table:table-cell table:style-name="ce17" table:formula="of:=-PMT([.$A26]/12;[.D$18]*12;1000000)" office:value-type="float" office:value="8730.06264624346" calcext:value-type="float">
            <text:p>8,730</text:p>
          </table:table-cell>
          <table:table-cell table:style-name="ce28" table:formula="of:=-PMT([.$A26]/12;[.E$18]*12;1000000)" office:value-type="float" office:value="8552.06675699919" calcext:value-type="float">
            <text:p>8,552</text:p>
          </table:table-cell>
          <table:table-cell table:style-name="ce17" table:formula="of:=-PMT([.$A26]/12;[.F$18]*12;1000000)" office:value-type="float" office:value="8394.49982336259" calcext:value-type="float">
            <text:p>8,394</text:p>
          </table:table-cell>
          <table:table-cell table:style-name="ce17" table:formula="of:=-PMT([.$A26]/12;[.G$18]*12;1000000)" office:value-type="float" office:value="8254.48892663324" calcext:value-type="float">
            <text:p>8,254</text:p>
          </table:table-cell>
          <table:table-cell table:style-name="ce17" table:formula="of:=-PMT([.$A26]/12;[.H$18]*12;1000000)" office:value-type="float" office:value="8129.65948867518" calcext:value-type="float">
            <text:p>8,130</text:p>
          </table:table-cell>
          <table:table-cell table:style-name="ce17" table:formula="of:=-PMT([.$A26]/12;[.I$18]*12;1000000)" office:value-type="float" office:value="8018.03172027759" calcext:value-type="float">
            <text:p>8,018</text:p>
          </table:table-cell>
          <table:table-cell table:style-name="ce28" table:formula="of:=-PMT([.$A26]/12;[.J$18]*12;1000000)" office:value-type="float" office:value="7917.9419147637" calcext:value-type="float">
            <text:p>7,918</text:p>
          </table:table-cell>
          <table:table-cell table:style-name="ce17" table:formula="of:=-PMT([.$A26]/12;[.K$18]*12;1000000)" office:value-type="float" office:value="7827.98189654938" calcext:value-type="float">
            <text:p>7,828</text:p>
          </table:table-cell>
          <table:table-cell table:style-name="ce17" table:formula="of:=-PMT([.$A26]/12;[.L$18]*12;1000000)" office:value-type="float" office:value="7746.95191679575" calcext:value-type="float">
            <text:p>7,747</text:p>
          </table:table-cell>
          <table:table-cell table:style-name="ce17" table:formula="of:=-PMT([.$A26]/12;[.M$18]*12;1000000)" office:value-type="float" office:value="7673.82363353269" calcext:value-type="float">
            <text:p>7,674</text:p>
          </table:table-cell>
          <table:table-cell table:style-name="ce17" table:formula="of:=-PMT([.$A26]/12;[.N$18]*12;1000000)" office:value-type="float" office:value="7607.71074137579" calcext:value-type="float">
            <text:p>7,608</text:p>
          </table:table-cell>
          <table:table-cell table:style-name="ce28" table:formula="of:=-PMT([.$A26]/12;[.O$18]*12;1000000)" office:value-type="float" office:value="7547.84546538135" calcext:value-type="float">
            <text:p>7,548</text:p>
          </table:table-cell>
          <table:table-cell table:style-name="ce37" table:number-columns-repeated="1009"/>
        </table:table-row>
        <table:table-row table:style-name="ro5">
          <table:table-cell table:style-name="ce10" office:value-type="percentage" office:value="0.085" calcext:value-type="percentage">
            <text:p>8.500%</text:p>
          </table:table-cell>
          <table:table-cell table:style-name="ce17" table:formula="of:=-PMT([.$A27]/12;[.B$18]*12;1000000)" office:value-type="float" office:value="9282.92103080653" calcext:value-type="float">
            <text:p>9,283</text:p>
          </table:table-cell>
          <table:table-cell table:style-name="ce17" table:formula="of:=-PMT([.$A27]/12;[.C$18]*12;1000000)" office:value-type="float" office:value="9054.57454547569" calcext:value-type="float">
            <text:p>9,055</text:p>
          </table:table-cell>
          <table:table-cell table:style-name="ce17" table:formula="of:=-PMT([.$A27]/12;[.D$18]*12;1000000)" office:value-type="float" office:value="8854.45630747847" calcext:value-type="float">
            <text:p>8,854</text:p>
          </table:table-cell>
          <table:table-cell table:style-name="ce28" table:formula="of:=-PMT([.$A27]/12;[.E$18]*12;1000000)" office:value-type="float" office:value="8678.23233365534" calcext:value-type="float">
            <text:p>8,678</text:p>
          </table:table-cell>
          <table:table-cell table:style-name="ce17" table:formula="of:=-PMT([.$A27]/12;[.F$18]*12;1000000)" office:value-type="float" office:value="8522.39206213809" calcext:value-type="float">
            <text:p>8,522</text:p>
          </table:table-cell>
          <table:table-cell table:style-name="ce17" table:formula="of:=-PMT([.$A27]/12;[.G$18]*12;1000000)" office:value-type="float" office:value="8384.06155248045" calcext:value-type="float">
            <text:p>8,384</text:p>
          </table:table-cell>
          <table:table-cell table:style-name="ce17" table:formula="of:=-PMT([.$A27]/12;[.H$18]*12;1000000)" office:value-type="float" office:value="8260.86540992887" calcext:value-type="float">
            <text:p>8,261</text:p>
          </table:table-cell>
          <table:table-cell table:style-name="ce17" table:formula="of:=-PMT([.$A27]/12;[.I$18]*12;1000000)" office:value-type="float" office:value="8150.82322084639" calcext:value-type="float">
            <text:p>8,151</text:p>
          </table:table-cell>
          <table:table-cell table:style-name="ce28" table:formula="of:=-PMT([.$A27]/12;[.J$18]*12;1000000)" office:value-type="float" office:value="8052.27083462131" calcext:value-type="float">
            <text:p>8,052</text:p>
          </table:table-cell>
          <table:table-cell table:style-name="ce17" table:formula="of:=-PMT([.$A27]/12;[.K$18]*12;1000000)" office:value-type="float" office:value="7963.79980130085" calcext:value-type="float">
            <text:p>7,964</text:p>
          </table:table-cell>
          <table:table-cell table:style-name="ce17" table:formula="of:=-PMT([.$A27]/12;[.L$18]*12;1000000)" office:value-type="float" office:value="7884.21025679937" calcext:value-type="float">
            <text:p>7,884</text:p>
          </table:table-cell>
          <table:table-cell table:style-name="ce17" table:formula="of:=-PMT([.$A27]/12;[.M$18]*12;1000000)" office:value-type="float" office:value="7812.47389287474" calcext:value-type="float">
            <text:p>7,812</text:p>
          </table:table-cell>
          <table:table-cell table:style-name="ce17" table:formula="of:=-PMT([.$A27]/12;[.N$18]*12;1000000)" office:value-type="float" office:value="7747.70457688912" calcext:value-type="float">
            <text:p>7,748</text:p>
          </table:table-cell>
          <table:table-cell table:style-name="ce28" table:formula="of:=-PMT([.$A27]/12;[.O$18]*12;1000000)" office:value-type="float" office:value="7689.13483584334" calcext:value-type="float">
            <text:p>7,689</text:p>
          </table:table-cell>
          <table:table-cell table:style-name="ce37" table:number-columns-repeated="1009"/>
        </table:table-row>
        <table:table-row table:style-name="ro5">
          <table:table-cell table:style-name="ce9" office:value-type="percentage" office:value="0.093" calcext:value-type="percentage">
            <text:p>9.300%</text:p>
          </table:table-cell>
          <table:table-cell table:style-name="ce17" table:formula="of:=-PMT([.$A28]/12;[.B$18]*12;1000000)" office:value-type="float" office:value="9773.34909412997" calcext:value-type="float">
            <text:p>9,773</text:p>
          </table:table-cell>
          <table:table-cell table:style-name="ce17" table:formula="of:=-PMT([.$A28]/12;[.C$18]*12;1000000)" office:value-type="float" office:value="9552.68161234683" calcext:value-type="float">
            <text:p>9,553</text:p>
          </table:table-cell>
          <table:table-cell table:style-name="ce17" table:formula="of:=-PMT([.$A28]/12;[.D$18]*12;1000000)" office:value-type="float" office:value="9360.04484794263" calcext:value-type="float">
            <text:p>9,360</text:p>
          </table:table-cell>
          <table:table-cell table:style-name="ce28" table:formula="of:=-PMT([.$A28]/12;[.E$18]*12;1000000)" office:value-type="float" office:value="9191.09895751948" calcext:value-type="float">
            <text:p>9,191</text:p>
          </table:table-cell>
          <table:table-cell table:style-name="ce17" table:formula="of:=-PMT([.$A28]/12;[.F$18]*12;1000000)" office:value-type="float" office:value="9042.32863396592" calcext:value-type="float">
            <text:p>9,042</text:p>
          </table:table-cell>
          <table:table-cell table:style-name="ce17" table:formula="of:=-PMT([.$A28]/12;[.G$18]*12;1000000)" office:value-type="float" office:value="8910.85622515105" calcext:value-type="float">
            <text:p>8,911</text:p>
          </table:table-cell>
          <table:table-cell table:style-name="ce17" table:formula="of:=-PMT([.$A28]/12;[.H$18]*12;1000000)" office:value-type="float" office:value="8794.30358784246" calcext:value-type="float">
            <text:p>8,794</text:p>
          </table:table-cell>
          <table:table-cell table:style-name="ce17" table:formula="of:=-PMT([.$A28]/12;[.I$18]*12;1000000)" office:value-type="float" office:value="8690.68845969955" calcext:value-type="float">
            <text:p>8,691</text:p>
          </table:table-cell>
          <table:table-cell table:style-name="ce28" table:formula="of:=-PMT([.$A28]/12;[.J$18]*12;1000000)" office:value-type="float" office:value="8598.34568203985" calcext:value-type="float">
            <text:p>8,598</text:p>
          </table:table-cell>
          <table:table-cell table:style-name="ce17" table:formula="of:=-PMT([.$A28]/12;[.K$18]*12;1000000)" office:value-type="float" office:value="8515.86658097916" calcext:value-type="float">
            <text:p>8,516</text:p>
          </table:table-cell>
          <table:table-cell table:style-name="ce17" table:formula="of:=-PMT([.$A28]/12;[.L$18]*12;1000000)" office:value-type="float" office:value="8442.05179781243" calcext:value-type="float">
            <text:p>8,442</text:p>
          </table:table-cell>
          <table:table-cell table:style-name="ce17" table:formula="of:=-PMT([.$A28]/12;[.M$18]*12;1000000)" office:value-type="float" office:value="8375.87420528296" calcext:value-type="float">
            <text:p>8,376</text:p>
          </table:table-cell>
          <table:table-cell table:style-name="ce17" table:formula="of:=-PMT([.$A28]/12;[.N$18]*12;1000000)" office:value-type="float" office:value="8316.4494745003" calcext:value-type="float">
            <text:p>8,316</text:p>
          </table:table-cell>
          <table:table-cell table:style-name="ce28" table:formula="of:=-PMT([.$A28]/12;[.O$18]*12;1000000)" office:value-type="float" office:value="8263.01250693146" calcext:value-type="float">
            <text:p>8,263</text:p>
          </table:table-cell>
          <table:table-cell table:style-name="ce37" table:number-columns-repeated="1009"/>
        </table:table-row>
        <table:table-row table:style-name="ro3">
          <table:table-cell table:number-columns-repeated="9"/>
          <table:table-cell table:style-name="ce31"/>
          <table:table-cell table:number-columns-repeated="5"/>
          <table:table-cell table:style-name="ce38" table:number-columns-repeated="11"/>
          <table:table-cell table:style-name="ce37" table:number-columns-repeated="99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本息合.$A$1" table:cell-range-address="$本息合.$A$1:.$O$30" table:range-usable-as="print-range"/>
        </table:named-expressions>
      </table:table>
      <table:table table:name="本、息" table:style-name="ta2" table:print-ranges="'本、息'.A1:'本、息'.K46">
        <table:table-column table:style-name="co3" table:default-cell-style-name="ce49"/>
        <table:table-column table:style-name="co1" table:number-columns-repeated="3" table:default-cell-style-name="ce41"/>
        <table:table-column table:style-name="co4" table:default-cell-style-name="ce41"/>
        <table:table-column table:style-name="co5" table:default-cell-style-name="ce41"/>
        <table:table-column table:style-name="co1" table:number-columns-repeated="4" table:default-cell-style-name="ce41"/>
        <table:table-column table:style-name="co4" table:default-cell-style-name="ce41"/>
        <table:table-column table:style-name="co6" table:default-cell-style-name="ce41"/>
        <table:table-column table:style-name="co1" table:number-columns-repeated="4" table:default-cell-style-name="ce37"/>
        <table:table-column table:style-name="co4" table:default-cell-style-name="ce37"/>
        <table:table-column table:style-name="co7" table:default-cell-style-name="ce37"/>
        <table:table-column table:style-name="co1" table:number-columns-repeated="4" table:default-cell-style-name="ce37"/>
        <table:table-column table:style-name="co4" table:default-cell-style-name="ce37"/>
        <table:table-column table:style-name="co7" table:default-cell-style-name="ce37"/>
        <table:table-column table:style-name="co1" table:number-columns-repeated="4" table:default-cell-style-name="ce37"/>
        <table:table-column table:style-name="co8" table:default-cell-style-name="ce37"/>
        <table:table-column table:style-name="co7" table:default-cell-style-name="ce37"/>
        <table:table-column table:style-name="co1" table:number-columns-repeated="4" table:default-cell-style-name="ce37"/>
        <table:table-column table:style-name="co4" table:default-cell-style-name="ce37"/>
        <table:table-column table:style-name="co7" table:default-cell-style-name="ce37"/>
        <table:table-column table:style-name="co1" table:number-columns-repeated="4" table:default-cell-style-name="ce37"/>
        <table:table-column table:style-name="co9" table:default-cell-style-name="ce37"/>
        <table:table-column table:style-name="co7" table:default-cell-style-name="ce37"/>
        <table:table-column table:style-name="co1" table:number-columns-repeated="4" table:default-cell-style-name="ce37"/>
        <table:table-column table:style-name="co9" table:default-cell-style-name="ce37"/>
        <table:table-column table:style-name="co7" table:default-cell-style-name="ce37"/>
        <table:table-column table:style-name="co1" table:number-columns-repeated="4" table:default-cell-style-name="ce37"/>
        <table:table-column table:style-name="co9" table:default-cell-style-name="ce37"/>
        <table:table-column table:style-name="co1" table:number-columns-repeated="59" table:default-cell-style-name="ce37"/>
        <table:table-column table:style-name="co1" table:number-columns-repeated="145" table:default-cell-style-name="ce41"/>
        <table:table-column table:style-name="co1" table:number-columns-repeated="767" table:default-cell-style-name="Default"/>
        <table:table-row table:style-name="ro5">
          <table:table-cell table:style-name="ce42" office:value-type="string" calcext:value-type="string">
            <text:p>r1=</text:p>
          </table:table-cell>
          <table:table-cell table:style-name="ce50" office:value-type="percentage" office:value="0.075" calcext:value-type="percentage">
            <text:p>7.50%</text:p>
          </table:table-cell>
          <table:table-cell table:style-name="ce42" office:value-type="string" calcext:value-type="string">
            <text:p>r2=</text:p>
          </table:table-cell>
          <table:table-cell table:style-name="ce50" office:value-type="percentage" office:value="0.0825" calcext:value-type="percentage">
            <text:p>8.25%</text:p>
          </table:table-cell>
          <table:table-cell table:number-columns-repeated="1020"/>
        </table:table-row>
        <table:table-row table:style-name="ro6">
          <table:table-cell table:style-name="ce42" office:value-type="string" calcext:value-type="string">
            <text:p>N=</text:p>
          </table:table-cell>
          <table:table-cell table:style-name="ce51" office:value-type="float" office:value="300" calcext:value-type="float">
            <text:p>300</text:p>
          </table:table-cell>
          <table:table-cell table:style-name="ce42" office:value-type="string" calcext:value-type="string">
            <text:p>N=</text:p>
          </table:table-cell>
          <table:table-cell table:style-name="ce62" table:formula="of:=+[.B2]-12" office:value-type="float" office:value="288" calcext:value-type="float">
            <text:p>288</text:p>
          </table:table-cell>
          <table:table-cell table:style-name="ce63" office:value-type="float" office:value="5500000" calcext:value-type="float">
            <text:p>5,500,000</text:p>
          </table:table-cell>
          <table:table-cell table:style-name="ce37"/>
          <table:table-cell table:style-name="ce42"/>
          <table:table-cell table:style-name="ce72" table:number-columns-repeated="2"/>
          <table:table-cell/>
          <table:table-cell table:style-name="ce42"/>
          <table:table-cell table:style-name="ce72"/>
          <table:table-cell table:number-columns-repeated="1012"/>
        </table:table-row>
        <table:table-row table:style-name="ro7">
          <table:table-cell table:style-name="ce43" office:value-type="string" calcext:value-type="string">
            <text:p>期數</text:p>
          </table:table-cell>
          <table:table-cell table:style-name="ce52" office:value-type="string" calcext:value-type="string">
            <text:p>應還本金</text:p>
          </table:table-cell>
          <table:table-cell table:style-name="ce56" office:value-type="string" calcext:value-type="string">
            <text:p>應還利息</text:p>
          </table:table-cell>
          <table:table-cell table:style-name="ce56" office:value-type="string" calcext:value-type="string">
            <text:p>應還總額</text:p>
          </table:table-cell>
          <table:table-cell table:style-name="ce64" office:value-type="string" calcext:value-type="string">
            <text:p>本金餘額</text:p>
          </table:table-cell>
          <table:table-cell table:style-name="ce70"/>
          <table:table-cell table:style-name="ce71" office:value-type="string" calcext:value-type="string">
            <text:p>期數</text:p>
          </table:table-cell>
          <table:table-cell table:style-name="ce73" office:value-type="string" calcext:value-type="string">
            <text:p>應還本金</text:p>
          </table:table-cell>
          <table:table-cell table:style-name="ce75" office:value-type="string" calcext:value-type="string">
            <text:p>應還利息</text:p>
          </table:table-cell>
          <table:table-cell table:style-name="ce75" office:value-type="string" calcext:value-type="string">
            <text:p>應還總額</text:p>
          </table:table-cell>
          <table:table-cell table:style-name="ce76" office:value-type="string" calcext:value-type="string">
            <text:p>本金餘額</text:p>
          </table:table-cell>
          <table:table-cell table:style-name="ce70"/>
          <table:table-cell table:style-name="ce71" office:value-type="string" calcext:value-type="string">
            <text:p>期數</text:p>
          </table:table-cell>
          <table:table-cell table:style-name="ce73" office:value-type="string" calcext:value-type="string">
            <text:p>應還本金</text:p>
          </table:table-cell>
          <table:table-cell table:style-name="ce75" office:value-type="string" calcext:value-type="string">
            <text:p>應還利息</text:p>
          </table:table-cell>
          <table:table-cell table:style-name="ce75" office:value-type="string" calcext:value-type="string">
            <text:p>應還總額</text:p>
          </table:table-cell>
          <table:table-cell table:style-name="ce76" office:value-type="string" calcext:value-type="string">
            <text:p>本金餘額</text:p>
          </table:table-cell>
          <table:table-cell/>
          <table:table-cell table:style-name="ce71" office:value-type="string" calcext:value-type="string">
            <text:p>期數</text:p>
          </table:table-cell>
          <table:table-cell table:style-name="ce73" office:value-type="string" calcext:value-type="string">
            <text:p>應還本金</text:p>
          </table:table-cell>
          <table:table-cell table:style-name="ce75" office:value-type="string" calcext:value-type="string">
            <text:p>應還利息</text:p>
          </table:table-cell>
          <table:table-cell table:style-name="ce75" office:value-type="string" calcext:value-type="string">
            <text:p>應還總額</text:p>
          </table:table-cell>
          <table:table-cell table:style-name="ce76" office:value-type="string" calcext:value-type="string">
            <text:p>本金餘額</text:p>
          </table:table-cell>
          <table:table-cell/>
          <table:table-cell table:style-name="ce71" office:value-type="string" calcext:value-type="string">
            <text:p>期數</text:p>
          </table:table-cell>
          <table:table-cell table:style-name="ce73" office:value-type="string" calcext:value-type="string">
            <text:p>應還本金</text:p>
          </table:table-cell>
          <table:table-cell table:style-name="ce75" office:value-type="string" calcext:value-type="string">
            <text:p>應還利息</text:p>
          </table:table-cell>
          <table:table-cell table:style-name="ce75" office:value-type="string" calcext:value-type="string">
            <text:p>應還總額</text:p>
          </table:table-cell>
          <table:table-cell table:style-name="ce76" office:value-type="string" calcext:value-type="string">
            <text:p>本金餘額</text:p>
          </table:table-cell>
          <table:table-cell/>
          <table:table-cell table:style-name="ce71" office:value-type="string" calcext:value-type="string">
            <text:p>期數</text:p>
          </table:table-cell>
          <table:table-cell table:style-name="ce73" office:value-type="string" calcext:value-type="string">
            <text:p>應還本金</text:p>
          </table:table-cell>
          <table:table-cell table:style-name="ce75" office:value-type="string" calcext:value-type="string">
            <text:p>應還利息</text:p>
          </table:table-cell>
          <table:table-cell table:style-name="ce75" office:value-type="string" calcext:value-type="string">
            <text:p>應還總額</text:p>
          </table:table-cell>
          <table:table-cell table:style-name="ce76" office:value-type="string" calcext:value-type="string">
            <text:p>本金餘額</text:p>
          </table:table-cell>
          <table:table-cell table:number-columns-repeated="77"/>
          <table:table-cell table:style-name="ce77" table:number-columns-repeated="912"/>
        </table:table-row>
        <table:table-row table:style-name="ro8">
          <table:table-cell table:style-name="ce44" office:value-type="float" office:value="1" calcext:value-type="float">
            <text:p>1</text:p>
          </table:table-cell>
          <table:table-cell table:style-name="ce53" table:formula="of:=-PPMT([.$B$1]/12;[.$A4];[.$B$2];[.$E$2])" office:value-type="float" office:value="6269.51477886027" calcext:value-type="float">
            <text:p>6,270</text:p>
          </table:table-cell>
          <table:table-cell table:style-name="ce57" table:formula="of:=[.E2]*[.$B$1]/12" office:value-type="float" office:value="34375" calcext:value-type="float">
            <text:p>34,375</text:p>
          </table:table-cell>
          <table:table-cell table:style-name="ce57" table:formula="of:=[.B4]+[.C4]" office:value-type="float" office:value="40644.5147788603" calcext:value-type="float">
            <text:p>40,645</text:p>
          </table:table-cell>
          <table:table-cell table:style-name="ce65" table:formula="of:=[.E2]-[.B4]" office:value-type="float" office:value="5493730.48522114" calcext:value-type="float">
            <text:p>5,493,730</text:p>
          </table:table-cell>
          <table:table-cell table:style-name="ce37"/>
          <table:table-cell table:style-name="ce48" table:formula="of:=[.A63]+1" office:value-type="float" office:value="61" calcext:value-type="float">
            <text:p>61</text:p>
          </table:table-cell>
          <table:table-cell table:style-name="ce74" table:formula="of:=-PPMT([.$D$1]/12;[.$G4]-12;[.$D$2];[.$E$15])" office:value-type="float" office:value="8361.98105653223" calcext:value-type="float">
            <text:p>8,362</text:p>
          </table:table-cell>
          <table:table-cell table:style-name="ce61" table:formula="of:=[.E63]*[.$D$1]/12" office:value-type="float" office:value="34933.5471627219" calcext:value-type="float">
            <text:p>34,934</text:p>
          </table:table-cell>
          <table:table-cell table:style-name="ce61" table:formula="of:=[.H4]+[.I4]" office:value-type="float" office:value="43295.5282192542" calcext:value-type="float">
            <text:p>43,296</text:p>
          </table:table-cell>
          <table:table-cell table:style-name="ce69" table:formula="of:=[.E63]-[.H4]" office:value-type="float" office:value="5072881.24261211" calcext:value-type="float">
            <text:p>5,072,881</text:p>
          </table:table-cell>
          <table:table-cell table:style-name="ce37"/>
          <table:table-cell table:style-name="ce48" table:formula="of:=[.G63]+1" office:value-type="float" office:value="121" calcext:value-type="float">
            <text:p>121</text:p>
          </table:table-cell>
          <table:table-cell table:style-name="ce74" table:formula="of:=-PPMT([.$D$1]/12;[.$M4]-12;[.$D$2];[.$E$15])" office:value-type="float" office:value="12613.7042835419" calcext:value-type="float">
            <text:p>12,614</text:p>
          </table:table-cell>
          <table:table-cell table:style-name="ce61" table:formula="of:=[.K63]*[.$D$1]/12" office:value-type="float" office:value="30681.8239357122" calcext:value-type="float">
            <text:p>30,682</text:p>
          </table:table-cell>
          <table:table-cell table:style-name="ce61" table:formula="of:=[.N4]+[.O4]" office:value-type="float" office:value="43295.5282192541" calcext:value-type="float">
            <text:p>43,296</text:p>
          </table:table-cell>
          <table:table-cell table:style-name="ce69" table:formula="of:=[.K63]-[.N4]" office:value-type="float" office:value="4450197.05000188" calcext:value-type="float">
            <text:p>4,450,197</text:p>
          </table:table-cell>
          <table:table-cell/>
          <table:table-cell table:style-name="ce48" table:formula="of:=[.M63]+1" office:value-type="float" office:value="181" calcext:value-type="float">
            <text:p>181</text:p>
          </table:table-cell>
          <table:table-cell table:style-name="ce74" table:formula="of:=-PPMT([.$D$1]/12;[.$S4]-12;[.$D$2];[.$E$15])" office:value-type="float" office:value="19027.2537903387" calcext:value-type="float">
            <text:p>19,027</text:p>
          </table:table-cell>
          <table:table-cell table:style-name="ce61" table:formula="of:=[.Q63]*[.$D$1]/12" office:value-type="float" office:value="24268.2744289154" calcext:value-type="float">
            <text:p>24,268</text:p>
          </table:table-cell>
          <table:table-cell table:style-name="ce61" table:formula="of:=[.T4]+[.U4]" office:value-type="float" office:value="43295.5282192541" calcext:value-type="float">
            <text:p>43,296</text:p>
          </table:table-cell>
          <table:table-cell table:style-name="ce69" table:formula="of:=[.Q63]-[.T4]" office:value-type="float" office:value="3510903.57223372" calcext:value-type="float">
            <text:p>3,510,904</text:p>
          </table:table-cell>
          <table:table-cell/>
          <table:table-cell table:style-name="ce48" table:formula="of:=[.S63]+1" office:value-type="float" office:value="241" calcext:value-type="float">
            <text:p>241</text:p>
          </table:table-cell>
          <table:table-cell table:style-name="ce74" table:formula="of:=-PPMT([.$D$1]/12;[.$Y4]-12;[.$D$2];[.$E$15])" office:value-type="float" office:value="28701.8292694823" calcext:value-type="float">
            <text:p>28,702</text:p>
          </table:table-cell>
          <table:table-cell table:style-name="ce61" table:formula="of:=[.W63]*[.$D$1]/12" office:value-type="float" office:value="14593.6989497717" calcext:value-type="float">
            <text:p>14,594</text:p>
          </table:table-cell>
          <table:table-cell table:style-name="ce61" table:formula="of:=[.Z4]+[.AA4]" office:value-type="float" office:value="43295.528219254" calcext:value-type="float">
            <text:p>43,296</text:p>
          </table:table-cell>
          <table:table-cell table:style-name="ce69" table:formula="of:=[.W63]-[.Z4]" office:value-type="float" office:value="2094018.01797004" calcext:value-type="float">
            <text:p>2,094,018</text:p>
          </table:table-cell>
          <table:table-cell/>
          <table:table-cell table:style-name="ce48" table:formula="of:=[.Y63]+1" office:value-type="float" office:value="301" calcext:value-type="float">
            <text:p>301</text:p>
          </table:table-cell>
          <table:table-cell table:style-name="ce74" table:formula="of:=-PPMT([.$D$1]/12;[.$AE4]-12;[.$D$2];[.$E$15])" office:value-type="string" office:string-value="" calcext:value-type="error">
            <text:p>錯誤：502</text:p>
          </table:table-cell>
          <table:table-cell table:style-name="ce61" table:formula="of:=[.AC63]*[.$D$1]/12" office:value-type="float" office:value="0.000000000200789145310409" calcext:value-type="float">
            <text:p>0</text:p>
          </table:table-cell>
          <table:table-cell table:style-name="ce61" table:formula="of:=[.AF4]+[.AG4]" office:value-type="string" office:string-value="" calcext:value-type="error">
            <text:p>錯誤：502</text:p>
          </table:table-cell>
          <table:table-cell table:style-name="ce69" table:formula="of:=[.AC63]-[.AF4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5" table:formula="of:=[.A4]+1" office:value-type="float" office:value="2" calcext:value-type="float">
            <text:p>2</text:p>
          </table:table-cell>
          <table:table-cell table:style-name="ce54" table:formula="of:=-PPMT([.$B$1]/12;[.$A5];[.$B$2];[.$E$2])" office:value-type="float" office:value="6308.69924622815" calcext:value-type="float">
            <text:p>6,309</text:p>
          </table:table-cell>
          <table:table-cell table:style-name="ce58" table:formula="of:=[.E4]*[.$B$1]/12" office:value-type="float" office:value="34335.8155326321" calcext:value-type="float">
            <text:p>34,336</text:p>
          </table:table-cell>
          <table:table-cell table:style-name="ce58" table:formula="of:=[.B5]+[.C5]" office:value-type="float" office:value="40644.5147788603" calcext:value-type="float">
            <text:p>40,645</text:p>
          </table:table-cell>
          <table:table-cell table:style-name="ce66" table:formula="of:=[.E4]-[.B5]" office:value-type="float" office:value="5487421.78597491" calcext:value-type="float">
            <text:p>5,487,422</text:p>
          </table:table-cell>
          <table:table-cell table:style-name="ce37"/>
          <table:table-cell table:style-name="ce48" table:formula="of:=[.G4]+1" office:value-type="float" office:value="62" calcext:value-type="float">
            <text:p>62</text:p>
          </table:table-cell>
          <table:table-cell table:style-name="ce74" table:formula="of:=-PPMT([.$D$1]/12;[.$G5]-12;[.$D$2];[.$E$15])" office:value-type="float" office:value="8419.46967629589" calcext:value-type="float">
            <text:p>8,419</text:p>
          </table:table-cell>
          <table:table-cell table:style-name="ce61" table:formula="of:=[.K4]*[.$D$1]/12" office:value-type="float" office:value="34876.0585429583" calcext:value-type="float">
            <text:p>34,876</text:p>
          </table:table-cell>
          <table:table-cell table:style-name="ce61" table:formula="of:=[.H5]+[.I5]" office:value-type="float" office:value="43295.5282192542" calcext:value-type="float">
            <text:p>43,296</text:p>
          </table:table-cell>
          <table:table-cell table:style-name="ce69" table:formula="of:=[.K4]-[.H5]" office:value-type="float" office:value="5064461.77293582" calcext:value-type="float">
            <text:p>5,064,462</text:p>
          </table:table-cell>
          <table:table-cell table:style-name="ce37"/>
          <table:table-cell table:style-name="ce48" table:formula="of:=[.M4]+1" office:value-type="float" office:value="122" calcext:value-type="float">
            <text:p>122</text:p>
          </table:table-cell>
          <table:table-cell table:style-name="ce74" table:formula="of:=-PPMT([.$D$1]/12;[.$M5]-12;[.$D$2];[.$E$15])" office:value-type="float" office:value="12700.4235004912" calcext:value-type="float">
            <text:p>12,700</text:p>
          </table:table-cell>
          <table:table-cell table:style-name="ce61" table:formula="of:=[.Q4]*[.$D$1]/12" office:value-type="float" office:value="30595.1047187629" calcext:value-type="float">
            <text:p>30,595</text:p>
          </table:table-cell>
          <table:table-cell table:style-name="ce61" table:formula="of:=[.N5]+[.O5]" office:value-type="float" office:value="43295.5282192541" calcext:value-type="float">
            <text:p>43,296</text:p>
          </table:table-cell>
          <table:table-cell table:style-name="ce69" table:formula="of:=[.Q4]-[.N5]" office:value-type="float" office:value="4437496.62650138" calcext:value-type="float">
            <text:p>4,437,497</text:p>
          </table:table-cell>
          <table:table-cell/>
          <table:table-cell table:style-name="ce48" table:formula="of:=[.S4]+1" office:value-type="float" office:value="182" calcext:value-type="float">
            <text:p>182</text:p>
          </table:table-cell>
          <table:table-cell table:style-name="ce74" table:formula="of:=-PPMT([.$D$1]/12;[.$S5]-12;[.$D$2];[.$E$15])" office:value-type="float" office:value="19158.0661601472" calcext:value-type="float">
            <text:p>19,158</text:p>
          </table:table-cell>
          <table:table-cell table:style-name="ce61" table:formula="of:=[.W4]*[.$D$1]/12" office:value-type="float" office:value="24137.4620591068" calcext:value-type="float">
            <text:p>24,137</text:p>
          </table:table-cell>
          <table:table-cell table:style-name="ce61" table:formula="of:=[.T5]+[.U5]" office:value-type="float" office:value="43295.5282192541" calcext:value-type="float">
            <text:p>43,296</text:p>
          </table:table-cell>
          <table:table-cell table:style-name="ce69" table:formula="of:=[.W4]-[.T5]" office:value-type="float" office:value="3491745.50607358" calcext:value-type="float">
            <text:p>3,491,746</text:p>
          </table:table-cell>
          <table:table-cell/>
          <table:table-cell table:style-name="ce48" table:formula="of:=[.Y4]+1" office:value-type="float" office:value="242" calcext:value-type="float">
            <text:p>242</text:p>
          </table:table-cell>
          <table:table-cell table:style-name="ce74" table:formula="of:=-PPMT([.$D$1]/12;[.$Y5]-12;[.$D$2];[.$E$15])" office:value-type="float" office:value="28899.15434571" calcext:value-type="float">
            <text:p>28,899</text:p>
          </table:table-cell>
          <table:table-cell table:style-name="ce61" table:formula="of:=[.AC4]*[.$D$1]/12" office:value-type="float" office:value="14396.3738735441" calcext:value-type="float">
            <text:p>14,396</text:p>
          </table:table-cell>
          <table:table-cell table:style-name="ce61" table:formula="of:=[.Z5]+[.AA5]" office:value-type="float" office:value="43295.528219254" calcext:value-type="float">
            <text:p>43,296</text:p>
          </table:table-cell>
          <table:table-cell table:style-name="ce69" table:formula="of:=[.AC4]-[.Z5]" office:value-type="float" office:value="2065118.86362433" calcext:value-type="float">
            <text:p>2,065,119</text:p>
          </table:table-cell>
          <table:table-cell/>
          <table:table-cell table:style-name="ce48" table:formula="of:=[.AE4]+1" office:value-type="float" office:value="302" calcext:value-type="float">
            <text:p>302</text:p>
          </table:table-cell>
          <table:table-cell table:style-name="ce74" table:formula="of:=-PPMT([.$D$1]/12;[.$AE5]-12;[.$D$2];[.$E$15])" office:value-type="string" office:string-value="" calcext:value-type="error">
            <text:p>錯誤：502</text:p>
          </table:table-cell>
          <table:table-cell table:style-name="ce61" table:formula="of:=[.AI4]*[.$D$1]/12" office:value-type="string" office:string-value="" calcext:value-type="error">
            <text:p>錯誤：502</text:p>
          </table:table-cell>
          <table:table-cell table:style-name="ce61" table:formula="of:=[.AF5]+[.AG5]" office:value-type="string" office:string-value="" calcext:value-type="error">
            <text:p>錯誤：502</text:p>
          </table:table-cell>
          <table:table-cell table:style-name="ce69" table:formula="of:=[.AI4]-[.AF5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5" table:formula="of:=[.A5]+1" office:value-type="float" office:value="3" calcext:value-type="float">
            <text:p>3</text:p>
          </table:table-cell>
          <table:table-cell table:style-name="ce54" table:formula="of:=-PPMT([.$B$1]/12;[.$A6];[.$B$2];[.$E$2])" office:value-type="float" office:value="6348.12861651708" calcext:value-type="float">
            <text:p>6,348</text:p>
          </table:table-cell>
          <table:table-cell table:style-name="ce58" table:formula="of:=[.E5]*[.$B$1]/12" office:value-type="float" office:value="34296.3861623432" calcext:value-type="float">
            <text:p>34,296</text:p>
          </table:table-cell>
          <table:table-cell table:style-name="ce58" table:formula="of:=[.B6]+[.C6]" office:value-type="float" office:value="40644.5147788603" calcext:value-type="float">
            <text:p>40,645</text:p>
          </table:table-cell>
          <table:table-cell table:style-name="ce66" table:formula="of:=[.E5]-[.B6]" office:value-type="float" office:value="5481073.6573584" calcext:value-type="float">
            <text:p>5,481,074</text:p>
          </table:table-cell>
          <table:table-cell table:style-name="ce37"/>
          <table:table-cell table:style-name="ce48" table:formula="of:=[.G5]+1" office:value-type="float" office:value="63" calcext:value-type="float">
            <text:p>63</text:p>
          </table:table-cell>
          <table:table-cell table:style-name="ce74" table:formula="of:=-PPMT([.$D$1]/12;[.$G6]-12;[.$D$2];[.$E$15])" office:value-type="float" office:value="8477.35353032043" calcext:value-type="float">
            <text:p>8,477</text:p>
          </table:table-cell>
          <table:table-cell table:style-name="ce61" table:formula="of:=[.K5]*[.$D$1]/12" office:value-type="float" office:value="34818.1746889337" calcext:value-type="float">
            <text:p>34,818</text:p>
          </table:table-cell>
          <table:table-cell table:style-name="ce61" table:formula="of:=[.H6]+[.I6]" office:value-type="float" office:value="43295.5282192542" calcext:value-type="float">
            <text:p>43,296</text:p>
          </table:table-cell>
          <table:table-cell table:style-name="ce69" table:formula="of:=[.K5]-[.H6]" office:value-type="float" office:value="5055984.4194055" calcext:value-type="float">
            <text:p>5,055,984</text:p>
          </table:table-cell>
          <table:table-cell table:style-name="ce37"/>
          <table:table-cell table:style-name="ce48" table:formula="of:=[.M5]+1" office:value-type="float" office:value="123" calcext:value-type="float">
            <text:p>123</text:p>
          </table:table-cell>
          <table:table-cell table:style-name="ce74" table:formula="of:=-PPMT([.$D$1]/12;[.$M6]-12;[.$D$2];[.$E$15])" office:value-type="float" office:value="12787.7389120571" calcext:value-type="float">
            <text:p>12,788</text:p>
          </table:table-cell>
          <table:table-cell table:style-name="ce61" table:formula="of:=[.Q5]*[.$D$1]/12" office:value-type="float" office:value="30507.789307197" calcext:value-type="float">
            <text:p>30,508</text:p>
          </table:table-cell>
          <table:table-cell table:style-name="ce61" table:formula="of:=[.N6]+[.O6]" office:value-type="float" office:value="43295.5282192541" calcext:value-type="float">
            <text:p>43,296</text:p>
          </table:table-cell>
          <table:table-cell table:style-name="ce69" table:formula="of:=[.Q5]-[.N6]" office:value-type="float" office:value="4424708.88758933" calcext:value-type="float">
            <text:p>4,424,709</text:p>
          </table:table-cell>
          <table:table-cell/>
          <table:table-cell table:style-name="ce48" table:formula="of:=[.S5]+1" office:value-type="float" office:value="183" calcext:value-type="float">
            <text:p>183</text:p>
          </table:table-cell>
          <table:table-cell table:style-name="ce74" table:formula="of:=-PPMT([.$D$1]/12;[.$S6]-12;[.$D$2];[.$E$15])" office:value-type="float" office:value="19289.7778649982" calcext:value-type="float">
            <text:p>19,290</text:p>
          </table:table-cell>
          <table:table-cell table:style-name="ce61" table:formula="of:=[.W5]*[.$D$1]/12" office:value-type="float" office:value="24005.7503542558" calcext:value-type="float">
            <text:p>24,006</text:p>
          </table:table-cell>
          <table:table-cell table:style-name="ce61" table:formula="of:=[.T6]+[.U6]" office:value-type="float" office:value="43295.5282192541" calcext:value-type="float">
            <text:p>43,296</text:p>
          </table:table-cell>
          <table:table-cell table:style-name="ce69" table:formula="of:=[.W5]-[.T6]" office:value-type="float" office:value="3472455.72820858" calcext:value-type="float">
            <text:p>3,472,456</text:p>
          </table:table-cell>
          <table:table-cell/>
          <table:table-cell table:style-name="ce48" table:formula="of:=[.Y5]+1" office:value-type="float" office:value="243" calcext:value-type="float">
            <text:p>243</text:p>
          </table:table-cell>
          <table:table-cell table:style-name="ce74" table:formula="of:=-PPMT([.$D$1]/12;[.$Y6]-12;[.$D$2];[.$E$15])" office:value-type="float" office:value="29097.8360318367" calcext:value-type="float">
            <text:p>29,098</text:p>
          </table:table-cell>
          <table:table-cell table:style-name="ce61" table:formula="of:=[.AC5]*[.$D$1]/12" office:value-type="float" office:value="14197.6921874173" calcext:value-type="float">
            <text:p>14,198</text:p>
          </table:table-cell>
          <table:table-cell table:style-name="ce61" table:formula="of:=[.Z6]+[.AA6]" office:value-type="float" office:value="43295.528219254" calcext:value-type="float">
            <text:p>43,296</text:p>
          </table:table-cell>
          <table:table-cell table:style-name="ce69" table:formula="of:=[.AC5]-[.Z6]" office:value-type="float" office:value="2036021.0275925" calcext:value-type="float">
            <text:p>2,036,021</text:p>
          </table:table-cell>
          <table:table-cell/>
          <table:table-cell table:style-name="ce48" table:formula="of:=[.AE5]+1" office:value-type="float" office:value="303" calcext:value-type="float">
            <text:p>303</text:p>
          </table:table-cell>
          <table:table-cell table:style-name="ce74" table:formula="of:=-PPMT([.$D$1]/12;[.$AE6]-12;[.$D$2];[.$E$15])" office:value-type="string" office:string-value="" calcext:value-type="error">
            <text:p>錯誤：502</text:p>
          </table:table-cell>
          <table:table-cell table:style-name="ce61" table:formula="of:=[.AI5]*[.$D$1]/12" office:value-type="string" office:string-value="" calcext:value-type="error">
            <text:p>錯誤：502</text:p>
          </table:table-cell>
          <table:table-cell table:style-name="ce61" table:formula="of:=[.AF6]+[.AG6]" office:value-type="string" office:string-value="" calcext:value-type="error">
            <text:p>錯誤：502</text:p>
          </table:table-cell>
          <table:table-cell table:style-name="ce69" table:formula="of:=[.AI5]-[.AF6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5" table:formula="of:=[.A6]+1" office:value-type="float" office:value="4" calcext:value-type="float">
            <text:p>4</text:p>
          </table:table-cell>
          <table:table-cell table:style-name="ce54" table:formula="of:=-PPMT([.$B$1]/12;[.$A7];[.$B$2];[.$E$2])" office:value-type="float" office:value="6387.80442037031" calcext:value-type="float">
            <text:p>6,388</text:p>
          </table:table-cell>
          <table:table-cell table:style-name="ce58" table:formula="of:=[.E6]*[.$B$1]/12" office:value-type="float" office:value="34256.71035849" calcext:value-type="float">
            <text:p>34,257</text:p>
          </table:table-cell>
          <table:table-cell table:style-name="ce58" table:formula="of:=[.B7]+[.C7]" office:value-type="float" office:value="40644.5147788603" calcext:value-type="float">
            <text:p>40,645</text:p>
          </table:table-cell>
          <table:table-cell table:style-name="ce66" table:formula="of:=[.E6]-[.B7]" office:value-type="float" office:value="5474685.85293802" calcext:value-type="float">
            <text:p>5,474,686</text:p>
          </table:table-cell>
          <table:table-cell table:style-name="ce37"/>
          <table:table-cell table:style-name="ce48" table:formula="of:=[.G6]+1" office:value-type="float" office:value="64" calcext:value-type="float">
            <text:p>64</text:p>
          </table:table-cell>
          <table:table-cell table:style-name="ce74" table:formula="of:=-PPMT([.$D$1]/12;[.$G7]-12;[.$D$2];[.$E$15])" office:value-type="float" office:value="8535.63533584138" calcext:value-type="float">
            <text:p>8,536</text:p>
          </table:table-cell>
          <table:table-cell table:style-name="ce61" table:formula="of:=[.K6]*[.$D$1]/12" office:value-type="float" office:value="34759.8928834128" calcext:value-type="float">
            <text:p>34,760</text:p>
          </table:table-cell>
          <table:table-cell table:style-name="ce61" table:formula="of:=[.H7]+[.I7]" office:value-type="float" office:value="43295.5282192542" calcext:value-type="float">
            <text:p>43,296</text:p>
          </table:table-cell>
          <table:table-cell table:style-name="ce69" table:formula="of:=[.K6]-[.H7]" office:value-type="float" office:value="5047448.78406966" calcext:value-type="float">
            <text:p>5,047,449</text:p>
          </table:table-cell>
          <table:table-cell table:style-name="ce37"/>
          <table:table-cell table:style-name="ce48" table:formula="of:=[.M6]+1" office:value-type="float" office:value="124" calcext:value-type="float">
            <text:p>124</text:p>
          </table:table-cell>
          <table:table-cell table:style-name="ce74" table:formula="of:=-PPMT([.$D$1]/12;[.$M7]-12;[.$D$2];[.$E$15])" office:value-type="float" office:value="12875.6546170775" calcext:value-type="float">
            <text:p>12,876</text:p>
          </table:table-cell>
          <table:table-cell table:style-name="ce61" table:formula="of:=[.Q6]*[.$D$1]/12" office:value-type="float" office:value="30419.8736021766" calcext:value-type="float">
            <text:p>30,420</text:p>
          </table:table-cell>
          <table:table-cell table:style-name="ce61" table:formula="of:=[.N7]+[.O7]" office:value-type="float" office:value="43295.5282192541" calcext:value-type="float">
            <text:p>43,296</text:p>
          </table:table-cell>
          <table:table-cell table:style-name="ce69" table:formula="of:=[.Q6]-[.N7]" office:value-type="float" office:value="4411833.23297225" calcext:value-type="float">
            <text:p>4,411,833</text:p>
          </table:table-cell>
          <table:table-cell/>
          <table:table-cell table:style-name="ce48" table:formula="of:=[.S6]+1" office:value-type="float" office:value="184" calcext:value-type="float">
            <text:p>184</text:p>
          </table:table-cell>
          <table:table-cell table:style-name="ce74" table:formula="of:=-PPMT([.$D$1]/12;[.$S7]-12;[.$D$2];[.$E$15])" office:value-type="float" office:value="19422.3950878201" calcext:value-type="float">
            <text:p>19,422</text:p>
          </table:table-cell>
          <table:table-cell table:style-name="ce61" table:formula="of:=[.W6]*[.$D$1]/12" office:value-type="float" office:value="23873.133131434" calcext:value-type="float">
            <text:p>23,873</text:p>
          </table:table-cell>
          <table:table-cell table:style-name="ce61" table:formula="of:=[.T7]+[.U7]" office:value-type="float" office:value="43295.5282192541" calcext:value-type="float">
            <text:p>43,296</text:p>
          </table:table-cell>
          <table:table-cell table:style-name="ce69" table:formula="of:=[.W6]-[.T7]" office:value-type="float" office:value="3453033.33312076" calcext:value-type="float">
            <text:p>3,453,033</text:p>
          </table:table-cell>
          <table:table-cell/>
          <table:table-cell table:style-name="ce48" table:formula="of:=[.Y6]+1" office:value-type="float" office:value="244" calcext:value-type="float">
            <text:p>244</text:p>
          </table:table-cell>
          <table:table-cell table:style-name="ce74" table:formula="of:=-PPMT([.$D$1]/12;[.$Y7]-12;[.$D$2];[.$E$15])" office:value-type="float" office:value="29297.8836545556" calcext:value-type="float">
            <text:p>29,298</text:p>
          </table:table-cell>
          <table:table-cell table:style-name="ce61" table:formula="of:=[.AC6]*[.$D$1]/12" office:value-type="float" office:value="13997.6445646984" calcext:value-type="float">
            <text:p>13,998</text:p>
          </table:table-cell>
          <table:table-cell table:style-name="ce61" table:formula="of:=[.Z7]+[.AA7]" office:value-type="float" office:value="43295.528219254" calcext:value-type="float">
            <text:p>43,296</text:p>
          </table:table-cell>
          <table:table-cell table:style-name="ce69" table:formula="of:=[.AC6]-[.Z7]" office:value-type="float" office:value="2006723.14393794" calcext:value-type="float">
            <text:p>2,006,723</text:p>
          </table:table-cell>
          <table:table-cell/>
          <table:table-cell table:style-name="ce48" table:formula="of:=[.AE6]+1" office:value-type="float" office:value="304" calcext:value-type="float">
            <text:p>304</text:p>
          </table:table-cell>
          <table:table-cell table:style-name="ce74" table:formula="of:=-PPMT([.$D$1]/12;[.$AE7]-12;[.$D$2];[.$E$15])" office:value-type="string" office:string-value="" calcext:value-type="error">
            <text:p>錯誤：502</text:p>
          </table:table-cell>
          <table:table-cell table:style-name="ce61" table:formula="of:=[.AI6]*[.$D$1]/12" office:value-type="string" office:string-value="" calcext:value-type="error">
            <text:p>錯誤：502</text:p>
          </table:table-cell>
          <table:table-cell table:style-name="ce61" table:formula="of:=[.AF7]+[.AG7]" office:value-type="string" office:string-value="" calcext:value-type="error">
            <text:p>錯誤：502</text:p>
          </table:table-cell>
          <table:table-cell table:style-name="ce69" table:formula="of:=[.AI6]-[.AF7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5" table:formula="of:=[.A7]+1" office:value-type="float" office:value="5" calcext:value-type="float">
            <text:p>5</text:p>
          </table:table-cell>
          <table:table-cell table:style-name="ce54" table:formula="of:=-PPMT([.$B$1]/12;[.$A8];[.$B$2];[.$E$2])" office:value-type="float" office:value="6427.72819799763" calcext:value-type="float">
            <text:p>6,428</text:p>
          </table:table-cell>
          <table:table-cell table:style-name="ce58" table:formula="of:=[.E7]*[.$B$1]/12" office:value-type="float" office:value="34216.7865808626" calcext:value-type="float">
            <text:p>34,217</text:p>
          </table:table-cell>
          <table:table-cell table:style-name="ce58" table:formula="of:=[.B8]+[.C8]" office:value-type="float" office:value="40644.5147788603" calcext:value-type="float">
            <text:p>40,645</text:p>
          </table:table-cell>
          <table:table-cell table:style-name="ce66" table:formula="of:=[.E7]-[.B8]" office:value-type="float" office:value="5468258.12474003" calcext:value-type="float">
            <text:p>5,468,258</text:p>
          </table:table-cell>
          <table:table-cell table:style-name="ce37"/>
          <table:table-cell table:style-name="ce48" table:formula="of:=[.G7]+1" office:value-type="float" office:value="65" calcext:value-type="float">
            <text:p>65</text:p>
          </table:table-cell>
          <table:table-cell table:style-name="ce74" table:formula="of:=-PPMT([.$D$1]/12;[.$G8]-12;[.$D$2];[.$E$15])" office:value-type="float" office:value="8594.31782877528" calcext:value-type="float">
            <text:p>8,594</text:p>
          </table:table-cell>
          <table:table-cell table:style-name="ce61" table:formula="of:=[.K7]*[.$D$1]/12" office:value-type="float" office:value="34701.2103904789" calcext:value-type="float">
            <text:p>34,701</text:p>
          </table:table-cell>
          <table:table-cell table:style-name="ce61" table:formula="of:=[.H8]+[.I8]" office:value-type="float" office:value="43295.5282192542" calcext:value-type="float">
            <text:p>43,296</text:p>
          </table:table-cell>
          <table:table-cell table:style-name="ce69" table:formula="of:=[.K7]-[.H8]" office:value-type="float" office:value="5038854.46624088" calcext:value-type="float">
            <text:p>5,038,854</text:p>
          </table:table-cell>
          <table:table-cell table:style-name="ce37"/>
          <table:table-cell table:style-name="ce48" table:formula="of:=[.M7]+1" office:value-type="float" office:value="125" calcext:value-type="float">
            <text:p>125</text:p>
          </table:table-cell>
          <table:table-cell table:style-name="ce74" table:formula="of:=-PPMT([.$D$1]/12;[.$M8]-12;[.$D$2];[.$E$15])" office:value-type="float" office:value="12964.1747425699" calcext:value-type="float">
            <text:p>12,964</text:p>
          </table:table-cell>
          <table:table-cell table:style-name="ce61" table:formula="of:=[.Q7]*[.$D$1]/12" office:value-type="float" office:value="30331.3534766842" calcext:value-type="float">
            <text:p>30,331</text:p>
          </table:table-cell>
          <table:table-cell table:style-name="ce61" table:formula="of:=[.N8]+[.O8]" office:value-type="float" office:value="43295.5282192541" calcext:value-type="float">
            <text:p>43,296</text:p>
          </table:table-cell>
          <table:table-cell table:style-name="ce69" table:formula="of:=[.Q7]-[.N8]" office:value-type="float" office:value="4398869.05822968" calcext:value-type="float">
            <text:p>4,398,869</text:p>
          </table:table-cell>
          <table:table-cell/>
          <table:table-cell table:style-name="ce48" table:formula="of:=[.S7]+1" office:value-type="float" office:value="185" calcext:value-type="float">
            <text:p>185</text:p>
          </table:table-cell>
          <table:table-cell table:style-name="ce74" table:formula="of:=-PPMT([.$D$1]/12;[.$S8]-12;[.$D$2];[.$E$15])" office:value-type="float" office:value="19555.9240540489" calcext:value-type="float">
            <text:p>19,556</text:p>
          </table:table-cell>
          <table:table-cell table:style-name="ce61" table:formula="of:=[.W7]*[.$D$1]/12" office:value-type="float" office:value="23739.6041652052" calcext:value-type="float">
            <text:p>23,740</text:p>
          </table:table-cell>
          <table:table-cell table:style-name="ce61" table:formula="of:=[.T8]+[.U8]" office:value-type="float" office:value="43295.5282192541" calcext:value-type="float">
            <text:p>43,296</text:p>
          </table:table-cell>
          <table:table-cell table:style-name="ce69" table:formula="of:=[.W7]-[.T8]" office:value-type="float" office:value="3433477.40906671" calcext:value-type="float">
            <text:p>3,433,477</text:p>
          </table:table-cell>
          <table:table-cell/>
          <table:table-cell table:style-name="ce48" table:formula="of:=[.Y7]+1" office:value-type="float" office:value="245" calcext:value-type="float">
            <text:p>245</text:p>
          </table:table-cell>
          <table:table-cell table:style-name="ce74" table:formula="of:=-PPMT([.$D$1]/12;[.$Y8]-12;[.$D$2];[.$E$15])" office:value-type="float" office:value="29499.3066046807" calcext:value-type="float">
            <text:p>29,499</text:p>
          </table:table-cell>
          <table:table-cell table:style-name="ce61" table:formula="of:=[.AC7]*[.$D$1]/12" office:value-type="float" office:value="13796.2216145733" calcext:value-type="float">
            <text:p>13,796</text:p>
          </table:table-cell>
          <table:table-cell table:style-name="ce61" table:formula="of:=[.Z8]+[.AA8]" office:value-type="float" office:value="43295.528219254" calcext:value-type="float">
            <text:p>43,296</text:p>
          </table:table-cell>
          <table:table-cell table:style-name="ce69" table:formula="of:=[.AC7]-[.Z8]" office:value-type="float" office:value="1977223.83733326" calcext:value-type="float">
            <text:p>1,977,224</text:p>
          </table:table-cell>
          <table:table-cell/>
          <table:table-cell table:style-name="ce48" table:formula="of:=[.AE7]+1" office:value-type="float" office:value="305" calcext:value-type="float">
            <text:p>305</text:p>
          </table:table-cell>
          <table:table-cell table:style-name="ce74" table:formula="of:=-PPMT([.$D$1]/12;[.$AE8]-12;[.$D$2];[.$E$15])" office:value-type="string" office:string-value="" calcext:value-type="error">
            <text:p>錯誤：502</text:p>
          </table:table-cell>
          <table:table-cell table:style-name="ce61" table:formula="of:=[.AI7]*[.$D$1]/12" office:value-type="string" office:string-value="" calcext:value-type="error">
            <text:p>錯誤：502</text:p>
          </table:table-cell>
          <table:table-cell table:style-name="ce61" table:formula="of:=[.AF8]+[.AG8]" office:value-type="string" office:string-value="" calcext:value-type="error">
            <text:p>錯誤：502</text:p>
          </table:table-cell>
          <table:table-cell table:style-name="ce69" table:formula="of:=[.AI7]-[.AF8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5" table:formula="of:=[.A8]+1" office:value-type="float" office:value="6" calcext:value-type="float">
            <text:p>6</text:p>
          </table:table-cell>
          <table:table-cell table:style-name="ce54" table:formula="of:=-PPMT([.$B$1]/12;[.$A9];[.$B$2];[.$E$2])" office:value-type="float" office:value="6467.90149923511" calcext:value-type="float">
            <text:p>6,468</text:p>
          </table:table-cell>
          <table:table-cell table:style-name="ce58" table:formula="of:=[.E8]*[.$B$1]/12" office:value-type="float" office:value="34176.6132796252" calcext:value-type="float">
            <text:p>34,177</text:p>
          </table:table-cell>
          <table:table-cell table:style-name="ce58" table:formula="of:=[.B9]+[.C9]" office:value-type="float" office:value="40644.5147788603" calcext:value-type="float">
            <text:p>40,645</text:p>
          </table:table-cell>
          <table:table-cell table:style-name="ce66" table:formula="of:=[.E8]-[.B9]" office:value-type="float" office:value="5461790.22324079" calcext:value-type="float">
            <text:p>5,461,790</text:p>
          </table:table-cell>
          <table:table-cell table:style-name="ce37"/>
          <table:table-cell table:style-name="ce48" table:formula="of:=[.G8]+1" office:value-type="float" office:value="66" calcext:value-type="float">
            <text:p>66</text:p>
          </table:table-cell>
          <table:table-cell table:style-name="ce74" table:formula="of:=-PPMT([.$D$1]/12;[.$G9]-12;[.$D$2];[.$E$15])" office:value-type="float" office:value="8653.40376384812" calcext:value-type="float">
            <text:p>8,653</text:p>
          </table:table-cell>
          <table:table-cell table:style-name="ce61" table:formula="of:=[.K8]*[.$D$1]/12" office:value-type="float" office:value="34642.124455406" calcext:value-type="float">
            <text:p>34,642</text:p>
          </table:table-cell>
          <table:table-cell table:style-name="ce61" table:formula="of:=[.H9]+[.I9]" office:value-type="float" office:value="43295.5282192542" calcext:value-type="float">
            <text:p>43,296</text:p>
          </table:table-cell>
          <table:table-cell table:style-name="ce69" table:formula="of:=[.K8]-[.H9]" office:value-type="float" office:value="5030201.06247703" calcext:value-type="float">
            <text:p>5,030,201</text:p>
          </table:table-cell>
          <table:table-cell table:style-name="ce37"/>
          <table:table-cell table:style-name="ce48" table:formula="of:=[.M8]+1" office:value-type="float" office:value="126" calcext:value-type="float">
            <text:p>126</text:p>
          </table:table-cell>
          <table:table-cell table:style-name="ce74" table:formula="of:=-PPMT([.$D$1]/12;[.$M9]-12;[.$D$2];[.$E$15])" office:value-type="float" office:value="13053.3034439251" calcext:value-type="float">
            <text:p>13,053</text:p>
          </table:table-cell>
          <table:table-cell table:style-name="ce61" table:formula="of:=[.Q8]*[.$D$1]/12" office:value-type="float" office:value="30242.224775329" calcext:value-type="float">
            <text:p>30,242</text:p>
          </table:table-cell>
          <table:table-cell table:style-name="ce61" table:formula="of:=[.N9]+[.O9]" office:value-type="float" office:value="43295.5282192541" calcext:value-type="float">
            <text:p>43,296</text:p>
          </table:table-cell>
          <table:table-cell table:style-name="ce69" table:formula="of:=[.Q8]-[.N9]" office:value-type="float" office:value="4385815.75478575" calcext:value-type="float">
            <text:p>4,385,816</text:p>
          </table:table-cell>
          <table:table-cell/>
          <table:table-cell table:style-name="ce48" table:formula="of:=[.S8]+1" office:value-type="float" office:value="186" calcext:value-type="float">
            <text:p>186</text:p>
          </table:table-cell>
          <table:table-cell table:style-name="ce74" table:formula="of:=-PPMT([.$D$1]/12;[.$S9]-12;[.$D$2];[.$E$15])" office:value-type="float" office:value="19690.3710319205" calcext:value-type="float">
            <text:p>19,690</text:p>
          </table:table-cell>
          <table:table-cell table:style-name="ce61" table:formula="of:=[.W8]*[.$D$1]/12" office:value-type="float" office:value="23605.1571873336" calcext:value-type="float">
            <text:p>23,605</text:p>
          </table:table-cell>
          <table:table-cell table:style-name="ce61" table:formula="of:=[.T9]+[.U9]" office:value-type="float" office:value="43295.5282192541" calcext:value-type="float">
            <text:p>43,296</text:p>
          </table:table-cell>
          <table:table-cell table:style-name="ce69" table:formula="of:=[.W8]-[.T9]" office:value-type="float" office:value="3413787.03803479" calcext:value-type="float">
            <text:p>3,413,787</text:p>
          </table:table-cell>
          <table:table-cell/>
          <table:table-cell table:style-name="ce48" table:formula="of:=[.Y8]+1" office:value-type="float" office:value="246" calcext:value-type="float">
            <text:p>246</text:p>
          </table:table-cell>
          <table:table-cell table:style-name="ce74" table:formula="of:=-PPMT([.$D$1]/12;[.$Y9]-12;[.$D$2];[.$E$15])" office:value-type="float" office:value="29702.1143375878" calcext:value-type="float">
            <text:p>29,702</text:p>
          </table:table-cell>
          <table:table-cell table:style-name="ce61" table:formula="of:=[.AC8]*[.$D$1]/12" office:value-type="float" office:value="13593.4138816662" calcext:value-type="float">
            <text:p>13,593</text:p>
          </table:table-cell>
          <table:table-cell table:style-name="ce61" table:formula="of:=[.Z9]+[.AA9]" office:value-type="float" office:value="43295.528219254" calcext:value-type="float">
            <text:p>43,296</text:p>
          </table:table-cell>
          <table:table-cell table:style-name="ce69" table:formula="of:=[.AC8]-[.Z9]" office:value-type="float" office:value="1947521.72299567" calcext:value-type="float">
            <text:p>1,947,522</text:p>
          </table:table-cell>
          <table:table-cell/>
          <table:table-cell table:style-name="ce48" table:formula="of:=[.AE8]+1" office:value-type="float" office:value="306" calcext:value-type="float">
            <text:p>306</text:p>
          </table:table-cell>
          <table:table-cell table:style-name="ce74" table:formula="of:=-PPMT([.$D$1]/12;[.$AE9]-12;[.$D$2];[.$E$15])" office:value-type="string" office:string-value="" calcext:value-type="error">
            <text:p>錯誤：502</text:p>
          </table:table-cell>
          <table:table-cell table:style-name="ce61" table:formula="of:=[.AI8]*[.$D$1]/12" office:value-type="string" office:string-value="" calcext:value-type="error">
            <text:p>錯誤：502</text:p>
          </table:table-cell>
          <table:table-cell table:style-name="ce61" table:formula="of:=[.AF9]+[.AG9]" office:value-type="string" office:string-value="" calcext:value-type="error">
            <text:p>錯誤：502</text:p>
          </table:table-cell>
          <table:table-cell table:style-name="ce69" table:formula="of:=[.AI8]-[.AF9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5" table:formula="of:=[.A9]+1" office:value-type="float" office:value="7" calcext:value-type="float">
            <text:p>7</text:p>
          </table:table-cell>
          <table:table-cell table:style-name="ce54" table:formula="of:=-PPMT([.$B$1]/12;[.$A10];[.$B$2];[.$E$2])" office:value-type="float" office:value="6508.32588360533" calcext:value-type="float">
            <text:p>6,508</text:p>
          </table:table-cell>
          <table:table-cell table:style-name="ce58" table:formula="of:=[.E9]*[.$B$1]/12" office:value-type="float" office:value="34136.1888952549" calcext:value-type="float">
            <text:p>34,136</text:p>
          </table:table-cell>
          <table:table-cell table:style-name="ce58" table:formula="of:=[.B10]+[.C10]" office:value-type="float" office:value="40644.5147788603" calcext:value-type="float">
            <text:p>40,645</text:p>
          </table:table-cell>
          <table:table-cell table:style-name="ce66" table:formula="of:=[.E9]-[.B10]" office:value-type="float" office:value="5455281.89735719" calcext:value-type="float">
            <text:p>5,455,282</text:p>
          </table:table-cell>
          <table:table-cell table:style-name="ce37"/>
          <table:table-cell table:style-name="ce48" table:formula="of:=[.G9]+1" office:value-type="float" office:value="67" calcext:value-type="float">
            <text:p>67</text:p>
          </table:table-cell>
          <table:table-cell table:style-name="ce74" table:formula="of:=-PPMT([.$D$1]/12;[.$G10]-12;[.$D$2];[.$E$15])" office:value-type="float" office:value="8712.89591472457" calcext:value-type="float">
            <text:p>8,713</text:p>
          </table:table-cell>
          <table:table-cell table:style-name="ce61" table:formula="of:=[.K9]*[.$D$1]/12" office:value-type="float" office:value="34582.6323045296" calcext:value-type="float">
            <text:p>34,583</text:p>
          </table:table-cell>
          <table:table-cell table:style-name="ce61" table:formula="of:=[.H10]+[.I10]" office:value-type="float" office:value="43295.5282192542" calcext:value-type="float">
            <text:p>43,296</text:p>
          </table:table-cell>
          <table:table-cell table:style-name="ce69" table:formula="of:=[.K9]-[.H10]" office:value-type="float" office:value="5021488.16656231" calcext:value-type="float">
            <text:p>5,021,488</text:p>
          </table:table-cell>
          <table:table-cell table:style-name="ce37"/>
          <table:table-cell table:style-name="ce48" table:formula="of:=[.M9]+1" office:value-type="float" office:value="127" calcext:value-type="float">
            <text:p>127</text:p>
          </table:table-cell>
          <table:table-cell table:style-name="ce74" table:formula="of:=-PPMT([.$D$1]/12;[.$M10]-12;[.$D$2];[.$E$15])" office:value-type="float" office:value="13143.0449051021" calcext:value-type="float">
            <text:p>13,143</text:p>
          </table:table-cell>
          <table:table-cell table:style-name="ce61" table:formula="of:=[.Q9]*[.$D$1]/12" office:value-type="float" office:value="30152.4833141521" calcext:value-type="float">
            <text:p>30,152</text:p>
          </table:table-cell>
          <table:table-cell table:style-name="ce61" table:formula="of:=[.N10]+[.O10]" office:value-type="float" office:value="43295.5282192541" calcext:value-type="float">
            <text:p>43,296</text:p>
          </table:table-cell>
          <table:table-cell table:style-name="ce69" table:formula="of:=[.Q9]-[.N10]" office:value-type="float" office:value="4372672.70988065" calcext:value-type="float">
            <text:p>4,372,673</text:p>
          </table:table-cell>
          <table:table-cell/>
          <table:table-cell table:style-name="ce48" table:formula="of:=[.S9]+1" office:value-type="float" office:value="187" calcext:value-type="float">
            <text:p>187</text:p>
          </table:table-cell>
          <table:table-cell table:style-name="ce74" table:formula="of:=-PPMT([.$D$1]/12;[.$S10]-12;[.$D$2];[.$E$15])" office:value-type="float" office:value="19825.7423327649" calcext:value-type="float">
            <text:p>19,826</text:p>
          </table:table-cell>
          <table:table-cell table:style-name="ce61" table:formula="of:=[.W9]*[.$D$1]/12" office:value-type="float" office:value="23469.7858864892" calcext:value-type="float">
            <text:p>23,470</text:p>
          </table:table-cell>
          <table:table-cell table:style-name="ce61" table:formula="of:=[.T10]+[.U10]" office:value-type="float" office:value="43295.5282192541" calcext:value-type="float">
            <text:p>43,296</text:p>
          </table:table-cell>
          <table:table-cell table:style-name="ce69" table:formula="of:=[.W9]-[.T10]" office:value-type="float" office:value="3393961.29570202" calcext:value-type="float">
            <text:p>3,393,961</text:p>
          </table:table-cell>
          <table:table-cell/>
          <table:table-cell table:style-name="ce48" table:formula="of:=[.Y9]+1" office:value-type="float" office:value="247" calcext:value-type="float">
            <text:p>247</text:p>
          </table:table-cell>
          <table:table-cell table:style-name="ce74" table:formula="of:=-PPMT([.$D$1]/12;[.$Y10]-12;[.$D$2];[.$E$15])" office:value-type="float" office:value="29906.3163736588" calcext:value-type="float">
            <text:p>29,906</text:p>
          </table:table-cell>
          <table:table-cell table:style-name="ce61" table:formula="of:=[.AC9]*[.$D$1]/12" office:value-type="float" office:value="13389.2118455953" calcext:value-type="float">
            <text:p>13,389</text:p>
          </table:table-cell>
          <table:table-cell table:style-name="ce61" table:formula="of:=[.Z10]+[.AA10]" office:value-type="float" office:value="43295.528219254" calcext:value-type="float">
            <text:p>43,296</text:p>
          </table:table-cell>
          <table:table-cell table:style-name="ce69" table:formula="of:=[.AC9]-[.Z10]" office:value-type="float" office:value="1917615.40662201" calcext:value-type="float">
            <text:p>1,917,615</text:p>
          </table:table-cell>
          <table:table-cell/>
          <table:table-cell table:style-name="ce48" table:formula="of:=[.AE9]+1" office:value-type="float" office:value="307" calcext:value-type="float">
            <text:p>307</text:p>
          </table:table-cell>
          <table:table-cell table:style-name="ce74" table:formula="of:=-PPMT([.$D$1]/12;[.$AE10]-12;[.$D$2];[.$E$15])" office:value-type="string" office:string-value="" calcext:value-type="error">
            <text:p>錯誤：502</text:p>
          </table:table-cell>
          <table:table-cell table:style-name="ce61" table:formula="of:=[.AI9]*[.$D$1]/12" office:value-type="string" office:string-value="" calcext:value-type="error">
            <text:p>錯誤：502</text:p>
          </table:table-cell>
          <table:table-cell table:style-name="ce61" table:formula="of:=[.AF10]+[.AG10]" office:value-type="string" office:string-value="" calcext:value-type="error">
            <text:p>錯誤：502</text:p>
          </table:table-cell>
          <table:table-cell table:style-name="ce69" table:formula="of:=[.AI9]-[.AF10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5" table:formula="of:=[.A10]+1" office:value-type="float" office:value="8" calcext:value-type="float">
            <text:p>8</text:p>
          </table:table-cell>
          <table:table-cell table:style-name="ce54" table:formula="of:=-PPMT([.$B$1]/12;[.$A11];[.$B$2];[.$E$2])" office:value-type="float" office:value="6549.00292037786" calcext:value-type="float">
            <text:p>6,549</text:p>
          </table:table-cell>
          <table:table-cell table:style-name="ce58" table:formula="of:=[.E10]*[.$B$1]/12" office:value-type="float" office:value="34095.5118584824" calcext:value-type="float">
            <text:p>34,096</text:p>
          </table:table-cell>
          <table:table-cell table:style-name="ce58" table:formula="of:=[.B11]+[.C11]" office:value-type="float" office:value="40644.5147788603" calcext:value-type="float">
            <text:p>40,645</text:p>
          </table:table-cell>
          <table:table-cell table:style-name="ce66" table:formula="of:=[.E10]-[.B11]" office:value-type="float" office:value="5448732.89443681" calcext:value-type="float">
            <text:p>5,448,733</text:p>
          </table:table-cell>
          <table:table-cell table:style-name="ce37"/>
          <table:table-cell table:style-name="ce48" table:formula="of:=[.G10]+1" office:value-type="float" office:value="68" calcext:value-type="float">
            <text:p>68</text:p>
          </table:table-cell>
          <table:table-cell table:style-name="ce74" table:formula="of:=-PPMT([.$D$1]/12;[.$G11]-12;[.$D$2];[.$E$15])" office:value-type="float" office:value="8772.7970741383" calcext:value-type="float">
            <text:p>8,773</text:p>
          </table:table-cell>
          <table:table-cell table:style-name="ce61" table:formula="of:=[.K10]*[.$D$1]/12" office:value-type="float" office:value="34522.7311451159" calcext:value-type="float">
            <text:p>34,523</text:p>
          </table:table-cell>
          <table:table-cell table:style-name="ce61" table:formula="of:=[.H11]+[.I11]" office:value-type="float" office:value="43295.5282192542" calcext:value-type="float">
            <text:p>43,296</text:p>
          </table:table-cell>
          <table:table-cell table:style-name="ce69" table:formula="of:=[.K10]-[.H11]" office:value-type="float" office:value="5012715.36948817" calcext:value-type="float">
            <text:p>5,012,715</text:p>
          </table:table-cell>
          <table:table-cell table:style-name="ce37"/>
          <table:table-cell table:style-name="ce48" table:formula="of:=[.M10]+1" office:value-type="float" office:value="128" calcext:value-type="float">
            <text:p>128</text:p>
          </table:table-cell>
          <table:table-cell table:style-name="ce74" table:formula="of:=-PPMT([.$D$1]/12;[.$M11]-12;[.$D$2];[.$E$15])" office:value-type="float" office:value="13233.4033388246" calcext:value-type="float">
            <text:p>13,233</text:p>
          </table:table-cell>
          <table:table-cell table:style-name="ce61" table:formula="of:=[.Q10]*[.$D$1]/12" office:value-type="float" office:value="30062.1248804295" calcext:value-type="float">
            <text:p>30,062</text:p>
          </table:table-cell>
          <table:table-cell table:style-name="ce61" table:formula="of:=[.N11]+[.O11]" office:value-type="float" office:value="43295.5282192541" calcext:value-type="float">
            <text:p>43,296</text:p>
          </table:table-cell>
          <table:table-cell table:style-name="ce69" table:formula="of:=[.Q10]-[.N11]" office:value-type="float" office:value="4359439.30654183" calcext:value-type="float">
            <text:p>4,359,439</text:p>
          </table:table-cell>
          <table:table-cell/>
          <table:table-cell table:style-name="ce48" table:formula="of:=[.S10]+1" office:value-type="float" office:value="188" calcext:value-type="float">
            <text:p>188</text:p>
          </table:table-cell>
          <table:table-cell table:style-name="ce74" table:formula="of:=-PPMT([.$D$1]/12;[.$S11]-12;[.$D$2];[.$E$15])" office:value-type="float" office:value="19962.0443113027" calcext:value-type="float">
            <text:p>19,962</text:p>
          </table:table-cell>
          <table:table-cell table:style-name="ce61" table:formula="of:=[.W10]*[.$D$1]/12" office:value-type="float" office:value="23333.4839079514" calcext:value-type="float">
            <text:p>23,333</text:p>
          </table:table-cell>
          <table:table-cell table:style-name="ce61" table:formula="of:=[.T11]+[.U11]" office:value-type="float" office:value="43295.5282192541" calcext:value-type="float">
            <text:p>43,296</text:p>
          </table:table-cell>
          <table:table-cell table:style-name="ce69" table:formula="of:=[.W10]-[.T11]" office:value-type="float" office:value="3373999.25139072" calcext:value-type="float">
            <text:p>3,373,999</text:p>
          </table:table-cell>
          <table:table-cell/>
          <table:table-cell table:style-name="ce48" table:formula="of:=[.Y10]+1" office:value-type="float" office:value="248" calcext:value-type="float">
            <text:p>248</text:p>
          </table:table-cell>
          <table:table-cell table:style-name="ce74" table:formula="of:=-PPMT([.$D$1]/12;[.$Y11]-12;[.$D$2];[.$E$15])" office:value-type="float" office:value="30111.9222987277" calcext:value-type="float">
            <text:p>30,112</text:p>
          </table:table-cell>
          <table:table-cell table:style-name="ce61" table:formula="of:=[.AC10]*[.$D$1]/12" office:value-type="float" office:value="13183.6059205263" calcext:value-type="float">
            <text:p>13,184</text:p>
          </table:table-cell>
          <table:table-cell table:style-name="ce61" table:formula="of:=[.Z11]+[.AA11]" office:value-type="float" office:value="43295.528219254" calcext:value-type="float">
            <text:p>43,296</text:p>
          </table:table-cell>
          <table:table-cell table:style-name="ce69" table:formula="of:=[.AC10]-[.Z11]" office:value-type="float" office:value="1887503.48432329" calcext:value-type="float">
            <text:p>1,887,503</text:p>
          </table:table-cell>
          <table:table-cell/>
          <table:table-cell table:style-name="ce48" table:formula="of:=[.AE10]+1" office:value-type="float" office:value="308" calcext:value-type="float">
            <text:p>308</text:p>
          </table:table-cell>
          <table:table-cell table:style-name="ce74" table:formula="of:=-PPMT([.$D$1]/12;[.$AE11]-12;[.$D$2];[.$E$15])" office:value-type="string" office:string-value="" calcext:value-type="error">
            <text:p>錯誤：502</text:p>
          </table:table-cell>
          <table:table-cell table:style-name="ce61" table:formula="of:=[.AI10]*[.$D$1]/12" office:value-type="string" office:string-value="" calcext:value-type="error">
            <text:p>錯誤：502</text:p>
          </table:table-cell>
          <table:table-cell table:style-name="ce61" table:formula="of:=[.AF11]+[.AG11]" office:value-type="string" office:string-value="" calcext:value-type="error">
            <text:p>錯誤：502</text:p>
          </table:table-cell>
          <table:table-cell table:style-name="ce69" table:formula="of:=[.AI10]-[.AF11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5" table:formula="of:=[.A11]+1" office:value-type="float" office:value="9" calcext:value-type="float">
            <text:p>9</text:p>
          </table:table-cell>
          <table:table-cell table:style-name="ce54" table:formula="of:=-PPMT([.$B$1]/12;[.$A12];[.$B$2];[.$E$2])" office:value-type="float" office:value="6589.93418863022" calcext:value-type="float">
            <text:p>6,590</text:p>
          </table:table-cell>
          <table:table-cell table:style-name="ce58" table:formula="of:=[.E11]*[.$B$1]/12" office:value-type="float" office:value="34054.58059023" calcext:value-type="float">
            <text:p>34,055</text:p>
          </table:table-cell>
          <table:table-cell table:style-name="ce58" table:formula="of:=[.B12]+[.C12]" office:value-type="float" office:value="40644.5147788603" calcext:value-type="float">
            <text:p>40,645</text:p>
          </table:table-cell>
          <table:table-cell table:style-name="ce66" table:formula="of:=[.E11]-[.B12]" office:value-type="float" office:value="5442142.96024818" calcext:value-type="float">
            <text:p>5,442,143</text:p>
          </table:table-cell>
          <table:table-cell table:style-name="ce37"/>
          <table:table-cell table:style-name="ce48" table:formula="of:=[.G11]+1" office:value-type="float" office:value="69" calcext:value-type="float">
            <text:p>69</text:p>
          </table:table-cell>
          <table:table-cell table:style-name="ce74" table:formula="of:=-PPMT([.$D$1]/12;[.$G12]-12;[.$D$2];[.$E$15])" office:value-type="float" office:value="8833.110054023" calcext:value-type="float">
            <text:p>8,833</text:p>
          </table:table-cell>
          <table:table-cell table:style-name="ce61" table:formula="of:=[.K11]*[.$D$1]/12" office:value-type="float" office:value="34462.4181652312" calcext:value-type="float">
            <text:p>34,462</text:p>
          </table:table-cell>
          <table:table-cell table:style-name="ce61" table:formula="of:=[.H12]+[.I12]" office:value-type="float" office:value="43295.5282192542" calcext:value-type="float">
            <text:p>43,296</text:p>
          </table:table-cell>
          <table:table-cell table:style-name="ce69" table:formula="of:=[.K11]-[.H12]" office:value-type="float" office:value="5003882.25943415" calcext:value-type="float">
            <text:p>5,003,882</text:p>
          </table:table-cell>
          <table:table-cell table:style-name="ce37"/>
          <table:table-cell table:style-name="ce48" table:formula="of:=[.M11]+1" office:value-type="float" office:value="129" calcext:value-type="float">
            <text:p>129</text:p>
          </table:table-cell>
          <table:table-cell table:style-name="ce74" table:formula="of:=-PPMT([.$D$1]/12;[.$M12]-12;[.$D$2];[.$E$15])" office:value-type="float" office:value="13324.3829867791" calcext:value-type="float">
            <text:p>13,324</text:p>
          </table:table-cell>
          <table:table-cell table:style-name="ce61" table:formula="of:=[.Q11]*[.$D$1]/12" office:value-type="float" office:value="29971.1452324751" calcext:value-type="float">
            <text:p>29,971</text:p>
          </table:table-cell>
          <table:table-cell table:style-name="ce61" table:formula="of:=[.N12]+[.O12]" office:value-type="float" office:value="43295.5282192541" calcext:value-type="float">
            <text:p>43,296</text:p>
          </table:table-cell>
          <table:table-cell table:style-name="ce69" table:formula="of:=[.Q11]-[.N12]" office:value-type="float" office:value="4346114.92355505" calcext:value-type="float">
            <text:p>4,346,115</text:p>
          </table:table-cell>
          <table:table-cell/>
          <table:table-cell table:style-name="ce48" table:formula="of:=[.S11]+1" office:value-type="float" office:value="189" calcext:value-type="float">
            <text:p>189</text:p>
          </table:table-cell>
          <table:table-cell table:style-name="ce74" table:formula="of:=-PPMT([.$D$1]/12;[.$S12]-12;[.$D$2];[.$E$15])" office:value-type="float" office:value="20099.2833659429" calcext:value-type="float">
            <text:p>20,099</text:p>
          </table:table-cell>
          <table:table-cell table:style-name="ce61" table:formula="of:=[.W11]*[.$D$1]/12" office:value-type="float" office:value="23196.2448533112" calcext:value-type="float">
            <text:p>23,196</text:p>
          </table:table-cell>
          <table:table-cell table:style-name="ce61" table:formula="of:=[.T12]+[.U12]" office:value-type="float" office:value="43295.5282192541" calcext:value-type="float">
            <text:p>43,296</text:p>
          </table:table-cell>
          <table:table-cell table:style-name="ce69" table:formula="of:=[.W11]-[.T12]" office:value-type="float" office:value="3353899.96802478" calcext:value-type="float">
            <text:p>3,353,900</text:p>
          </table:table-cell>
          <table:table-cell/>
          <table:table-cell table:style-name="ce48" table:formula="of:=[.Y11]+1" office:value-type="float" office:value="249" calcext:value-type="float">
            <text:p>249</text:p>
          </table:table-cell>
          <table:table-cell table:style-name="ce74" table:formula="of:=-PPMT([.$D$1]/12;[.$Y12]-12;[.$D$2];[.$E$15])" office:value-type="float" office:value="30318.9417645314" calcext:value-type="float">
            <text:p>30,319</text:p>
          </table:table-cell>
          <table:table-cell table:style-name="ce61" table:formula="of:=[.AC11]*[.$D$1]/12" office:value-type="float" office:value="12976.5864547226" calcext:value-type="float">
            <text:p>12,977</text:p>
          </table:table-cell>
          <table:table-cell table:style-name="ce61" table:formula="of:=[.Z12]+[.AA12]" office:value-type="float" office:value="43295.528219254" calcext:value-type="float">
            <text:p>43,296</text:p>
          </table:table-cell>
          <table:table-cell table:style-name="ce69" table:formula="of:=[.AC11]-[.Z12]" office:value-type="float" office:value="1857184.54255876" calcext:value-type="float">
            <text:p>1,857,185</text:p>
          </table:table-cell>
          <table:table-cell/>
          <table:table-cell table:style-name="ce48" table:formula="of:=[.AE11]+1" office:value-type="float" office:value="309" calcext:value-type="float">
            <text:p>309</text:p>
          </table:table-cell>
          <table:table-cell table:style-name="ce74" table:formula="of:=-PPMT([.$D$1]/12;[.$AE12]-12;[.$D$2];[.$E$15])" office:value-type="string" office:string-value="" calcext:value-type="error">
            <text:p>錯誤：502</text:p>
          </table:table-cell>
          <table:table-cell table:style-name="ce61" table:formula="of:=[.AI11]*[.$D$1]/12" office:value-type="string" office:string-value="" calcext:value-type="error">
            <text:p>錯誤：502</text:p>
          </table:table-cell>
          <table:table-cell table:style-name="ce61" table:formula="of:=[.AF12]+[.AG12]" office:value-type="string" office:string-value="" calcext:value-type="error">
            <text:p>錯誤：502</text:p>
          </table:table-cell>
          <table:table-cell table:style-name="ce69" table:formula="of:=[.AI11]-[.AF12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5" table:formula="of:=[.A12]+1" office:value-type="float" office:value="10" calcext:value-type="float">
            <text:p>10</text:p>
          </table:table-cell>
          <table:table-cell table:style-name="ce54" table:formula="of:=-PPMT([.$B$1]/12;[.$A13];[.$B$2];[.$E$2])" office:value-type="float" office:value="6631.12127730917" calcext:value-type="float">
            <text:p>6,631</text:p>
          </table:table-cell>
          <table:table-cell table:style-name="ce58" table:formula="of:=[.E12]*[.$B$1]/12" office:value-type="float" office:value="34013.3935015511" calcext:value-type="float">
            <text:p>34,013</text:p>
          </table:table-cell>
          <table:table-cell table:style-name="ce58" table:formula="of:=[.B13]+[.C13]" office:value-type="float" office:value="40644.5147788603" calcext:value-type="float">
            <text:p>40,645</text:p>
          </table:table-cell>
          <table:table-cell table:style-name="ce66" table:formula="of:=[.E12]-[.B13]" office:value-type="float" office:value="5435511.83897087" calcext:value-type="float">
            <text:p>5,435,512</text:p>
          </table:table-cell>
          <table:table-cell table:style-name="ce37"/>
          <table:table-cell table:style-name="ce48" table:formula="of:=[.G12]+1" office:value-type="float" office:value="70" calcext:value-type="float">
            <text:p>70</text:p>
          </table:table-cell>
          <table:table-cell table:style-name="ce74" table:formula="of:=-PPMT([.$D$1]/12;[.$G13]-12;[.$D$2];[.$E$15])" office:value-type="float" office:value="8893.83768564442" calcext:value-type="float">
            <text:p>8,894</text:p>
          </table:table-cell>
          <table:table-cell table:style-name="ce61" table:formula="of:=[.K12]*[.$D$1]/12" office:value-type="float" office:value="34401.6905336097" calcext:value-type="float">
            <text:p>34,402</text:p>
          </table:table-cell>
          <table:table-cell table:style-name="ce61" table:formula="of:=[.H13]+[.I13]" office:value-type="float" office:value="43295.5282192542" calcext:value-type="float">
            <text:p>43,296</text:p>
          </table:table-cell>
          <table:table-cell table:style-name="ce69" table:formula="of:=[.K12]-[.H13]" office:value-type="float" office:value="4994988.4217485" calcext:value-type="float">
            <text:p>4,994,988</text:p>
          </table:table-cell>
          <table:table-cell table:style-name="ce37"/>
          <table:table-cell table:style-name="ce48" table:formula="of:=[.M12]+1" office:value-type="float" office:value="130" calcext:value-type="float">
            <text:p>130</text:p>
          </table:table-cell>
          <table:table-cell table:style-name="ce74" table:formula="of:=-PPMT([.$D$1]/12;[.$M13]-12;[.$D$2];[.$E$15])" office:value-type="float" office:value="13415.9881198132" calcext:value-type="float">
            <text:p>13,416</text:p>
          </table:table-cell>
          <table:table-cell table:style-name="ce61" table:formula="of:=[.Q12]*[.$D$1]/12" office:value-type="float" office:value="29879.540099441" calcext:value-type="float">
            <text:p>29,880</text:p>
          </table:table-cell>
          <table:table-cell table:style-name="ce61" table:formula="of:=[.N13]+[.O13]" office:value-type="float" office:value="43295.5282192541" calcext:value-type="float">
            <text:p>43,296</text:p>
          </table:table-cell>
          <table:table-cell table:style-name="ce69" table:formula="of:=[.Q12]-[.N13]" office:value-type="float" office:value="4332698.93543523" calcext:value-type="float">
            <text:p>4,332,699</text:p>
          </table:table-cell>
          <table:table-cell/>
          <table:table-cell table:style-name="ce48" table:formula="of:=[.S12]+1" office:value-type="float" office:value="190" calcext:value-type="float">
            <text:p>190</text:p>
          </table:table-cell>
          <table:table-cell table:style-name="ce74" table:formula="of:=-PPMT([.$D$1]/12;[.$S13]-12;[.$D$2];[.$E$15])" office:value-type="float" office:value="20237.4659390837" calcext:value-type="float">
            <text:p>20,237</text:p>
          </table:table-cell>
          <table:table-cell table:style-name="ce61" table:formula="of:=[.W12]*[.$D$1]/12" office:value-type="float" office:value="23058.0622801703" calcext:value-type="float">
            <text:p>23,058</text:p>
          </table:table-cell>
          <table:table-cell table:style-name="ce61" table:formula="of:=[.T13]+[.U13]" office:value-type="float" office:value="43295.5282192541" calcext:value-type="float">
            <text:p>43,296</text:p>
          </table:table-cell>
          <table:table-cell table:style-name="ce69" table:formula="of:=[.W12]-[.T13]" office:value-type="float" office:value="3333662.50208569" calcext:value-type="float">
            <text:p>3,333,663</text:p>
          </table:table-cell>
          <table:table-cell/>
          <table:table-cell table:style-name="ce48" table:formula="of:=[.Y12]+1" office:value-type="float" office:value="250" calcext:value-type="float">
            <text:p>250</text:p>
          </table:table-cell>
          <table:table-cell table:style-name="ce74" table:formula="of:=-PPMT([.$D$1]/12;[.$Y13]-12;[.$D$2];[.$E$15])" office:value-type="float" office:value="30527.3844891626" calcext:value-type="float">
            <text:p>30,527</text:p>
          </table:table-cell>
          <table:table-cell table:style-name="ce61" table:formula="of:=[.AC12]*[.$D$1]/12" office:value-type="float" office:value="12768.1437300914" calcext:value-type="float">
            <text:p>12,768</text:p>
          </table:table-cell>
          <table:table-cell table:style-name="ce61" table:formula="of:=[.Z13]+[.AA13]" office:value-type="float" office:value="43295.528219254" calcext:value-type="float">
            <text:p>43,296</text:p>
          </table:table-cell>
          <table:table-cell table:style-name="ce69" table:formula="of:=[.AC12]-[.Z13]" office:value-type="float" office:value="1826657.15806959" calcext:value-type="float">
            <text:p>1,826,657</text:p>
          </table:table-cell>
          <table:table-cell/>
          <table:table-cell table:style-name="ce48" table:formula="of:=[.AE12]+1" office:value-type="float" office:value="310" calcext:value-type="float">
            <text:p>310</text:p>
          </table:table-cell>
          <table:table-cell table:style-name="ce74" table:formula="of:=-PPMT([.$D$1]/12;[.$AE13]-12;[.$D$2];[.$E$15])" office:value-type="string" office:string-value="" calcext:value-type="error">
            <text:p>錯誤：502</text:p>
          </table:table-cell>
          <table:table-cell table:style-name="ce61" table:formula="of:=[.AI12]*[.$D$1]/12" office:value-type="string" office:string-value="" calcext:value-type="error">
            <text:p>錯誤：502</text:p>
          </table:table-cell>
          <table:table-cell table:style-name="ce61" table:formula="of:=[.AF13]+[.AG13]" office:value-type="string" office:string-value="" calcext:value-type="error">
            <text:p>錯誤：502</text:p>
          </table:table-cell>
          <table:table-cell table:style-name="ce69" table:formula="of:=[.AI12]-[.AF13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5" table:formula="of:=[.A13]+1" office:value-type="float" office:value="11" calcext:value-type="float">
            <text:p>11</text:p>
          </table:table-cell>
          <table:table-cell table:style-name="ce54" table:formula="of:=-PPMT([.$B$1]/12;[.$A14];[.$B$2];[.$E$2])" office:value-type="float" office:value="6672.56578529235" calcext:value-type="float">
            <text:p>6,673</text:p>
          </table:table-cell>
          <table:table-cell table:style-name="ce58" table:formula="of:=[.E13]*[.$B$1]/12" office:value-type="float" office:value="33971.9489935679" calcext:value-type="float">
            <text:p>33,972</text:p>
          </table:table-cell>
          <table:table-cell table:style-name="ce58" table:formula="of:=[.B14]+[.C14]" office:value-type="float" office:value="40644.5147788603" calcext:value-type="float">
            <text:p>40,645</text:p>
          </table:table-cell>
          <table:table-cell table:style-name="ce66" table:formula="of:=[.E13]-[.B14]" office:value-type="float" office:value="5428839.27318558" calcext:value-type="float">
            <text:p>5,428,839</text:p>
          </table:table-cell>
          <table:table-cell table:style-name="ce37"/>
          <table:table-cell table:style-name="ce48" table:formula="of:=[.G13]+1" office:value-type="float" office:value="71" calcext:value-type="float">
            <text:p>71</text:p>
          </table:table-cell>
          <table:table-cell table:style-name="ce74" table:formula="of:=-PPMT([.$D$1]/12;[.$G14]-12;[.$D$2];[.$E$15])" office:value-type="float" office:value="8954.98281973321" calcext:value-type="float">
            <text:p>8,955</text:p>
          </table:table-cell>
          <table:table-cell table:style-name="ce61" table:formula="of:=[.K13]*[.$D$1]/12" office:value-type="float" office:value="34340.5453995209" calcext:value-type="float">
            <text:p>34,341</text:p>
          </table:table-cell>
          <table:table-cell table:style-name="ce61" table:formula="of:=[.H14]+[.I14]" office:value-type="float" office:value="43295.5282192541" calcext:value-type="float">
            <text:p>43,296</text:p>
          </table:table-cell>
          <table:table-cell table:style-name="ce69" table:formula="of:=[.K13]-[.H14]" office:value-type="float" office:value="4986033.43892877" calcext:value-type="float">
            <text:p>4,986,033</text:p>
          </table:table-cell>
          <table:table-cell table:style-name="ce37"/>
          <table:table-cell table:style-name="ce48" table:formula="of:=[.M13]+1" office:value-type="float" office:value="131" calcext:value-type="float">
            <text:p>131</text:p>
          </table:table-cell>
          <table:table-cell table:style-name="ce74" table:formula="of:=-PPMT([.$D$1]/12;[.$M14]-12;[.$D$2];[.$E$15])" office:value-type="float" office:value="13508.2230381369" calcext:value-type="float">
            <text:p>13,508</text:p>
          </table:table-cell>
          <table:table-cell table:style-name="ce61" table:formula="of:=[.Q13]*[.$D$1]/12" office:value-type="float" office:value="29787.3051811172" calcext:value-type="float">
            <text:p>29,787</text:p>
          </table:table-cell>
          <table:table-cell table:style-name="ce61" table:formula="of:=[.N14]+[.O14]" office:value-type="float" office:value="43295.5282192541" calcext:value-type="float">
            <text:p>43,296</text:p>
          </table:table-cell>
          <table:table-cell table:style-name="ce69" table:formula="of:=[.Q13]-[.N14]" office:value-type="float" office:value="4319190.7123971" calcext:value-type="float">
            <text:p>4,319,191</text:p>
          </table:table-cell>
          <table:table-cell/>
          <table:table-cell table:style-name="ce48" table:formula="of:=[.S13]+1" office:value-type="float" office:value="191" calcext:value-type="float">
            <text:p>191</text:p>
          </table:table-cell>
          <table:table-cell table:style-name="ce74" table:formula="of:=-PPMT([.$D$1]/12;[.$S14]-12;[.$D$2];[.$E$15])" office:value-type="float" office:value="20376.5985174149" calcext:value-type="float">
            <text:p>20,377</text:p>
          </table:table-cell>
          <table:table-cell table:style-name="ce61" table:formula="of:=[.W13]*[.$D$1]/12" office:value-type="float" office:value="22918.9297018391" calcext:value-type="float">
            <text:p>22,919</text:p>
          </table:table-cell>
          <table:table-cell table:style-name="ce61" table:formula="of:=[.T14]+[.U14]" office:value-type="float" office:value="43295.5282192541" calcext:value-type="float">
            <text:p>43,296</text:p>
          </table:table-cell>
          <table:table-cell table:style-name="ce69" table:formula="of:=[.W13]-[.T14]" office:value-type="float" office:value="3313285.90356828" calcext:value-type="float">
            <text:p>3,313,286</text:p>
          </table:table-cell>
          <table:table-cell/>
          <table:table-cell table:style-name="ce48" table:formula="of:=[.Y13]+1" office:value-type="float" office:value="251" calcext:value-type="float">
            <text:p>251</text:p>
          </table:table-cell>
          <table:table-cell table:style-name="ce74" table:formula="of:=-PPMT([.$D$1]/12;[.$Y14]-12;[.$D$2];[.$E$15])" office:value-type="float" office:value="30737.2602575255" calcext:value-type="float">
            <text:p>30,737</text:p>
          </table:table-cell>
          <table:table-cell table:style-name="ce61" table:formula="of:=[.AC13]*[.$D$1]/12" office:value-type="float" office:value="12558.2679617285" calcext:value-type="float">
            <text:p>12,558</text:p>
          </table:table-cell>
          <table:table-cell table:style-name="ce61" table:formula="of:=[.Z14]+[.AA14]" office:value-type="float" office:value="43295.528219254" calcext:value-type="float">
            <text:p>43,296</text:p>
          </table:table-cell>
          <table:table-cell table:style-name="ce69" table:formula="of:=[.AC13]-[.Z14]" office:value-type="float" office:value="1795919.89781207" calcext:value-type="float">
            <text:p>1,795,920</text:p>
          </table:table-cell>
          <table:table-cell/>
          <table:table-cell table:style-name="ce48" table:formula="of:=[.AE13]+1" office:value-type="float" office:value="311" calcext:value-type="float">
            <text:p>311</text:p>
          </table:table-cell>
          <table:table-cell table:style-name="ce74" table:formula="of:=-PPMT([.$D$1]/12;[.$AE14]-12;[.$D$2];[.$E$15])" office:value-type="string" office:string-value="" calcext:value-type="error">
            <text:p>錯誤：502</text:p>
          </table:table-cell>
          <table:table-cell table:style-name="ce61" table:formula="of:=[.AI13]*[.$D$1]/12" office:value-type="string" office:string-value="" calcext:value-type="error">
            <text:p>錯誤：502</text:p>
          </table:table-cell>
          <table:table-cell table:style-name="ce61" table:formula="of:=[.AF14]+[.AG14]" office:value-type="string" office:string-value="" calcext:value-type="error">
            <text:p>錯誤：502</text:p>
          </table:table-cell>
          <table:table-cell table:style-name="ce69" table:formula="of:=[.AI13]-[.AF14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6" table:formula="of:=[.A14]+1" office:value-type="float" office:value="12" calcext:value-type="float">
            <text:p>12</text:p>
          </table:table-cell>
          <table:table-cell table:style-name="ce54" table:formula="of:=-PPMT([.$B$1]/12;[.$A15];[.$B$2];[.$E$2])" office:value-type="float" office:value="6714.26932145043" calcext:value-type="float">
            <text:p>6,714</text:p>
          </table:table-cell>
          <table:table-cell table:style-name="ce59" table:formula="of:=[.E14]*[.$B$1]/12" office:value-type="float" office:value="33930.2454574099" calcext:value-type="float">
            <text:p>33,930</text:p>
          </table:table-cell>
          <table:table-cell table:style-name="ce59" table:formula="of:=[.B15]+[.C15]" office:value-type="float" office:value="40644.5147788603" calcext:value-type="float">
            <text:p>40,645</text:p>
          </table:table-cell>
          <table:table-cell table:style-name="ce67" table:formula="of:=[.E14]-[.B15]" office:value-type="float" office:value="5422125.00386413" calcext:value-type="float">
            <text:p>5,422,125</text:p>
          </table:table-cell>
          <table:table-cell table:style-name="ce37"/>
          <table:table-cell table:style-name="ce48" table:formula="of:=[.G14]+1" office:value-type="float" office:value="72" calcext:value-type="float">
            <text:p>72</text:p>
          </table:table-cell>
          <table:table-cell table:style-name="ce74" table:formula="of:=-PPMT([.$D$1]/12;[.$G15]-12;[.$D$2];[.$E$15])" office:value-type="float" office:value="9016.54832661887" calcext:value-type="float">
            <text:p>9,017</text:p>
          </table:table-cell>
          <table:table-cell table:style-name="ce61" table:formula="of:=[.K14]*[.$D$1]/12" office:value-type="float" office:value="34278.9798926353" calcext:value-type="float">
            <text:p>34,279</text:p>
          </table:table-cell>
          <table:table-cell table:style-name="ce61" table:formula="of:=[.H15]+[.I15]" office:value-type="float" office:value="43295.5282192541" calcext:value-type="float">
            <text:p>43,296</text:p>
          </table:table-cell>
          <table:table-cell table:style-name="ce69" table:formula="of:=[.K14]-[.H15]" office:value-type="float" office:value="4977016.89060215" calcext:value-type="float">
            <text:p>4,977,017</text:p>
          </table:table-cell>
          <table:table-cell table:style-name="ce37"/>
          <table:table-cell table:style-name="ce48" table:formula="of:=[.M14]+1" office:value-type="float" office:value="132" calcext:value-type="float">
            <text:p>132</text:p>
          </table:table-cell>
          <table:table-cell table:style-name="ce74" table:formula="of:=-PPMT([.$D$1]/12;[.$M15]-12;[.$D$2];[.$E$15])" office:value-type="float" office:value="13601.0920715241" calcext:value-type="float">
            <text:p>13,601</text:p>
          </table:table-cell>
          <table:table-cell table:style-name="ce61" table:formula="of:=[.Q14]*[.$D$1]/12" office:value-type="float" office:value="29694.43614773" calcext:value-type="float">
            <text:p>29,694</text:p>
          </table:table-cell>
          <table:table-cell table:style-name="ce61" table:formula="of:=[.N15]+[.O15]" office:value-type="float" office:value="43295.5282192541" calcext:value-type="float">
            <text:p>43,296</text:p>
          </table:table-cell>
          <table:table-cell table:style-name="ce69" table:formula="of:=[.Q14]-[.N15]" office:value-type="float" office:value="4305589.62032557" calcext:value-type="float">
            <text:p>4,305,590</text:p>
          </table:table-cell>
          <table:table-cell/>
          <table:table-cell table:style-name="ce48" table:formula="of:=[.S14]+1" office:value-type="float" office:value="192" calcext:value-type="float">
            <text:p>192</text:p>
          </table:table-cell>
          <table:table-cell table:style-name="ce74" table:formula="of:=-PPMT([.$D$1]/12;[.$S15]-12;[.$D$2];[.$E$15])" office:value-type="float" office:value="20516.6876322222" calcext:value-type="float">
            <text:p>20,517</text:p>
          </table:table-cell>
          <table:table-cell table:style-name="ce61" table:formula="of:=[.W14]*[.$D$1]/12" office:value-type="float" office:value="22778.8405870319" calcext:value-type="float">
            <text:p>22,779</text:p>
          </table:table-cell>
          <table:table-cell table:style-name="ce61" table:formula="of:=[.T15]+[.U15]" office:value-type="float" office:value="43295.5282192541" calcext:value-type="float">
            <text:p>43,296</text:p>
          </table:table-cell>
          <table:table-cell table:style-name="ce69" table:formula="of:=[.W14]-[.T15]" office:value-type="float" office:value="3292769.21593606" calcext:value-type="float">
            <text:p>3,292,769</text:p>
          </table:table-cell>
          <table:table-cell/>
          <table:table-cell table:style-name="ce48" table:formula="of:=[.Y14]+1" office:value-type="float" office:value="252" calcext:value-type="float">
            <text:p>252</text:p>
          </table:table-cell>
          <table:table-cell table:style-name="ce74" table:formula="of:=-PPMT([.$D$1]/12;[.$Y15]-12;[.$D$2];[.$E$15])" office:value-type="float" office:value="30948.5789217961" calcext:value-type="float">
            <text:p>30,949</text:p>
          </table:table-cell>
          <table:table-cell table:style-name="ce61" table:formula="of:=[.AC14]*[.$D$1]/12" office:value-type="float" office:value="12346.949297458" calcext:value-type="float">
            <text:p>12,347</text:p>
          </table:table-cell>
          <table:table-cell table:style-name="ce61" table:formula="of:=[.Z15]+[.AA15]" office:value-type="float" office:value="43295.528219254" calcext:value-type="float">
            <text:p>43,296</text:p>
          </table:table-cell>
          <table:table-cell table:style-name="ce69" table:formula="of:=[.AC14]-[.Z15]" office:value-type="float" office:value="1764971.31889027" calcext:value-type="float">
            <text:p>1,764,971</text:p>
          </table:table-cell>
          <table:table-cell/>
          <table:table-cell table:style-name="ce48" table:formula="of:=[.AE14]+1" office:value-type="float" office:value="312" calcext:value-type="float">
            <text:p>312</text:p>
          </table:table-cell>
          <table:table-cell table:style-name="ce74" table:formula="of:=-PPMT([.$D$1]/12;[.$AE15]-12;[.$D$2];[.$E$15])" office:value-type="string" office:string-value="" calcext:value-type="error">
            <text:p>錯誤：502</text:p>
          </table:table-cell>
          <table:table-cell table:style-name="ce61" table:formula="of:=[.AI14]*[.$D$1]/12" office:value-type="string" office:string-value="" calcext:value-type="error">
            <text:p>錯誤：502</text:p>
          </table:table-cell>
          <table:table-cell table:style-name="ce61" table:formula="of:=[.AF15]+[.AG15]" office:value-type="string" office:string-value="" calcext:value-type="error">
            <text:p>錯誤：502</text:p>
          </table:table-cell>
          <table:table-cell table:style-name="ce69" table:formula="of:=[.AI14]-[.AF15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4">
          <table:table-cell table:style-name="ce47" table:formula="of:=[.A15]+1" office:value-type="float" office:value="13" calcext:value-type="float">
            <text:p>13</text:p>
          </table:table-cell>
          <table:table-cell table:style-name="ce55" table:formula="of:=-PPMT([.$D$1]/12;[.$A16]-12;[.$D$2];[.$E$15])" office:value-type="float" office:value="6018.41881768831" calcext:value-type="float">
            <text:p>6,018</text:p>
          </table:table-cell>
          <table:table-cell table:style-name="ce60" table:formula="of:=[.E15]*[.$D$1]/12" office:value-type="float" office:value="37277.1094015659" calcext:value-type="float">
            <text:p>37,277</text:p>
          </table:table-cell>
          <table:table-cell table:style-name="ce60" table:formula="of:=[.B16]+[.C16]" office:value-type="float" office:value="43295.5282192542" calcext:value-type="float">
            <text:p>43,296</text:p>
          </table:table-cell>
          <table:table-cell table:style-name="ce68" table:formula="of:=[.E15]-[.B16]" office:value-type="float" office:value="5416106.58504644" calcext:value-type="float">
            <text:p>5,416,107</text:p>
          </table:table-cell>
          <table:table-cell table:style-name="ce37"/>
          <table:table-cell table:style-name="ce48" table:formula="of:=[.G15]+1" office:value-type="float" office:value="73" calcext:value-type="float">
            <text:p>73</text:p>
          </table:table-cell>
          <table:table-cell table:style-name="ce74" table:formula="of:=-PPMT([.$D$1]/12;[.$G16]-12;[.$D$2];[.$E$15])" office:value-type="float" office:value="9078.53709636439" calcext:value-type="float">
            <text:p>9,079</text:p>
          </table:table-cell>
          <table:table-cell table:style-name="ce61" table:formula="of:=[.K15]*[.$D$1]/12" office:value-type="float" office:value="34216.9911228898" calcext:value-type="float">
            <text:p>34,217</text:p>
          </table:table-cell>
          <table:table-cell table:style-name="ce61" table:formula="of:=[.H16]+[.I16]" office:value-type="float" office:value="43295.5282192542" calcext:value-type="float">
            <text:p>43,296</text:p>
          </table:table-cell>
          <table:table-cell table:style-name="ce69" table:formula="of:=[.K15]-[.H16]" office:value-type="float" office:value="4967938.35350578" calcext:value-type="float">
            <text:p>4,967,938</text:p>
          </table:table-cell>
          <table:table-cell table:style-name="ce37"/>
          <table:table-cell table:style-name="ce48" table:formula="of:=[.M15]+1" office:value-type="float" office:value="133" calcext:value-type="float">
            <text:p>133</text:p>
          </table:table-cell>
          <table:table-cell table:style-name="ce74" table:formula="of:=-PPMT([.$D$1]/12;[.$M16]-12;[.$D$2];[.$E$15])" office:value-type="float" office:value="13694.5995795158" calcext:value-type="float">
            <text:p>13,695</text:p>
          </table:table-cell>
          <table:table-cell table:style-name="ce61" table:formula="of:=[.Q15]*[.$D$1]/12" office:value-type="float" office:value="29600.9286397383" calcext:value-type="float">
            <text:p>29,601</text:p>
          </table:table-cell>
          <table:table-cell table:style-name="ce61" table:formula="of:=[.N16]+[.O16]" office:value-type="float" office:value="43295.5282192541" calcext:value-type="float">
            <text:p>43,296</text:p>
          </table:table-cell>
          <table:table-cell table:style-name="ce69" table:formula="of:=[.Q15]-[.N16]" office:value-type="float" office:value="4291895.02074606" calcext:value-type="float">
            <text:p>4,291,895</text:p>
          </table:table-cell>
          <table:table-cell/>
          <table:table-cell table:style-name="ce48" table:formula="of:=[.S15]+1" office:value-type="float" office:value="193" calcext:value-type="float">
            <text:p>193</text:p>
          </table:table-cell>
          <table:table-cell table:style-name="ce74" table:formula="of:=-PPMT([.$D$1]/12;[.$S16]-12;[.$D$2];[.$E$15])" office:value-type="float" office:value="20657.7398596937" calcext:value-type="float">
            <text:p>20,658</text:p>
          </table:table-cell>
          <table:table-cell table:style-name="ce61" table:formula="of:=[.W15]*[.$D$1]/12" office:value-type="float" office:value="22637.7883595604" calcext:value-type="float">
            <text:p>22,638</text:p>
          </table:table-cell>
          <table:table-cell table:style-name="ce61" table:formula="of:=[.T16]+[.U16]" office:value-type="float" office:value="43295.5282192541" calcext:value-type="float">
            <text:p>43,296</text:p>
          </table:table-cell>
          <table:table-cell table:style-name="ce69" table:formula="of:=[.W15]-[.T16]" office:value-type="float" office:value="3272111.47607636" calcext:value-type="float">
            <text:p>3,272,111</text:p>
          </table:table-cell>
          <table:table-cell/>
          <table:table-cell table:style-name="ce48" table:formula="of:=[.Y15]+1" office:value-type="float" office:value="253" calcext:value-type="float">
            <text:p>253</text:p>
          </table:table-cell>
          <table:table-cell table:style-name="ce74" table:formula="of:=-PPMT([.$D$1]/12;[.$Y16]-12;[.$D$2];[.$E$15])" office:value-type="float" office:value="31161.3504018834" calcext:value-type="float">
            <text:p>31,161</text:p>
          </table:table-cell>
          <table:table-cell table:style-name="ce61" table:formula="of:=[.AC15]*[.$D$1]/12" office:value-type="float" office:value="12134.1778173706" calcext:value-type="float">
            <text:p>12,134</text:p>
          </table:table-cell>
          <table:table-cell table:style-name="ce61" table:formula="of:=[.Z16]+[.AA16]" office:value-type="float" office:value="43295.528219254" calcext:value-type="float">
            <text:p>43,296</text:p>
          </table:table-cell>
          <table:table-cell table:style-name="ce69" table:formula="of:=[.AC15]-[.Z16]" office:value-type="float" office:value="1733809.96848839" calcext:value-type="float">
            <text:p>1,733,810</text:p>
          </table:table-cell>
          <table:table-cell/>
          <table:table-cell table:style-name="ce48" table:formula="of:=[.AE15]+1" office:value-type="float" office:value="313" calcext:value-type="float">
            <text:p>313</text:p>
          </table:table-cell>
          <table:table-cell table:style-name="ce74" table:formula="of:=-PPMT([.$D$1]/12;[.$AE16]-12;[.$D$2];[.$E$15])" office:value-type="string" office:string-value="" calcext:value-type="error">
            <text:p>錯誤：502</text:p>
          </table:table-cell>
          <table:table-cell table:style-name="ce61" table:formula="of:=[.AI15]*[.$D$1]/12" office:value-type="string" office:string-value="" calcext:value-type="error">
            <text:p>錯誤：502</text:p>
          </table:table-cell>
          <table:table-cell table:style-name="ce61" table:formula="of:=[.AF16]+[.AG16]" office:value-type="string" office:string-value="" calcext:value-type="error">
            <text:p>錯誤：502</text:p>
          </table:table-cell>
          <table:table-cell table:style-name="ce69" table:formula="of:=[.AI15]-[.AF16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16]+1" office:value-type="float" office:value="14" calcext:value-type="float">
            <text:p>14</text:p>
          </table:table-cell>
          <table:table-cell table:style-name="ce55" table:formula="of:=-PPMT([.$D$1]/12;[.$A17]-12;[.$D$2];[.$E$15])" office:value-type="float" office:value="6059.79544705992" calcext:value-type="float">
            <text:p>6,060</text:p>
          </table:table-cell>
          <table:table-cell table:style-name="ce61" table:formula="of:=[.E16]*[.$D$1]/12" office:value-type="float" office:value="37235.7327721943" calcext:value-type="float">
            <text:p>37,236</text:p>
          </table:table-cell>
          <table:table-cell table:style-name="ce61" table:formula="of:=[.B17]+[.C17]" office:value-type="float" office:value="43295.5282192542" calcext:value-type="float">
            <text:p>43,296</text:p>
          </table:table-cell>
          <table:table-cell table:style-name="ce69" table:formula="of:=[.E16]-[.B17]" office:value-type="float" office:value="5410046.78959938" calcext:value-type="float">
            <text:p>5,410,047</text:p>
          </table:table-cell>
          <table:table-cell table:style-name="ce37"/>
          <table:table-cell table:style-name="ce48" table:formula="of:=[.G16]+1" office:value-type="float" office:value="74" calcext:value-type="float">
            <text:p>74</text:p>
          </table:table-cell>
          <table:table-cell table:style-name="ce74" table:formula="of:=-PPMT([.$D$1]/12;[.$G17]-12;[.$D$2];[.$E$15])" office:value-type="float" office:value="9140.95203890189" calcext:value-type="float">
            <text:p>9,141</text:p>
          </table:table-cell>
          <table:table-cell table:style-name="ce61" table:formula="of:=[.K16]*[.$D$1]/12" office:value-type="float" office:value="34154.5761803523" calcext:value-type="float">
            <text:p>34,155</text:p>
          </table:table-cell>
          <table:table-cell table:style-name="ce61" table:formula="of:=[.H17]+[.I17]" office:value-type="float" office:value="43295.5282192542" calcext:value-type="float">
            <text:p>43,296</text:p>
          </table:table-cell>
          <table:table-cell table:style-name="ce69" table:formula="of:=[.K16]-[.H17]" office:value-type="float" office:value="4958797.40146688" calcext:value-type="float">
            <text:p>4,958,797</text:p>
          </table:table-cell>
          <table:table-cell table:style-name="ce37"/>
          <table:table-cell table:style-name="ce48" table:formula="of:=[.M16]+1" office:value-type="float" office:value="134" calcext:value-type="float">
            <text:p>134</text:p>
          </table:table-cell>
          <table:table-cell table:style-name="ce74" table:formula="of:=-PPMT([.$D$1]/12;[.$M17]-12;[.$D$2];[.$E$15])" office:value-type="float" office:value="13788.749951625" calcext:value-type="float">
            <text:p>13,789</text:p>
          </table:table-cell>
          <table:table-cell table:style-name="ce61" table:formula="of:=[.Q16]*[.$D$1]/12" office:value-type="float" office:value="29506.7782676291" calcext:value-type="float">
            <text:p>29,507</text:p>
          </table:table-cell>
          <table:table-cell table:style-name="ce61" table:formula="of:=[.N17]+[.O17]" office:value-type="float" office:value="43295.5282192541" calcext:value-type="float">
            <text:p>43,296</text:p>
          </table:table-cell>
          <table:table-cell table:style-name="ce69" table:formula="of:=[.Q16]-[.N17]" office:value-type="float" office:value="4278106.27079443" calcext:value-type="float">
            <text:p>4,278,106</text:p>
          </table:table-cell>
          <table:table-cell/>
          <table:table-cell table:style-name="ce48" table:formula="of:=[.S16]+1" office:value-type="float" office:value="194" calcext:value-type="float">
            <text:p>194</text:p>
          </table:table-cell>
          <table:table-cell table:style-name="ce74" table:formula="of:=-PPMT([.$D$1]/12;[.$S17]-12;[.$D$2];[.$E$15])" office:value-type="float" office:value="20799.7618212291" calcext:value-type="float">
            <text:p>20,800</text:p>
          </table:table-cell>
          <table:table-cell table:style-name="ce61" table:formula="of:=[.W16]*[.$D$1]/12" office:value-type="float" office:value="22495.766398025" calcext:value-type="float">
            <text:p>22,496</text:p>
          </table:table-cell>
          <table:table-cell table:style-name="ce61" table:formula="of:=[.T17]+[.U17]" office:value-type="float" office:value="43295.5282192541" calcext:value-type="float">
            <text:p>43,296</text:p>
          </table:table-cell>
          <table:table-cell table:style-name="ce69" table:formula="of:=[.W16]-[.T17]" office:value-type="float" office:value="3251311.71425513" calcext:value-type="float">
            <text:p>3,251,312</text:p>
          </table:table-cell>
          <table:table-cell/>
          <table:table-cell table:style-name="ce48" table:formula="of:=[.Y16]+1" office:value-type="float" office:value="254" calcext:value-type="float">
            <text:p>254</text:p>
          </table:table-cell>
          <table:table-cell table:style-name="ce74" table:formula="of:=-PPMT([.$D$1]/12;[.$Y17]-12;[.$D$2];[.$E$15])" office:value-type="float" office:value="31375.5846858964" calcext:value-type="float">
            <text:p>31,376</text:p>
          </table:table-cell>
          <table:table-cell table:style-name="ce61" table:formula="of:=[.AC16]*[.$D$1]/12" office:value-type="float" office:value="11919.9435333577" calcext:value-type="float">
            <text:p>11,920</text:p>
          </table:table-cell>
          <table:table-cell table:style-name="ce61" table:formula="of:=[.Z17]+[.AA17]" office:value-type="float" office:value="43295.528219254" calcext:value-type="float">
            <text:p>43,296</text:p>
          </table:table-cell>
          <table:table-cell table:style-name="ce69" table:formula="of:=[.AC16]-[.Z17]" office:value-type="float" office:value="1702434.38380249" calcext:value-type="float">
            <text:p>1,702,434</text:p>
          </table:table-cell>
          <table:table-cell/>
          <table:table-cell table:style-name="ce48" table:formula="of:=[.AE16]+1" office:value-type="float" office:value="314" calcext:value-type="float">
            <text:p>314</text:p>
          </table:table-cell>
          <table:table-cell table:style-name="ce74" table:formula="of:=-PPMT([.$D$1]/12;[.$AE17]-12;[.$D$2];[.$E$15])" office:value-type="string" office:string-value="" calcext:value-type="error">
            <text:p>錯誤：502</text:p>
          </table:table-cell>
          <table:table-cell table:style-name="ce61" table:formula="of:=[.AI16]*[.$D$1]/12" office:value-type="string" office:string-value="" calcext:value-type="error">
            <text:p>錯誤：502</text:p>
          </table:table-cell>
          <table:table-cell table:style-name="ce61" table:formula="of:=[.AF17]+[.AG17]" office:value-type="string" office:string-value="" calcext:value-type="error">
            <text:p>錯誤：502</text:p>
          </table:table-cell>
          <table:table-cell table:style-name="ce69" table:formula="of:=[.AI16]-[.AF17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17]+1" office:value-type="float" office:value="15" calcext:value-type="float">
            <text:p>15</text:p>
          </table:table-cell>
          <table:table-cell table:style-name="ce55" table:formula="of:=-PPMT([.$D$1]/12;[.$A18]-12;[.$D$2];[.$E$15])" office:value-type="float" office:value="6101.45654075845" calcext:value-type="float">
            <text:p>6,101</text:p>
          </table:table-cell>
          <table:table-cell table:style-name="ce61" table:formula="of:=[.E17]*[.$D$1]/12" office:value-type="float" office:value="37194.0716784957" calcext:value-type="float">
            <text:p>37,194</text:p>
          </table:table-cell>
          <table:table-cell table:style-name="ce61" table:formula="of:=[.B18]+[.C18]" office:value-type="float" office:value="43295.5282192542" calcext:value-type="float">
            <text:p>43,296</text:p>
          </table:table-cell>
          <table:table-cell table:style-name="ce69" table:formula="of:=[.E17]-[.B18]" office:value-type="float" office:value="5403945.33305862" calcext:value-type="float">
            <text:p>5,403,945</text:p>
          </table:table-cell>
          <table:table-cell table:style-name="ce37"/>
          <table:table-cell table:style-name="ce48" table:formula="of:=[.G17]+1" office:value-type="float" office:value="75" calcext:value-type="float">
            <text:p>75</text:p>
          </table:table-cell>
          <table:table-cell table:style-name="ce74" table:formula="of:=-PPMT([.$D$1]/12;[.$G18]-12;[.$D$2];[.$E$15])" office:value-type="float" office:value="9203.79608416934" calcext:value-type="float">
            <text:p>9,204</text:p>
          </table:table-cell>
          <table:table-cell table:style-name="ce61" table:formula="of:=[.K17]*[.$D$1]/12" office:value-type="float" office:value="34091.7321350848" calcext:value-type="float">
            <text:p>34,092</text:p>
          </table:table-cell>
          <table:table-cell table:style-name="ce61" table:formula="of:=[.H18]+[.I18]" office:value-type="float" office:value="43295.5282192542" calcext:value-type="float">
            <text:p>43,296</text:p>
          </table:table-cell>
          <table:table-cell table:style-name="ce69" table:formula="of:=[.K17]-[.H18]" office:value-type="float" office:value="4949593.60538271" calcext:value-type="float">
            <text:p>4,949,594</text:p>
          </table:table-cell>
          <table:table-cell table:style-name="ce37"/>
          <table:table-cell table:style-name="ce48" table:formula="of:=[.M17]+1" office:value-type="float" office:value="135" calcext:value-type="float">
            <text:p>135</text:p>
          </table:table-cell>
          <table:table-cell table:style-name="ce74" table:formula="of:=-PPMT([.$D$1]/12;[.$M18]-12;[.$D$2];[.$E$15])" office:value-type="float" office:value="13883.5476075424" calcext:value-type="float">
            <text:p>13,884</text:p>
          </table:table-cell>
          <table:table-cell table:style-name="ce61" table:formula="of:=[.Q17]*[.$D$1]/12" office:value-type="float" office:value="29411.9806117117" calcext:value-type="float">
            <text:p>29,412</text:p>
          </table:table-cell>
          <table:table-cell table:style-name="ce61" table:formula="of:=[.N18]+[.O18]" office:value-type="float" office:value="43295.5282192541" calcext:value-type="float">
            <text:p>43,296</text:p>
          </table:table-cell>
          <table:table-cell table:style-name="ce69" table:formula="of:=[.Q17]-[.N18]" office:value-type="float" office:value="4264222.72318689" calcext:value-type="float">
            <text:p>4,264,223</text:p>
          </table:table-cell>
          <table:table-cell/>
          <table:table-cell table:style-name="ce48" table:formula="of:=[.S17]+1" office:value-type="float" office:value="195" calcext:value-type="float">
            <text:p>195</text:p>
          </table:table-cell>
          <table:table-cell table:style-name="ce74" table:formula="of:=-PPMT([.$D$1]/12;[.$S18]-12;[.$D$2];[.$E$15])" office:value-type="float" office:value="20942.76018375" calcext:value-type="float">
            <text:p>20,943</text:p>
          </table:table-cell>
          <table:table-cell table:style-name="ce61" table:formula="of:=[.W17]*[.$D$1]/12" office:value-type="float" office:value="22352.768035504" calcext:value-type="float">
            <text:p>22,353</text:p>
          </table:table-cell>
          <table:table-cell table:style-name="ce61" table:formula="of:=[.T18]+[.U18]" office:value-type="float" office:value="43295.5282192541" calcext:value-type="float">
            <text:p>43,296</text:p>
          </table:table-cell>
          <table:table-cell table:style-name="ce69" table:formula="of:=[.W17]-[.T18]" office:value-type="float" office:value="3230368.95407138" calcext:value-type="float">
            <text:p>3,230,369</text:p>
          </table:table-cell>
          <table:table-cell/>
          <table:table-cell table:style-name="ce48" table:formula="of:=[.Y17]+1" office:value-type="float" office:value="255" calcext:value-type="float">
            <text:p>255</text:p>
          </table:table-cell>
          <table:table-cell table:style-name="ce74" table:formula="of:=-PPMT([.$D$1]/12;[.$Y18]-12;[.$D$2];[.$E$15])" office:value-type="float" office:value="31591.2918306119" calcext:value-type="float">
            <text:p>31,591</text:p>
          </table:table-cell>
          <table:table-cell table:style-name="ce61" table:formula="of:=[.AC17]*[.$D$1]/12" office:value-type="float" office:value="11704.2363886421" calcext:value-type="float">
            <text:p>11,704</text:p>
          </table:table-cell>
          <table:table-cell table:style-name="ce61" table:formula="of:=[.Z18]+[.AA18]" office:value-type="float" office:value="43295.528219254" calcext:value-type="float">
            <text:p>43,296</text:p>
          </table:table-cell>
          <table:table-cell table:style-name="ce69" table:formula="of:=[.AC17]-[.Z18]" office:value-type="float" office:value="1670843.09197188" calcext:value-type="float">
            <text:p>1,670,843</text:p>
          </table:table-cell>
          <table:table-cell/>
          <table:table-cell table:style-name="ce48" table:formula="of:=[.AE17]+1" office:value-type="float" office:value="315" calcext:value-type="float">
            <text:p>315</text:p>
          </table:table-cell>
          <table:table-cell table:style-name="ce74" table:formula="of:=-PPMT([.$D$1]/12;[.$AE18]-12;[.$D$2];[.$E$15])" office:value-type="string" office:string-value="" calcext:value-type="error">
            <text:p>錯誤：502</text:p>
          </table:table-cell>
          <table:table-cell table:style-name="ce61" table:formula="of:=[.AI17]*[.$D$1]/12" office:value-type="string" office:string-value="" calcext:value-type="error">
            <text:p>錯誤：502</text:p>
          </table:table-cell>
          <table:table-cell table:style-name="ce61" table:formula="of:=[.AF18]+[.AG18]" office:value-type="string" office:string-value="" calcext:value-type="error">
            <text:p>錯誤：502</text:p>
          </table:table-cell>
          <table:table-cell table:style-name="ce69" table:formula="of:=[.AI17]-[.AF18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18]+1" office:value-type="float" office:value="16" calcext:value-type="float">
            <text:p>16</text:p>
          </table:table-cell>
          <table:table-cell table:style-name="ce55" table:formula="of:=-PPMT([.$D$1]/12;[.$A19]-12;[.$D$2];[.$E$15])" office:value-type="float" office:value="6143.40405447617" calcext:value-type="float">
            <text:p>6,143</text:p>
          </table:table-cell>
          <table:table-cell table:style-name="ce61" table:formula="of:=[.E18]*[.$D$1]/12" office:value-type="float" office:value="37152.124164778" calcext:value-type="float">
            <text:p>37,152</text:p>
          </table:table-cell>
          <table:table-cell table:style-name="ce61" table:formula="of:=[.B19]+[.C19]" office:value-type="float" office:value="43295.5282192542" calcext:value-type="float">
            <text:p>43,296</text:p>
          </table:table-cell>
          <table:table-cell table:style-name="ce69" table:formula="of:=[.E18]-[.B19]" office:value-type="float" office:value="5397801.92900414" calcext:value-type="float">
            <text:p>5,397,802</text:p>
          </table:table-cell>
          <table:table-cell table:style-name="ce37"/>
          <table:table-cell table:style-name="ce48" table:formula="of:=[.G18]+1" office:value-type="float" office:value="76" calcext:value-type="float">
            <text:p>76</text:p>
          </table:table-cell>
          <table:table-cell table:style-name="ce74" table:formula="of:=-PPMT([.$D$1]/12;[.$G19]-12;[.$D$2];[.$E$15])" office:value-type="float" office:value="9267.072182248" calcext:value-type="float">
            <text:p>9,267</text:p>
          </table:table-cell>
          <table:table-cell table:style-name="ce61" table:formula="of:=[.K18]*[.$D$1]/12" office:value-type="float" office:value="34028.4560370062" calcext:value-type="float">
            <text:p>34,028</text:p>
          </table:table-cell>
          <table:table-cell table:style-name="ce61" table:formula="of:=[.H19]+[.I19]" office:value-type="float" office:value="43295.5282192542" calcext:value-type="float">
            <text:p>43,296</text:p>
          </table:table-cell>
          <table:table-cell table:style-name="ce69" table:formula="of:=[.K18]-[.H19]" office:value-type="float" office:value="4940326.53320046" calcext:value-type="float">
            <text:p>4,940,327</text:p>
          </table:table-cell>
          <table:table-cell table:style-name="ce37"/>
          <table:table-cell table:style-name="ce48" table:formula="of:=[.M18]+1" office:value-type="float" office:value="136" calcext:value-type="float">
            <text:p>136</text:p>
          </table:table-cell>
          <table:table-cell table:style-name="ce74" table:formula="of:=-PPMT([.$D$1]/12;[.$M19]-12;[.$D$2];[.$E$15])" office:value-type="float" office:value="13978.9969973442" calcext:value-type="float">
            <text:p>13,979</text:p>
          </table:table-cell>
          <table:table-cell table:style-name="ce61" table:formula="of:=[.Q18]*[.$D$1]/12" office:value-type="float" office:value="29316.5312219099" calcext:value-type="float">
            <text:p>29,317</text:p>
          </table:table-cell>
          <table:table-cell table:style-name="ce61" table:formula="of:=[.N19]+[.O19]" office:value-type="float" office:value="43295.5282192541" calcext:value-type="float">
            <text:p>43,296</text:p>
          </table:table-cell>
          <table:table-cell table:style-name="ce69" table:formula="of:=[.Q18]-[.N19]" office:value-type="float" office:value="4250243.72618955" calcext:value-type="float">
            <text:p>4,250,244</text:p>
          </table:table-cell>
          <table:table-cell/>
          <table:table-cell table:style-name="ce48" table:formula="of:=[.S18]+1" office:value-type="float" office:value="196" calcext:value-type="float">
            <text:p>196</text:p>
          </table:table-cell>
          <table:table-cell table:style-name="ce74" table:formula="of:=-PPMT([.$D$1]/12;[.$S19]-12;[.$D$2];[.$E$15])" office:value-type="float" office:value="21086.7416600133" calcext:value-type="float">
            <text:p>21,087</text:p>
          </table:table-cell>
          <table:table-cell table:style-name="ce61" table:formula="of:=[.W18]*[.$D$1]/12" office:value-type="float" office:value="22208.7865592408" calcext:value-type="float">
            <text:p>22,209</text:p>
          </table:table-cell>
          <table:table-cell table:style-name="ce61" table:formula="of:=[.T19]+[.U19]" office:value-type="float" office:value="43295.5282192541" calcext:value-type="float">
            <text:p>43,296</text:p>
          </table:table-cell>
          <table:table-cell table:style-name="ce69" table:formula="of:=[.W18]-[.T19]" office:value-type="float" office:value="3209282.21241137" calcext:value-type="float">
            <text:p>3,209,282</text:p>
          </table:table-cell>
          <table:table-cell/>
          <table:table-cell table:style-name="ce48" table:formula="of:=[.Y18]+1" office:value-type="float" office:value="256" calcext:value-type="float">
            <text:p>256</text:p>
          </table:table-cell>
          <table:table-cell table:style-name="ce74" table:formula="of:=-PPMT([.$D$1]/12;[.$Y19]-12;[.$D$2];[.$E$15])" office:value-type="float" office:value="31808.4819619473" calcext:value-type="float">
            <text:p>31,808</text:p>
          </table:table-cell>
          <table:table-cell table:style-name="ce61" table:formula="of:=[.AC18]*[.$D$1]/12" office:value-type="float" office:value="11487.0462573067" calcext:value-type="float">
            <text:p>11,487</text:p>
          </table:table-cell>
          <table:table-cell table:style-name="ce61" table:formula="of:=[.Z19]+[.AA19]" office:value-type="float" office:value="43295.528219254" calcext:value-type="float">
            <text:p>43,296</text:p>
          </table:table-cell>
          <table:table-cell table:style-name="ce69" table:formula="of:=[.AC18]-[.Z19]" office:value-type="float" office:value="1639034.61000993" calcext:value-type="float">
            <text:p>1,639,035</text:p>
          </table:table-cell>
          <table:table-cell/>
          <table:table-cell table:style-name="ce48" table:formula="of:=[.AE18]+1" office:value-type="float" office:value="316" calcext:value-type="float">
            <text:p>316</text:p>
          </table:table-cell>
          <table:table-cell table:style-name="ce74" table:formula="of:=-PPMT([.$D$1]/12;[.$AE19]-12;[.$D$2];[.$E$15])" office:value-type="string" office:string-value="" calcext:value-type="error">
            <text:p>錯誤：502</text:p>
          </table:table-cell>
          <table:table-cell table:style-name="ce61" table:formula="of:=[.AI18]*[.$D$1]/12" office:value-type="string" office:string-value="" calcext:value-type="error">
            <text:p>錯誤：502</text:p>
          </table:table-cell>
          <table:table-cell table:style-name="ce61" table:formula="of:=[.AF19]+[.AG19]" office:value-type="string" office:string-value="" calcext:value-type="error">
            <text:p>錯誤：502</text:p>
          </table:table-cell>
          <table:table-cell table:style-name="ce69" table:formula="of:=[.AI18]-[.AF19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19]+1" office:value-type="float" office:value="17" calcext:value-type="float">
            <text:p>17</text:p>
          </table:table-cell>
          <table:table-cell table:style-name="ce55" table:formula="of:=-PPMT([.$D$1]/12;[.$A20]-12;[.$D$2];[.$E$15])" office:value-type="float" office:value="6185.63995735069" calcext:value-type="float">
            <text:p>6,186</text:p>
          </table:table-cell>
          <table:table-cell table:style-name="ce61" table:formula="of:=[.E19]*[.$D$1]/12" office:value-type="float" office:value="37109.8882619035" calcext:value-type="float">
            <text:p>37,110</text:p>
          </table:table-cell>
          <table:table-cell table:style-name="ce61" table:formula="of:=[.B20]+[.C20]" office:value-type="float" office:value="43295.5282192542" calcext:value-type="float">
            <text:p>43,296</text:p>
          </table:table-cell>
          <table:table-cell table:style-name="ce69" table:formula="of:=[.E19]-[.B20]" office:value-type="float" office:value="5391616.28904679" calcext:value-type="float">
            <text:p>5,391,616</text:p>
          </table:table-cell>
          <table:table-cell table:style-name="ce37"/>
          <table:table-cell table:style-name="ce48" table:formula="of:=[.G19]+1" office:value-type="float" office:value="77" calcext:value-type="float">
            <text:p>77</text:p>
          </table:table-cell>
          <table:table-cell table:style-name="ce74" table:formula="of:=-PPMT([.$D$1]/12;[.$G20]-12;[.$D$2];[.$E$15])" office:value-type="float" office:value="9330.78330350095" calcext:value-type="float">
            <text:p>9,331</text:p>
          </table:table-cell>
          <table:table-cell table:style-name="ce61" table:formula="of:=[.K19]*[.$D$1]/12" office:value-type="float" office:value="33964.7449157532" calcext:value-type="float">
            <text:p>33,965</text:p>
          </table:table-cell>
          <table:table-cell table:style-name="ce61" table:formula="of:=[.H20]+[.I20]" office:value-type="float" office:value="43295.5282192541" calcext:value-type="float">
            <text:p>43,296</text:p>
          </table:table-cell>
          <table:table-cell table:style-name="ce69" table:formula="of:=[.K19]-[.H20]" office:value-type="float" office:value="4930995.74989696" calcext:value-type="float">
            <text:p>4,930,996</text:p>
          </table:table-cell>
          <table:table-cell table:style-name="ce37"/>
          <table:table-cell table:style-name="ce48" table:formula="of:=[.M19]+1" office:value-type="float" office:value="137" calcext:value-type="float">
            <text:p>137</text:p>
          </table:table-cell>
          <table:table-cell table:style-name="ce74" table:formula="of:=-PPMT([.$D$1]/12;[.$M20]-12;[.$D$2];[.$E$15])" office:value-type="float" office:value="14075.102601701" calcext:value-type="float">
            <text:p>14,075</text:p>
          </table:table-cell>
          <table:table-cell table:style-name="ce61" table:formula="of:=[.Q19]*[.$D$1]/12" office:value-type="float" office:value="29220.4256175531" calcext:value-type="float">
            <text:p>29,220</text:p>
          </table:table-cell>
          <table:table-cell table:style-name="ce61" table:formula="of:=[.N20]+[.O20]" office:value-type="float" office:value="43295.5282192541" calcext:value-type="float">
            <text:p>43,296</text:p>
          </table:table-cell>
          <table:table-cell table:style-name="ce69" table:formula="of:=[.Q19]-[.N20]" office:value-type="float" office:value="4236168.62358784" calcext:value-type="float">
            <text:p>4,236,169</text:p>
          </table:table-cell>
          <table:table-cell/>
          <table:table-cell table:style-name="ce48" table:formula="of:=[.S19]+1" office:value-type="float" office:value="197" calcext:value-type="float">
            <text:p>197</text:p>
          </table:table-cell>
          <table:table-cell table:style-name="ce74" table:formula="of:=-PPMT([.$D$1]/12;[.$S20]-12;[.$D$2];[.$E$15])" office:value-type="float" office:value="21231.7130089259" calcext:value-type="float">
            <text:p>21,232</text:p>
          </table:table-cell>
          <table:table-cell table:style-name="ce61" table:formula="of:=[.W19]*[.$D$1]/12" office:value-type="float" office:value="22063.8152103282" calcext:value-type="float">
            <text:p>22,064</text:p>
          </table:table-cell>
          <table:table-cell table:style-name="ce61" table:formula="of:=[.T20]+[.U20]" office:value-type="float" office:value="43295.5282192541" calcext:value-type="float">
            <text:p>43,296</text:p>
          </table:table-cell>
          <table:table-cell table:style-name="ce69" table:formula="of:=[.W19]-[.T20]" office:value-type="float" office:value="3188050.49940244" calcext:value-type="float">
            <text:p>3,188,050</text:p>
          </table:table-cell>
          <table:table-cell/>
          <table:table-cell table:style-name="ce48" table:formula="of:=[.Y19]+1" office:value-type="float" office:value="257" calcext:value-type="float">
            <text:p>257</text:p>
          </table:table-cell>
          <table:table-cell table:style-name="ce74" table:formula="of:=-PPMT([.$D$1]/12;[.$Y20]-12;[.$D$2];[.$E$15])" office:value-type="float" office:value="32027.1652754357" calcext:value-type="float">
            <text:p>32,027</text:p>
          </table:table-cell>
          <table:table-cell table:style-name="ce61" table:formula="of:=[.AC19]*[.$D$1]/12" office:value-type="float" office:value="11268.3629438183" calcext:value-type="float">
            <text:p>11,268</text:p>
          </table:table-cell>
          <table:table-cell table:style-name="ce61" table:formula="of:=[.Z20]+[.AA20]" office:value-type="float" office:value="43295.528219254" calcext:value-type="float">
            <text:p>43,296</text:p>
          </table:table-cell>
          <table:table-cell table:style-name="ce69" table:formula="of:=[.AC19]-[.Z20]" office:value-type="float" office:value="1607007.4447345" calcext:value-type="float">
            <text:p>1,607,007</text:p>
          </table:table-cell>
          <table:table-cell/>
          <table:table-cell table:style-name="ce48" table:formula="of:=[.AE19]+1" office:value-type="float" office:value="317" calcext:value-type="float">
            <text:p>317</text:p>
          </table:table-cell>
          <table:table-cell table:style-name="ce74" table:formula="of:=-PPMT([.$D$1]/12;[.$AE20]-12;[.$D$2];[.$E$15])" office:value-type="string" office:string-value="" calcext:value-type="error">
            <text:p>錯誤：502</text:p>
          </table:table-cell>
          <table:table-cell table:style-name="ce61" table:formula="of:=[.AI19]*[.$D$1]/12" office:value-type="string" office:string-value="" calcext:value-type="error">
            <text:p>錯誤：502</text:p>
          </table:table-cell>
          <table:table-cell table:style-name="ce61" table:formula="of:=[.AF20]+[.AG20]" office:value-type="string" office:string-value="" calcext:value-type="error">
            <text:p>錯誤：502</text:p>
          </table:table-cell>
          <table:table-cell table:style-name="ce69" table:formula="of:=[.AI19]-[.AF20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20]+1" office:value-type="float" office:value="18" calcext:value-type="float">
            <text:p>18</text:p>
          </table:table-cell>
          <table:table-cell table:style-name="ce55" table:formula="of:=-PPMT([.$D$1]/12;[.$A21]-12;[.$D$2];[.$E$15])" office:value-type="float" office:value="6228.16623205748" calcext:value-type="float">
            <text:p>6,228</text:p>
          </table:table-cell>
          <table:table-cell table:style-name="ce61" table:formula="of:=[.E20]*[.$D$1]/12" office:value-type="float" office:value="37067.3619871967" calcext:value-type="float">
            <text:p>37,067</text:p>
          </table:table-cell>
          <table:table-cell table:style-name="ce61" table:formula="of:=[.B21]+[.C21]" office:value-type="float" office:value="43295.5282192542" calcext:value-type="float">
            <text:p>43,296</text:p>
          </table:table-cell>
          <table:table-cell table:style-name="ce69" table:formula="of:=[.E20]-[.B21]" office:value-type="float" office:value="5385388.12281473" calcext:value-type="float">
            <text:p>5,385,388</text:p>
          </table:table-cell>
          <table:table-cell table:style-name="ce37"/>
          <table:table-cell table:style-name="ce48" table:formula="of:=[.G20]+1" office:value-type="float" office:value="78" calcext:value-type="float">
            <text:p>78</text:p>
          </table:table-cell>
          <table:table-cell table:style-name="ce74" table:formula="of:=-PPMT([.$D$1]/12;[.$G21]-12;[.$D$2];[.$E$15])" office:value-type="float" office:value="9394.93243871254" calcext:value-type="float">
            <text:p>9,395</text:p>
          </table:table-cell>
          <table:table-cell table:style-name="ce61" table:formula="of:=[.K20]*[.$D$1]/12" office:value-type="float" office:value="33900.5957805416" calcext:value-type="float">
            <text:p>33,901</text:p>
          </table:table-cell>
          <table:table-cell table:style-name="ce61" table:formula="of:=[.H21]+[.I21]" office:value-type="float" office:value="43295.5282192542" calcext:value-type="float">
            <text:p>43,296</text:p>
          </table:table-cell>
          <table:table-cell table:style-name="ce69" table:formula="of:=[.K20]-[.H21]" office:value-type="float" office:value="4921600.81745825" calcext:value-type="float">
            <text:p>4,921,601</text:p>
          </table:table-cell>
          <table:table-cell table:style-name="ce37"/>
          <table:table-cell table:style-name="ce48" table:formula="of:=[.M20]+1" office:value-type="float" office:value="138" calcext:value-type="float">
            <text:p>138</text:p>
          </table:table-cell>
          <table:table-cell table:style-name="ce74" table:formula="of:=-PPMT([.$D$1]/12;[.$M21]-12;[.$D$2];[.$E$15])" office:value-type="float" office:value="14171.8689320877" calcext:value-type="float">
            <text:p>14,172</text:p>
          </table:table-cell>
          <table:table-cell table:style-name="ce61" table:formula="of:=[.Q20]*[.$D$1]/12" office:value-type="float" office:value="29123.6592871664" calcext:value-type="float">
            <text:p>29,124</text:p>
          </table:table-cell>
          <table:table-cell table:style-name="ce61" table:formula="of:=[.N21]+[.O21]" office:value-type="float" office:value="43295.5282192541" calcext:value-type="float">
            <text:p>43,296</text:p>
          </table:table-cell>
          <table:table-cell table:style-name="ce69" table:formula="of:=[.Q20]-[.N21]" office:value-type="float" office:value="4221996.75465576" calcext:value-type="float">
            <text:p>4,221,997</text:p>
          </table:table-cell>
          <table:table-cell/>
          <table:table-cell table:style-name="ce48" table:formula="of:=[.S20]+1" office:value-type="float" office:value="198" calcext:value-type="float">
            <text:p>198</text:p>
          </table:table-cell>
          <table:table-cell table:style-name="ce74" table:formula="of:=-PPMT([.$D$1]/12;[.$S21]-12;[.$D$2];[.$E$15])" office:value-type="float" office:value="21377.6810358623" calcext:value-type="float">
            <text:p>21,378</text:p>
          </table:table-cell>
          <table:table-cell table:style-name="ce61" table:formula="of:=[.W20]*[.$D$1]/12" office:value-type="float" office:value="21917.8471833918" calcext:value-type="float">
            <text:p>21,918</text:p>
          </table:table-cell>
          <table:table-cell table:style-name="ce61" table:formula="of:=[.T21]+[.U21]" office:value-type="float" office:value="43295.5282192541" calcext:value-type="float">
            <text:p>43,296</text:p>
          </table:table-cell>
          <table:table-cell table:style-name="ce69" table:formula="of:=[.W20]-[.T21]" office:value-type="float" office:value="3166672.81836658" calcext:value-type="float">
            <text:p>3,166,673</text:p>
          </table:table-cell>
          <table:table-cell/>
          <table:table-cell table:style-name="ce48" table:formula="of:=[.Y20]+1" office:value-type="float" office:value="258" calcext:value-type="float">
            <text:p>258</text:p>
          </table:table-cell>
          <table:table-cell table:style-name="ce74" table:formula="of:=-PPMT([.$D$1]/12;[.$Y21]-12;[.$D$2];[.$E$15])" office:value-type="float" office:value="32247.3520367043" calcext:value-type="float">
            <text:p>32,247</text:p>
          </table:table-cell>
          <table:table-cell table:style-name="ce61" table:formula="of:=[.AC20]*[.$D$1]/12" office:value-type="float" office:value="11048.1761825497" calcext:value-type="float">
            <text:p>11,048</text:p>
          </table:table-cell>
          <table:table-cell table:style-name="ce61" table:formula="of:=[.Z21]+[.AA21]" office:value-type="float" office:value="43295.528219254" calcext:value-type="float">
            <text:p>43,296</text:p>
          </table:table-cell>
          <table:table-cell table:style-name="ce69" table:formula="of:=[.AC20]-[.Z21]" office:value-type="float" office:value="1574760.09269779" calcext:value-type="float">
            <text:p>1,574,760</text:p>
          </table:table-cell>
          <table:table-cell/>
          <table:table-cell table:style-name="ce48" table:formula="of:=[.AE20]+1" office:value-type="float" office:value="318" calcext:value-type="float">
            <text:p>318</text:p>
          </table:table-cell>
          <table:table-cell table:style-name="ce74" table:formula="of:=-PPMT([.$D$1]/12;[.$AE21]-12;[.$D$2];[.$E$15])" office:value-type="string" office:string-value="" calcext:value-type="error">
            <text:p>錯誤：502</text:p>
          </table:table-cell>
          <table:table-cell table:style-name="ce61" table:formula="of:=[.AI20]*[.$D$1]/12" office:value-type="string" office:string-value="" calcext:value-type="error">
            <text:p>錯誤：502</text:p>
          </table:table-cell>
          <table:table-cell table:style-name="ce61" table:formula="of:=[.AF21]+[.AG21]" office:value-type="string" office:string-value="" calcext:value-type="error">
            <text:p>錯誤：502</text:p>
          </table:table-cell>
          <table:table-cell table:style-name="ce69" table:formula="of:=[.AI20]-[.AF21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21]+1" office:value-type="float" office:value="19" calcext:value-type="float">
            <text:p>19</text:p>
          </table:table-cell>
          <table:table-cell table:style-name="ce55" table:formula="of:=-PPMT([.$D$1]/12;[.$A22]-12;[.$D$2];[.$E$15])" office:value-type="float" office:value="6270.98487490288" calcext:value-type="float">
            <text:p>6,271</text:p>
          </table:table-cell>
          <table:table-cell table:style-name="ce61" table:formula="of:=[.E21]*[.$D$1]/12" office:value-type="float" office:value="37024.5433443513" calcext:value-type="float">
            <text:p>37,025</text:p>
          </table:table-cell>
          <table:table-cell table:style-name="ce61" table:formula="of:=[.B22]+[.C22]" office:value-type="float" office:value="43295.5282192542" calcext:value-type="float">
            <text:p>43,296</text:p>
          </table:table-cell>
          <table:table-cell table:style-name="ce69" table:formula="of:=[.E21]-[.B22]" office:value-type="float" office:value="5379117.13793983" calcext:value-type="float">
            <text:p>5,379,117</text:p>
          </table:table-cell>
          <table:table-cell table:style-name="ce37"/>
          <table:table-cell table:style-name="ce48" table:formula="of:=[.G21]+1" office:value-type="float" office:value="79" calcext:value-type="float">
            <text:p>79</text:p>
          </table:table-cell>
          <table:table-cell table:style-name="ce74" table:formula="of:=-PPMT([.$D$1]/12;[.$G22]-12;[.$D$2];[.$E$15])" office:value-type="float" office:value="9459.52259922869" calcext:value-type="float">
            <text:p>9,460</text:p>
          </table:table-cell>
          <table:table-cell table:style-name="ce61" table:formula="of:=[.K21]*[.$D$1]/12" office:value-type="float" office:value="33836.0056200255" calcext:value-type="float">
            <text:p>33,836</text:p>
          </table:table-cell>
          <table:table-cell table:style-name="ce61" table:formula="of:=[.H22]+[.I22]" office:value-type="float" office:value="43295.5282192542" calcext:value-type="float">
            <text:p>43,296</text:p>
          </table:table-cell>
          <table:table-cell table:style-name="ce69" table:formula="of:=[.K21]-[.H22]" office:value-type="float" office:value="4912141.29485902" calcext:value-type="float">
            <text:p>4,912,141</text:p>
          </table:table-cell>
          <table:table-cell table:style-name="ce37"/>
          <table:table-cell table:style-name="ce48" table:formula="of:=[.M21]+1" office:value-type="float" office:value="139" calcext:value-type="float">
            <text:p>139</text:p>
          </table:table-cell>
          <table:table-cell table:style-name="ce74" table:formula="of:=-PPMT([.$D$1]/12;[.$M22]-12;[.$D$2];[.$E$15])" office:value-type="float" office:value="14269.3005309958" calcext:value-type="float">
            <text:p>14,269</text:p>
          </table:table-cell>
          <table:table-cell table:style-name="ce61" table:formula="of:=[.Q21]*[.$D$1]/12" office:value-type="float" office:value="29026.2276882583" calcext:value-type="float">
            <text:p>29,026</text:p>
          </table:table-cell>
          <table:table-cell table:style-name="ce61" table:formula="of:=[.N22]+[.O22]" office:value-type="float" office:value="43295.5282192541" calcext:value-type="float">
            <text:p>43,296</text:p>
          </table:table-cell>
          <table:table-cell table:style-name="ce69" table:formula="of:=[.Q21]-[.N22]" office:value-type="float" office:value="4207727.45412476" calcext:value-type="float">
            <text:p>4,207,727</text:p>
          </table:table-cell>
          <table:table-cell/>
          <table:table-cell table:style-name="ce48" table:formula="of:=[.S21]+1" office:value-type="float" office:value="199" calcext:value-type="float">
            <text:p>199</text:p>
          </table:table-cell>
          <table:table-cell table:style-name="ce74" table:formula="of:=-PPMT([.$D$1]/12;[.$S22]-12;[.$D$2];[.$E$15])" office:value-type="float" office:value="21524.6525929838" calcext:value-type="float">
            <text:p>21,525</text:p>
          </table:table-cell>
          <table:table-cell table:style-name="ce61" table:formula="of:=[.W21]*[.$D$1]/12" office:value-type="float" office:value="21770.8756262703" calcext:value-type="float">
            <text:p>21,771</text:p>
          </table:table-cell>
          <table:table-cell table:style-name="ce61" table:formula="of:=[.T22]+[.U22]" office:value-type="float" office:value="43295.5282192541" calcext:value-type="float">
            <text:p>43,296</text:p>
          </table:table-cell>
          <table:table-cell table:style-name="ce69" table:formula="of:=[.W21]-[.T22]" office:value-type="float" office:value="3145148.1657736" calcext:value-type="float">
            <text:p>3,145,148</text:p>
          </table:table-cell>
          <table:table-cell/>
          <table:table-cell table:style-name="ce48" table:formula="of:=[.Y21]+1" office:value-type="float" office:value="259" calcext:value-type="float">
            <text:p>259</text:p>
          </table:table-cell>
          <table:table-cell table:style-name="ce74" table:formula="of:=-PPMT([.$D$1]/12;[.$Y22]-12;[.$D$2];[.$E$15])" office:value-type="float" office:value="32469.0525819567" calcext:value-type="float">
            <text:p>32,469</text:p>
          </table:table-cell>
          <table:table-cell table:style-name="ce61" table:formula="of:=[.AC21]*[.$D$1]/12" office:value-type="float" office:value="10826.4756372973" calcext:value-type="float">
            <text:p>10,826</text:p>
          </table:table-cell>
          <table:table-cell table:style-name="ce61" table:formula="of:=[.Z22]+[.AA22]" office:value-type="float" office:value="43295.528219254" calcext:value-type="float">
            <text:p>43,296</text:p>
          </table:table-cell>
          <table:table-cell table:style-name="ce69" table:formula="of:=[.AC21]-[.Z22]" office:value-type="float" office:value="1542291.04011584" calcext:value-type="float">
            <text:p>1,542,291</text:p>
          </table:table-cell>
          <table:table-cell/>
          <table:table-cell table:style-name="ce48" table:formula="of:=[.AE21]+1" office:value-type="float" office:value="319" calcext:value-type="float">
            <text:p>319</text:p>
          </table:table-cell>
          <table:table-cell table:style-name="ce74" table:formula="of:=-PPMT([.$D$1]/12;[.$AE22]-12;[.$D$2];[.$E$15])" office:value-type="string" office:string-value="" calcext:value-type="error">
            <text:p>錯誤：502</text:p>
          </table:table-cell>
          <table:table-cell table:style-name="ce61" table:formula="of:=[.AI21]*[.$D$1]/12" office:value-type="string" office:string-value="" calcext:value-type="error">
            <text:p>錯誤：502</text:p>
          </table:table-cell>
          <table:table-cell table:style-name="ce61" table:formula="of:=[.AF22]+[.AG22]" office:value-type="string" office:string-value="" calcext:value-type="error">
            <text:p>錯誤：502</text:p>
          </table:table-cell>
          <table:table-cell table:style-name="ce69" table:formula="of:=[.AI21]-[.AF22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22]+1" office:value-type="float" office:value="20" calcext:value-type="float">
            <text:p>20</text:p>
          </table:table-cell>
          <table:table-cell table:style-name="ce55" table:formula="of:=-PPMT([.$D$1]/12;[.$A23]-12;[.$D$2];[.$E$15])" office:value-type="float" office:value="6314.09789591782" calcext:value-type="float">
            <text:p>6,314</text:p>
          </table:table-cell>
          <table:table-cell table:style-name="ce61" table:formula="of:=[.E22]*[.$D$1]/12" office:value-type="float" office:value="36981.4303233363" calcext:value-type="float">
            <text:p>36,981</text:p>
          </table:table-cell>
          <table:table-cell table:style-name="ce61" table:formula="of:=[.B23]+[.C23]" office:value-type="float" office:value="43295.5282192542" calcext:value-type="float">
            <text:p>43,296</text:p>
          </table:table-cell>
          <table:table-cell table:style-name="ce69" table:formula="of:=[.E22]-[.B23]" office:value-type="float" office:value="5372803.04004391" calcext:value-type="float">
            <text:p>5,372,803</text:p>
          </table:table-cell>
          <table:table-cell table:style-name="ce37"/>
          <table:table-cell table:style-name="ce48" table:formula="of:=[.G22]+1" office:value-type="float" office:value="80" calcext:value-type="float">
            <text:p>80</text:p>
          </table:table-cell>
          <table:table-cell table:style-name="ce74" table:formula="of:=-PPMT([.$D$1]/12;[.$G23]-12;[.$D$2];[.$E$15])" office:value-type="float" office:value="9524.55681709838" calcext:value-type="float">
            <text:p>9,525</text:p>
          </table:table-cell>
          <table:table-cell table:style-name="ce61" table:formula="of:=[.K22]*[.$D$1]/12" office:value-type="float" office:value="33770.9714021558" calcext:value-type="float">
            <text:p>33,771</text:p>
          </table:table-cell>
          <table:table-cell table:style-name="ce61" table:formula="of:=[.H23]+[.I23]" office:value-type="float" office:value="43295.5282192542" calcext:value-type="float">
            <text:p>43,296</text:p>
          </table:table-cell>
          <table:table-cell table:style-name="ce69" table:formula="of:=[.K22]-[.H23]" office:value-type="float" office:value="4902616.73804192" calcext:value-type="float">
            <text:p>4,902,617</text:p>
          </table:table-cell>
          <table:table-cell table:style-name="ce37"/>
          <table:table-cell table:style-name="ce48" table:formula="of:=[.M22]+1" office:value-type="float" office:value="140" calcext:value-type="float">
            <text:p>140</text:p>
          </table:table-cell>
          <table:table-cell table:style-name="ce74" table:formula="of:=-PPMT([.$D$1]/12;[.$M23]-12;[.$D$2];[.$E$15])" office:value-type="float" office:value="14367.4019721464" calcext:value-type="float">
            <text:p>14,367</text:p>
          </table:table-cell>
          <table:table-cell table:style-name="ce61" table:formula="of:=[.Q22]*[.$D$1]/12" office:value-type="float" office:value="28928.1262471077" calcext:value-type="float">
            <text:p>28,928</text:p>
          </table:table-cell>
          <table:table-cell table:style-name="ce61" table:formula="of:=[.N23]+[.O23]" office:value-type="float" office:value="43295.5282192541" calcext:value-type="float">
            <text:p>43,296</text:p>
          </table:table-cell>
          <table:table-cell table:style-name="ce69" table:formula="of:=[.Q22]-[.N23]" office:value-type="float" office:value="4193360.05215261" calcext:value-type="float">
            <text:p>4,193,360</text:p>
          </table:table-cell>
          <table:table-cell/>
          <table:table-cell table:style-name="ce48" table:formula="of:=[.S22]+1" office:value-type="float" office:value="200" calcext:value-type="float">
            <text:p>200</text:p>
          </table:table-cell>
          <table:table-cell table:style-name="ce74" table:formula="of:=-PPMT([.$D$1]/12;[.$S23]-12;[.$D$2];[.$E$15])" office:value-type="float" office:value="21672.6345795606" calcext:value-type="float">
            <text:p>21,673</text:p>
          </table:table-cell>
          <table:table-cell table:style-name="ce61" table:formula="of:=[.W22]*[.$D$1]/12" office:value-type="float" office:value="21622.8936396935" calcext:value-type="float">
            <text:p>21,623</text:p>
          </table:table-cell>
          <table:table-cell table:style-name="ce61" table:formula="of:=[.T23]+[.U23]" office:value-type="float" office:value="43295.5282192541" calcext:value-type="float">
            <text:p>43,296</text:p>
          </table:table-cell>
          <table:table-cell table:style-name="ce69" table:formula="of:=[.W22]-[.T23]" office:value-type="float" office:value="3123475.53119404" calcext:value-type="float">
            <text:p>3,123,476</text:p>
          </table:table-cell>
          <table:table-cell/>
          <table:table-cell table:style-name="ce48" table:formula="of:=[.Y22]+1" office:value-type="float" office:value="260" calcext:value-type="float">
            <text:p>260</text:p>
          </table:table-cell>
          <table:table-cell table:style-name="ce74" table:formula="of:=-PPMT([.$D$1]/12;[.$Y23]-12;[.$D$2];[.$E$15])" office:value-type="float" office:value="32692.2773184576" calcext:value-type="float">
            <text:p>32,692</text:p>
          </table:table-cell>
          <table:table-cell table:style-name="ce61" table:formula="of:=[.AC22]*[.$D$1]/12" office:value-type="float" office:value="10603.2509007964" calcext:value-type="float">
            <text:p>10,603</text:p>
          </table:table-cell>
          <table:table-cell table:style-name="ce61" table:formula="of:=[.Z23]+[.AA23]" office:value-type="float" office:value="43295.528219254" calcext:value-type="float">
            <text:p>43,296</text:p>
          </table:table-cell>
          <table:table-cell table:style-name="ce69" table:formula="of:=[.AC22]-[.Z23]" office:value-type="float" office:value="1509598.76279738" calcext:value-type="float">
            <text:p>1,509,599</text:p>
          </table:table-cell>
          <table:table-cell/>
          <table:table-cell table:style-name="ce48" table:formula="of:=[.AE22]+1" office:value-type="float" office:value="320" calcext:value-type="float">
            <text:p>320</text:p>
          </table:table-cell>
          <table:table-cell table:style-name="ce74" table:formula="of:=-PPMT([.$D$1]/12;[.$AE23]-12;[.$D$2];[.$E$15])" office:value-type="string" office:string-value="" calcext:value-type="error">
            <text:p>錯誤：502</text:p>
          </table:table-cell>
          <table:table-cell table:style-name="ce61" table:formula="of:=[.AI22]*[.$D$1]/12" office:value-type="string" office:string-value="" calcext:value-type="error">
            <text:p>錯誤：502</text:p>
          </table:table-cell>
          <table:table-cell table:style-name="ce61" table:formula="of:=[.AF23]+[.AG23]" office:value-type="string" office:string-value="" calcext:value-type="error">
            <text:p>錯誤：502</text:p>
          </table:table-cell>
          <table:table-cell table:style-name="ce69" table:formula="of:=[.AI22]-[.AF23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23]+1" office:value-type="float" office:value="21" calcext:value-type="float">
            <text:p>21</text:p>
          </table:table-cell>
          <table:table-cell table:style-name="ce55" table:formula="of:=-PPMT([.$D$1]/12;[.$A24]-12;[.$D$2];[.$E$15])" office:value-type="float" office:value="6357.50731895227" calcext:value-type="float">
            <text:p>6,358</text:p>
          </table:table-cell>
          <table:table-cell table:style-name="ce61" table:formula="of:=[.E23]*[.$D$1]/12" office:value-type="float" office:value="36938.0209003019" calcext:value-type="float">
            <text:p>36,938</text:p>
          </table:table-cell>
          <table:table-cell table:style-name="ce61" table:formula="of:=[.B24]+[.C24]" office:value-type="float" office:value="43295.5282192542" calcext:value-type="float">
            <text:p>43,296</text:p>
          </table:table-cell>
          <table:table-cell table:style-name="ce69" table:formula="of:=[.E23]-[.B24]" office:value-type="float" office:value="5366445.53272496" calcext:value-type="float">
            <text:p>5,366,446</text:p>
          </table:table-cell>
          <table:table-cell table:style-name="ce37"/>
          <table:table-cell table:style-name="ce48" table:formula="of:=[.G23]+1" office:value-type="float" office:value="81" calcext:value-type="float">
            <text:p>81</text:p>
          </table:table-cell>
          <table:table-cell table:style-name="ce74" table:formula="of:=-PPMT([.$D$1]/12;[.$G24]-12;[.$D$2];[.$E$15])" office:value-type="float" office:value="9590.03814521591" calcext:value-type="float">
            <text:p>9,590</text:p>
          </table:table-cell>
          <table:table-cell table:style-name="ce61" table:formula="of:=[.K23]*[.$D$1]/12" office:value-type="float" office:value="33705.4900740382" calcext:value-type="float">
            <text:p>33,705</text:p>
          </table:table-cell>
          <table:table-cell table:style-name="ce61" table:formula="of:=[.H24]+[.I24]" office:value-type="float" office:value="43295.5282192541" calcext:value-type="float">
            <text:p>43,296</text:p>
          </table:table-cell>
          <table:table-cell table:style-name="ce69" table:formula="of:=[.K23]-[.H24]" office:value-type="float" office:value="4893026.69989671" calcext:value-type="float">
            <text:p>4,893,027</text:p>
          </table:table-cell>
          <table:table-cell table:style-name="ce37"/>
          <table:table-cell table:style-name="ce48" table:formula="of:=[.M23]+1" office:value-type="float" office:value="141" calcext:value-type="float">
            <text:p>141</text:p>
          </table:table-cell>
          <table:table-cell table:style-name="ce74" table:formula="of:=-PPMT([.$D$1]/12;[.$M24]-12;[.$D$2];[.$E$15])" office:value-type="float" office:value="14466.1778607049" calcext:value-type="float">
            <text:p>14,466</text:p>
          </table:table-cell>
          <table:table-cell table:style-name="ce61" table:formula="of:=[.Q23]*[.$D$1]/12" office:value-type="float" office:value="28829.3503585492" calcext:value-type="float">
            <text:p>28,829</text:p>
          </table:table-cell>
          <table:table-cell table:style-name="ce61" table:formula="of:=[.N24]+[.O24]" office:value-type="float" office:value="43295.5282192541" calcext:value-type="float">
            <text:p>43,296</text:p>
          </table:table-cell>
          <table:table-cell table:style-name="ce69" table:formula="of:=[.Q23]-[.N24]" office:value-type="float" office:value="4178893.87429191" calcext:value-type="float">
            <text:p>4,178,894</text:p>
          </table:table-cell>
          <table:table-cell/>
          <table:table-cell table:style-name="ce48" table:formula="of:=[.S23]+1" office:value-type="float" office:value="201" calcext:value-type="float">
            <text:p>201</text:p>
          </table:table-cell>
          <table:table-cell table:style-name="ce74" table:formula="of:=-PPMT([.$D$1]/12;[.$S24]-12;[.$D$2];[.$E$15])" office:value-type="float" office:value="21821.633942295" calcext:value-type="float">
            <text:p>21,822</text:p>
          </table:table-cell>
          <table:table-cell table:style-name="ce61" table:formula="of:=[.W23]*[.$D$1]/12" office:value-type="float" office:value="21473.894276959" calcext:value-type="float">
            <text:p>21,474</text:p>
          </table:table-cell>
          <table:table-cell table:style-name="ce61" table:formula="of:=[.T24]+[.U24]" office:value-type="float" office:value="43295.528219254" calcext:value-type="float">
            <text:p>43,296</text:p>
          </table:table-cell>
          <table:table-cell table:style-name="ce69" table:formula="of:=[.W23]-[.T24]" office:value-type="float" office:value="3101653.89725174" calcext:value-type="float">
            <text:p>3,101,654</text:p>
          </table:table-cell>
          <table:table-cell/>
          <table:table-cell table:style-name="ce48" table:formula="of:=[.Y23]+1" office:value-type="float" office:value="261" calcext:value-type="float">
            <text:p>261</text:p>
          </table:table-cell>
          <table:table-cell table:style-name="ce74" table:formula="of:=-PPMT([.$D$1]/12;[.$Y24]-12;[.$D$2];[.$E$15])" office:value-type="float" office:value="32917.036725022" calcext:value-type="float">
            <text:p>32,917</text:p>
          </table:table-cell>
          <table:table-cell table:style-name="ce61" table:formula="of:=[.AC23]*[.$D$1]/12" office:value-type="float" office:value="10378.491494232" calcext:value-type="float">
            <text:p>10,378</text:p>
          </table:table-cell>
          <table:table-cell table:style-name="ce61" table:formula="of:=[.Z24]+[.AA24]" office:value-type="float" office:value="43295.528219254" calcext:value-type="float">
            <text:p>43,296</text:p>
          </table:table-cell>
          <table:table-cell table:style-name="ce69" table:formula="of:=[.AC23]-[.Z24]" office:value-type="float" office:value="1476681.72607236" calcext:value-type="float">
            <text:p>1,476,682</text:p>
          </table:table-cell>
          <table:table-cell/>
          <table:table-cell table:style-name="ce48" table:formula="of:=[.AE23]+1" office:value-type="float" office:value="321" calcext:value-type="float">
            <text:p>321</text:p>
          </table:table-cell>
          <table:table-cell table:style-name="ce74" table:formula="of:=-PPMT([.$D$1]/12;[.$AE24]-12;[.$D$2];[.$E$15])" office:value-type="string" office:string-value="" calcext:value-type="error">
            <text:p>錯誤：502</text:p>
          </table:table-cell>
          <table:table-cell table:style-name="ce61" table:formula="of:=[.AI23]*[.$D$1]/12" office:value-type="string" office:string-value="" calcext:value-type="error">
            <text:p>錯誤：502</text:p>
          </table:table-cell>
          <table:table-cell table:style-name="ce61" table:formula="of:=[.AF24]+[.AG24]" office:value-type="string" office:string-value="" calcext:value-type="error">
            <text:p>錯誤：502</text:p>
          </table:table-cell>
          <table:table-cell table:style-name="ce69" table:formula="of:=[.AI23]-[.AF24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24]+1" office:value-type="float" office:value="22" calcext:value-type="float">
            <text:p>22</text:p>
          </table:table-cell>
          <table:table-cell table:style-name="ce55" table:formula="of:=-PPMT([.$D$1]/12;[.$A25]-12;[.$D$2];[.$E$15])" office:value-type="float" office:value="6401.21518177006" calcext:value-type="float">
            <text:p>6,401</text:p>
          </table:table-cell>
          <table:table-cell table:style-name="ce61" table:formula="of:=[.E24]*[.$D$1]/12" office:value-type="float" office:value="36894.3130374841" calcext:value-type="float">
            <text:p>36,894</text:p>
          </table:table-cell>
          <table:table-cell table:style-name="ce61" table:formula="of:=[.B25]+[.C25]" office:value-type="float" office:value="43295.5282192542" calcext:value-type="float">
            <text:p>43,296</text:p>
          </table:table-cell>
          <table:table-cell table:style-name="ce69" table:formula="of:=[.E24]-[.B25]" office:value-type="float" office:value="5360044.31754319" calcext:value-type="float">
            <text:p>5,360,044</text:p>
          </table:table-cell>
          <table:table-cell table:style-name="ce37"/>
          <table:table-cell table:style-name="ce48" table:formula="of:=[.G24]+1" office:value-type="float" office:value="82" calcext:value-type="float">
            <text:p>82</text:p>
          </table:table-cell>
          <table:table-cell table:style-name="ce74" table:formula="of:=-PPMT([.$D$1]/12;[.$G25]-12;[.$D$2];[.$E$15])" office:value-type="float" office:value="9655.96965746428" calcext:value-type="float">
            <text:p>9,656</text:p>
          </table:table-cell>
          <table:table-cell table:style-name="ce61" table:formula="of:=[.K24]*[.$D$1]/12" office:value-type="float" office:value="33639.5585617899" calcext:value-type="float">
            <text:p>33,640</text:p>
          </table:table-cell>
          <table:table-cell table:style-name="ce61" table:formula="of:=[.H25]+[.I25]" office:value-type="float" office:value="43295.5282192541" calcext:value-type="float">
            <text:p>43,296</text:p>
          </table:table-cell>
          <table:table-cell table:style-name="ce69" table:formula="of:=[.K24]-[.H25]" office:value-type="float" office:value="4883370.73023924" calcext:value-type="float">
            <text:p>4,883,371</text:p>
          </table:table-cell>
          <table:table-cell table:style-name="ce37"/>
          <table:table-cell table:style-name="ce48" table:formula="of:=[.M24]+1" office:value-type="float" office:value="142" calcext:value-type="float">
            <text:p>142</text:p>
          </table:table-cell>
          <table:table-cell table:style-name="ce74" table:formula="of:=-PPMT([.$D$1]/12;[.$M25]-12;[.$D$2];[.$E$15])" office:value-type="float" office:value="14565.6328334972" calcext:value-type="float">
            <text:p>14,566</text:p>
          </table:table-cell>
          <table:table-cell table:style-name="ce61" table:formula="of:=[.Q24]*[.$D$1]/12" office:value-type="float" office:value="28729.8953857569" calcext:value-type="float">
            <text:p>28,730</text:p>
          </table:table-cell>
          <table:table-cell table:style-name="ce61" table:formula="of:=[.N25]+[.O25]" office:value-type="float" office:value="43295.5282192541" calcext:value-type="float">
            <text:p>43,296</text:p>
          </table:table-cell>
          <table:table-cell table:style-name="ce69" table:formula="of:=[.Q24]-[.N25]" office:value-type="float" office:value="4164328.24145841" calcext:value-type="float">
            <text:p>4,164,328</text:p>
          </table:table-cell>
          <table:table-cell/>
          <table:table-cell table:style-name="ce48" table:formula="of:=[.S24]+1" office:value-type="float" office:value="202" calcext:value-type="float">
            <text:p>202</text:p>
          </table:table-cell>
          <table:table-cell table:style-name="ce74" table:formula="of:=-PPMT([.$D$1]/12;[.$S25]-12;[.$D$2];[.$E$15])" office:value-type="float" office:value="21971.6576756483" calcext:value-type="float">
            <text:p>21,972</text:p>
          </table:table-cell>
          <table:table-cell table:style-name="ce61" table:formula="of:=[.W24]*[.$D$1]/12" office:value-type="float" office:value="21323.8705436057" calcext:value-type="float">
            <text:p>21,324</text:p>
          </table:table-cell>
          <table:table-cell table:style-name="ce61" table:formula="of:=[.T25]+[.U25]" office:value-type="float" office:value="43295.5282192541" calcext:value-type="float">
            <text:p>43,296</text:p>
          </table:table-cell>
          <table:table-cell table:style-name="ce69" table:formula="of:=[.W24]-[.T25]" office:value-type="float" office:value="3079682.23957609" calcext:value-type="float">
            <text:p>3,079,682</text:p>
          </table:table-cell>
          <table:table-cell/>
          <table:table-cell table:style-name="ce48" table:formula="of:=[.Y24]+1" office:value-type="float" office:value="262" calcext:value-type="float">
            <text:p>262</text:p>
          </table:table-cell>
          <table:table-cell table:style-name="ce74" table:formula="of:=-PPMT([.$D$1]/12;[.$Y25]-12;[.$D$2];[.$E$15])" office:value-type="float" office:value="33143.3413525065" calcext:value-type="float">
            <text:p>33,143</text:p>
          </table:table-cell>
          <table:table-cell table:style-name="ce61" table:formula="of:=[.AC24]*[.$D$1]/12" office:value-type="float" office:value="10152.1868667474" calcext:value-type="float">
            <text:p>10,152</text:p>
          </table:table-cell>
          <table:table-cell table:style-name="ce61" table:formula="of:=[.Z25]+[.AA25]" office:value-type="float" office:value="43295.528219254" calcext:value-type="float">
            <text:p>43,296</text:p>
          </table:table-cell>
          <table:table-cell table:style-name="ce69" table:formula="of:=[.AC24]-[.Z25]" office:value-type="float" office:value="1443538.38471985" calcext:value-type="float">
            <text:p>1,443,538</text:p>
          </table:table-cell>
          <table:table-cell/>
          <table:table-cell table:style-name="ce48" table:formula="of:=[.AE24]+1" office:value-type="float" office:value="322" calcext:value-type="float">
            <text:p>322</text:p>
          </table:table-cell>
          <table:table-cell table:style-name="ce74" table:formula="of:=-PPMT([.$D$1]/12;[.$AE25]-12;[.$D$2];[.$E$15])" office:value-type="string" office:string-value="" calcext:value-type="error">
            <text:p>錯誤：502</text:p>
          </table:table-cell>
          <table:table-cell table:style-name="ce61" table:formula="of:=[.AI24]*[.$D$1]/12" office:value-type="string" office:string-value="" calcext:value-type="error">
            <text:p>錯誤：502</text:p>
          </table:table-cell>
          <table:table-cell table:style-name="ce61" table:formula="of:=[.AF25]+[.AG25]" office:value-type="string" office:string-value="" calcext:value-type="error">
            <text:p>錯誤：502</text:p>
          </table:table-cell>
          <table:table-cell table:style-name="ce69" table:formula="of:=[.AI24]-[.AF25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25]+1" office:value-type="float" office:value="23" calcext:value-type="float">
            <text:p>23</text:p>
          </table:table-cell>
          <table:table-cell table:style-name="ce55" table:formula="of:=-PPMT([.$D$1]/12;[.$A26]-12;[.$D$2];[.$E$15])" office:value-type="float" office:value="6445.22353614473" calcext:value-type="float">
            <text:p>6,445</text:p>
          </table:table-cell>
          <table:table-cell table:style-name="ce61" table:formula="of:=[.E25]*[.$D$1]/12" office:value-type="float" office:value="36850.3046831094" calcext:value-type="float">
            <text:p>36,850</text:p>
          </table:table-cell>
          <table:table-cell table:style-name="ce61" table:formula="of:=[.B26]+[.C26]" office:value-type="float" office:value="43295.5282192542" calcext:value-type="float">
            <text:p>43,296</text:p>
          </table:table-cell>
          <table:table-cell table:style-name="ce69" table:formula="of:=[.E25]-[.B26]" office:value-type="float" office:value="5353599.09400705" calcext:value-type="float">
            <text:p>5,353,599</text:p>
          </table:table-cell>
          <table:table-cell table:style-name="ce37"/>
          <table:table-cell table:style-name="ce48" table:formula="of:=[.G25]+1" office:value-type="float" office:value="83" calcext:value-type="float">
            <text:p>83</text:p>
          </table:table-cell>
          <table:table-cell table:style-name="ce74" table:formula="of:=-PPMT([.$D$1]/12;[.$G26]-12;[.$D$2];[.$E$15])" office:value-type="float" office:value="9722.35444885935" calcext:value-type="float">
            <text:p>9,722</text:p>
          </table:table-cell>
          <table:table-cell table:style-name="ce61" table:formula="of:=[.K25]*[.$D$1]/12" office:value-type="float" office:value="33573.1737703948" calcext:value-type="float">
            <text:p>33,573</text:p>
          </table:table-cell>
          <table:table-cell table:style-name="ce61" table:formula="of:=[.H26]+[.I26]" office:value-type="float" office:value="43295.5282192541" calcext:value-type="float">
            <text:p>43,296</text:p>
          </table:table-cell>
          <table:table-cell table:style-name="ce69" table:formula="of:=[.K25]-[.H26]" office:value-type="float" office:value="4873648.37579038" calcext:value-type="float">
            <text:p>4,873,648</text:p>
          </table:table-cell>
          <table:table-cell table:style-name="ce37"/>
          <table:table-cell table:style-name="ce48" table:formula="of:=[.M25]+1" office:value-type="float" office:value="143" calcext:value-type="float">
            <text:p>143</text:p>
          </table:table-cell>
          <table:table-cell table:style-name="ce74" table:formula="of:=-PPMT([.$D$1]/12;[.$M26]-12;[.$D$2];[.$E$15])" office:value-type="float" office:value="14665.7715592275" calcext:value-type="float">
            <text:p>14,666</text:p>
          </table:table-cell>
          <table:table-cell table:style-name="ce61" table:formula="of:=[.Q25]*[.$D$1]/12" office:value-type="float" office:value="28629.7566600266" calcext:value-type="float">
            <text:p>28,630</text:p>
          </table:table-cell>
          <table:table-cell table:style-name="ce61" table:formula="of:=[.N26]+[.O26]" office:value-type="float" office:value="43295.5282192541" calcext:value-type="float">
            <text:p>43,296</text:p>
          </table:table-cell>
          <table:table-cell table:style-name="ce69" table:formula="of:=[.Q25]-[.N26]" office:value-type="float" office:value="4149662.46989918" calcext:value-type="float">
            <text:p>4,149,662</text:p>
          </table:table-cell>
          <table:table-cell/>
          <table:table-cell table:style-name="ce48" table:formula="of:=[.S25]+1" office:value-type="float" office:value="203" calcext:value-type="float">
            <text:p>203</text:p>
          </table:table-cell>
          <table:table-cell table:style-name="ce74" table:formula="of:=-PPMT([.$D$1]/12;[.$S26]-12;[.$D$2];[.$E$15])" office:value-type="float" office:value="22122.7128221684" calcext:value-type="float">
            <text:p>22,123</text:p>
          </table:table-cell>
          <table:table-cell table:style-name="ce61" table:formula="of:=[.W25]*[.$D$1]/12" office:value-type="float" office:value="21172.8153970856" calcext:value-type="float">
            <text:p>21,173</text:p>
          </table:table-cell>
          <table:table-cell table:style-name="ce61" table:formula="of:=[.T26]+[.U26]" office:value-type="float" office:value="43295.5282192541" calcext:value-type="float">
            <text:p>43,296</text:p>
          </table:table-cell>
          <table:table-cell table:style-name="ce69" table:formula="of:=[.W25]-[.T26]" office:value-type="float" office:value="3057559.52675393" calcext:value-type="float">
            <text:p>3,057,560</text:p>
          </table:table-cell>
          <table:table-cell/>
          <table:table-cell table:style-name="ce48" table:formula="of:=[.Y25]+1" office:value-type="float" office:value="263" calcext:value-type="float">
            <text:p>263</text:p>
          </table:table-cell>
          <table:table-cell table:style-name="ce74" table:formula="of:=-PPMT([.$D$1]/12;[.$Y26]-12;[.$D$2];[.$E$15])" office:value-type="float" office:value="33371.2018243051" calcext:value-type="float">
            <text:p>33,371</text:p>
          </table:table-cell>
          <table:table-cell table:style-name="ce61" table:formula="of:=[.AC25]*[.$D$1]/12" office:value-type="float" office:value="9924.32639494896" calcext:value-type="float">
            <text:p>9,924</text:p>
          </table:table-cell>
          <table:table-cell table:style-name="ce61" table:formula="of:=[.Z26]+[.AA26]" office:value-type="float" office:value="43295.528219254" calcext:value-type="float">
            <text:p>43,296</text:p>
          </table:table-cell>
          <table:table-cell table:style-name="ce69" table:formula="of:=[.AC25]-[.Z26]" office:value-type="float" office:value="1410167.18289554" calcext:value-type="float">
            <text:p>1,410,167</text:p>
          </table:table-cell>
          <table:table-cell/>
          <table:table-cell table:style-name="ce48" table:formula="of:=[.AE25]+1" office:value-type="float" office:value="323" calcext:value-type="float">
            <text:p>323</text:p>
          </table:table-cell>
          <table:table-cell table:style-name="ce74" table:formula="of:=-PPMT([.$D$1]/12;[.$AE26]-12;[.$D$2];[.$E$15])" office:value-type="string" office:string-value="" calcext:value-type="error">
            <text:p>錯誤：502</text:p>
          </table:table-cell>
          <table:table-cell table:style-name="ce61" table:formula="of:=[.AI25]*[.$D$1]/12" office:value-type="string" office:string-value="" calcext:value-type="error">
            <text:p>錯誤：502</text:p>
          </table:table-cell>
          <table:table-cell table:style-name="ce61" table:formula="of:=[.AF26]+[.AG26]" office:value-type="string" office:string-value="" calcext:value-type="error">
            <text:p>錯誤：502</text:p>
          </table:table-cell>
          <table:table-cell table:style-name="ce69" table:formula="of:=[.AI25]-[.AF26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26]+1" office:value-type="float" office:value="24" calcext:value-type="float">
            <text:p>24</text:p>
          </table:table-cell>
          <table:table-cell table:style-name="ce55" table:formula="of:=-PPMT([.$D$1]/12;[.$A27]-12;[.$D$2];[.$E$15])" office:value-type="float" office:value="6489.53444795572" calcext:value-type="float">
            <text:p>6,490</text:p>
          </table:table-cell>
          <table:table-cell table:style-name="ce61" table:formula="of:=[.E26]*[.$D$1]/12" office:value-type="float" office:value="36805.9937712984" calcext:value-type="float">
            <text:p>36,806</text:p>
          </table:table-cell>
          <table:table-cell table:style-name="ce61" table:formula="of:=[.B27]+[.C27]" office:value-type="float" office:value="43295.5282192542" calcext:value-type="float">
            <text:p>43,296</text:p>
          </table:table-cell>
          <table:table-cell table:style-name="ce69" table:formula="of:=[.E26]-[.B27]" office:value-type="float" office:value="5347109.55955909" calcext:value-type="float">
            <text:p>5,347,110</text:p>
          </table:table-cell>
          <table:table-cell table:style-name="ce37"/>
          <table:table-cell table:style-name="ce48" table:formula="of:=[.G26]+1" office:value-type="float" office:value="84" calcext:value-type="float">
            <text:p>84</text:p>
          </table:table-cell>
          <table:table-cell table:style-name="ce74" table:formula="of:=-PPMT([.$D$1]/12;[.$G27]-12;[.$D$2];[.$E$15])" office:value-type="float" office:value="9789.19563569526" calcext:value-type="float">
            <text:p>9,789</text:p>
          </table:table-cell>
          <table:table-cell table:style-name="ce61" table:formula="of:=[.K26]*[.$D$1]/12" office:value-type="float" office:value="33506.3325835589" calcext:value-type="float">
            <text:p>33,506</text:p>
          </table:table-cell>
          <table:table-cell table:style-name="ce61" table:formula="of:=[.H27]+[.I27]" office:value-type="float" office:value="43295.5282192541" calcext:value-type="float">
            <text:p>43,296</text:p>
          </table:table-cell>
          <table:table-cell table:style-name="ce69" table:formula="of:=[.K26]-[.H27]" office:value-type="float" office:value="4863859.18015469" calcext:value-type="float">
            <text:p>4,863,859</text:p>
          </table:table-cell>
          <table:table-cell table:style-name="ce37"/>
          <table:table-cell table:style-name="ce48" table:formula="of:=[.M26]+1" office:value-type="float" office:value="144" calcext:value-type="float">
            <text:p>144</text:p>
          </table:table-cell>
          <table:table-cell table:style-name="ce74" table:formula="of:=-PPMT([.$D$1]/12;[.$M27]-12;[.$D$2];[.$E$15])" office:value-type="float" office:value="14766.5987386972" calcext:value-type="float">
            <text:p>14,767</text:p>
          </table:table-cell>
          <table:table-cell table:style-name="ce61" table:formula="of:=[.Q26]*[.$D$1]/12" office:value-type="float" office:value="28528.9294805569" calcext:value-type="float">
            <text:p>28,529</text:p>
          </table:table-cell>
          <table:table-cell table:style-name="ce61" table:formula="of:=[.N27]+[.O27]" office:value-type="float" office:value="43295.5282192541" calcext:value-type="float">
            <text:p>43,296</text:p>
          </table:table-cell>
          <table:table-cell table:style-name="ce69" table:formula="of:=[.Q26]-[.N27]" office:value-type="float" office:value="4134895.87116049" calcext:value-type="float">
            <text:p>4,134,896</text:p>
          </table:table-cell>
          <table:table-cell/>
          <table:table-cell table:style-name="ce48" table:formula="of:=[.S26]+1" office:value-type="float" office:value="204" calcext:value-type="float">
            <text:p>204</text:p>
          </table:table-cell>
          <table:table-cell table:style-name="ce74" table:formula="of:=-PPMT([.$D$1]/12;[.$S27]-12;[.$D$2];[.$E$15])" office:value-type="float" office:value="22274.8064728208" calcext:value-type="float">
            <text:p>22,275</text:p>
          </table:table-cell>
          <table:table-cell table:style-name="ce61" table:formula="of:=[.W26]*[.$D$1]/12" office:value-type="float" office:value="21020.7217464332" calcext:value-type="float">
            <text:p>21,021</text:p>
          </table:table-cell>
          <table:table-cell table:style-name="ce61" table:formula="of:=[.T27]+[.U27]" office:value-type="float" office:value="43295.5282192541" calcext:value-type="float">
            <text:p>43,296</text:p>
          </table:table-cell>
          <table:table-cell table:style-name="ce69" table:formula="of:=[.W26]-[.T27]" office:value-type="float" office:value="3035284.7202811" calcext:value-type="float">
            <text:p>3,035,285</text:p>
          </table:table-cell>
          <table:table-cell/>
          <table:table-cell table:style-name="ce48" table:formula="of:=[.Y26]+1" office:value-type="float" office:value="264" calcext:value-type="float">
            <text:p>264</text:p>
          </table:table-cell>
          <table:table-cell table:style-name="ce74" table:formula="of:=-PPMT([.$D$1]/12;[.$Y27]-12;[.$D$2];[.$E$15])" office:value-type="float" office:value="33600.6288368471" calcext:value-type="float">
            <text:p>33,601</text:p>
          </table:table-cell>
          <table:table-cell table:style-name="ce61" table:formula="of:=[.AC26]*[.$D$1]/12" office:value-type="float" office:value="9694.89938240686" calcext:value-type="float">
            <text:p>9,695</text:p>
          </table:table-cell>
          <table:table-cell table:style-name="ce61" table:formula="of:=[.Z27]+[.AA27]" office:value-type="float" office:value="43295.528219254" calcext:value-type="float">
            <text:p>43,296</text:p>
          </table:table-cell>
          <table:table-cell table:style-name="ce69" table:formula="of:=[.AC26]-[.Z27]" office:value-type="float" office:value="1376566.5540587" calcext:value-type="float">
            <text:p>1,376,567</text:p>
          </table:table-cell>
          <table:table-cell/>
          <table:table-cell table:style-name="ce48" table:formula="of:=[.AE26]+1" office:value-type="float" office:value="324" calcext:value-type="float">
            <text:p>324</text:p>
          </table:table-cell>
          <table:table-cell table:style-name="ce74" table:formula="of:=-PPMT([.$D$1]/12;[.$AE27]-12;[.$D$2];[.$E$15])" office:value-type="string" office:string-value="" calcext:value-type="error">
            <text:p>錯誤：502</text:p>
          </table:table-cell>
          <table:table-cell table:style-name="ce61" table:formula="of:=[.AI26]*[.$D$1]/12" office:value-type="string" office:string-value="" calcext:value-type="error">
            <text:p>錯誤：502</text:p>
          </table:table-cell>
          <table:table-cell table:style-name="ce61" table:formula="of:=[.AF27]+[.AG27]" office:value-type="string" office:string-value="" calcext:value-type="error">
            <text:p>錯誤：502</text:p>
          </table:table-cell>
          <table:table-cell table:style-name="ce69" table:formula="of:=[.AI26]-[.AF27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27]+1" office:value-type="float" office:value="25" calcext:value-type="float">
            <text:p>25</text:p>
          </table:table-cell>
          <table:table-cell table:style-name="ce55" table:formula="of:=-PPMT([.$D$1]/12;[.$A28]-12;[.$D$2];[.$E$15])" office:value-type="float" office:value="6534.14999728542" calcext:value-type="float">
            <text:p>6,534</text:p>
          </table:table-cell>
          <table:table-cell table:style-name="ce61" table:formula="of:=[.E27]*[.$D$1]/12" office:value-type="float" office:value="36761.3782219687" calcext:value-type="float">
            <text:p>36,761</text:p>
          </table:table-cell>
          <table:table-cell table:style-name="ce61" table:formula="of:=[.B28]+[.C28]" office:value-type="float" office:value="43295.5282192542" calcext:value-type="float">
            <text:p>43,296</text:p>
          </table:table-cell>
          <table:table-cell table:style-name="ce69" table:formula="of:=[.E27]-[.B28]" office:value-type="float" office:value="5340575.40956181" calcext:value-type="float">
            <text:p>5,340,575</text:p>
          </table:table-cell>
          <table:table-cell table:style-name="ce37"/>
          <table:table-cell table:style-name="ce48" table:formula="of:=[.G27]+1" office:value-type="float" office:value="85" calcext:value-type="float">
            <text:p>85</text:p>
          </table:table-cell>
          <table:table-cell table:style-name="ce74" table:formula="of:=-PPMT([.$D$1]/12;[.$G28]-12;[.$D$2];[.$E$15])" office:value-type="float" office:value="9856.49635569065" calcext:value-type="float">
            <text:p>9,856</text:p>
          </table:table-cell>
          <table:table-cell table:style-name="ce61" table:formula="of:=[.K27]*[.$D$1]/12" office:value-type="float" office:value="33439.0318635635" calcext:value-type="float">
            <text:p>33,439</text:p>
          </table:table-cell>
          <table:table-cell table:style-name="ce61" table:formula="of:=[.H28]+[.I28]" office:value-type="float" office:value="43295.5282192541" calcext:value-type="float">
            <text:p>43,296</text:p>
          </table:table-cell>
          <table:table-cell table:style-name="ce69" table:formula="of:=[.K27]-[.H28]" office:value-type="float" office:value="4854002.683799" calcext:value-type="float">
            <text:p>4,854,003</text:p>
          </table:table-cell>
          <table:table-cell table:style-name="ce37"/>
          <table:table-cell table:style-name="ce48" table:formula="of:=[.M27]+1" office:value-type="float" office:value="145" calcext:value-type="float">
            <text:p>145</text:p>
          </table:table-cell>
          <table:table-cell table:style-name="ce74" table:formula="of:=-PPMT([.$D$1]/12;[.$M28]-12;[.$D$2];[.$E$15])" office:value-type="float" office:value="14868.1191050258" calcext:value-type="float">
            <text:p>14,868</text:p>
          </table:table-cell>
          <table:table-cell table:style-name="ce61" table:formula="of:=[.Q27]*[.$D$1]/12" office:value-type="float" office:value="28427.4091142283" calcext:value-type="float">
            <text:p>28,427</text:p>
          </table:table-cell>
          <table:table-cell table:style-name="ce61" table:formula="of:=[.N28]+[.O28]" office:value-type="float" office:value="43295.5282192541" calcext:value-type="float">
            <text:p>43,296</text:p>
          </table:table-cell>
          <table:table-cell table:style-name="ce69" table:formula="of:=[.Q27]-[.N28]" office:value-type="float" office:value="4120027.75205546" calcext:value-type="float">
            <text:p>4,120,028</text:p>
          </table:table-cell>
          <table:table-cell/>
          <table:table-cell table:style-name="ce48" table:formula="of:=[.S27]+1" office:value-type="float" office:value="205" calcext:value-type="float">
            <text:p>205</text:p>
          </table:table-cell>
          <table:table-cell table:style-name="ce74" table:formula="of:=-PPMT([.$D$1]/12;[.$S28]-12;[.$D$2];[.$E$15])" office:value-type="float" office:value="22427.9457673214" calcext:value-type="float">
            <text:p>22,428</text:p>
          </table:table-cell>
          <table:table-cell table:style-name="ce61" table:formula="of:=[.W27]*[.$D$1]/12" office:value-type="float" office:value="20867.5824519326" calcext:value-type="float">
            <text:p>20,868</text:p>
          </table:table-cell>
          <table:table-cell table:style-name="ce61" table:formula="of:=[.T28]+[.U28]" office:value-type="float" office:value="43295.5282192541" calcext:value-type="float">
            <text:p>43,296</text:p>
          </table:table-cell>
          <table:table-cell table:style-name="ce69" table:formula="of:=[.W27]-[.T28]" office:value-type="float" office:value="3012856.77451378" calcext:value-type="float">
            <text:p>3,012,857</text:p>
          </table:table-cell>
          <table:table-cell/>
          <table:table-cell table:style-name="ce48" table:formula="of:=[.Y27]+1" office:value-type="float" office:value="265" calcext:value-type="float">
            <text:p>265</text:p>
          </table:table-cell>
          <table:table-cell table:style-name="ce74" table:formula="of:=-PPMT([.$D$1]/12;[.$Y28]-12;[.$D$2];[.$E$15])" office:value-type="float" office:value="33831.6331601005" calcext:value-type="float">
            <text:p>33,832</text:p>
          </table:table-cell>
          <table:table-cell table:style-name="ce61" table:formula="of:=[.AC27]*[.$D$1]/12" office:value-type="float" office:value="9463.89505915354" calcext:value-type="float">
            <text:p>9,464</text:p>
          </table:table-cell>
          <table:table-cell table:style-name="ce61" table:formula="of:=[.Z28]+[.AA28]" office:value-type="float" office:value="43295.528219254" calcext:value-type="float">
            <text:p>43,296</text:p>
          </table:table-cell>
          <table:table-cell table:style-name="ce69" table:formula="of:=[.AC27]-[.Z28]" office:value-type="float" office:value="1342734.9208986" calcext:value-type="float">
            <text:p>1,342,735</text:p>
          </table:table-cell>
          <table:table-cell/>
          <table:table-cell table:style-name="ce48" table:formula="of:=[.AE27]+1" office:value-type="float" office:value="325" calcext:value-type="float">
            <text:p>325</text:p>
          </table:table-cell>
          <table:table-cell table:style-name="ce74" table:formula="of:=-PPMT([.$D$1]/12;[.$AE28]-12;[.$D$2];[.$E$15])" office:value-type="string" office:string-value="" calcext:value-type="error">
            <text:p>錯誤：502</text:p>
          </table:table-cell>
          <table:table-cell table:style-name="ce61" table:formula="of:=[.AI27]*[.$D$1]/12" office:value-type="string" office:string-value="" calcext:value-type="error">
            <text:p>錯誤：502</text:p>
          </table:table-cell>
          <table:table-cell table:style-name="ce61" table:formula="of:=[.AF28]+[.AG28]" office:value-type="string" office:string-value="" calcext:value-type="error">
            <text:p>錯誤：502</text:p>
          </table:table-cell>
          <table:table-cell table:style-name="ce69" table:formula="of:=[.AI27]-[.AF28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28]+1" office:value-type="float" office:value="26" calcext:value-type="float">
            <text:p>26</text:p>
          </table:table-cell>
          <table:table-cell table:style-name="ce55" table:formula="of:=-PPMT([.$D$1]/12;[.$A29]-12;[.$D$2];[.$E$15])" office:value-type="float" office:value="6579.07227851676" calcext:value-type="float">
            <text:p>6,579</text:p>
          </table:table-cell>
          <table:table-cell table:style-name="ce61" table:formula="of:=[.E28]*[.$D$1]/12" office:value-type="float" office:value="36716.4559407374" calcext:value-type="float">
            <text:p>36,716</text:p>
          </table:table-cell>
          <table:table-cell table:style-name="ce61" table:formula="of:=[.B29]+[.C29]" office:value-type="float" office:value="43295.5282192542" calcext:value-type="float">
            <text:p>43,296</text:p>
          </table:table-cell>
          <table:table-cell table:style-name="ce69" table:formula="of:=[.E28]-[.B29]" office:value-type="float" office:value="5333996.33728329" calcext:value-type="float">
            <text:p>5,333,996</text:p>
          </table:table-cell>
          <table:table-cell table:style-name="ce37"/>
          <table:table-cell table:style-name="ce48" table:formula="of:=[.G28]+1" office:value-type="float" office:value="86" calcext:value-type="float">
            <text:p>86</text:p>
          </table:table-cell>
          <table:table-cell table:style-name="ce74" table:formula="of:=-PPMT([.$D$1]/12;[.$G29]-12;[.$D$2];[.$E$15])" office:value-type="float" office:value="9924.25976813603" calcext:value-type="float">
            <text:p>9,924</text:p>
          </table:table-cell>
          <table:table-cell table:style-name="ce61" table:formula="of:=[.K28]*[.$D$1]/12" office:value-type="float" office:value="33371.2684511181" calcext:value-type="float">
            <text:p>33,371</text:p>
          </table:table-cell>
          <table:table-cell table:style-name="ce61" table:formula="of:=[.H29]+[.I29]" office:value-type="float" office:value="43295.5282192541" calcext:value-type="float">
            <text:p>43,296</text:p>
          </table:table-cell>
          <table:table-cell table:style-name="ce69" table:formula="of:=[.K28]-[.H29]" office:value-type="float" office:value="4844078.42403086" calcext:value-type="float">
            <text:p>4,844,078</text:p>
          </table:table-cell>
          <table:table-cell table:style-name="ce37"/>
          <table:table-cell table:style-name="ce48" table:formula="of:=[.M28]+1" office:value-type="float" office:value="146" calcext:value-type="float">
            <text:p>146</text:p>
          </table:table-cell>
          <table:table-cell table:style-name="ce74" table:formula="of:=-PPMT([.$D$1]/12;[.$M29]-12;[.$D$2];[.$E$15])" office:value-type="float" office:value="14970.3374238728" calcext:value-type="float">
            <text:p>14,970</text:p>
          </table:table-cell>
          <table:table-cell table:style-name="ce61" table:formula="of:=[.Q28]*[.$D$1]/12" office:value-type="float" office:value="28325.1907953813" calcext:value-type="float">
            <text:p>28,325</text:p>
          </table:table-cell>
          <table:table-cell table:style-name="ce61" table:formula="of:=[.N29]+[.O29]" office:value-type="float" office:value="43295.5282192541" calcext:value-type="float">
            <text:p>43,296</text:p>
          </table:table-cell>
          <table:table-cell table:style-name="ce69" table:formula="of:=[.Q28]-[.N29]" office:value-type="float" office:value="4105057.41463159" calcext:value-type="float">
            <text:p>4,105,057</text:p>
          </table:table-cell>
          <table:table-cell/>
          <table:table-cell table:style-name="ce48" table:formula="of:=[.S28]+1" office:value-type="float" office:value="206" calcext:value-type="float">
            <text:p>206</text:p>
          </table:table-cell>
          <table:table-cell table:style-name="ce74" table:formula="of:=-PPMT([.$D$1]/12;[.$S29]-12;[.$D$2];[.$E$15])" office:value-type="float" office:value="22582.1378944718" calcext:value-type="float">
            <text:p>22,582</text:p>
          </table:table-cell>
          <table:table-cell table:style-name="ce61" table:formula="of:=[.W28]*[.$D$1]/12" office:value-type="float" office:value="20713.3903247823" calcext:value-type="float">
            <text:p>20,713</text:p>
          </table:table-cell>
          <table:table-cell table:style-name="ce61" table:formula="of:=[.T29]+[.U29]" office:value-type="float" office:value="43295.5282192541" calcext:value-type="float">
            <text:p>43,296</text:p>
          </table:table-cell>
          <table:table-cell table:style-name="ce69" table:formula="of:=[.W28]-[.T29]" office:value-type="float" office:value="2990274.63661931" calcext:value-type="float">
            <text:p>2,990,275</text:p>
          </table:table-cell>
          <table:table-cell/>
          <table:table-cell table:style-name="ce48" table:formula="of:=[.Y28]+1" office:value-type="float" office:value="266" calcext:value-type="float">
            <text:p>266</text:p>
          </table:table-cell>
          <table:table-cell table:style-name="ce74" table:formula="of:=-PPMT([.$D$1]/12;[.$Y29]-12;[.$D$2];[.$E$15])" office:value-type="float" office:value="34064.2256380761" calcext:value-type="float">
            <text:p>34,064</text:p>
          </table:table-cell>
          <table:table-cell table:style-name="ce61" table:formula="of:=[.AC28]*[.$D$1]/12" office:value-type="float" office:value="9231.30258117785" calcext:value-type="float">
            <text:p>9,231</text:p>
          </table:table-cell>
          <table:table-cell table:style-name="ce61" table:formula="of:=[.Z29]+[.AA29]" office:value-type="float" office:value="43295.528219254" calcext:value-type="float">
            <text:p>43,296</text:p>
          </table:table-cell>
          <table:table-cell table:style-name="ce69" table:formula="of:=[.AC28]-[.Z29]" office:value-type="float" office:value="1308670.69526052" calcext:value-type="float">
            <text:p>1,308,671</text:p>
          </table:table-cell>
          <table:table-cell/>
          <table:table-cell table:style-name="ce48" table:formula="of:=[.AE28]+1" office:value-type="float" office:value="326" calcext:value-type="float">
            <text:p>326</text:p>
          </table:table-cell>
          <table:table-cell table:style-name="ce74" table:formula="of:=-PPMT([.$D$1]/12;[.$AE29]-12;[.$D$2];[.$E$15])" office:value-type="string" office:string-value="" calcext:value-type="error">
            <text:p>錯誤：502</text:p>
          </table:table-cell>
          <table:table-cell table:style-name="ce61" table:formula="of:=[.AI28]*[.$D$1]/12" office:value-type="string" office:string-value="" calcext:value-type="error">
            <text:p>錯誤：502</text:p>
          </table:table-cell>
          <table:table-cell table:style-name="ce61" table:formula="of:=[.AF29]+[.AG29]" office:value-type="string" office:string-value="" calcext:value-type="error">
            <text:p>錯誤：502</text:p>
          </table:table-cell>
          <table:table-cell table:style-name="ce69" table:formula="of:=[.AI28]-[.AF29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29]+1" office:value-type="float" office:value="27" calcext:value-type="float">
            <text:p>27</text:p>
          </table:table-cell>
          <table:table-cell table:style-name="ce55" table:formula="of:=-PPMT([.$D$1]/12;[.$A30]-12;[.$D$2];[.$E$15])" office:value-type="float" office:value="6624.30340043156" calcext:value-type="float">
            <text:p>6,624</text:p>
          </table:table-cell>
          <table:table-cell table:style-name="ce61" table:formula="of:=[.E29]*[.$D$1]/12" office:value-type="float" office:value="36671.2248188226" calcext:value-type="float">
            <text:p>36,671</text:p>
          </table:table-cell>
          <table:table-cell table:style-name="ce61" table:formula="of:=[.B30]+[.C30]" office:value-type="float" office:value="43295.5282192542" calcext:value-type="float">
            <text:p>43,296</text:p>
          </table:table-cell>
          <table:table-cell table:style-name="ce69" table:formula="of:=[.E29]-[.B30]" office:value-type="float" office:value="5327372.03388286" calcext:value-type="float">
            <text:p>5,327,372</text:p>
          </table:table-cell>
          <table:table-cell table:style-name="ce37"/>
          <table:table-cell table:style-name="ce48" table:formula="of:=[.G29]+1" office:value-type="float" office:value="87" calcext:value-type="float">
            <text:p>87</text:p>
          </table:table-cell>
          <table:table-cell table:style-name="ce74" table:formula="of:=-PPMT([.$D$1]/12;[.$G30]-12;[.$D$2];[.$E$15])" office:value-type="float" office:value="9992.48905404197" calcext:value-type="float">
            <text:p>9,992</text:p>
          </table:table-cell>
          <table:table-cell table:style-name="ce61" table:formula="of:=[.K29]*[.$D$1]/12" office:value-type="float" office:value="33303.0391652122" calcext:value-type="float">
            <text:p>33,303</text:p>
          </table:table-cell>
          <table:table-cell table:style-name="ce61" table:formula="of:=[.H30]+[.I30]" office:value-type="float" office:value="43295.5282192541" calcext:value-type="float">
            <text:p>43,296</text:p>
          </table:table-cell>
          <table:table-cell table:style-name="ce69" table:formula="of:=[.K29]-[.H30]" office:value-type="float" office:value="4834085.93497682" calcext:value-type="float">
            <text:p>4,834,086</text:p>
          </table:table-cell>
          <table:table-cell table:style-name="ce37"/>
          <table:table-cell table:style-name="ce48" table:formula="of:=[.M29]+1" office:value-type="float" office:value="147" calcext:value-type="float">
            <text:p>147</text:p>
          </table:table-cell>
          <table:table-cell table:style-name="ce74" table:formula="of:=-PPMT([.$D$1]/12;[.$M30]-12;[.$D$2];[.$E$15])" office:value-type="float" office:value="15073.2584936619" calcext:value-type="float">
            <text:p>15,073</text:p>
          </table:table-cell>
          <table:table-cell table:style-name="ce61" table:formula="of:=[.Q29]*[.$D$1]/12" office:value-type="float" office:value="28222.2697255922" calcext:value-type="float">
            <text:p>28,222</text:p>
          </table:table-cell>
          <table:table-cell table:style-name="ce61" table:formula="of:=[.N30]+[.O30]" office:value-type="float" office:value="43295.5282192541" calcext:value-type="float">
            <text:p>43,296</text:p>
          </table:table-cell>
          <table:table-cell table:style-name="ce69" table:formula="of:=[.Q29]-[.N30]" office:value-type="float" office:value="4089984.15613793" calcext:value-type="float">
            <text:p>4,089,984</text:p>
          </table:table-cell>
          <table:table-cell/>
          <table:table-cell table:style-name="ce48" table:formula="of:=[.S29]+1" office:value-type="float" office:value="207" calcext:value-type="float">
            <text:p>207</text:p>
          </table:table-cell>
          <table:table-cell table:style-name="ce74" table:formula="of:=-PPMT([.$D$1]/12;[.$S30]-12;[.$D$2];[.$E$15])" office:value-type="float" office:value="22737.3900924963" calcext:value-type="float">
            <text:p>22,737</text:p>
          </table:table-cell>
          <table:table-cell table:style-name="ce61" table:formula="of:=[.W29]*[.$D$1]/12" office:value-type="float" office:value="20558.1381267578" calcext:value-type="float">
            <text:p>20,558</text:p>
          </table:table-cell>
          <table:table-cell table:style-name="ce61" table:formula="of:=[.T30]+[.U30]" office:value-type="float" office:value="43295.5282192541" calcext:value-type="float">
            <text:p>43,296</text:p>
          </table:table-cell>
          <table:table-cell table:style-name="ce69" table:formula="of:=[.W29]-[.T30]" office:value-type="float" office:value="2967537.24652682" calcext:value-type="float">
            <text:p>2,967,537</text:p>
          </table:table-cell>
          <table:table-cell/>
          <table:table-cell table:style-name="ce48" table:formula="of:=[.Y29]+1" office:value-type="float" office:value="267" calcext:value-type="float">
            <text:p>267</text:p>
          </table:table-cell>
          <table:table-cell table:style-name="ce74" table:formula="of:=-PPMT([.$D$1]/12;[.$Y30]-12;[.$D$2];[.$E$15])" office:value-type="float" office:value="34298.4171893379" calcext:value-type="float">
            <text:p>34,298</text:p>
          </table:table-cell>
          <table:table-cell table:style-name="ce61" table:formula="of:=[.AC29]*[.$D$1]/12" office:value-type="float" office:value="8997.11102991607" calcext:value-type="float">
            <text:p>8,997</text:p>
          </table:table-cell>
          <table:table-cell table:style-name="ce61" table:formula="of:=[.Z30]+[.AA30]" office:value-type="float" office:value="43295.528219254" calcext:value-type="float">
            <text:p>43,296</text:p>
          </table:table-cell>
          <table:table-cell table:style-name="ce69" table:formula="of:=[.AC29]-[.Z30]" office:value-type="float" office:value="1274372.27807118" calcext:value-type="float">
            <text:p>1,274,372</text:p>
          </table:table-cell>
          <table:table-cell/>
          <table:table-cell table:style-name="ce48" table:formula="of:=[.AE29]+1" office:value-type="float" office:value="327" calcext:value-type="float">
            <text:p>327</text:p>
          </table:table-cell>
          <table:table-cell table:style-name="ce74" table:formula="of:=-PPMT([.$D$1]/12;[.$AE30]-12;[.$D$2];[.$E$15])" office:value-type="string" office:string-value="" calcext:value-type="error">
            <text:p>錯誤：502</text:p>
          </table:table-cell>
          <table:table-cell table:style-name="ce61" table:formula="of:=[.AI29]*[.$D$1]/12" office:value-type="string" office:string-value="" calcext:value-type="error">
            <text:p>錯誤：502</text:p>
          </table:table-cell>
          <table:table-cell table:style-name="ce61" table:formula="of:=[.AF30]+[.AG30]" office:value-type="string" office:string-value="" calcext:value-type="error">
            <text:p>錯誤：502</text:p>
          </table:table-cell>
          <table:table-cell table:style-name="ce69" table:formula="of:=[.AI29]-[.AF30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30]+1" office:value-type="float" office:value="28" calcext:value-type="float">
            <text:p>28</text:p>
          </table:table-cell>
          <table:table-cell table:style-name="ce55" table:formula="of:=-PPMT([.$D$1]/12;[.$A31]-12;[.$D$2];[.$E$15])" office:value-type="float" office:value="6669.84548630953" calcext:value-type="float">
            <text:p>6,670</text:p>
          </table:table-cell>
          <table:table-cell table:style-name="ce61" table:formula="of:=[.E30]*[.$D$1]/12" office:value-type="float" office:value="36625.6827329446" calcext:value-type="float">
            <text:p>36,626</text:p>
          </table:table-cell>
          <table:table-cell table:style-name="ce61" table:formula="of:=[.B31]+[.C31]" office:value-type="float" office:value="43295.5282192542" calcext:value-type="float">
            <text:p>43,296</text:p>
          </table:table-cell>
          <table:table-cell table:style-name="ce69" table:formula="of:=[.E30]-[.B31]" office:value-type="float" office:value="5320702.18839655" calcext:value-type="float">
            <text:p>5,320,702</text:p>
          </table:table-cell>
          <table:table-cell table:style-name="ce37"/>
          <table:table-cell table:style-name="ce48" table:formula="of:=[.G30]+1" office:value-type="float" office:value="88" calcext:value-type="float">
            <text:p>88</text:p>
          </table:table-cell>
          <table:table-cell table:style-name="ce74" table:formula="of:=-PPMT([.$D$1]/12;[.$G31]-12;[.$D$2];[.$E$15])" office:value-type="float" office:value="10061.1874162885" calcext:value-type="float">
            <text:p>10,061</text:p>
          </table:table-cell>
          <table:table-cell table:style-name="ce61" table:formula="of:=[.K30]*[.$D$1]/12" office:value-type="float" office:value="33234.3408029656" calcext:value-type="float">
            <text:p>33,234</text:p>
          </table:table-cell>
          <table:table-cell table:style-name="ce61" table:formula="of:=[.H31]+[.I31]" office:value-type="float" office:value="43295.5282192541" calcext:value-type="float">
            <text:p>43,296</text:p>
          </table:table-cell>
          <table:table-cell table:style-name="ce69" table:formula="of:=[.K30]-[.H31]" office:value-type="float" office:value="4824024.74756053" calcext:value-type="float">
            <text:p>4,824,025</text:p>
          </table:table-cell>
          <table:table-cell table:style-name="ce37"/>
          <table:table-cell table:style-name="ce48" table:formula="of:=[.M30]+1" office:value-type="float" office:value="148" calcext:value-type="float">
            <text:p>148</text:p>
          </table:table-cell>
          <table:table-cell table:style-name="ce74" table:formula="of:=-PPMT([.$D$1]/12;[.$M31]-12;[.$D$2];[.$E$15])" office:value-type="float" office:value="15176.8871458059" calcext:value-type="float">
            <text:p>15,177</text:p>
          </table:table-cell>
          <table:table-cell table:style-name="ce61" table:formula="of:=[.Q30]*[.$D$1]/12" office:value-type="float" office:value="28118.6410734482" calcext:value-type="float">
            <text:p>28,119</text:p>
          </table:table-cell>
          <table:table-cell table:style-name="ce61" table:formula="of:=[.N31]+[.O31]" office:value-type="float" office:value="43295.5282192541" calcext:value-type="float">
            <text:p>43,296</text:p>
          </table:table-cell>
          <table:table-cell table:style-name="ce69" table:formula="of:=[.Q30]-[.N31]" office:value-type="float" office:value="4074807.26899212" calcext:value-type="float">
            <text:p>4,074,807</text:p>
          </table:table-cell>
          <table:table-cell/>
          <table:table-cell table:style-name="ce48" table:formula="of:=[.S30]+1" office:value-type="float" office:value="208" calcext:value-type="float">
            <text:p>208</text:p>
          </table:table-cell>
          <table:table-cell table:style-name="ce74" table:formula="of:=-PPMT([.$D$1]/12;[.$S31]-12;[.$D$2];[.$E$15])" office:value-type="float" office:value="22893.7096493822" calcext:value-type="float">
            <text:p>22,894</text:p>
          </table:table-cell>
          <table:table-cell table:style-name="ce61" table:formula="of:=[.W30]*[.$D$1]/12" office:value-type="float" office:value="20401.8185698719" calcext:value-type="float">
            <text:p>20,402</text:p>
          </table:table-cell>
          <table:table-cell table:style-name="ce61" table:formula="of:=[.T31]+[.U31]" office:value-type="float" office:value="43295.5282192541" calcext:value-type="float">
            <text:p>43,296</text:p>
          </table:table-cell>
          <table:table-cell table:style-name="ce69" table:formula="of:=[.W30]-[.T31]" office:value-type="float" office:value="2944643.53687743" calcext:value-type="float">
            <text:p>2,944,644</text:p>
          </table:table-cell>
          <table:table-cell/>
          <table:table-cell table:style-name="ce48" table:formula="of:=[.Y30]+1" office:value-type="float" office:value="268" calcext:value-type="float">
            <text:p>268</text:p>
          </table:table-cell>
          <table:table-cell table:style-name="ce74" table:formula="of:=-PPMT([.$D$1]/12;[.$Y31]-12;[.$D$2];[.$E$15])" office:value-type="float" office:value="34534.2188075146" calcext:value-type="float">
            <text:p>34,534</text:p>
          </table:table-cell>
          <table:table-cell table:style-name="ce61" table:formula="of:=[.AC30]*[.$D$1]/12" office:value-type="float" office:value="8761.30941173938" calcext:value-type="float">
            <text:p>8,761</text:p>
          </table:table-cell>
          <table:table-cell table:style-name="ce61" table:formula="of:=[.Z31]+[.AA31]" office:value-type="float" office:value="43295.528219254" calcext:value-type="float">
            <text:p>43,296</text:p>
          </table:table-cell>
          <table:table-cell table:style-name="ce69" table:formula="of:=[.AC30]-[.Z31]" office:value-type="float" office:value="1239838.05926367" calcext:value-type="float">
            <text:p>1,239,838</text:p>
          </table:table-cell>
          <table:table-cell/>
          <table:table-cell table:style-name="ce48" table:formula="of:=[.AE30]+1" office:value-type="float" office:value="328" calcext:value-type="float">
            <text:p>328</text:p>
          </table:table-cell>
          <table:table-cell table:style-name="ce74" table:formula="of:=-PPMT([.$D$1]/12;[.$AE31]-12;[.$D$2];[.$E$15])" office:value-type="string" office:string-value="" calcext:value-type="error">
            <text:p>錯誤：502</text:p>
          </table:table-cell>
          <table:table-cell table:style-name="ce61" table:formula="of:=[.AI30]*[.$D$1]/12" office:value-type="string" office:string-value="" calcext:value-type="error">
            <text:p>錯誤：502</text:p>
          </table:table-cell>
          <table:table-cell table:style-name="ce61" table:formula="of:=[.AF31]+[.AG31]" office:value-type="string" office:string-value="" calcext:value-type="error">
            <text:p>錯誤：502</text:p>
          </table:table-cell>
          <table:table-cell table:style-name="ce69" table:formula="of:=[.AI30]-[.AF31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31]+1" office:value-type="float" office:value="29" calcext:value-type="float">
            <text:p>29</text:p>
          </table:table-cell>
          <table:table-cell table:style-name="ce55" table:formula="of:=-PPMT([.$D$1]/12;[.$A32]-12;[.$D$2];[.$E$15])" office:value-type="float" office:value="6715.7006740279" calcext:value-type="float">
            <text:p>6,716</text:p>
          </table:table-cell>
          <table:table-cell table:style-name="ce61" table:formula="of:=[.E31]*[.$D$1]/12" office:value-type="float" office:value="36579.8275452263" calcext:value-type="float">
            <text:p>36,580</text:p>
          </table:table-cell>
          <table:table-cell table:style-name="ce61" table:formula="of:=[.B32]+[.C32]" office:value-type="float" office:value="43295.5282192542" calcext:value-type="float">
            <text:p>43,296</text:p>
          </table:table-cell>
          <table:table-cell table:style-name="ce69" table:formula="of:=[.E31]-[.B32]" office:value-type="float" office:value="5313986.48772252" calcext:value-type="float">
            <text:p>5,313,986</text:p>
          </table:table-cell>
          <table:table-cell table:style-name="ce37"/>
          <table:table-cell table:style-name="ce48" table:formula="of:=[.G31]+1" office:value-type="float" office:value="89" calcext:value-type="float">
            <text:p>89</text:p>
          </table:table-cell>
          <table:table-cell table:style-name="ce74" table:formula="of:=-PPMT([.$D$1]/12;[.$G32]-12;[.$D$2];[.$E$15])" office:value-type="float" office:value="10130.3580797755" calcext:value-type="float">
            <text:p>10,130</text:p>
          </table:table-cell>
          <table:table-cell table:style-name="ce61" table:formula="of:=[.K31]*[.$D$1]/12" office:value-type="float" office:value="33165.1701394787" calcext:value-type="float">
            <text:p>33,165</text:p>
          </table:table-cell>
          <table:table-cell table:style-name="ce61" table:formula="of:=[.H32]+[.I32]" office:value-type="float" office:value="43295.5282192541" calcext:value-type="float">
            <text:p>43,296</text:p>
          </table:table-cell>
          <table:table-cell table:style-name="ce69" table:formula="of:=[.K31]-[.H32]" office:value-type="float" office:value="4813894.38948076" calcext:value-type="float">
            <text:p>4,813,894</text:p>
          </table:table-cell>
          <table:table-cell table:style-name="ce37"/>
          <table:table-cell table:style-name="ce48" table:formula="of:=[.M31]+1" office:value-type="float" office:value="149" calcext:value-type="float">
            <text:p>149</text:p>
          </table:table-cell>
          <table:table-cell table:style-name="ce74" table:formula="of:=-PPMT([.$D$1]/12;[.$M32]-12;[.$D$2];[.$E$15])" office:value-type="float" office:value="15281.2282449333" calcext:value-type="float">
            <text:p>15,281</text:p>
          </table:table-cell>
          <table:table-cell table:style-name="ce61" table:formula="of:=[.Q31]*[.$D$1]/12" office:value-type="float" office:value="28014.2999743208" calcext:value-type="float">
            <text:p>28,014</text:p>
          </table:table-cell>
          <table:table-cell table:style-name="ce61" table:formula="of:=[.N32]+[.O32]" office:value-type="float" office:value="43295.5282192541" calcext:value-type="float">
            <text:p>43,296</text:p>
          </table:table-cell>
          <table:table-cell table:style-name="ce69" table:formula="of:=[.Q31]-[.N32]" office:value-type="float" office:value="4059526.04074719" calcext:value-type="float">
            <text:p>4,059,526</text:p>
          </table:table-cell>
          <table:table-cell/>
          <table:table-cell table:style-name="ce48" table:formula="of:=[.S31]+1" office:value-type="float" office:value="209" calcext:value-type="float">
            <text:p>209</text:p>
          </table:table-cell>
          <table:table-cell table:style-name="ce74" table:formula="of:=-PPMT([.$D$1]/12;[.$S32]-12;[.$D$2];[.$E$15])" office:value-type="float" office:value="23051.1039032217" calcext:value-type="float">
            <text:p>23,051</text:p>
          </table:table-cell>
          <table:table-cell table:style-name="ce61" table:formula="of:=[.W31]*[.$D$1]/12" office:value-type="float" office:value="20244.4243160324" calcext:value-type="float">
            <text:p>20,244</text:p>
          </table:table-cell>
          <table:table-cell table:style-name="ce61" table:formula="of:=[.T32]+[.U32]" office:value-type="float" office:value="43295.5282192541" calcext:value-type="float">
            <text:p>43,296</text:p>
          </table:table-cell>
          <table:table-cell table:style-name="ce69" table:formula="of:=[.W31]-[.T32]" office:value-type="float" office:value="2921592.43297421" calcext:value-type="float">
            <text:p>2,921,592</text:p>
          </table:table-cell>
          <table:table-cell/>
          <table:table-cell table:style-name="ce48" table:formula="of:=[.Y31]+1" office:value-type="float" office:value="269" calcext:value-type="float">
            <text:p>269</text:p>
          </table:table-cell>
          <table:table-cell table:style-name="ce74" table:formula="of:=-PPMT([.$D$1]/12;[.$Y32]-12;[.$D$2];[.$E$15])" office:value-type="float" office:value="34771.6415618163" calcext:value-type="float">
            <text:p>34,772</text:p>
          </table:table-cell>
          <table:table-cell table:style-name="ce61" table:formula="of:=[.AC31]*[.$D$1]/12" office:value-type="float" office:value="8523.88665743771" calcext:value-type="float">
            <text:p>8,524</text:p>
          </table:table-cell>
          <table:table-cell table:style-name="ce61" table:formula="of:=[.Z32]+[.AA32]" office:value-type="float" office:value="43295.528219254" calcext:value-type="float">
            <text:p>43,296</text:p>
          </table:table-cell>
          <table:table-cell table:style-name="ce69" table:formula="of:=[.AC31]-[.Z32]" office:value-type="float" office:value="1205066.41770185" calcext:value-type="float">
            <text:p>1,205,066</text:p>
          </table:table-cell>
          <table:table-cell/>
          <table:table-cell table:style-name="ce48" table:formula="of:=[.AE31]+1" office:value-type="float" office:value="329" calcext:value-type="float">
            <text:p>329</text:p>
          </table:table-cell>
          <table:table-cell table:style-name="ce74" table:formula="of:=-PPMT([.$D$1]/12;[.$AE32]-12;[.$D$2];[.$E$15])" office:value-type="string" office:string-value="" calcext:value-type="error">
            <text:p>錯誤：502</text:p>
          </table:table-cell>
          <table:table-cell table:style-name="ce61" table:formula="of:=[.AI31]*[.$D$1]/12" office:value-type="string" office:string-value="" calcext:value-type="error">
            <text:p>錯誤：502</text:p>
          </table:table-cell>
          <table:table-cell table:style-name="ce61" table:formula="of:=[.AF32]+[.AG32]" office:value-type="string" office:string-value="" calcext:value-type="error">
            <text:p>錯誤：502</text:p>
          </table:table-cell>
          <table:table-cell table:style-name="ce69" table:formula="of:=[.AI31]-[.AF32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32]+1" office:value-type="float" office:value="30" calcext:value-type="float">
            <text:p>30</text:p>
          </table:table-cell>
          <table:table-cell table:style-name="ce55" table:formula="of:=-PPMT([.$D$1]/12;[.$A33]-12;[.$D$2];[.$E$15])" office:value-type="float" office:value="6761.87111616184" calcext:value-type="float">
            <text:p>6,762</text:p>
          </table:table-cell>
          <table:table-cell table:style-name="ce61" table:formula="of:=[.E32]*[.$D$1]/12" office:value-type="float" office:value="36533.6571030923" calcext:value-type="float">
            <text:p>36,534</text:p>
          </table:table-cell>
          <table:table-cell table:style-name="ce61" table:formula="of:=[.B33]+[.C33]" office:value-type="float" office:value="43295.5282192542" calcext:value-type="float">
            <text:p>43,296</text:p>
          </table:table-cell>
          <table:table-cell table:style-name="ce69" table:formula="of:=[.E32]-[.B33]" office:value-type="float" office:value="5307224.61660636" calcext:value-type="float">
            <text:p>5,307,225</text:p>
          </table:table-cell>
          <table:table-cell table:style-name="ce37"/>
          <table:table-cell table:style-name="ce48" table:formula="of:=[.G32]+1" office:value-type="float" office:value="90" calcext:value-type="float">
            <text:p>90</text:p>
          </table:table-cell>
          <table:table-cell table:style-name="ce74" table:formula="of:=-PPMT([.$D$1]/12;[.$G33]-12;[.$D$2];[.$E$15])" office:value-type="float" office:value="10200.0042915739" calcext:value-type="float">
            <text:p>10,200</text:p>
          </table:table-cell>
          <table:table-cell table:style-name="ce61" table:formula="of:=[.K32]*[.$D$1]/12" office:value-type="float" office:value="33095.5239276802" calcext:value-type="float">
            <text:p>33,096</text:p>
          </table:table-cell>
          <table:table-cell table:style-name="ce61" table:formula="of:=[.H33]+[.I33]" office:value-type="float" office:value="43295.5282192541" calcext:value-type="float">
            <text:p>43,296</text:p>
          </table:table-cell>
          <table:table-cell table:style-name="ce69" table:formula="of:=[.K32]-[.H33]" office:value-type="float" office:value="4803694.38518918" calcext:value-type="float">
            <text:p>4,803,694</text:p>
          </table:table-cell>
          <table:table-cell table:style-name="ce37"/>
          <table:table-cell table:style-name="ce48" table:formula="of:=[.M32]+1" office:value-type="float" office:value="150" calcext:value-type="float">
            <text:p>150</text:p>
          </table:table-cell>
          <table:table-cell table:style-name="ce74" table:formula="of:=-PPMT([.$D$1]/12;[.$M33]-12;[.$D$2];[.$E$15])" office:value-type="float" office:value="15386.2866891172" calcext:value-type="float">
            <text:p>15,386</text:p>
          </table:table-cell>
          <table:table-cell table:style-name="ce61" table:formula="of:=[.Q32]*[.$D$1]/12" office:value-type="float" office:value="27909.2415301369" calcext:value-type="float">
            <text:p>27,909</text:p>
          </table:table-cell>
          <table:table-cell table:style-name="ce61" table:formula="of:=[.N33]+[.O33]" office:value-type="float" office:value="43295.5282192541" calcext:value-type="float">
            <text:p>43,296</text:p>
          </table:table-cell>
          <table:table-cell table:style-name="ce69" table:formula="of:=[.Q32]-[.N33]" office:value-type="float" office:value="4044139.75405807" calcext:value-type="float">
            <text:p>4,044,140</text:p>
          </table:table-cell>
          <table:table-cell/>
          <table:table-cell table:style-name="ce48" table:formula="of:=[.S32]+1" office:value-type="float" office:value="210" calcext:value-type="float">
            <text:p>210</text:p>
          </table:table-cell>
          <table:table-cell table:style-name="ce74" table:formula="of:=-PPMT([.$D$1]/12;[.$S33]-12;[.$D$2];[.$E$15])" office:value-type="float" office:value="23209.5802425563" calcext:value-type="float">
            <text:p>23,210</text:p>
          </table:table-cell>
          <table:table-cell table:style-name="ce61" table:formula="of:=[.W32]*[.$D$1]/12" office:value-type="float" office:value="20085.9479766977" calcext:value-type="float">
            <text:p>20,086</text:p>
          </table:table-cell>
          <table:table-cell table:style-name="ce61" table:formula="of:=[.T33]+[.U33]" office:value-type="float" office:value="43295.5282192541" calcext:value-type="float">
            <text:p>43,296</text:p>
          </table:table-cell>
          <table:table-cell table:style-name="ce69" table:formula="of:=[.W32]-[.T33]" office:value-type="float" office:value="2898382.85273165" calcext:value-type="float">
            <text:p>2,898,383</text:p>
          </table:table-cell>
          <table:table-cell/>
          <table:table-cell table:style-name="ce48" table:formula="of:=[.Y32]+1" office:value-type="float" office:value="270" calcext:value-type="float">
            <text:p>270</text:p>
          </table:table-cell>
          <table:table-cell table:style-name="ce74" table:formula="of:=-PPMT([.$D$1]/12;[.$Y33]-12;[.$D$2];[.$E$15])" office:value-type="float" office:value="35010.6965975538" calcext:value-type="float">
            <text:p>35,011</text:p>
          </table:table-cell>
          <table:table-cell table:style-name="ce61" table:formula="of:=[.AC32]*[.$D$1]/12" office:value-type="float" office:value="8284.83162170023" calcext:value-type="float">
            <text:p>8,285</text:p>
          </table:table-cell>
          <table:table-cell table:style-name="ce61" table:formula="of:=[.Z33]+[.AA33]" office:value-type="float" office:value="43295.528219254" calcext:value-type="float">
            <text:p>43,296</text:p>
          </table:table-cell>
          <table:table-cell table:style-name="ce69" table:formula="of:=[.AC32]-[.Z33]" office:value-type="float" office:value="1170055.7211043" calcext:value-type="float">
            <text:p>1,170,056</text:p>
          </table:table-cell>
          <table:table-cell/>
          <table:table-cell table:style-name="ce48" table:formula="of:=[.AE32]+1" office:value-type="float" office:value="330" calcext:value-type="float">
            <text:p>330</text:p>
          </table:table-cell>
          <table:table-cell table:style-name="ce74" table:formula="of:=-PPMT([.$D$1]/12;[.$AE33]-12;[.$D$2];[.$E$15])" office:value-type="string" office:string-value="" calcext:value-type="error">
            <text:p>錯誤：502</text:p>
          </table:table-cell>
          <table:table-cell table:style-name="ce61" table:formula="of:=[.AI32]*[.$D$1]/12" office:value-type="string" office:string-value="" calcext:value-type="error">
            <text:p>錯誤：502</text:p>
          </table:table-cell>
          <table:table-cell table:style-name="ce61" table:formula="of:=[.AF33]+[.AG33]" office:value-type="string" office:string-value="" calcext:value-type="error">
            <text:p>錯誤：502</text:p>
          </table:table-cell>
          <table:table-cell table:style-name="ce69" table:formula="of:=[.AI32]-[.AF33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33]+1" office:value-type="float" office:value="31" calcext:value-type="float">
            <text:p>31</text:p>
          </table:table-cell>
          <table:table-cell table:style-name="ce55" table:formula="of:=-PPMT([.$D$1]/12;[.$A34]-12;[.$D$2];[.$E$15])" office:value-type="float" office:value="6808.35898008546" calcext:value-type="float">
            <text:p>6,808</text:p>
          </table:table-cell>
          <table:table-cell table:style-name="ce61" table:formula="of:=[.E33]*[.$D$1]/12" office:value-type="float" office:value="36487.1692391687" calcext:value-type="float">
            <text:p>36,487</text:p>
          </table:table-cell>
          <table:table-cell table:style-name="ce61" table:formula="of:=[.B34]+[.C34]" office:value-type="float" office:value="43295.5282192542" calcext:value-type="float">
            <text:p>43,296</text:p>
          </table:table-cell>
          <table:table-cell table:style-name="ce69" table:formula="of:=[.E33]-[.B34]" office:value-type="float" office:value="5300416.25762627" calcext:value-type="float">
            <text:p>5,300,416</text:p>
          </table:table-cell>
          <table:table-cell table:style-name="ce37"/>
          <table:table-cell table:style-name="ce48" table:formula="of:=[.G33]+1" office:value-type="float" office:value="91" calcext:value-type="float">
            <text:p>91</text:p>
          </table:table-cell>
          <table:table-cell table:style-name="ce74" table:formula="of:=-PPMT([.$D$1]/12;[.$G34]-12;[.$D$2];[.$E$15])" office:value-type="float" office:value="10270.1293210785" calcext:value-type="float">
            <text:p>10,270</text:p>
          </table:table-cell>
          <table:table-cell table:style-name="ce61" table:formula="of:=[.K33]*[.$D$1]/12" office:value-type="float" office:value="33025.3988981756" calcext:value-type="float">
            <text:p>33,025</text:p>
          </table:table-cell>
          <table:table-cell table:style-name="ce61" table:formula="of:=[.H34]+[.I34]" office:value-type="float" office:value="43295.5282192542" calcext:value-type="float">
            <text:p>43,296</text:p>
          </table:table-cell>
          <table:table-cell table:style-name="ce69" table:formula="of:=[.K33]-[.H34]" office:value-type="float" office:value="4793424.2558681" calcext:value-type="float">
            <text:p>4,793,424</text:p>
          </table:table-cell>
          <table:table-cell table:style-name="ce37"/>
          <table:table-cell table:style-name="ce48" table:formula="of:=[.M33]+1" office:value-type="float" office:value="151" calcext:value-type="float">
            <text:p>151</text:p>
          </table:table-cell>
          <table:table-cell table:style-name="ce74" table:formula="of:=-PPMT([.$D$1]/12;[.$M34]-12;[.$D$2];[.$E$15])" office:value-type="float" office:value="15492.0674101049" calcext:value-type="float">
            <text:p>15,492</text:p>
          </table:table-cell>
          <table:table-cell table:style-name="ce61" table:formula="of:=[.Q33]*[.$D$1]/12" office:value-type="float" office:value="27803.4608091492" calcext:value-type="float">
            <text:p>27,803</text:p>
          </table:table-cell>
          <table:table-cell table:style-name="ce61" table:formula="of:=[.N34]+[.O34]" office:value-type="float" office:value="43295.5282192541" calcext:value-type="float">
            <text:p>43,296</text:p>
          </table:table-cell>
          <table:table-cell table:style-name="ce69" table:formula="of:=[.Q33]-[.N34]" office:value-type="float" office:value="4028647.68664797" calcext:value-type="float">
            <text:p>4,028,648</text:p>
          </table:table-cell>
          <table:table-cell/>
          <table:table-cell table:style-name="ce48" table:formula="of:=[.S33]+1" office:value-type="float" office:value="211" calcext:value-type="float">
            <text:p>211</text:p>
          </table:table-cell>
          <table:table-cell table:style-name="ce74" table:formula="of:=-PPMT([.$D$1]/12;[.$S34]-12;[.$D$2];[.$E$15])" office:value-type="float" office:value="23369.1461067239" calcext:value-type="float">
            <text:p>23,369</text:p>
          </table:table-cell>
          <table:table-cell table:style-name="ce61" table:formula="of:=[.W33]*[.$D$1]/12" office:value-type="float" office:value="19926.3821125301" calcext:value-type="float">
            <text:p>19,926</text:p>
          </table:table-cell>
          <table:table-cell table:style-name="ce61" table:formula="of:=[.T34]+[.U34]" office:value-type="float" office:value="43295.5282192541" calcext:value-type="float">
            <text:p>43,296</text:p>
          </table:table-cell>
          <table:table-cell table:style-name="ce69" table:formula="of:=[.W33]-[.T34]" office:value-type="float" office:value="2875013.70662493" calcext:value-type="float">
            <text:p>2,875,014</text:p>
          </table:table-cell>
          <table:table-cell/>
          <table:table-cell table:style-name="ce48" table:formula="of:=[.Y33]+1" office:value-type="float" office:value="271" calcext:value-type="float">
            <text:p>271</text:p>
          </table:table-cell>
          <table:table-cell table:style-name="ce74" table:formula="of:=-PPMT([.$D$1]/12;[.$Y34]-12;[.$D$2];[.$E$15])" office:value-type="float" office:value="35251.3951366619" calcext:value-type="float">
            <text:p>35,251</text:p>
          </table:table-cell>
          <table:table-cell table:style-name="ce61" table:formula="of:=[.AC33]*[.$D$1]/12" office:value-type="float" office:value="8044.13308259205" calcext:value-type="float">
            <text:p>8,044</text:p>
          </table:table-cell>
          <table:table-cell table:style-name="ce61" table:formula="of:=[.Z34]+[.AA34]" office:value-type="float" office:value="43295.528219254" calcext:value-type="float">
            <text:p>43,296</text:p>
          </table:table-cell>
          <table:table-cell table:style-name="ce69" table:formula="of:=[.AC33]-[.Z34]" office:value-type="float" office:value="1134804.32596764" calcext:value-type="float">
            <text:p>1,134,804</text:p>
          </table:table-cell>
          <table:table-cell/>
          <table:table-cell table:style-name="ce48" table:formula="of:=[.AE33]+1" office:value-type="float" office:value="331" calcext:value-type="float">
            <text:p>331</text:p>
          </table:table-cell>
          <table:table-cell table:style-name="ce74" table:formula="of:=-PPMT([.$D$1]/12;[.$AE34]-12;[.$D$2];[.$E$15])" office:value-type="string" office:string-value="" calcext:value-type="error">
            <text:p>錯誤：502</text:p>
          </table:table-cell>
          <table:table-cell table:style-name="ce61" table:formula="of:=[.AI33]*[.$D$1]/12" office:value-type="string" office:string-value="" calcext:value-type="error">
            <text:p>錯誤：502</text:p>
          </table:table-cell>
          <table:table-cell table:style-name="ce61" table:formula="of:=[.AF34]+[.AG34]" office:value-type="string" office:string-value="" calcext:value-type="error">
            <text:p>錯誤：502</text:p>
          </table:table-cell>
          <table:table-cell table:style-name="ce69" table:formula="of:=[.AI33]-[.AF34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34]+1" office:value-type="float" office:value="32" calcext:value-type="float">
            <text:p>32</text:p>
          </table:table-cell>
          <table:table-cell table:style-name="ce55" table:formula="of:=-PPMT([.$D$1]/12;[.$A35]-12;[.$D$2];[.$E$15])" office:value-type="float" office:value="6855.16644807355" calcext:value-type="float">
            <text:p>6,855</text:p>
          </table:table-cell>
          <table:table-cell table:style-name="ce61" table:formula="of:=[.E34]*[.$D$1]/12" office:value-type="float" office:value="36440.3617711806" calcext:value-type="float">
            <text:p>36,440</text:p>
          </table:table-cell>
          <table:table-cell table:style-name="ce61" table:formula="of:=[.B35]+[.C35]" office:value-type="float" office:value="43295.5282192542" calcext:value-type="float">
            <text:p>43,296</text:p>
          </table:table-cell>
          <table:table-cell table:style-name="ce69" table:formula="of:=[.E34]-[.B35]" office:value-type="float" office:value="5293561.0911782" calcext:value-type="float">
            <text:p>5,293,561</text:p>
          </table:table-cell>
          <table:table-cell table:style-name="ce37"/>
          <table:table-cell table:style-name="ce48" table:formula="of:=[.G34]+1" office:value-type="float" office:value="92" calcext:value-type="float">
            <text:p>92</text:p>
          </table:table-cell>
          <table:table-cell table:style-name="ce74" table:formula="of:=-PPMT([.$D$1]/12;[.$G35]-12;[.$D$2];[.$E$15])" office:value-type="float" office:value="10340.7364601609" calcext:value-type="float">
            <text:p>10,341</text:p>
          </table:table-cell>
          <table:table-cell table:style-name="ce61" table:formula="of:=[.K34]*[.$D$1]/12" office:value-type="float" office:value="32954.7917590932" calcext:value-type="float">
            <text:p>32,955</text:p>
          </table:table-cell>
          <table:table-cell table:style-name="ce61" table:formula="of:=[.H35]+[.I35]" office:value-type="float" office:value="43295.5282192542" calcext:value-type="float">
            <text:p>43,296</text:p>
          </table:table-cell>
          <table:table-cell table:style-name="ce69" table:formula="of:=[.K34]-[.H35]" office:value-type="float" office:value="4783083.51940794" calcext:value-type="float">
            <text:p>4,783,084</text:p>
          </table:table-cell>
          <table:table-cell table:style-name="ce37"/>
          <table:table-cell table:style-name="ce48" table:formula="of:=[.M34]+1" office:value-type="float" office:value="152" calcext:value-type="float">
            <text:p>152</text:p>
          </table:table-cell>
          <table:table-cell table:style-name="ce74" table:formula="of:=-PPMT([.$D$1]/12;[.$M35]-12;[.$D$2];[.$E$15])" office:value-type="float" office:value="15598.5753735493" calcext:value-type="float">
            <text:p>15,599</text:p>
          </table:table-cell>
          <table:table-cell table:style-name="ce61" table:formula="of:=[.Q34]*[.$D$1]/12" office:value-type="float" office:value="27696.9528457048" calcext:value-type="float">
            <text:p>27,697</text:p>
          </table:table-cell>
          <table:table-cell table:style-name="ce61" table:formula="of:=[.N35]+[.O35]" office:value-type="float" office:value="43295.5282192541" calcext:value-type="float">
            <text:p>43,296</text:p>
          </table:table-cell>
          <table:table-cell table:style-name="ce69" table:formula="of:=[.Q34]-[.N35]" office:value-type="float" office:value="4013049.11127442" calcext:value-type="float">
            <text:p>4,013,049</text:p>
          </table:table-cell>
          <table:table-cell/>
          <table:table-cell table:style-name="ce48" table:formula="of:=[.S34]+1" office:value-type="float" office:value="212" calcext:value-type="float">
            <text:p>212</text:p>
          </table:table-cell>
          <table:table-cell table:style-name="ce74" table:formula="of:=-PPMT([.$D$1]/12;[.$S35]-12;[.$D$2];[.$E$15])" office:value-type="float" office:value="23529.8089862076" calcext:value-type="float">
            <text:p>23,530</text:p>
          </table:table-cell>
          <table:table-cell table:style-name="ce61" table:formula="of:=[.W34]*[.$D$1]/12" office:value-type="float" office:value="19765.7192330464" calcext:value-type="float">
            <text:p>19,766</text:p>
          </table:table-cell>
          <table:table-cell table:style-name="ce61" table:formula="of:=[.T35]+[.U35]" office:value-type="float" office:value="43295.528219254" calcext:value-type="float">
            <text:p>43,296</text:p>
          </table:table-cell>
          <table:table-cell table:style-name="ce69" table:formula="of:=[.W34]-[.T35]" office:value-type="float" office:value="2851483.89763872" calcext:value-type="float">
            <text:p>2,851,484</text:p>
          </table:table-cell>
          <table:table-cell/>
          <table:table-cell table:style-name="ce48" table:formula="of:=[.Y34]+1" office:value-type="float" office:value="272" calcext:value-type="float">
            <text:p>272</text:p>
          </table:table-cell>
          <table:table-cell table:style-name="ce74" table:formula="of:=-PPMT([.$D$1]/12;[.$Y35]-12;[.$D$2];[.$E$15])" office:value-type="float" office:value="35493.7484782265" calcext:value-type="float">
            <text:p>35,494</text:p>
          </table:table-cell>
          <table:table-cell table:style-name="ce61" table:formula="of:=[.AC34]*[.$D$1]/12" office:value-type="float" office:value="7801.77974102749" calcext:value-type="float">
            <text:p>7,802</text:p>
          </table:table-cell>
          <table:table-cell table:style-name="ce61" table:formula="of:=[.Z35]+[.AA35]" office:value-type="float" office:value="43295.528219254" calcext:value-type="float">
            <text:p>43,296</text:p>
          </table:table-cell>
          <table:table-cell table:style-name="ce69" table:formula="of:=[.AC34]-[.Z35]" office:value-type="float" office:value="1099310.57748941" calcext:value-type="float">
            <text:p>1,099,311</text:p>
          </table:table-cell>
          <table:table-cell/>
          <table:table-cell table:style-name="ce48" table:formula="of:=[.AE34]+1" office:value-type="float" office:value="332" calcext:value-type="float">
            <text:p>332</text:p>
          </table:table-cell>
          <table:table-cell table:style-name="ce74" table:formula="of:=-PPMT([.$D$1]/12;[.$AE35]-12;[.$D$2];[.$E$15])" office:value-type="string" office:string-value="" calcext:value-type="error">
            <text:p>錯誤：502</text:p>
          </table:table-cell>
          <table:table-cell table:style-name="ce61" table:formula="of:=[.AI34]*[.$D$1]/12" office:value-type="string" office:string-value="" calcext:value-type="error">
            <text:p>錯誤：502</text:p>
          </table:table-cell>
          <table:table-cell table:style-name="ce61" table:formula="of:=[.AF35]+[.AG35]" office:value-type="string" office:string-value="" calcext:value-type="error">
            <text:p>錯誤：502</text:p>
          </table:table-cell>
          <table:table-cell table:style-name="ce69" table:formula="of:=[.AI34]-[.AF35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35]+1" office:value-type="float" office:value="33" calcext:value-type="float">
            <text:p>33</text:p>
          </table:table-cell>
          <table:table-cell table:style-name="ce55" table:formula="of:=-PPMT([.$D$1]/12;[.$A36]-12;[.$D$2];[.$E$15])" office:value-type="float" office:value="6902.29571740405" calcext:value-type="float">
            <text:p>6,902</text:p>
          </table:table-cell>
          <table:table-cell table:style-name="ce61" table:formula="of:=[.E35]*[.$D$1]/12" office:value-type="float" office:value="36393.2325018501" calcext:value-type="float">
            <text:p>36,393</text:p>
          </table:table-cell>
          <table:table-cell table:style-name="ce61" table:formula="of:=[.B36]+[.C36]" office:value-type="float" office:value="43295.5282192542" calcext:value-type="float">
            <text:p>43,296</text:p>
          </table:table-cell>
          <table:table-cell table:style-name="ce69" table:formula="of:=[.E35]-[.B36]" office:value-type="float" office:value="5286658.79546079" calcext:value-type="float">
            <text:p>5,286,659</text:p>
          </table:table-cell>
          <table:table-cell table:style-name="ce37"/>
          <table:table-cell table:style-name="ce48" table:formula="of:=[.G35]+1" office:value-type="float" office:value="93" calcext:value-type="float">
            <text:p>93</text:p>
          </table:table-cell>
          <table:table-cell table:style-name="ce74" table:formula="of:=-PPMT([.$D$1]/12;[.$G36]-12;[.$D$2];[.$E$15])" office:value-type="float" office:value="10411.8290233245" calcext:value-type="float">
            <text:p>10,412</text:p>
          </table:table-cell>
          <table:table-cell table:style-name="ce61" table:formula="of:=[.K35]*[.$D$1]/12" office:value-type="float" office:value="32883.6991959296" calcext:value-type="float">
            <text:p>32,884</text:p>
          </table:table-cell>
          <table:table-cell table:style-name="ce61" table:formula="of:=[.H36]+[.I36]" office:value-type="float" office:value="43295.5282192541" calcext:value-type="float">
            <text:p>43,296</text:p>
          </table:table-cell>
          <table:table-cell table:style-name="ce69" table:formula="of:=[.K35]-[.H36]" office:value-type="float" office:value="4772671.69038462" calcext:value-type="float">
            <text:p>4,772,672</text:p>
          </table:table-cell>
          <table:table-cell table:style-name="ce37"/>
          <table:table-cell table:style-name="ce48" table:formula="of:=[.M35]+1" office:value-type="float" office:value="153" calcext:value-type="float">
            <text:p>153</text:p>
          </table:table-cell>
          <table:table-cell table:style-name="ce74" table:formula="of:=-PPMT([.$D$1]/12;[.$M36]-12;[.$D$2];[.$E$15])" office:value-type="float" office:value="15705.8155792425" calcext:value-type="float">
            <text:p>15,706</text:p>
          </table:table-cell>
          <table:table-cell table:style-name="ce61" table:formula="of:=[.Q35]*[.$D$1]/12" office:value-type="float" office:value="27589.7126400116" calcext:value-type="float">
            <text:p>27,590</text:p>
          </table:table-cell>
          <table:table-cell table:style-name="ce61" table:formula="of:=[.N36]+[.O36]" office:value-type="float" office:value="43295.5282192541" calcext:value-type="float">
            <text:p>43,296</text:p>
          </table:table-cell>
          <table:table-cell table:style-name="ce69" table:formula="of:=[.Q35]-[.N36]" office:value-type="float" office:value="3997343.29569517" calcext:value-type="float">
            <text:p>3,997,343</text:p>
          </table:table-cell>
          <table:table-cell/>
          <table:table-cell table:style-name="ce48" table:formula="of:=[.S35]+1" office:value-type="float" office:value="213" calcext:value-type="float">
            <text:p>213</text:p>
          </table:table-cell>
          <table:table-cell table:style-name="ce74" table:formula="of:=-PPMT([.$D$1]/12;[.$S36]-12;[.$D$2];[.$E$15])" office:value-type="float" office:value="23691.5764229878" calcext:value-type="float">
            <text:p>23,692</text:p>
          </table:table-cell>
          <table:table-cell table:style-name="ce61" table:formula="of:=[.W35]*[.$D$1]/12" office:value-type="float" office:value="19603.9517962662" calcext:value-type="float">
            <text:p>19,604</text:p>
          </table:table-cell>
          <table:table-cell table:style-name="ce61" table:formula="of:=[.T36]+[.U36]" office:value-type="float" office:value="43295.5282192541" calcext:value-type="float">
            <text:p>43,296</text:p>
          </table:table-cell>
          <table:table-cell table:style-name="ce69" table:formula="of:=[.W35]-[.T36]" office:value-type="float" office:value="2827792.32121574" calcext:value-type="float">
            <text:p>2,827,792</text:p>
          </table:table-cell>
          <table:table-cell/>
          <table:table-cell table:style-name="ce48" table:formula="of:=[.Y35]+1" office:value-type="float" office:value="273" calcext:value-type="float">
            <text:p>273</text:p>
          </table:table-cell>
          <table:table-cell table:style-name="ce74" table:formula="of:=-PPMT([.$D$1]/12;[.$Y36]-12;[.$D$2];[.$E$15])" office:value-type="float" office:value="35737.7679990143" calcext:value-type="float">
            <text:p>35,738</text:p>
          </table:table-cell>
          <table:table-cell table:style-name="ce61" table:formula="of:=[.AC35]*[.$D$1]/12" office:value-type="float" office:value="7557.76022023969" calcext:value-type="float">
            <text:p>7,558</text:p>
          </table:table-cell>
          <table:table-cell table:style-name="ce61" table:formula="of:=[.Z36]+[.AA36]" office:value-type="float" office:value="43295.528219254" calcext:value-type="float">
            <text:p>43,296</text:p>
          </table:table-cell>
          <table:table-cell table:style-name="ce69" table:formula="of:=[.AC35]-[.Z36]" office:value-type="float" office:value="1063572.80949039" calcext:value-type="float">
            <text:p>1,063,573</text:p>
          </table:table-cell>
          <table:table-cell/>
          <table:table-cell table:style-name="ce48" table:formula="of:=[.AE35]+1" office:value-type="float" office:value="333" calcext:value-type="float">
            <text:p>333</text:p>
          </table:table-cell>
          <table:table-cell table:style-name="ce74" table:formula="of:=-PPMT([.$D$1]/12;[.$AE36]-12;[.$D$2];[.$E$15])" office:value-type="string" office:string-value="" calcext:value-type="error">
            <text:p>錯誤：502</text:p>
          </table:table-cell>
          <table:table-cell table:style-name="ce61" table:formula="of:=[.AI35]*[.$D$1]/12" office:value-type="string" office:string-value="" calcext:value-type="error">
            <text:p>錯誤：502</text:p>
          </table:table-cell>
          <table:table-cell table:style-name="ce61" table:formula="of:=[.AF36]+[.AG36]" office:value-type="string" office:string-value="" calcext:value-type="error">
            <text:p>錯誤：502</text:p>
          </table:table-cell>
          <table:table-cell table:style-name="ce69" table:formula="of:=[.AI35]-[.AF36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36]+1" office:value-type="float" office:value="34" calcext:value-type="float">
            <text:p>34</text:p>
          </table:table-cell>
          <table:table-cell table:style-name="ce55" table:formula="of:=-PPMT([.$D$1]/12;[.$A37]-12;[.$D$2];[.$E$15])" office:value-type="float" office:value="6949.7490004612" calcext:value-type="float">
            <text:p>6,950</text:p>
          </table:table-cell>
          <table:table-cell table:style-name="ce61" table:formula="of:=[.E36]*[.$D$1]/12" office:value-type="float" office:value="36345.779218793" calcext:value-type="float">
            <text:p>36,346</text:p>
          </table:table-cell>
          <table:table-cell table:style-name="ce61" table:formula="of:=[.B37]+[.C37]" office:value-type="float" office:value="43295.5282192542" calcext:value-type="float">
            <text:p>43,296</text:p>
          </table:table-cell>
          <table:table-cell table:style-name="ce69" table:formula="of:=[.E36]-[.B37]" office:value-type="float" office:value="5279709.04646033" calcext:value-type="float">
            <text:p>5,279,709</text:p>
          </table:table-cell>
          <table:table-cell table:style-name="ce37"/>
          <table:table-cell table:style-name="ce48" table:formula="of:=[.G36]+1" office:value-type="float" office:value="94" calcext:value-type="float">
            <text:p>94</text:p>
          </table:table-cell>
          <table:table-cell table:style-name="ce74" table:formula="of:=-PPMT([.$D$1]/12;[.$G37]-12;[.$D$2];[.$E$15])" office:value-type="float" office:value="10483.4103478599" calcext:value-type="float">
            <text:p>10,483</text:p>
          </table:table-cell>
          <table:table-cell table:style-name="ce61" table:formula="of:=[.K36]*[.$D$1]/12" office:value-type="float" office:value="32812.1178713942" calcext:value-type="float">
            <text:p>32,812</text:p>
          </table:table-cell>
          <table:table-cell table:style-name="ce61" table:formula="of:=[.H37]+[.I37]" office:value-type="float" office:value="43295.5282192541" calcext:value-type="float">
            <text:p>43,296</text:p>
          </table:table-cell>
          <table:table-cell table:style-name="ce69" table:formula="of:=[.K36]-[.H37]" office:value-type="float" office:value="4762188.28003676" calcext:value-type="float">
            <text:p>4,762,188</text:p>
          </table:table-cell>
          <table:table-cell table:style-name="ce37"/>
          <table:table-cell table:style-name="ce48" table:formula="of:=[.M36]+1" office:value-type="float" office:value="154" calcext:value-type="float">
            <text:p>154</text:p>
          </table:table-cell>
          <table:table-cell table:style-name="ce74" table:formula="of:=-PPMT([.$D$1]/12;[.$M37]-12;[.$D$2];[.$E$15])" office:value-type="float" office:value="15813.7930613498" calcext:value-type="float">
            <text:p>15,814</text:p>
          </table:table-cell>
          <table:table-cell table:style-name="ce61" table:formula="of:=[.Q36]*[.$D$1]/12" office:value-type="float" office:value="27481.7351579043" calcext:value-type="float">
            <text:p>27,482</text:p>
          </table:table-cell>
          <table:table-cell table:style-name="ce61" table:formula="of:=[.N37]+[.O37]" office:value-type="float" office:value="43295.5282192541" calcext:value-type="float">
            <text:p>43,296</text:p>
          </table:table-cell>
          <table:table-cell table:style-name="ce69" table:formula="of:=[.Q36]-[.N37]" office:value-type="float" office:value="3981529.50263382" calcext:value-type="float">
            <text:p>3,981,530</text:p>
          </table:table-cell>
          <table:table-cell/>
          <table:table-cell table:style-name="ce48" table:formula="of:=[.S36]+1" office:value-type="float" office:value="214" calcext:value-type="float">
            <text:p>214</text:p>
          </table:table-cell>
          <table:table-cell table:style-name="ce74" table:formula="of:=-PPMT([.$D$1]/12;[.$S37]-12;[.$D$2];[.$E$15])" office:value-type="float" office:value="23854.4560108959" calcext:value-type="float">
            <text:p>23,854</text:p>
          </table:table-cell>
          <table:table-cell table:style-name="ce61" table:formula="of:=[.W36]*[.$D$1]/12" office:value-type="float" office:value="19441.0722083582" calcext:value-type="float">
            <text:p>19,441</text:p>
          </table:table-cell>
          <table:table-cell table:style-name="ce61" table:formula="of:=[.T37]+[.U37]" office:value-type="float" office:value="43295.528219254" calcext:value-type="float">
            <text:p>43,296</text:p>
          </table:table-cell>
          <table:table-cell table:style-name="ce69" table:formula="of:=[.W36]-[.T37]" office:value-type="float" office:value="2803937.86520484" calcext:value-type="float">
            <text:p>2,803,938</text:p>
          </table:table-cell>
          <table:table-cell/>
          <table:table-cell table:style-name="ce48" table:formula="of:=[.Y36]+1" office:value-type="float" office:value="274" calcext:value-type="float">
            <text:p>274</text:p>
          </table:table-cell>
          <table:table-cell table:style-name="ce74" table:formula="of:=-PPMT([.$D$1]/12;[.$Y37]-12;[.$D$2];[.$E$15])" office:value-type="float" office:value="35983.4651540075" calcext:value-type="float">
            <text:p>35,983</text:p>
          </table:table-cell>
          <table:table-cell table:style-name="ce61" table:formula="of:=[.AC36]*[.$D$1]/12" office:value-type="float" office:value="7312.06306524646" calcext:value-type="float">
            <text:p>7,312</text:p>
          </table:table-cell>
          <table:table-cell table:style-name="ce61" table:formula="of:=[.Z37]+[.AA37]" office:value-type="float" office:value="43295.528219254" calcext:value-type="float">
            <text:p>43,296</text:p>
          </table:table-cell>
          <table:table-cell table:style-name="ce69" table:formula="of:=[.AC36]-[.Z37]" office:value-type="float" office:value="1027589.34433639" calcext:value-type="float">
            <text:p>1,027,589</text:p>
          </table:table-cell>
          <table:table-cell/>
          <table:table-cell table:style-name="ce48" table:formula="of:=[.AE36]+1" office:value-type="float" office:value="334" calcext:value-type="float">
            <text:p>334</text:p>
          </table:table-cell>
          <table:table-cell table:style-name="ce74" table:formula="of:=-PPMT([.$D$1]/12;[.$AE37]-12;[.$D$2];[.$E$15])" office:value-type="string" office:string-value="" calcext:value-type="error">
            <text:p>錯誤：502</text:p>
          </table:table-cell>
          <table:table-cell table:style-name="ce61" table:formula="of:=[.AI36]*[.$D$1]/12" office:value-type="string" office:string-value="" calcext:value-type="error">
            <text:p>錯誤：502</text:p>
          </table:table-cell>
          <table:table-cell table:style-name="ce61" table:formula="of:=[.AF37]+[.AG37]" office:value-type="string" office:string-value="" calcext:value-type="error">
            <text:p>錯誤：502</text:p>
          </table:table-cell>
          <table:table-cell table:style-name="ce69" table:formula="of:=[.AI36]-[.AF37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37]+1" office:value-type="float" office:value="35" calcext:value-type="float">
            <text:p>35</text:p>
          </table:table-cell>
          <table:table-cell table:style-name="ce55" table:formula="of:=-PPMT([.$D$1]/12;[.$A38]-12;[.$D$2];[.$E$15])" office:value-type="float" office:value="6997.52852483937" calcext:value-type="float">
            <text:p>6,998</text:p>
          </table:table-cell>
          <table:table-cell table:style-name="ce61" table:formula="of:=[.E37]*[.$D$1]/12" office:value-type="float" office:value="36297.9996944148" calcext:value-type="float">
            <text:p>36,298</text:p>
          </table:table-cell>
          <table:table-cell table:style-name="ce61" table:formula="of:=[.B38]+[.C38]" office:value-type="float" office:value="43295.5282192542" calcext:value-type="float">
            <text:p>43,296</text:p>
          </table:table-cell>
          <table:table-cell table:style-name="ce69" table:formula="of:=[.E37]-[.B38]" office:value-type="float" office:value="5272711.51793549" calcext:value-type="float">
            <text:p>5,272,712</text:p>
          </table:table-cell>
          <table:table-cell table:style-name="ce37"/>
          <table:table-cell table:style-name="ce48" table:formula="of:=[.G37]+1" office:value-type="float" office:value="95" calcext:value-type="float">
            <text:p>95</text:p>
          </table:table-cell>
          <table:table-cell table:style-name="ce74" table:formula="of:=-PPMT([.$D$1]/12;[.$G38]-12;[.$D$2];[.$E$15])" office:value-type="float" office:value="10555.4837940014" calcext:value-type="float">
            <text:p>10,555</text:p>
          </table:table-cell>
          <table:table-cell table:style-name="ce61" table:formula="of:=[.K37]*[.$D$1]/12" office:value-type="float" office:value="32740.0444252527" calcext:value-type="float">
            <text:p>32,740</text:p>
          </table:table-cell>
          <table:table-cell table:style-name="ce61" table:formula="of:=[.H38]+[.I38]" office:value-type="float" office:value="43295.5282192541" calcext:value-type="float">
            <text:p>43,296</text:p>
          </table:table-cell>
          <table:table-cell table:style-name="ce69" table:formula="of:=[.K37]-[.H38]" office:value-type="float" office:value="4751632.79624276" calcext:value-type="float">
            <text:p>4,751,633</text:p>
          </table:table-cell>
          <table:table-cell table:style-name="ce37"/>
          <table:table-cell table:style-name="ce48" table:formula="of:=[.M37]+1" office:value-type="float" office:value="155" calcext:value-type="float">
            <text:p>155</text:p>
          </table:table-cell>
          <table:table-cell table:style-name="ce74" table:formula="of:=-PPMT([.$D$1]/12;[.$M38]-12;[.$D$2];[.$E$15])" office:value-type="float" office:value="15922.5128886466" calcext:value-type="float">
            <text:p>15,923</text:p>
          </table:table-cell>
          <table:table-cell table:style-name="ce61" table:formula="of:=[.Q37]*[.$D$1]/12" office:value-type="float" office:value="27373.0153306075" calcext:value-type="float">
            <text:p>27,373</text:p>
          </table:table-cell>
          <table:table-cell table:style-name="ce61" table:formula="of:=[.N38]+[.O38]" office:value-type="float" office:value="43295.5282192541" calcext:value-type="float">
            <text:p>43,296</text:p>
          </table:table-cell>
          <table:table-cell table:style-name="ce69" table:formula="of:=[.Q37]-[.N38]" office:value-type="float" office:value="3965606.98974518" calcext:value-type="float">
            <text:p>3,965,607</text:p>
          </table:table-cell>
          <table:table-cell/>
          <table:table-cell table:style-name="ce48" table:formula="of:=[.S37]+1" office:value-type="float" office:value="215" calcext:value-type="float">
            <text:p>215</text:p>
          </table:table-cell>
          <table:table-cell table:style-name="ce74" table:formula="of:=-PPMT([.$D$1]/12;[.$S38]-12;[.$D$2];[.$E$15])" office:value-type="float" office:value="24018.4553959708" calcext:value-type="float">
            <text:p>24,018</text:p>
          </table:table-cell>
          <table:table-cell table:style-name="ce61" table:formula="of:=[.W37]*[.$D$1]/12" office:value-type="float" office:value="19277.0728232833" calcext:value-type="float">
            <text:p>19,277</text:p>
          </table:table-cell>
          <table:table-cell table:style-name="ce61" table:formula="of:=[.T38]+[.U38]" office:value-type="float" office:value="43295.5282192541" calcext:value-type="float">
            <text:p>43,296</text:p>
          </table:table-cell>
          <table:table-cell table:style-name="ce69" table:formula="of:=[.W37]-[.T38]" office:value-type="float" office:value="2779919.40980887" calcext:value-type="float">
            <text:p>2,779,919</text:p>
          </table:table-cell>
          <table:table-cell/>
          <table:table-cell table:style-name="ce48" table:formula="of:=[.Y37]+1" office:value-type="float" office:value="275" calcext:value-type="float">
            <text:p>275</text:p>
          </table:table-cell>
          <table:table-cell table:style-name="ce74" table:formula="of:=-PPMT([.$D$1]/12;[.$Y38]-12;[.$D$2];[.$E$15])" office:value-type="float" office:value="36230.8514769413" calcext:value-type="float">
            <text:p>36,231</text:p>
          </table:table-cell>
          <table:table-cell table:style-name="ce61" table:formula="of:=[.AC37]*[.$D$1]/12" office:value-type="float" office:value="7064.67674231266" calcext:value-type="float">
            <text:p>7,065</text:p>
          </table:table-cell>
          <table:table-cell table:style-name="ce61" table:formula="of:=[.Z38]+[.AA38]" office:value-type="float" office:value="43295.528219254" calcext:value-type="float">
            <text:p>43,296</text:p>
          </table:table-cell>
          <table:table-cell table:style-name="ce69" table:formula="of:=[.AC37]-[.Z38]" office:value-type="float" office:value="991358.492859446" calcext:value-type="float">
            <text:p>991,358</text:p>
          </table:table-cell>
          <table:table-cell/>
          <table:table-cell table:style-name="ce48" table:formula="of:=[.AE37]+1" office:value-type="float" office:value="335" calcext:value-type="float">
            <text:p>335</text:p>
          </table:table-cell>
          <table:table-cell table:style-name="ce74" table:formula="of:=-PPMT([.$D$1]/12;[.$AE38]-12;[.$D$2];[.$E$15])" office:value-type="string" office:string-value="" calcext:value-type="error">
            <text:p>錯誤：502</text:p>
          </table:table-cell>
          <table:table-cell table:style-name="ce61" table:formula="of:=[.AI37]*[.$D$1]/12" office:value-type="string" office:string-value="" calcext:value-type="error">
            <text:p>錯誤：502</text:p>
          </table:table-cell>
          <table:table-cell table:style-name="ce61" table:formula="of:=[.AF38]+[.AG38]" office:value-type="string" office:string-value="" calcext:value-type="error">
            <text:p>錯誤：502</text:p>
          </table:table-cell>
          <table:table-cell table:style-name="ce69" table:formula="of:=[.AI37]-[.AF38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38]+1" office:value-type="float" office:value="36" calcext:value-type="float">
            <text:p>36</text:p>
          </table:table-cell>
          <table:table-cell table:style-name="ce55" table:formula="of:=-PPMT([.$D$1]/12;[.$A39]-12;[.$D$2];[.$E$15])" office:value-type="float" office:value="7045.63653344764" calcext:value-type="float">
            <text:p>7,046</text:p>
          </table:table-cell>
          <table:table-cell table:style-name="ce61" table:formula="of:=[.E38]*[.$D$1]/12" office:value-type="float" office:value="36249.8916858065" calcext:value-type="float">
            <text:p>36,250</text:p>
          </table:table-cell>
          <table:table-cell table:style-name="ce61" table:formula="of:=[.B39]+[.C39]" office:value-type="float" office:value="43295.5282192542" calcext:value-type="float">
            <text:p>43,296</text:p>
          </table:table-cell>
          <table:table-cell table:style-name="ce69" table:formula="of:=[.E38]-[.B39]" office:value-type="float" office:value="5265665.88140205" calcext:value-type="float">
            <text:p>5,265,666</text:p>
          </table:table-cell>
          <table:table-cell table:style-name="ce37"/>
          <table:table-cell table:style-name="ce48" table:formula="of:=[.G38]+1" office:value-type="float" office:value="96" calcext:value-type="float">
            <text:p>96</text:p>
          </table:table-cell>
          <table:table-cell table:style-name="ce74" table:formula="of:=-PPMT([.$D$1]/12;[.$G39]-12;[.$D$2];[.$E$15])" office:value-type="float" office:value="10628.0527450852" calcext:value-type="float">
            <text:p>10,628</text:p>
          </table:table-cell>
          <table:table-cell table:style-name="ce61" table:formula="of:=[.K38]*[.$D$1]/12" office:value-type="float" office:value="32667.4754741689" calcext:value-type="float">
            <text:p>32,667</text:p>
          </table:table-cell>
          <table:table-cell table:style-name="ce61" table:formula="of:=[.H39]+[.I39]" office:value-type="float" office:value="43295.5282192541" calcext:value-type="float">
            <text:p>43,296</text:p>
          </table:table-cell>
          <table:table-cell table:style-name="ce69" table:formula="of:=[.K38]-[.H39]" office:value-type="float" office:value="4741004.74349767" calcext:value-type="float">
            <text:p>4,741,005</text:p>
          </table:table-cell>
          <table:table-cell table:style-name="ce37"/>
          <table:table-cell table:style-name="ce48" table:formula="of:=[.M38]+1" office:value-type="float" office:value="156" calcext:value-type="float">
            <text:p>156</text:p>
          </table:table-cell>
          <table:table-cell table:style-name="ce74" table:formula="of:=-PPMT([.$D$1]/12;[.$M39]-12;[.$D$2];[.$E$15])" office:value-type="float" office:value="16031.980164756" calcext:value-type="float">
            <text:p>16,032</text:p>
          </table:table-cell>
          <table:table-cell table:style-name="ce61" table:formula="of:=[.Q38]*[.$D$1]/12" office:value-type="float" office:value="27263.5480544981" calcext:value-type="float">
            <text:p>27,264</text:p>
          </table:table-cell>
          <table:table-cell table:style-name="ce61" table:formula="of:=[.N39]+[.O39]" office:value-type="float" office:value="43295.5282192541" calcext:value-type="float">
            <text:p>43,296</text:p>
          </table:table-cell>
          <table:table-cell table:style-name="ce69" table:formula="of:=[.Q38]-[.N39]" office:value-type="float" office:value="3949575.00958042" calcext:value-type="float">
            <text:p>3,949,575</text:p>
          </table:table-cell>
          <table:table-cell/>
          <table:table-cell table:style-name="ce48" table:formula="of:=[.S38]+1" office:value-type="float" office:value="216" calcext:value-type="float">
            <text:p>216</text:p>
          </table:table-cell>
          <table:table-cell table:style-name="ce74" table:formula="of:=-PPMT([.$D$1]/12;[.$S39]-12;[.$D$2];[.$E$15])" office:value-type="float" office:value="24183.5822768181" calcext:value-type="float">
            <text:p>24,184</text:p>
          </table:table-cell>
          <table:table-cell table:style-name="ce61" table:formula="of:=[.W38]*[.$D$1]/12" office:value-type="float" office:value="19111.945942436" calcext:value-type="float">
            <text:p>19,112</text:p>
          </table:table-cell>
          <table:table-cell table:style-name="ce61" table:formula="of:=[.T39]+[.U39]" office:value-type="float" office:value="43295.5282192541" calcext:value-type="float">
            <text:p>43,296</text:p>
          </table:table-cell>
          <table:table-cell table:style-name="ce69" table:formula="of:=[.W38]-[.T39]" office:value-type="float" office:value="2755735.82753205" calcext:value-type="float">
            <text:p>2,755,736</text:p>
          </table:table-cell>
          <table:table-cell/>
          <table:table-cell table:style-name="ce48" table:formula="of:=[.Y38]+1" office:value-type="float" office:value="276" calcext:value-type="float">
            <text:p>276</text:p>
          </table:table-cell>
          <table:table-cell table:style-name="ce74" table:formula="of:=-PPMT([.$D$1]/12;[.$Y39]-12;[.$D$2];[.$E$15])" office:value-type="float" office:value="36479.9385808453" calcext:value-type="float">
            <text:p>36,480</text:p>
          </table:table-cell>
          <table:table-cell table:style-name="ce61" table:formula="of:=[.AC38]*[.$D$1]/12" office:value-type="float" office:value="6815.58963840869" calcext:value-type="float">
            <text:p>6,816</text:p>
          </table:table-cell>
          <table:table-cell table:style-name="ce61" table:formula="of:=[.Z39]+[.AA39]" office:value-type="float" office:value="43295.528219254" calcext:value-type="float">
            <text:p>43,296</text:p>
          </table:table-cell>
          <table:table-cell table:style-name="ce69" table:formula="of:=[.AC38]-[.Z39]" office:value-type="float" office:value="954878.554278601" calcext:value-type="float">
            <text:p>954,879</text:p>
          </table:table-cell>
          <table:table-cell/>
          <table:table-cell table:style-name="ce48" table:formula="of:=[.AE38]+1" office:value-type="float" office:value="336" calcext:value-type="float">
            <text:p>336</text:p>
          </table:table-cell>
          <table:table-cell table:style-name="ce74" table:formula="of:=-PPMT([.$D$1]/12;[.$AE39]-12;[.$D$2];[.$E$15])" office:value-type="string" office:string-value="" calcext:value-type="error">
            <text:p>錯誤：502</text:p>
          </table:table-cell>
          <table:table-cell table:style-name="ce61" table:formula="of:=[.AI38]*[.$D$1]/12" office:value-type="string" office:string-value="" calcext:value-type="error">
            <text:p>錯誤：502</text:p>
          </table:table-cell>
          <table:table-cell table:style-name="ce61" table:formula="of:=[.AF39]+[.AG39]" office:value-type="string" office:string-value="" calcext:value-type="error">
            <text:p>錯誤：502</text:p>
          </table:table-cell>
          <table:table-cell table:style-name="ce69" table:formula="of:=[.AI38]-[.AF39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39]+1" office:value-type="float" office:value="37" calcext:value-type="float">
            <text:p>37</text:p>
          </table:table-cell>
          <table:table-cell table:style-name="ce55" table:formula="of:=-PPMT([.$D$1]/12;[.$A40]-12;[.$D$2];[.$E$15])" office:value-type="float" office:value="7094.07528461509" calcext:value-type="float">
            <text:p>7,094</text:p>
          </table:table-cell>
          <table:table-cell table:style-name="ce61" table:formula="of:=[.E39]*[.$D$1]/12" office:value-type="float" office:value="36201.4529346391" calcext:value-type="float">
            <text:p>36,201</text:p>
          </table:table-cell>
          <table:table-cell table:style-name="ce61" table:formula="of:=[.B40]+[.C40]" office:value-type="float" office:value="43295.5282192542" calcext:value-type="float">
            <text:p>43,296</text:p>
          </table:table-cell>
          <table:table-cell table:style-name="ce69" table:formula="of:=[.E39]-[.B40]" office:value-type="float" office:value="5258571.80611743" calcext:value-type="float">
            <text:p>5,258,572</text:p>
          </table:table-cell>
          <table:table-cell table:style-name="ce37"/>
          <table:table-cell table:style-name="ce48" table:formula="of:=[.G39]+1" office:value-type="float" office:value="97" calcext:value-type="float">
            <text:p>97</text:p>
          </table:table-cell>
          <table:table-cell table:style-name="ce74" table:formula="of:=-PPMT([.$D$1]/12;[.$G40]-12;[.$D$2];[.$E$15])" office:value-type="float" office:value="10701.1206077077" calcext:value-type="float">
            <text:p>10,701</text:p>
          </table:table-cell>
          <table:table-cell table:style-name="ce61" table:formula="of:=[.K39]*[.$D$1]/12" office:value-type="float" office:value="32594.4076115465" calcext:value-type="float">
            <text:p>32,594</text:p>
          </table:table-cell>
          <table:table-cell table:style-name="ce61" table:formula="of:=[.H40]+[.I40]" office:value-type="float" office:value="43295.5282192541" calcext:value-type="float">
            <text:p>43,296</text:p>
          </table:table-cell>
          <table:table-cell table:style-name="ce69" table:formula="of:=[.K39]-[.H40]" office:value-type="float" office:value="4730303.62288996" calcext:value-type="float">
            <text:p>4,730,304</text:p>
          </table:table-cell>
          <table:table-cell table:style-name="ce37"/>
          <table:table-cell table:style-name="ce48" table:formula="of:=[.M39]+1" office:value-type="float" office:value="157" calcext:value-type="float">
            <text:p>157</text:p>
          </table:table-cell>
          <table:table-cell table:style-name="ce74" table:formula="of:=-PPMT([.$D$1]/12;[.$M40]-12;[.$D$2];[.$E$15])" office:value-type="float" office:value="16142.2000283887" calcext:value-type="float">
            <text:p>16,142</text:p>
          </table:table-cell>
          <table:table-cell table:style-name="ce61" table:formula="of:=[.Q39]*[.$D$1]/12" office:value-type="float" office:value="27153.3281908654" calcext:value-type="float">
            <text:p>27,153</text:p>
          </table:table-cell>
          <table:table-cell table:style-name="ce61" table:formula="of:=[.N40]+[.O40]" office:value-type="float" office:value="43295.5282192541" calcext:value-type="float">
            <text:p>43,296</text:p>
          </table:table-cell>
          <table:table-cell table:style-name="ce69" table:formula="of:=[.Q39]-[.N40]" office:value-type="float" office:value="3933432.80955203" calcext:value-type="float">
            <text:p>3,933,433</text:p>
          </table:table-cell>
          <table:table-cell/>
          <table:table-cell table:style-name="ce48" table:formula="of:=[.S39]+1" office:value-type="float" office:value="217" calcext:value-type="float">
            <text:p>217</text:p>
          </table:table-cell>
          <table:table-cell table:style-name="ce74" table:formula="of:=-PPMT([.$D$1]/12;[.$S40]-12;[.$D$2];[.$E$15])" office:value-type="float" office:value="24349.8444049712" calcext:value-type="float">
            <text:p>24,350</text:p>
          </table:table-cell>
          <table:table-cell table:style-name="ce61" table:formula="of:=[.W39]*[.$D$1]/12" office:value-type="float" office:value="18945.6838142829" calcext:value-type="float">
            <text:p>18,946</text:p>
          </table:table-cell>
          <table:table-cell table:style-name="ce61" table:formula="of:=[.T40]+[.U40]" office:value-type="float" office:value="43295.528219254" calcext:value-type="float">
            <text:p>43,296</text:p>
          </table:table-cell>
          <table:table-cell table:style-name="ce69" table:formula="of:=[.W39]-[.T40]" office:value-type="float" office:value="2731385.98312708" calcext:value-type="float">
            <text:p>2,731,386</text:p>
          </table:table-cell>
          <table:table-cell/>
          <table:table-cell table:style-name="ce48" table:formula="of:=[.Y39]+1" office:value-type="float" office:value="277" calcext:value-type="float">
            <text:p>277</text:p>
          </table:table-cell>
          <table:table-cell table:style-name="ce74" table:formula="of:=-PPMT([.$D$1]/12;[.$Y40]-12;[.$D$2];[.$E$15])" office:value-type="float" office:value="36730.7381585886" calcext:value-type="float">
            <text:p>36,731</text:p>
          </table:table-cell>
          <table:table-cell table:style-name="ce61" table:formula="of:=[.AC39]*[.$D$1]/12" office:value-type="float" office:value="6564.79006066538" calcext:value-type="float">
            <text:p>6,565</text:p>
          </table:table-cell>
          <table:table-cell table:style-name="ce61" table:formula="of:=[.Z40]+[.AA40]" office:value-type="float" office:value="43295.528219254" calcext:value-type="float">
            <text:p>43,296</text:p>
          </table:table-cell>
          <table:table-cell table:style-name="ce69" table:formula="of:=[.AC39]-[.Z40]" office:value-type="float" office:value="918147.816120012" calcext:value-type="float">
            <text:p>918,148</text:p>
          </table:table-cell>
          <table:table-cell/>
          <table:table-cell table:style-name="ce48" table:formula="of:=[.AE39]+1" office:value-type="float" office:value="337" calcext:value-type="float">
            <text:p>337</text:p>
          </table:table-cell>
          <table:table-cell table:style-name="ce74" table:formula="of:=-PPMT([.$D$1]/12;[.$AE40]-12;[.$D$2];[.$E$15])" office:value-type="string" office:string-value="" calcext:value-type="error">
            <text:p>錯誤：502</text:p>
          </table:table-cell>
          <table:table-cell table:style-name="ce61" table:formula="of:=[.AI39]*[.$D$1]/12" office:value-type="string" office:string-value="" calcext:value-type="error">
            <text:p>錯誤：502</text:p>
          </table:table-cell>
          <table:table-cell table:style-name="ce61" table:formula="of:=[.AF40]+[.AG40]" office:value-type="string" office:string-value="" calcext:value-type="error">
            <text:p>錯誤：502</text:p>
          </table:table-cell>
          <table:table-cell table:style-name="ce69" table:formula="of:=[.AI39]-[.AF40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40]+1" office:value-type="float" office:value="38" calcext:value-type="float">
            <text:p>38</text:p>
          </table:table-cell>
          <table:table-cell table:style-name="ce55" table:formula="of:=-PPMT([.$D$1]/12;[.$A41]-12;[.$D$2];[.$E$15])" office:value-type="float" office:value="7142.84705219682" calcext:value-type="float">
            <text:p>7,143</text:p>
          </table:table-cell>
          <table:table-cell table:style-name="ce61" table:formula="of:=[.E40]*[.$D$1]/12" office:value-type="float" office:value="36152.6811670573" calcext:value-type="float">
            <text:p>36,153</text:p>
          </table:table-cell>
          <table:table-cell table:style-name="ce61" table:formula="of:=[.B41]+[.C41]" office:value-type="float" office:value="43295.5282192542" calcext:value-type="float">
            <text:p>43,296</text:p>
          </table:table-cell>
          <table:table-cell table:style-name="ce69" table:formula="of:=[.E40]-[.B41]" office:value-type="float" office:value="5251428.95906523" calcext:value-type="float">
            <text:p>5,251,429</text:p>
          </table:table-cell>
          <table:table-cell table:style-name="ce37"/>
          <table:table-cell table:style-name="ce48" table:formula="of:=[.G40]+1" office:value-type="float" office:value="98" calcext:value-type="float">
            <text:p>98</text:p>
          </table:table-cell>
          <table:table-cell table:style-name="ce74" table:formula="of:=-PPMT([.$D$1]/12;[.$G41]-12;[.$D$2];[.$E$15])" office:value-type="float" office:value="10774.6908118856" calcext:value-type="float">
            <text:p>10,775</text:p>
          </table:table-cell>
          <table:table-cell table:style-name="ce61" table:formula="of:=[.K40]*[.$D$1]/12" office:value-type="float" office:value="32520.8374073685" calcext:value-type="float">
            <text:p>32,521</text:p>
          </table:table-cell>
          <table:table-cell table:style-name="ce61" table:formula="of:=[.H41]+[.I41]" office:value-type="float" office:value="43295.5282192541" calcext:value-type="float">
            <text:p>43,296</text:p>
          </table:table-cell>
          <table:table-cell table:style-name="ce69" table:formula="of:=[.K40]-[.H41]" office:value-type="float" office:value="4719528.93207808" calcext:value-type="float">
            <text:p>4,719,529</text:p>
          </table:table-cell>
          <table:table-cell table:style-name="ce37"/>
          <table:table-cell table:style-name="ce48" table:formula="of:=[.M40]+1" office:value-type="float" office:value="158" calcext:value-type="float">
            <text:p>158</text:p>
          </table:table-cell>
          <table:table-cell table:style-name="ce74" table:formula="of:=-PPMT([.$D$1]/12;[.$M41]-12;[.$D$2];[.$E$15])" office:value-type="float" office:value="16253.1776535839" calcext:value-type="float">
            <text:p>16,253</text:p>
          </table:table-cell>
          <table:table-cell table:style-name="ce61" table:formula="of:=[.Q40]*[.$D$1]/12" office:value-type="float" office:value="27042.3505656702" calcext:value-type="float">
            <text:p>27,042</text:p>
          </table:table-cell>
          <table:table-cell table:style-name="ce61" table:formula="of:=[.N41]+[.O41]" office:value-type="float" office:value="43295.5282192541" calcext:value-type="float">
            <text:p>43,296</text:p>
          </table:table-cell>
          <table:table-cell table:style-name="ce69" table:formula="of:=[.Q40]-[.N41]" office:value-type="float" office:value="3917179.63189845" calcext:value-type="float">
            <text:p>3,917,180</text:p>
          </table:table-cell>
          <table:table-cell/>
          <table:table-cell table:style-name="ce48" table:formula="of:=[.S40]+1" office:value-type="float" office:value="218" calcext:value-type="float">
            <text:p>218</text:p>
          </table:table-cell>
          <table:table-cell table:style-name="ce74" table:formula="of:=-PPMT([.$D$1]/12;[.$S41]-12;[.$D$2];[.$E$15])" office:value-type="float" office:value="24517.2495852554" calcext:value-type="float">
            <text:p>24,517</text:p>
          </table:table-cell>
          <table:table-cell table:style-name="ce61" table:formula="of:=[.W40]*[.$D$1]/12" office:value-type="float" office:value="18778.2786339987" calcext:value-type="float">
            <text:p>18,778</text:p>
          </table:table-cell>
          <table:table-cell table:style-name="ce61" table:formula="of:=[.T41]+[.U41]" office:value-type="float" office:value="43295.5282192541" calcext:value-type="float">
            <text:p>43,296</text:p>
          </table:table-cell>
          <table:table-cell table:style-name="ce69" table:formula="of:=[.W40]-[.T41]" office:value-type="float" office:value="2706868.73354182" calcext:value-type="float">
            <text:p>2,706,869</text:p>
          </table:table-cell>
          <table:table-cell/>
          <table:table-cell table:style-name="ce48" table:formula="of:=[.Y40]+1" office:value-type="float" office:value="278" calcext:value-type="float">
            <text:p>278</text:p>
          </table:table-cell>
          <table:table-cell table:style-name="ce74" table:formula="of:=-PPMT([.$D$1]/12;[.$Y41]-12;[.$D$2];[.$E$15])" office:value-type="float" office:value="36983.2619834289" calcext:value-type="float">
            <text:p>36,983</text:p>
          </table:table-cell>
          <table:table-cell table:style-name="ce61" table:formula="of:=[.AC40]*[.$D$1]/12" office:value-type="float" office:value="6312.26623582508" calcext:value-type="float">
            <text:p>6,312</text:p>
          </table:table-cell>
          <table:table-cell table:style-name="ce61" table:formula="of:=[.Z41]+[.AA41]" office:value-type="float" office:value="43295.528219254" calcext:value-type="float">
            <text:p>43,296</text:p>
          </table:table-cell>
          <table:table-cell table:style-name="ce69" table:formula="of:=[.AC40]-[.Z41]" office:value-type="float" office:value="881164.554136583" calcext:value-type="float">
            <text:p>881,165</text:p>
          </table:table-cell>
          <table:table-cell/>
          <table:table-cell table:style-name="ce48" table:formula="of:=[.AE40]+1" office:value-type="float" office:value="338" calcext:value-type="float">
            <text:p>338</text:p>
          </table:table-cell>
          <table:table-cell table:style-name="ce74" table:formula="of:=-PPMT([.$D$1]/12;[.$AE41]-12;[.$D$2];[.$E$15])" office:value-type="string" office:string-value="" calcext:value-type="error">
            <text:p>錯誤：502</text:p>
          </table:table-cell>
          <table:table-cell table:style-name="ce61" table:formula="of:=[.AI40]*[.$D$1]/12" office:value-type="string" office:string-value="" calcext:value-type="error">
            <text:p>錯誤：502</text:p>
          </table:table-cell>
          <table:table-cell table:style-name="ce61" table:formula="of:=[.AF41]+[.AG41]" office:value-type="string" office:string-value="" calcext:value-type="error">
            <text:p>錯誤：502</text:p>
          </table:table-cell>
          <table:table-cell table:style-name="ce69" table:formula="of:=[.AI40]-[.AF41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41]+1" office:value-type="float" office:value="39" calcext:value-type="float">
            <text:p>39</text:p>
          </table:table-cell>
          <table:table-cell table:style-name="ce55" table:formula="of:=-PPMT([.$D$1]/12;[.$A42]-12;[.$D$2];[.$E$15])" office:value-type="float" office:value="7191.95412568068" calcext:value-type="float">
            <text:p>7,192</text:p>
          </table:table-cell>
          <table:table-cell table:style-name="ce61" table:formula="of:=[.E41]*[.$D$1]/12" office:value-type="float" office:value="36103.5740935735" calcext:value-type="float">
            <text:p>36,104</text:p>
          </table:table-cell>
          <table:table-cell table:style-name="ce61" table:formula="of:=[.B42]+[.C42]" office:value-type="float" office:value="43295.5282192542" calcext:value-type="float">
            <text:p>43,296</text:p>
          </table:table-cell>
          <table:table-cell table:style-name="ce69" table:formula="of:=[.E41]-[.B42]" office:value-type="float" office:value="5244237.00493955" calcext:value-type="float">
            <text:p>5,244,237</text:p>
          </table:table-cell>
          <table:table-cell table:style-name="ce37"/>
          <table:table-cell table:style-name="ce48" table:formula="of:=[.G41]+1" office:value-type="float" office:value="99" calcext:value-type="float">
            <text:p>99</text:p>
          </table:table-cell>
          <table:table-cell table:style-name="ce74" table:formula="of:=-PPMT([.$D$1]/12;[.$G42]-12;[.$D$2];[.$E$15])" office:value-type="float" office:value="10848.7668112173" calcext:value-type="float">
            <text:p>10,849</text:p>
          </table:table-cell>
          <table:table-cell table:style-name="ce61" table:formula="of:=[.K41]*[.$D$1]/12" office:value-type="float" office:value="32446.7614080368" calcext:value-type="float">
            <text:p>32,447</text:p>
          </table:table-cell>
          <table:table-cell table:style-name="ce61" table:formula="of:=[.H42]+[.I42]" office:value-type="float" office:value="43295.5282192541" calcext:value-type="float">
            <text:p>43,296</text:p>
          </table:table-cell>
          <table:table-cell table:style-name="ce69" table:formula="of:=[.K41]-[.H42]" office:value-type="float" office:value="4708680.16526686" calcext:value-type="float">
            <text:p>4,708,680</text:p>
          </table:table-cell>
          <table:table-cell table:style-name="ce37"/>
          <table:table-cell table:style-name="ce48" table:formula="of:=[.M41]+1" office:value-type="float" office:value="159" calcext:value-type="float">
            <text:p>159</text:p>
          </table:table-cell>
          <table:table-cell table:style-name="ce74" table:formula="of:=-PPMT([.$D$1]/12;[.$M42]-12;[.$D$2];[.$E$15])" office:value-type="float" office:value="16364.9182499523" calcext:value-type="float">
            <text:p>16,365</text:p>
          </table:table-cell>
          <table:table-cell table:style-name="ce61" table:formula="of:=[.Q41]*[.$D$1]/12" office:value-type="float" office:value="26930.6099693018" calcext:value-type="float">
            <text:p>26,931</text:p>
          </table:table-cell>
          <table:table-cell table:style-name="ce61" table:formula="of:=[.N42]+[.O42]" office:value-type="float" office:value="43295.5282192541" calcext:value-type="float">
            <text:p>43,296</text:p>
          </table:table-cell>
          <table:table-cell table:style-name="ce69" table:formula="of:=[.Q41]-[.N42]" office:value-type="float" office:value="3900814.7136485" calcext:value-type="float">
            <text:p>3,900,815</text:p>
          </table:table-cell>
          <table:table-cell/>
          <table:table-cell table:style-name="ce48" table:formula="of:=[.S41]+1" office:value-type="float" office:value="219" calcext:value-type="float">
            <text:p>219</text:p>
          </table:table-cell>
          <table:table-cell table:style-name="ce74" table:formula="of:=-PPMT([.$D$1]/12;[.$S42]-12;[.$D$2];[.$E$15])" office:value-type="float" office:value="24685.805676154" calcext:value-type="float">
            <text:p>24,686</text:p>
          </table:table-cell>
          <table:table-cell table:style-name="ce61" table:formula="of:=[.W41]*[.$D$1]/12" office:value-type="float" office:value="18609.7225431" calcext:value-type="float">
            <text:p>18,610</text:p>
          </table:table-cell>
          <table:table-cell table:style-name="ce61" table:formula="of:=[.T42]+[.U42]" office:value-type="float" office:value="43295.528219254" calcext:value-type="float">
            <text:p>43,296</text:p>
          </table:table-cell>
          <table:table-cell table:style-name="ce69" table:formula="of:=[.W41]-[.T42]" office:value-type="float" office:value="2682182.92786567" calcext:value-type="float">
            <text:p>2,682,183</text:p>
          </table:table-cell>
          <table:table-cell/>
          <table:table-cell table:style-name="ce48" table:formula="of:=[.Y41]+1" office:value-type="float" office:value="279" calcext:value-type="float">
            <text:p>279</text:p>
          </table:table-cell>
          <table:table-cell table:style-name="ce74" table:formula="of:=-PPMT([.$D$1]/12;[.$Y42]-12;[.$D$2];[.$E$15])" office:value-type="float" office:value="37237.521909565" calcext:value-type="float">
            <text:p>37,238</text:p>
          </table:table-cell>
          <table:table-cell table:style-name="ce61" table:formula="of:=[.AC41]*[.$D$1]/12" office:value-type="float" office:value="6058.00630968901" calcext:value-type="float">
            <text:p>6,058</text:p>
          </table:table-cell>
          <table:table-cell table:style-name="ce61" table:formula="of:=[.Z42]+[.AA42]" office:value-type="float" office:value="43295.528219254" calcext:value-type="float">
            <text:p>43,296</text:p>
          </table:table-cell>
          <table:table-cell table:style-name="ce69" table:formula="of:=[.AC41]-[.Z42]" office:value-type="float" office:value="843927.032227018" calcext:value-type="float">
            <text:p>843,927</text:p>
          </table:table-cell>
          <table:table-cell/>
          <table:table-cell table:style-name="ce48" table:formula="of:=[.AE41]+1" office:value-type="float" office:value="339" calcext:value-type="float">
            <text:p>339</text:p>
          </table:table-cell>
          <table:table-cell table:style-name="ce74" table:formula="of:=-PPMT([.$D$1]/12;[.$AE42]-12;[.$D$2];[.$E$15])" office:value-type="string" office:string-value="" calcext:value-type="error">
            <text:p>錯誤：502</text:p>
          </table:table-cell>
          <table:table-cell table:style-name="ce61" table:formula="of:=[.AI41]*[.$D$1]/12" office:value-type="string" office:string-value="" calcext:value-type="error">
            <text:p>錯誤：502</text:p>
          </table:table-cell>
          <table:table-cell table:style-name="ce61" table:formula="of:=[.AF42]+[.AG42]" office:value-type="string" office:string-value="" calcext:value-type="error">
            <text:p>錯誤：502</text:p>
          </table:table-cell>
          <table:table-cell table:style-name="ce69" table:formula="of:=[.AI41]-[.AF42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42]+1" office:value-type="float" office:value="40" calcext:value-type="float">
            <text:p>40</text:p>
          </table:table-cell>
          <table:table-cell table:style-name="ce55" table:formula="of:=-PPMT([.$D$1]/12;[.$A43]-12;[.$D$2];[.$E$15])" office:value-type="float" office:value="7241.39881029473" calcext:value-type="float">
            <text:p>7,241</text:p>
          </table:table-cell>
          <table:table-cell table:style-name="ce61" table:formula="of:=[.E42]*[.$D$1]/12" office:value-type="float" office:value="36054.1294089594" calcext:value-type="float">
            <text:p>36,054</text:p>
          </table:table-cell>
          <table:table-cell table:style-name="ce61" table:formula="of:=[.B43]+[.C43]" office:value-type="float" office:value="43295.5282192542" calcext:value-type="float">
            <text:p>43,296</text:p>
          </table:table-cell>
          <table:table-cell table:style-name="ce69" table:formula="of:=[.E42]-[.B43]" office:value-type="float" office:value="5236995.60612926" calcext:value-type="float">
            <text:p>5,236,996</text:p>
          </table:table-cell>
          <table:table-cell table:style-name="ce37"/>
          <table:table-cell table:style-name="ce48" table:formula="of:=[.G42]+1" office:value-type="float" office:value="100" calcext:value-type="float">
            <text:p>100</text:p>
          </table:table-cell>
          <table:table-cell table:style-name="ce74" table:formula="of:=-PPMT([.$D$1]/12;[.$G43]-12;[.$D$2];[.$E$15])" office:value-type="float" office:value="10923.3520830445" calcext:value-type="float">
            <text:p>10,923</text:p>
          </table:table-cell>
          <table:table-cell table:style-name="ce61" table:formula="of:=[.K42]*[.$D$1]/12" office:value-type="float" office:value="32372.1761362097" calcext:value-type="float">
            <text:p>32,372</text:p>
          </table:table-cell>
          <table:table-cell table:style-name="ce61" table:formula="of:=[.H43]+[.I43]" office:value-type="float" office:value="43295.5282192541" calcext:value-type="float">
            <text:p>43,296</text:p>
          </table:table-cell>
          <table:table-cell table:style-name="ce69" table:formula="of:=[.K42]-[.H43]" office:value-type="float" office:value="4697756.81318382" calcext:value-type="float">
            <text:p>4,697,757</text:p>
          </table:table-cell>
          <table:table-cell table:style-name="ce37"/>
          <table:table-cell table:style-name="ce48" table:formula="of:=[.M42]+1" office:value-type="float" office:value="160" calcext:value-type="float">
            <text:p>160</text:p>
          </table:table-cell>
          <table:table-cell table:style-name="ce74" table:formula="of:=-PPMT([.$D$1]/12;[.$M43]-12;[.$D$2];[.$E$15])" office:value-type="float" office:value="16477.4270629207" calcext:value-type="float">
            <text:p>16,477</text:p>
          </table:table-cell>
          <table:table-cell table:style-name="ce61" table:formula="of:=[.Q42]*[.$D$1]/12" office:value-type="float" office:value="26818.1011563334" calcext:value-type="float">
            <text:p>26,818</text:p>
          </table:table-cell>
          <table:table-cell table:style-name="ce61" table:formula="of:=[.N43]+[.O43]" office:value-type="float" office:value="43295.5282192541" calcext:value-type="float">
            <text:p>43,296</text:p>
          </table:table-cell>
          <table:table-cell table:style-name="ce69" table:formula="of:=[.Q42]-[.N43]" office:value-type="float" office:value="3884337.28658558" calcext:value-type="float">
            <text:p>3,884,337</text:p>
          </table:table-cell>
          <table:table-cell/>
          <table:table-cell table:style-name="ce48" table:formula="of:=[.S42]+1" office:value-type="float" office:value="220" calcext:value-type="float">
            <text:p>220</text:p>
          </table:table-cell>
          <table:table-cell table:style-name="ce74" table:formula="of:=-PPMT([.$D$1]/12;[.$S43]-12;[.$D$2];[.$E$15])" office:value-type="float" office:value="24855.5205901775" calcext:value-type="float">
            <text:p>24,856</text:p>
          </table:table-cell>
          <table:table-cell table:style-name="ce61" table:formula="of:=[.W42]*[.$D$1]/12" office:value-type="float" office:value="18440.0076290765" calcext:value-type="float">
            <text:p>18,440</text:p>
          </table:table-cell>
          <table:table-cell table:style-name="ce61" table:formula="of:=[.T43]+[.U43]" office:value-type="float" office:value="43295.528219254" calcext:value-type="float">
            <text:p>43,296</text:p>
          </table:table-cell>
          <table:table-cell table:style-name="ce69" table:formula="of:=[.W42]-[.T43]" office:value-type="float" office:value="2657327.40727549" calcext:value-type="float">
            <text:p>2,657,327</text:p>
          </table:table-cell>
          <table:table-cell/>
          <table:table-cell table:style-name="ce48" table:formula="of:=[.Y42]+1" office:value-type="float" office:value="280" calcext:value-type="float">
            <text:p>280</text:p>
          </table:table-cell>
          <table:table-cell table:style-name="ce74" table:formula="of:=-PPMT([.$D$1]/12;[.$Y43]-12;[.$D$2];[.$E$15])" office:value-type="float" office:value="37493.5298726932" calcext:value-type="float">
            <text:p>37,494</text:p>
          </table:table-cell>
          <table:table-cell table:style-name="ce61" table:formula="of:=[.AC42]*[.$D$1]/12" office:value-type="float" office:value="5801.99834656075" calcext:value-type="float">
            <text:p>5,802</text:p>
          </table:table-cell>
          <table:table-cell table:style-name="ce61" table:formula="of:=[.Z43]+[.AA43]" office:value-type="float" office:value="43295.528219254" calcext:value-type="float">
            <text:p>43,296</text:p>
          </table:table-cell>
          <table:table-cell table:style-name="ce69" table:formula="of:=[.AC42]-[.Z43]" office:value-type="float" office:value="806433.502354325" calcext:value-type="float">
            <text:p>806,434</text:p>
          </table:table-cell>
          <table:table-cell/>
          <table:table-cell table:style-name="ce48" table:formula="of:=[.AE42]+1" office:value-type="float" office:value="340" calcext:value-type="float">
            <text:p>340</text:p>
          </table:table-cell>
          <table:table-cell table:style-name="ce74" table:formula="of:=-PPMT([.$D$1]/12;[.$AE43]-12;[.$D$2];[.$E$15])" office:value-type="string" office:string-value="" calcext:value-type="error">
            <text:p>錯誤：502</text:p>
          </table:table-cell>
          <table:table-cell table:style-name="ce61" table:formula="of:=[.AI42]*[.$D$1]/12" office:value-type="string" office:string-value="" calcext:value-type="error">
            <text:p>錯誤：502</text:p>
          </table:table-cell>
          <table:table-cell table:style-name="ce61" table:formula="of:=[.AF43]+[.AG43]" office:value-type="string" office:string-value="" calcext:value-type="error">
            <text:p>錯誤：502</text:p>
          </table:table-cell>
          <table:table-cell table:style-name="ce69" table:formula="of:=[.AI42]-[.AF43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43]+1" office:value-type="float" office:value="41" calcext:value-type="float">
            <text:p>41</text:p>
          </table:table-cell>
          <table:table-cell table:style-name="ce55" table:formula="of:=-PPMT([.$D$1]/12;[.$A44]-12;[.$D$2];[.$E$15])" office:value-type="float" office:value="7291.18342711551" calcext:value-type="float">
            <text:p>7,291</text:p>
          </table:table-cell>
          <table:table-cell table:style-name="ce61" table:formula="of:=[.E43]*[.$D$1]/12" office:value-type="float" office:value="36004.3447921387" calcext:value-type="float">
            <text:p>36,004</text:p>
          </table:table-cell>
          <table:table-cell table:style-name="ce61" table:formula="of:=[.B44]+[.C44]" office:value-type="float" office:value="43295.5282192542" calcext:value-type="float">
            <text:p>43,296</text:p>
          </table:table-cell>
          <table:table-cell table:style-name="ce69" table:formula="of:=[.E43]-[.B44]" office:value-type="float" office:value="5229704.42270214" calcext:value-type="float">
            <text:p>5,229,704</text:p>
          </table:table-cell>
          <table:table-cell table:style-name="ce37"/>
          <table:table-cell table:style-name="ce48" table:formula="of:=[.G43]+1" office:value-type="float" office:value="101" calcext:value-type="float">
            <text:p>101</text:p>
          </table:table-cell>
          <table:table-cell table:style-name="ce74" table:formula="of:=-PPMT([.$D$1]/12;[.$G44]-12;[.$D$2];[.$E$15])" office:value-type="float" office:value="10998.4501286154" calcext:value-type="float">
            <text:p>10,998</text:p>
          </table:table-cell>
          <table:table-cell table:style-name="ce61" table:formula="of:=[.K43]*[.$D$1]/12" office:value-type="float" office:value="32297.0780906387" calcext:value-type="float">
            <text:p>32,297</text:p>
          </table:table-cell>
          <table:table-cell table:style-name="ce61" table:formula="of:=[.H44]+[.I44]" office:value-type="float" office:value="43295.5282192541" calcext:value-type="float">
            <text:p>43,296</text:p>
          </table:table-cell>
          <table:table-cell table:style-name="ce69" table:formula="of:=[.K43]-[.H44]" office:value-type="float" office:value="4686758.3630552" calcext:value-type="float">
            <text:p>4,686,758</text:p>
          </table:table-cell>
          <table:table-cell table:style-name="ce37"/>
          <table:table-cell table:style-name="ce48" table:formula="of:=[.M43]+1" office:value-type="float" office:value="161" calcext:value-type="float">
            <text:p>161</text:p>
          </table:table-cell>
          <table:table-cell table:style-name="ce74" table:formula="of:=-PPMT([.$D$1]/12;[.$M44]-12;[.$D$2];[.$E$15])" office:value-type="float" office:value="16590.7093739782" calcext:value-type="float">
            <text:p>16,591</text:p>
          </table:table-cell>
          <table:table-cell table:style-name="ce61" table:formula="of:=[.Q43]*[.$D$1]/12" office:value-type="float" office:value="26704.8188452758" calcext:value-type="float">
            <text:p>26,705</text:p>
          </table:table-cell>
          <table:table-cell table:style-name="ce61" table:formula="of:=[.N44]+[.O44]" office:value-type="float" office:value="43295.5282192541" calcext:value-type="float">
            <text:p>43,296</text:p>
          </table:table-cell>
          <table:table-cell table:style-name="ce69" table:formula="of:=[.Q43]-[.N44]" office:value-type="float" office:value="3867746.5772116" calcext:value-type="float">
            <text:p>3,867,747</text:p>
          </table:table-cell>
          <table:table-cell/>
          <table:table-cell table:style-name="ce48" table:formula="of:=[.S43]+1" office:value-type="float" office:value="221" calcext:value-type="float">
            <text:p>221</text:p>
          </table:table-cell>
          <table:table-cell table:style-name="ce74" table:formula="of:=-PPMT([.$D$1]/12;[.$S44]-12;[.$D$2];[.$E$15])" office:value-type="float" office:value="25026.402294235" calcext:value-type="float">
            <text:p>25,026</text:p>
          </table:table-cell>
          <table:table-cell table:style-name="ce61" table:formula="of:=[.W43]*[.$D$1]/12" office:value-type="float" office:value="18269.125925019" calcext:value-type="float">
            <text:p>18,269</text:p>
          </table:table-cell>
          <table:table-cell table:style-name="ce61" table:formula="of:=[.T44]+[.U44]" office:value-type="float" office:value="43295.5282192541" calcext:value-type="float">
            <text:p>43,296</text:p>
          </table:table-cell>
          <table:table-cell table:style-name="ce69" table:formula="of:=[.W43]-[.T44]" office:value-type="float" office:value="2632301.00498126" calcext:value-type="float">
            <text:p>2,632,301</text:p>
          </table:table-cell>
          <table:table-cell/>
          <table:table-cell table:style-name="ce48" table:formula="of:=[.Y43]+1" office:value-type="float" office:value="281" calcext:value-type="float">
            <text:p>281</text:p>
          </table:table-cell>
          <table:table-cell table:style-name="ce74" table:formula="of:=-PPMT([.$D$1]/12;[.$Y44]-12;[.$D$2];[.$E$15])" office:value-type="float" office:value="37751.297890568" calcext:value-type="float">
            <text:p>37,751</text:p>
          </table:table-cell>
          <table:table-cell table:style-name="ce61" table:formula="of:=[.AC43]*[.$D$1]/12" office:value-type="float" office:value="5544.23032868598" calcext:value-type="float">
            <text:p>5,544</text:p>
          </table:table-cell>
          <table:table-cell table:style-name="ce61" table:formula="of:=[.Z44]+[.AA44]" office:value-type="float" office:value="43295.528219254" calcext:value-type="float">
            <text:p>43,296</text:p>
          </table:table-cell>
          <table:table-cell table:style-name="ce69" table:formula="of:=[.AC43]-[.Z44]" office:value-type="float" office:value="768682.204463757" calcext:value-type="float">
            <text:p>768,682</text:p>
          </table:table-cell>
          <table:table-cell/>
          <table:table-cell table:style-name="ce48" table:formula="of:=[.AE43]+1" office:value-type="float" office:value="341" calcext:value-type="float">
            <text:p>341</text:p>
          </table:table-cell>
          <table:table-cell table:style-name="ce74" table:formula="of:=-PPMT([.$D$1]/12;[.$AE44]-12;[.$D$2];[.$E$15])" office:value-type="string" office:string-value="" calcext:value-type="error">
            <text:p>錯誤：502</text:p>
          </table:table-cell>
          <table:table-cell table:style-name="ce61" table:formula="of:=[.AI43]*[.$D$1]/12" office:value-type="string" office:string-value="" calcext:value-type="error">
            <text:p>錯誤：502</text:p>
          </table:table-cell>
          <table:table-cell table:style-name="ce61" table:formula="of:=[.AF44]+[.AG44]" office:value-type="string" office:string-value="" calcext:value-type="error">
            <text:p>錯誤：502</text:p>
          </table:table-cell>
          <table:table-cell table:style-name="ce69" table:formula="of:=[.AI43]-[.AF44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44]+1" office:value-type="float" office:value="42" calcext:value-type="float">
            <text:p>42</text:p>
          </table:table-cell>
          <table:table-cell table:style-name="ce55" table:formula="of:=-PPMT([.$D$1]/12;[.$A45]-12;[.$D$2];[.$E$15])" office:value-type="float" office:value="7341.31031317692" calcext:value-type="float">
            <text:p>7,341</text:p>
          </table:table-cell>
          <table:table-cell table:style-name="ce61" table:formula="of:=[.E44]*[.$D$1]/12" office:value-type="float" office:value="35954.2179060772" calcext:value-type="float">
            <text:p>35,954</text:p>
          </table:table-cell>
          <table:table-cell table:style-name="ce61" table:formula="of:=[.B45]+[.C45]" office:value-type="float" office:value="43295.5282192542" calcext:value-type="float">
            <text:p>43,296</text:p>
          </table:table-cell>
          <table:table-cell table:style-name="ce69" table:formula="of:=[.E44]-[.B45]" office:value-type="float" office:value="5222363.11238897" calcext:value-type="float">
            <text:p>5,222,363</text:p>
          </table:table-cell>
          <table:table-cell table:style-name="ce37"/>
          <table:table-cell table:style-name="ce48" table:formula="of:=[.G44]+1" office:value-type="float" office:value="102" calcext:value-type="float">
            <text:p>102</text:p>
          </table:table-cell>
          <table:table-cell table:style-name="ce74" table:formula="of:=-PPMT([.$D$1]/12;[.$G45]-12;[.$D$2];[.$E$15])" office:value-type="float" office:value="11074.0644732496" calcext:value-type="float">
            <text:p>11,074</text:p>
          </table:table-cell>
          <table:table-cell table:style-name="ce61" table:formula="of:=[.K44]*[.$D$1]/12" office:value-type="float" office:value="32221.4637460045" calcext:value-type="float">
            <text:p>32,221</text:p>
          </table:table-cell>
          <table:table-cell table:style-name="ce61" table:formula="of:=[.H45]+[.I45]" office:value-type="float" office:value="43295.5282192541" calcext:value-type="float">
            <text:p>43,296</text:p>
          </table:table-cell>
          <table:table-cell table:style-name="ce69" table:formula="of:=[.K44]-[.H45]" office:value-type="float" office:value="4675684.29858195" calcext:value-type="float">
            <text:p>4,675,684</text:p>
          </table:table-cell>
          <table:table-cell table:style-name="ce37"/>
          <table:table-cell table:style-name="ce48" table:formula="of:=[.M44]+1" office:value-type="float" office:value="162" calcext:value-type="float">
            <text:p>162</text:p>
          </table:table-cell>
          <table:table-cell table:style-name="ce74" table:formula="of:=-PPMT([.$D$1]/12;[.$M45]-12;[.$D$2];[.$E$15])" office:value-type="float" office:value="16704.7705009244" calcext:value-type="float">
            <text:p>16,705</text:p>
          </table:table-cell>
          <table:table-cell table:style-name="ce61" table:formula="of:=[.Q44]*[.$D$1]/12" office:value-type="float" office:value="26590.7577183297" calcext:value-type="float">
            <text:p>26,591</text:p>
          </table:table-cell>
          <table:table-cell table:style-name="ce61" table:formula="of:=[.N45]+[.O45]" office:value-type="float" office:value="43295.5282192541" calcext:value-type="float">
            <text:p>43,296</text:p>
          </table:table-cell>
          <table:table-cell table:style-name="ce69" table:formula="of:=[.Q44]-[.N45]" office:value-type="float" office:value="3851041.80671067" calcext:value-type="float">
            <text:p>3,851,042</text:p>
          </table:table-cell>
          <table:table-cell/>
          <table:table-cell table:style-name="ce48" table:formula="of:=[.S44]+1" office:value-type="float" office:value="222" calcext:value-type="float">
            <text:p>222</text:p>
          </table:table-cell>
          <table:table-cell table:style-name="ce74" table:formula="of:=-PPMT([.$D$1]/12;[.$S45]-12;[.$D$2];[.$E$15])" office:value-type="float" office:value="25198.4588100079" calcext:value-type="float">
            <text:p>25,198</text:p>
          </table:table-cell>
          <table:table-cell table:style-name="ce61" table:formula="of:=[.W44]*[.$D$1]/12" office:value-type="float" office:value="18097.0694092462" calcext:value-type="float">
            <text:p>18,097</text:p>
          </table:table-cell>
          <table:table-cell table:style-name="ce61" table:formula="of:=[.T45]+[.U45]" office:value-type="float" office:value="43295.528219254" calcext:value-type="float">
            <text:p>43,296</text:p>
          </table:table-cell>
          <table:table-cell table:style-name="ce69" table:formula="of:=[.W44]-[.T45]" office:value-type="float" office:value="2607102.54617125" calcext:value-type="float">
            <text:p>2,607,103</text:p>
          </table:table-cell>
          <table:table-cell/>
          <table:table-cell table:style-name="ce48" table:formula="of:=[.Y44]+1" office:value-type="float" office:value="282" calcext:value-type="float">
            <text:p>282</text:p>
          </table:table-cell>
          <table:table-cell table:style-name="ce74" table:formula="of:=-PPMT([.$D$1]/12;[.$Y45]-12;[.$D$2];[.$E$15])" office:value-type="float" office:value="38010.8380635657" calcext:value-type="float">
            <text:p>38,011</text:p>
          </table:table-cell>
          <table:table-cell table:style-name="ce61" table:formula="of:=[.AC44]*[.$D$1]/12" office:value-type="float" office:value="5284.69015568833" calcext:value-type="float">
            <text:p>5,285</text:p>
          </table:table-cell>
          <table:table-cell table:style-name="ce61" table:formula="of:=[.Z45]+[.AA45]" office:value-type="float" office:value="43295.528219254" calcext:value-type="float">
            <text:p>43,296</text:p>
          </table:table-cell>
          <table:table-cell table:style-name="ce69" table:formula="of:=[.AC44]-[.Z45]" office:value-type="float" office:value="730671.366400191" calcext:value-type="float">
            <text:p>730,671</text:p>
          </table:table-cell>
          <table:table-cell/>
          <table:table-cell table:style-name="ce48" table:formula="of:=[.AE44]+1" office:value-type="float" office:value="342" calcext:value-type="float">
            <text:p>342</text:p>
          </table:table-cell>
          <table:table-cell table:style-name="ce74" table:formula="of:=-PPMT([.$D$1]/12;[.$AE45]-12;[.$D$2];[.$E$15])" office:value-type="string" office:string-value="" calcext:value-type="error">
            <text:p>錯誤：502</text:p>
          </table:table-cell>
          <table:table-cell table:style-name="ce61" table:formula="of:=[.AI44]*[.$D$1]/12" office:value-type="string" office:string-value="" calcext:value-type="error">
            <text:p>錯誤：502</text:p>
          </table:table-cell>
          <table:table-cell table:style-name="ce61" table:formula="of:=[.AF45]+[.AG45]" office:value-type="string" office:string-value="" calcext:value-type="error">
            <text:p>錯誤：502</text:p>
          </table:table-cell>
          <table:table-cell table:style-name="ce69" table:formula="of:=[.AI44]-[.AF45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45]+1" office:value-type="float" office:value="43" calcext:value-type="float">
            <text:p>43</text:p>
          </table:table-cell>
          <table:table-cell table:style-name="ce55" table:formula="of:=-PPMT([.$D$1]/12;[.$A46]-12;[.$D$2];[.$E$15])" office:value-type="float" office:value="7391.78182158001" calcext:value-type="float">
            <text:p>7,392</text:p>
          </table:table-cell>
          <table:table-cell table:style-name="ce61" table:formula="of:=[.E45]*[.$D$1]/12" office:value-type="float" office:value="35903.7463976741" calcext:value-type="float">
            <text:p>35,904</text:p>
          </table:table-cell>
          <table:table-cell table:style-name="ce61" table:formula="of:=[.B46]+[.C46]" office:value-type="float" office:value="43295.5282192542" calcext:value-type="float">
            <text:p>43,296</text:p>
          </table:table-cell>
          <table:table-cell table:style-name="ce69" table:formula="of:=[.E45]-[.B46]" office:value-type="float" office:value="5214971.33056739" calcext:value-type="float">
            <text:p>5,214,971</text:p>
          </table:table-cell>
          <table:table-cell/>
          <table:table-cell table:style-name="ce48" table:formula="of:=[.G45]+1" office:value-type="float" office:value="103" calcext:value-type="float">
            <text:p>103</text:p>
          </table:table-cell>
          <table:table-cell table:style-name="ce74" table:formula="of:=-PPMT([.$D$1]/12;[.$G46]-12;[.$D$2];[.$E$15])" office:value-type="float" office:value="11150.1986665032" calcext:value-type="float">
            <text:p>11,150</text:p>
          </table:table-cell>
          <table:table-cell table:style-name="ce61" table:formula="of:=[.K45]*[.$D$1]/12" office:value-type="float" office:value="32145.3295527509" calcext:value-type="float">
            <text:p>32,145</text:p>
          </table:table-cell>
          <table:table-cell table:style-name="ce61" table:formula="of:=[.H46]+[.I46]" office:value-type="float" office:value="43295.5282192541" calcext:value-type="float">
            <text:p>43,296</text:p>
          </table:table-cell>
          <table:table-cell table:style-name="ce69" table:formula="of:=[.K45]-[.H46]" office:value-type="float" office:value="4664534.09991545" calcext:value-type="float">
            <text:p>4,664,534</text:p>
          </table:table-cell>
          <table:table-cell table:style-name="ce37"/>
          <table:table-cell table:style-name="ce48" table:formula="of:=[.M45]+1" office:value-type="float" office:value="163" calcext:value-type="float">
            <text:p>163</text:p>
          </table:table-cell>
          <table:table-cell table:style-name="ce74" table:formula="of:=-PPMT([.$D$1]/12;[.$M46]-12;[.$D$2];[.$E$15])" office:value-type="float" office:value="16819.6157981182" calcext:value-type="float">
            <text:p>16,820</text:p>
          </table:table-cell>
          <table:table-cell table:style-name="ce61" table:formula="of:=[.Q45]*[.$D$1]/12" office:value-type="float" office:value="26475.9124211359" calcext:value-type="float">
            <text:p>26,476</text:p>
          </table:table-cell>
          <table:table-cell table:style-name="ce61" table:formula="of:=[.N46]+[.O46]" office:value-type="float" office:value="43295.5282192541" calcext:value-type="float">
            <text:p>43,296</text:p>
          </table:table-cell>
          <table:table-cell table:style-name="ce69" table:formula="of:=[.Q45]-[.N46]" office:value-type="float" office:value="3834222.19091255" calcext:value-type="float">
            <text:p>3,834,222</text:p>
          </table:table-cell>
          <table:table-cell/>
          <table:table-cell table:style-name="ce48" table:formula="of:=[.S45]+1" office:value-type="float" office:value="223" calcext:value-type="float">
            <text:p>223</text:p>
          </table:table-cell>
          <table:table-cell table:style-name="ce74" table:formula="of:=-PPMT([.$D$1]/12;[.$S46]-12;[.$D$2];[.$E$15])" office:value-type="float" office:value="25371.6982143267" calcext:value-type="float">
            <text:p>25,372</text:p>
          </table:table-cell>
          <table:table-cell table:style-name="ce61" table:formula="of:=[.W45]*[.$D$1]/12" office:value-type="float" office:value="17923.8300049273" calcext:value-type="float">
            <text:p>17,924</text:p>
          </table:table-cell>
          <table:table-cell table:style-name="ce61" table:formula="of:=[.T46]+[.U46]" office:value-type="float" office:value="43295.528219254" calcext:value-type="float">
            <text:p>43,296</text:p>
          </table:table-cell>
          <table:table-cell table:style-name="ce69" table:formula="of:=[.W45]-[.T46]" office:value-type="float" office:value="2581730.84795692" calcext:value-type="float">
            <text:p>2,581,731</text:p>
          </table:table-cell>
          <table:table-cell/>
          <table:table-cell table:style-name="ce48" table:formula="of:=[.Y45]+1" office:value-type="float" office:value="283" calcext:value-type="float">
            <text:p>283</text:p>
          </table:table-cell>
          <table:table-cell table:style-name="ce74" table:formula="of:=-PPMT([.$D$1]/12;[.$Y46]-12;[.$D$2];[.$E$15])" office:value-type="float" office:value="38272.1625752526" calcext:value-type="float">
            <text:p>38,272</text:p>
          </table:table-cell>
          <table:table-cell table:style-name="ce61" table:formula="of:=[.AC45]*[.$D$1]/12" office:value-type="float" office:value="5023.36564400131" calcext:value-type="float">
            <text:p>5,023</text:p>
          </table:table-cell>
          <table:table-cell table:style-name="ce61" table:formula="of:=[.Z46]+[.AA46]" office:value-type="float" office:value="43295.5282192539" calcext:value-type="float">
            <text:p>43,296</text:p>
          </table:table-cell>
          <table:table-cell table:style-name="ce69" table:formula="of:=[.AC45]-[.Z46]" office:value-type="float" office:value="692399.203824939" calcext:value-type="float">
            <text:p>692,399</text:p>
          </table:table-cell>
          <table:table-cell/>
          <table:table-cell table:style-name="ce48" table:formula="of:=[.AE45]+1" office:value-type="float" office:value="343" calcext:value-type="float">
            <text:p>343</text:p>
          </table:table-cell>
          <table:table-cell table:style-name="ce74" table:formula="of:=-PPMT([.$D$1]/12;[.$AE46]-12;[.$D$2];[.$E$15])" office:value-type="string" office:string-value="" calcext:value-type="error">
            <text:p>錯誤：502</text:p>
          </table:table-cell>
          <table:table-cell table:style-name="ce61" table:formula="of:=[.AI45]*[.$D$1]/12" office:value-type="string" office:string-value="" calcext:value-type="error">
            <text:p>錯誤：502</text:p>
          </table:table-cell>
          <table:table-cell table:style-name="ce61" table:formula="of:=[.AF46]+[.AG46]" office:value-type="string" office:string-value="" calcext:value-type="error">
            <text:p>錯誤：502</text:p>
          </table:table-cell>
          <table:table-cell table:style-name="ce69" table:formula="of:=[.AI45]-[.AF46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46]+1" office:value-type="float" office:value="44" calcext:value-type="float">
            <text:p>44</text:p>
          </table:table-cell>
          <table:table-cell table:style-name="ce55" table:formula="of:=-PPMT([.$D$1]/12;[.$A47]-12;[.$D$2];[.$E$15])" office:value-type="float" office:value="7442.60032160337" calcext:value-type="float">
            <text:p>7,443</text:p>
          </table:table-cell>
          <table:table-cell table:style-name="ce61" table:formula="of:=[.E46]*[.$D$1]/12" office:value-type="float" office:value="35852.9278976508" calcext:value-type="float">
            <text:p>35,853</text:p>
          </table:table-cell>
          <table:table-cell table:style-name="ce61" table:formula="of:=[.B47]+[.C47]" office:value-type="float" office:value="43295.5282192542" calcext:value-type="float">
            <text:p>43,296</text:p>
          </table:table-cell>
          <table:table-cell table:style-name="ce69" table:formula="of:=[.E46]-[.B47]" office:value-type="float" office:value="5207528.73024578" calcext:value-type="float">
            <text:p>5,207,529</text:p>
          </table:table-cell>
          <table:table-cell/>
          <table:table-cell table:style-name="ce48" table:formula="of:=[.G46]+1" office:value-type="float" office:value="104" calcext:value-type="float">
            <text:p>104</text:p>
          </table:table-cell>
          <table:table-cell table:style-name="ce74" table:formula="of:=-PPMT([.$D$1]/12;[.$G47]-12;[.$D$2];[.$E$15])" office:value-type="float" office:value="11226.8562823354" calcext:value-type="float">
            <text:p>11,227</text:p>
          </table:table-cell>
          <table:table-cell table:style-name="ce61" table:formula="of:=[.K46]*[.$D$1]/12" office:value-type="float" office:value="32068.6719369187" calcext:value-type="float">
            <text:p>32,069</text:p>
          </table:table-cell>
          <table:table-cell table:style-name="ce61" table:formula="of:=[.H47]+[.I47]" office:value-type="float" office:value="43295.5282192541" calcext:value-type="float">
            <text:p>43,296</text:p>
          </table:table-cell>
          <table:table-cell table:style-name="ce69" table:formula="of:=[.K46]-[.H47]" office:value-type="float" office:value="4653307.24363311" calcext:value-type="float">
            <text:p>4,653,307</text:p>
          </table:table-cell>
          <table:table-cell table:style-name="ce37"/>
          <table:table-cell table:style-name="ce48" table:formula="of:=[.M46]+1" office:value-type="float" office:value="164" calcext:value-type="float">
            <text:p>164</text:p>
          </table:table-cell>
          <table:table-cell table:style-name="ce74" table:formula="of:=-PPMT([.$D$1]/12;[.$M47]-12;[.$D$2];[.$E$15])" office:value-type="float" office:value="16935.2506567303" calcext:value-type="float">
            <text:p>16,935</text:p>
          </table:table-cell>
          <table:table-cell table:style-name="ce61" table:formula="of:=[.Q46]*[.$D$1]/12" office:value-type="float" office:value="26360.2775625238" calcext:value-type="float">
            <text:p>26,360</text:p>
          </table:table-cell>
          <table:table-cell table:style-name="ce61" table:formula="of:=[.N47]+[.O47]" office:value-type="float" office:value="43295.5282192541" calcext:value-type="float">
            <text:p>43,296</text:p>
          </table:table-cell>
          <table:table-cell table:style-name="ce69" table:formula="of:=[.Q46]-[.N47]" office:value-type="float" office:value="3817286.94025582" calcext:value-type="float">
            <text:p>3,817,287</text:p>
          </table:table-cell>
          <table:table-cell/>
          <table:table-cell table:style-name="ce48" table:formula="of:=[.S46]+1" office:value-type="float" office:value="224" calcext:value-type="float">
            <text:p>224</text:p>
          </table:table-cell>
          <table:table-cell table:style-name="ce74" table:formula="of:=-PPMT([.$D$1]/12;[.$S47]-12;[.$D$2];[.$E$15])" office:value-type="float" office:value="25546.1286395502" calcext:value-type="float">
            <text:p>25,546</text:p>
          </table:table-cell>
          <table:table-cell table:style-name="ce61" table:formula="of:=[.W46]*[.$D$1]/12" office:value-type="float" office:value="17749.3995797039" calcext:value-type="float">
            <text:p>17,749</text:p>
          </table:table-cell>
          <table:table-cell table:style-name="ce61" table:formula="of:=[.T47]+[.U47]" office:value-type="float" office:value="43295.528219254" calcext:value-type="float">
            <text:p>43,296</text:p>
          </table:table-cell>
          <table:table-cell table:style-name="ce69" table:formula="of:=[.W46]-[.T47]" office:value-type="float" office:value="2556184.71931737" calcext:value-type="float">
            <text:p>2,556,185</text:p>
          </table:table-cell>
          <table:table-cell/>
          <table:table-cell table:style-name="ce48" table:formula="of:=[.Y46]+1" office:value-type="float" office:value="284" calcext:value-type="float">
            <text:p>284</text:p>
          </table:table-cell>
          <table:table-cell table:style-name="ce74" table:formula="of:=-PPMT([.$D$1]/12;[.$Y47]-12;[.$D$2];[.$E$15])" office:value-type="float" office:value="38535.2836929575" calcext:value-type="float">
            <text:p>38,535</text:p>
          </table:table-cell>
          <table:table-cell table:style-name="ce61" table:formula="of:=[.AC46]*[.$D$1]/12" office:value-type="float" office:value="4760.24452629645" calcext:value-type="float">
            <text:p>4,760</text:p>
          </table:table-cell>
          <table:table-cell table:style-name="ce61" table:formula="of:=[.Z47]+[.AA47]" office:value-type="float" office:value="43295.5282192539" calcext:value-type="float">
            <text:p>43,296</text:p>
          </table:table-cell>
          <table:table-cell table:style-name="ce69" table:formula="of:=[.AC46]-[.Z47]" office:value-type="float" office:value="653863.920131981" calcext:value-type="float">
            <text:p>653,864</text:p>
          </table:table-cell>
          <table:table-cell/>
          <table:table-cell table:style-name="ce48" table:formula="of:=[.AE46]+1" office:value-type="float" office:value="344" calcext:value-type="float">
            <text:p>344</text:p>
          </table:table-cell>
          <table:table-cell table:style-name="ce74" table:formula="of:=-PPMT([.$D$1]/12;[.$AE47]-12;[.$D$2];[.$E$15])" office:value-type="string" office:string-value="" calcext:value-type="error">
            <text:p>錯誤：502</text:p>
          </table:table-cell>
          <table:table-cell table:style-name="ce61" table:formula="of:=[.AI46]*[.$D$1]/12" office:value-type="string" office:string-value="" calcext:value-type="error">
            <text:p>錯誤：502</text:p>
          </table:table-cell>
          <table:table-cell table:style-name="ce61" table:formula="of:=[.AF47]+[.AG47]" office:value-type="string" office:string-value="" calcext:value-type="error">
            <text:p>錯誤：502</text:p>
          </table:table-cell>
          <table:table-cell table:style-name="ce69" table:formula="of:=[.AI46]-[.AF47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47]+1" office:value-type="float" office:value="45" calcext:value-type="float">
            <text:p>45</text:p>
          </table:table-cell>
          <table:table-cell table:style-name="ce55" table:formula="of:=-PPMT([.$D$1]/12;[.$A48]-12;[.$D$2];[.$E$15])" office:value-type="float" office:value="7493.7681988144" calcext:value-type="float">
            <text:p>7,494</text:p>
          </table:table-cell>
          <table:table-cell table:style-name="ce61" table:formula="of:=[.E47]*[.$D$1]/12" office:value-type="float" office:value="35801.7600204398" calcext:value-type="float">
            <text:p>35,802</text:p>
          </table:table-cell>
          <table:table-cell table:style-name="ce61" table:formula="of:=[.B48]+[.C48]" office:value-type="float" office:value="43295.5282192542" calcext:value-type="float">
            <text:p>43,296</text:p>
          </table:table-cell>
          <table:table-cell table:style-name="ce69" table:formula="of:=[.E47]-[.B48]" office:value-type="float" office:value="5200034.96204697" calcext:value-type="float">
            <text:p>5,200,035</text:p>
          </table:table-cell>
          <table:table-cell/>
          <table:table-cell table:style-name="ce48" table:formula="of:=[.G47]+1" office:value-type="float" office:value="105" calcext:value-type="float">
            <text:p>105</text:p>
          </table:table-cell>
          <table:table-cell table:style-name="ce74" table:formula="of:=-PPMT([.$D$1]/12;[.$G48]-12;[.$D$2];[.$E$15])" office:value-type="float" office:value="11304.0409192765" calcext:value-type="float">
            <text:p>11,304</text:p>
          </table:table-cell>
          <table:table-cell table:style-name="ce61" table:formula="of:=[.K47]*[.$D$1]/12" office:value-type="float" office:value="31991.4872999776" calcext:value-type="float">
            <text:p>31,991</text:p>
          </table:table-cell>
          <table:table-cell table:style-name="ce61" table:formula="of:=[.H48]+[.I48]" office:value-type="float" office:value="43295.5282192541" calcext:value-type="float">
            <text:p>43,296</text:p>
          </table:table-cell>
          <table:table-cell table:style-name="ce69" table:formula="of:=[.K47]-[.H48]" office:value-type="float" office:value="4642003.20271383" calcext:value-type="float">
            <text:p>4,642,003</text:p>
          </table:table-cell>
          <table:table-cell table:style-name="ce37"/>
          <table:table-cell table:style-name="ce48" table:formula="of:=[.M47]+1" office:value-type="float" office:value="165" calcext:value-type="float">
            <text:p>165</text:p>
          </table:table-cell>
          <table:table-cell table:style-name="ce74" table:formula="of:=-PPMT([.$D$1]/12;[.$M48]-12;[.$D$2];[.$E$15])" office:value-type="float" office:value="17051.6805049953" calcext:value-type="float">
            <text:p>17,052</text:p>
          </table:table-cell>
          <table:table-cell table:style-name="ce61" table:formula="of:=[.Q47]*[.$D$1]/12" office:value-type="float" office:value="26243.8477142588" calcext:value-type="float">
            <text:p>26,244</text:p>
          </table:table-cell>
          <table:table-cell table:style-name="ce61" table:formula="of:=[.N48]+[.O48]" office:value-type="float" office:value="43295.5282192541" calcext:value-type="float">
            <text:p>43,296</text:p>
          </table:table-cell>
          <table:table-cell table:style-name="ce69" table:formula="of:=[.Q47]-[.N48]" office:value-type="float" office:value="3800235.25975083" calcext:value-type="float">
            <text:p>3,800,235</text:p>
          </table:table-cell>
          <table:table-cell/>
          <table:table-cell table:style-name="ce48" table:formula="of:=[.S47]+1" office:value-type="float" office:value="225" calcext:value-type="float">
            <text:p>225</text:p>
          </table:table-cell>
          <table:table-cell table:style-name="ce74" table:formula="of:=-PPMT([.$D$1]/12;[.$S48]-12;[.$D$2];[.$E$15])" office:value-type="float" office:value="25721.7582739471" calcext:value-type="float">
            <text:p>25,722</text:p>
          </table:table-cell>
          <table:table-cell table:style-name="ce61" table:formula="of:=[.W47]*[.$D$1]/12" office:value-type="float" office:value="17573.7699453069" calcext:value-type="float">
            <text:p>17,574</text:p>
          </table:table-cell>
          <table:table-cell table:style-name="ce61" table:formula="of:=[.T48]+[.U48]" office:value-type="float" office:value="43295.528219254" calcext:value-type="float">
            <text:p>43,296</text:p>
          </table:table-cell>
          <table:table-cell table:style-name="ce69" table:formula="of:=[.W47]-[.T48]" office:value-type="float" office:value="2530462.96104343" calcext:value-type="float">
            <text:p>2,530,463</text:p>
          </table:table-cell>
          <table:table-cell/>
          <table:table-cell table:style-name="ce48" table:formula="of:=[.Y47]+1" office:value-type="float" office:value="285" calcext:value-type="float">
            <text:p>285</text:p>
          </table:table-cell>
          <table:table-cell table:style-name="ce74" table:formula="of:=-PPMT([.$D$1]/12;[.$Y48]-12;[.$D$2];[.$E$15])" office:value-type="float" office:value="38800.2137683466" calcext:value-type="float">
            <text:p>38,800</text:p>
          </table:table-cell>
          <table:table-cell table:style-name="ce61" table:formula="of:=[.AC47]*[.$D$1]/12" office:value-type="float" office:value="4495.31445090737" calcext:value-type="float">
            <text:p>4,495</text:p>
          </table:table-cell>
          <table:table-cell table:style-name="ce61" table:formula="of:=[.Z48]+[.AA48]" office:value-type="float" office:value="43295.528219254" calcext:value-type="float">
            <text:p>43,296</text:p>
          </table:table-cell>
          <table:table-cell table:style-name="ce69" table:formula="of:=[.AC47]-[.Z48]" office:value-type="float" office:value="615063.706363635" calcext:value-type="float">
            <text:p>615,064</text:p>
          </table:table-cell>
          <table:table-cell/>
          <table:table-cell table:style-name="ce48" table:formula="of:=[.AE47]+1" office:value-type="float" office:value="345" calcext:value-type="float">
            <text:p>345</text:p>
          </table:table-cell>
          <table:table-cell table:style-name="ce74" table:formula="of:=-PPMT([.$D$1]/12;[.$AE48]-12;[.$D$2];[.$E$15])" office:value-type="string" office:string-value="" calcext:value-type="error">
            <text:p>錯誤：502</text:p>
          </table:table-cell>
          <table:table-cell table:style-name="ce61" table:formula="of:=[.AI47]*[.$D$1]/12" office:value-type="string" office:string-value="" calcext:value-type="error">
            <text:p>錯誤：502</text:p>
          </table:table-cell>
          <table:table-cell table:style-name="ce61" table:formula="of:=[.AF48]+[.AG48]" office:value-type="string" office:string-value="" calcext:value-type="error">
            <text:p>錯誤：502</text:p>
          </table:table-cell>
          <table:table-cell table:style-name="ce69" table:formula="of:=[.AI47]-[.AF48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48]+1" office:value-type="float" office:value="46" calcext:value-type="float">
            <text:p>46</text:p>
          </table:table-cell>
          <table:table-cell table:style-name="ce55" table:formula="of:=-PPMT([.$D$1]/12;[.$A49]-12;[.$D$2];[.$E$15])" office:value-type="float" office:value="7545.28785518125" calcext:value-type="float">
            <text:p>7,545</text:p>
          </table:table-cell>
          <table:table-cell table:style-name="ce61" table:formula="of:=[.E48]*[.$D$1]/12" office:value-type="float" office:value="35750.2403640729" calcext:value-type="float">
            <text:p>35,750</text:p>
          </table:table-cell>
          <table:table-cell table:style-name="ce61" table:formula="of:=[.B49]+[.C49]" office:value-type="float" office:value="43295.5282192542" calcext:value-type="float">
            <text:p>43,296</text:p>
          </table:table-cell>
          <table:table-cell table:style-name="ce69" table:formula="of:=[.E48]-[.B49]" office:value-type="float" office:value="5192489.67419179" calcext:value-type="float">
            <text:p>5,192,490</text:p>
          </table:table-cell>
          <table:table-cell/>
          <table:table-cell table:style-name="ce48" table:formula="of:=[.G48]+1" office:value-type="float" office:value="106" calcext:value-type="float">
            <text:p>106</text:p>
          </table:table-cell>
          <table:table-cell table:style-name="ce74" table:formula="of:=-PPMT([.$D$1]/12;[.$G49]-12;[.$D$2];[.$E$15])" office:value-type="float" office:value="11381.7562005965" calcext:value-type="float">
            <text:p>11,382</text:p>
          </table:table-cell>
          <table:table-cell table:style-name="ce61" table:formula="of:=[.K48]*[.$D$1]/12" office:value-type="float" office:value="31913.7720186576" calcext:value-type="float">
            <text:p>31,914</text:p>
          </table:table-cell>
          <table:table-cell table:style-name="ce61" table:formula="of:=[.H49]+[.I49]" office:value-type="float" office:value="43295.5282192541" calcext:value-type="float">
            <text:p>43,296</text:p>
          </table:table-cell>
          <table:table-cell table:style-name="ce69" table:formula="of:=[.K48]-[.H49]" office:value-type="float" office:value="4630621.44651324" calcext:value-type="float">
            <text:p>4,630,621</text:p>
          </table:table-cell>
          <table:table-cell table:style-name="ce37"/>
          <table:table-cell table:style-name="ce48" table:formula="of:=[.M48]+1" office:value-type="float" office:value="166" calcext:value-type="float">
            <text:p>166</text:p>
          </table:table-cell>
          <table:table-cell table:style-name="ce74" table:formula="of:=-PPMT([.$D$1]/12;[.$M49]-12;[.$D$2];[.$E$15])" office:value-type="float" office:value="17168.9108084671" calcext:value-type="float">
            <text:p>17,169</text:p>
          </table:table-cell>
          <table:table-cell table:style-name="ce61" table:formula="of:=[.Q48]*[.$D$1]/12" office:value-type="float" office:value="26126.6174107869" calcext:value-type="float">
            <text:p>26,127</text:p>
          </table:table-cell>
          <table:table-cell table:style-name="ce61" table:formula="of:=[.N49]+[.O49]" office:value-type="float" office:value="43295.5282192541" calcext:value-type="float">
            <text:p>43,296</text:p>
          </table:table-cell>
          <table:table-cell table:style-name="ce69" table:formula="of:=[.Q48]-[.N49]" office:value-type="float" office:value="3783066.34894236" calcext:value-type="float">
            <text:p>3,783,066</text:p>
          </table:table-cell>
          <table:table-cell/>
          <table:table-cell table:style-name="ce48" table:formula="of:=[.S48]+1" office:value-type="float" office:value="226" calcext:value-type="float">
            <text:p>226</text:p>
          </table:table-cell>
          <table:table-cell table:style-name="ce74" table:formula="of:=-PPMT([.$D$1]/12;[.$S49]-12;[.$D$2];[.$E$15])" office:value-type="float" office:value="25898.5953620805" calcext:value-type="float">
            <text:p>25,899</text:p>
          </table:table-cell>
          <table:table-cell table:style-name="ce61" table:formula="of:=[.W48]*[.$D$1]/12" office:value-type="float" office:value="17396.9328571736" calcext:value-type="float">
            <text:p>17,397</text:p>
          </table:table-cell>
          <table:table-cell table:style-name="ce61" table:formula="of:=[.T49]+[.U49]" office:value-type="float" office:value="43295.528219254" calcext:value-type="float">
            <text:p>43,296</text:p>
          </table:table-cell>
          <table:table-cell table:style-name="ce69" table:formula="of:=[.W48]-[.T49]" office:value-type="float" office:value="2504564.36568135" calcext:value-type="float">
            <text:p>2,504,564</text:p>
          </table:table-cell>
          <table:table-cell/>
          <table:table-cell table:style-name="ce48" table:formula="of:=[.Y48]+1" office:value-type="float" office:value="286" calcext:value-type="float">
            <text:p>286</text:p>
          </table:table-cell>
          <table:table-cell table:style-name="ce74" table:formula="of:=-PPMT([.$D$1]/12;[.$Y49]-12;[.$D$2];[.$E$15])" office:value-type="float" office:value="39066.9652380039" calcext:value-type="float">
            <text:p>39,067</text:p>
          </table:table-cell>
          <table:table-cell table:style-name="ce61" table:formula="of:=[.AC48]*[.$D$1]/12" office:value-type="float" office:value="4228.56298124999" calcext:value-type="float">
            <text:p>4,229</text:p>
          </table:table-cell>
          <table:table-cell table:style-name="ce61" table:formula="of:=[.Z49]+[.AA49]" office:value-type="float" office:value="43295.5282192539" calcext:value-type="float">
            <text:p>43,296</text:p>
          </table:table-cell>
          <table:table-cell table:style-name="ce69" table:formula="of:=[.AC48]-[.Z49]" office:value-type="float" office:value="575996.741125631" calcext:value-type="float">
            <text:p>575,997</text:p>
          </table:table-cell>
          <table:table-cell/>
          <table:table-cell table:style-name="ce48" table:formula="of:=[.AE48]+1" office:value-type="float" office:value="346" calcext:value-type="float">
            <text:p>346</text:p>
          </table:table-cell>
          <table:table-cell table:style-name="ce74" table:formula="of:=-PPMT([.$D$1]/12;[.$AE49]-12;[.$D$2];[.$E$15])" office:value-type="string" office:string-value="" calcext:value-type="error">
            <text:p>錯誤：502</text:p>
          </table:table-cell>
          <table:table-cell table:style-name="ce61" table:formula="of:=[.AI48]*[.$D$1]/12" office:value-type="string" office:string-value="" calcext:value-type="error">
            <text:p>錯誤：502</text:p>
          </table:table-cell>
          <table:table-cell table:style-name="ce61" table:formula="of:=[.AF49]+[.AG49]" office:value-type="string" office:string-value="" calcext:value-type="error">
            <text:p>錯誤：502</text:p>
          </table:table-cell>
          <table:table-cell table:style-name="ce69" table:formula="of:=[.AI48]-[.AF49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49]+1" office:value-type="float" office:value="47" calcext:value-type="float">
            <text:p>47</text:p>
          </table:table-cell>
          <table:table-cell table:style-name="ce55" table:formula="of:=-PPMT([.$D$1]/12;[.$A50]-12;[.$D$2];[.$E$15])" office:value-type="float" office:value="7597.16170918562" calcext:value-type="float">
            <text:p>7,597</text:p>
          </table:table-cell>
          <table:table-cell table:style-name="ce61" table:formula="of:=[.E49]*[.$D$1]/12" office:value-type="float" office:value="35698.3665100685" calcext:value-type="float">
            <text:p>35,698</text:p>
          </table:table-cell>
          <table:table-cell table:style-name="ce61" table:formula="of:=[.B50]+[.C50]" office:value-type="float" office:value="43295.5282192542" calcext:value-type="float">
            <text:p>43,296</text:p>
          </table:table-cell>
          <table:table-cell table:style-name="ce69" table:formula="of:=[.E49]-[.B50]" office:value-type="float" office:value="5184892.5124826" calcext:value-type="float">
            <text:p>5,184,893</text:p>
          </table:table-cell>
          <table:table-cell/>
          <table:table-cell table:style-name="ce48" table:formula="of:=[.G49]+1" office:value-type="float" office:value="107" calcext:value-type="float">
            <text:p>107</text:p>
          </table:table-cell>
          <table:table-cell table:style-name="ce74" table:formula="of:=-PPMT([.$D$1]/12;[.$G50]-12;[.$D$2];[.$E$15])" office:value-type="float" office:value="11460.0057744756" calcext:value-type="float">
            <text:p>11,460</text:p>
          </table:table-cell>
          <table:table-cell table:style-name="ce61" table:formula="of:=[.K49]*[.$D$1]/12" office:value-type="float" office:value="31835.5224447785" calcext:value-type="float">
            <text:p>31,836</text:p>
          </table:table-cell>
          <table:table-cell table:style-name="ce61" table:formula="of:=[.H50]+[.I50]" office:value-type="float" office:value="43295.5282192541" calcext:value-type="float">
            <text:p>43,296</text:p>
          </table:table-cell>
          <table:table-cell table:style-name="ce69" table:formula="of:=[.K49]-[.H50]" office:value-type="float" office:value="4619161.44073876" calcext:value-type="float">
            <text:p>4,619,161</text:p>
          </table:table-cell>
          <table:table-cell table:style-name="ce37"/>
          <table:table-cell table:style-name="ce48" table:formula="of:=[.M49]+1" office:value-type="float" office:value="167" calcext:value-type="float">
            <text:p>167</text:p>
          </table:table-cell>
          <table:table-cell table:style-name="ce74" table:formula="of:=-PPMT([.$D$1]/12;[.$M50]-12;[.$D$2];[.$E$15])" office:value-type="float" office:value="17286.9470702754" calcext:value-type="float">
            <text:p>17,287</text:p>
          </table:table-cell>
          <table:table-cell table:style-name="ce61" table:formula="of:=[.Q49]*[.$D$1]/12" office:value-type="float" office:value="26008.5811489787" calcext:value-type="float">
            <text:p>26,009</text:p>
          </table:table-cell>
          <table:table-cell table:style-name="ce61" table:formula="of:=[.N50]+[.O50]" office:value-type="float" office:value="43295.5282192541" calcext:value-type="float">
            <text:p>43,296</text:p>
          </table:table-cell>
          <table:table-cell table:style-name="ce69" table:formula="of:=[.Q49]-[.N50]" office:value-type="float" office:value="3765779.40187209" calcext:value-type="float">
            <text:p>3,765,779</text:p>
          </table:table-cell>
          <table:table-cell/>
          <table:table-cell table:style-name="ce48" table:formula="of:=[.S49]+1" office:value-type="float" office:value="227" calcext:value-type="float">
            <text:p>227</text:p>
          </table:table-cell>
          <table:table-cell table:style-name="ce74" table:formula="of:=-PPMT([.$D$1]/12;[.$S50]-12;[.$D$2];[.$E$15])" office:value-type="float" office:value="26076.6482051948" calcext:value-type="float">
            <text:p>26,077</text:p>
          </table:table-cell>
          <table:table-cell table:style-name="ce61" table:formula="of:=[.W49]*[.$D$1]/12" office:value-type="float" office:value="17218.8800140593" calcext:value-type="float">
            <text:p>17,219</text:p>
          </table:table-cell>
          <table:table-cell table:style-name="ce61" table:formula="of:=[.T50]+[.U50]" office:value-type="float" office:value="43295.528219254" calcext:value-type="float">
            <text:p>43,296</text:p>
          </table:table-cell>
          <table:table-cell table:style-name="ce69" table:formula="of:=[.W49]-[.T50]" office:value-type="float" office:value="2478487.71747615" calcext:value-type="float">
            <text:p>2,478,488</text:p>
          </table:table-cell>
          <table:table-cell/>
          <table:table-cell table:style-name="ce48" table:formula="of:=[.Y49]+1" office:value-type="float" office:value="287" calcext:value-type="float">
            <text:p>287</text:p>
          </table:table-cell>
          <table:table-cell table:style-name="ce74" table:formula="of:=-PPMT([.$D$1]/12;[.$Y50]-12;[.$D$2];[.$E$15])" office:value-type="float" office:value="39335.5506240153" calcext:value-type="float">
            <text:p>39,336</text:p>
          </table:table-cell>
          <table:table-cell table:style-name="ce61" table:formula="of:=[.AC49]*[.$D$1]/12" office:value-type="float" office:value="3959.97759523871" calcext:value-type="float">
            <text:p>3,960</text:p>
          </table:table-cell>
          <table:table-cell table:style-name="ce61" table:formula="of:=[.Z50]+[.AA50]" office:value-type="float" office:value="43295.528219254" calcext:value-type="float">
            <text:p>43,296</text:p>
          </table:table-cell>
          <table:table-cell table:style-name="ce69" table:formula="of:=[.AC49]-[.Z50]" office:value-type="float" office:value="536661.190501615" calcext:value-type="float">
            <text:p>536,661</text:p>
          </table:table-cell>
          <table:table-cell/>
          <table:table-cell table:style-name="ce48" table:formula="of:=[.AE49]+1" office:value-type="float" office:value="347" calcext:value-type="float">
            <text:p>347</text:p>
          </table:table-cell>
          <table:table-cell table:style-name="ce74" table:formula="of:=-PPMT([.$D$1]/12;[.$AE50]-12;[.$D$2];[.$E$15])" office:value-type="string" office:string-value="" calcext:value-type="error">
            <text:p>錯誤：502</text:p>
          </table:table-cell>
          <table:table-cell table:style-name="ce61" table:formula="of:=[.AI49]*[.$D$1]/12" office:value-type="string" office:string-value="" calcext:value-type="error">
            <text:p>錯誤：502</text:p>
          </table:table-cell>
          <table:table-cell table:style-name="ce61" table:formula="of:=[.AF50]+[.AG50]" office:value-type="string" office:string-value="" calcext:value-type="error">
            <text:p>錯誤：502</text:p>
          </table:table-cell>
          <table:table-cell table:style-name="ce69" table:formula="of:=[.AI49]-[.AF50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50]+1" office:value-type="float" office:value="48" calcext:value-type="float">
            <text:p>48</text:p>
          </table:table-cell>
          <table:table-cell table:style-name="ce55" table:formula="of:=-PPMT([.$D$1]/12;[.$A51]-12;[.$D$2];[.$E$15])" office:value-type="float" office:value="7649.39219593627" calcext:value-type="float">
            <text:p>7,649</text:p>
          </table:table-cell>
          <table:table-cell table:style-name="ce61" table:formula="of:=[.E50]*[.$D$1]/12" office:value-type="float" office:value="35646.1360233179" calcext:value-type="float">
            <text:p>35,646</text:p>
          </table:table-cell>
          <table:table-cell table:style-name="ce61" table:formula="of:=[.B51]+[.C51]" office:value-type="float" office:value="43295.5282192542" calcext:value-type="float">
            <text:p>43,296</text:p>
          </table:table-cell>
          <table:table-cell table:style-name="ce69" table:formula="of:=[.E50]-[.B51]" office:value-type="float" office:value="5177243.12028667" calcext:value-type="float">
            <text:p>5,177,243</text:p>
          </table:table-cell>
          <table:table-cell/>
          <table:table-cell table:style-name="ce48" table:formula="of:=[.G50]+1" office:value-type="float" office:value="108" calcext:value-type="float">
            <text:p>108</text:p>
          </table:table-cell>
          <table:table-cell table:style-name="ce74" table:formula="of:=-PPMT([.$D$1]/12;[.$G51]-12;[.$D$2];[.$E$15])" office:value-type="float" office:value="11538.7933141751" calcext:value-type="float">
            <text:p>11,539</text:p>
          </table:table-cell>
          <table:table-cell table:style-name="ce61" table:formula="of:=[.K50]*[.$D$1]/12" office:value-type="float" office:value="31756.734905079" calcext:value-type="float">
            <text:p>31,757</text:p>
          </table:table-cell>
          <table:table-cell table:style-name="ce61" table:formula="of:=[.H51]+[.I51]" office:value-type="float" office:value="43295.5282192541" calcext:value-type="float">
            <text:p>43,296</text:p>
          </table:table-cell>
          <table:table-cell table:style-name="ce69" table:formula="of:=[.K50]-[.H51]" office:value-type="float" office:value="4607622.64742459" calcext:value-type="float">
            <text:p>4,607,623</text:p>
          </table:table-cell>
          <table:table-cell table:style-name="ce37"/>
          <table:table-cell table:style-name="ce48" table:formula="of:=[.M50]+1" office:value-type="float" office:value="168" calcext:value-type="float">
            <text:p>168</text:p>
          </table:table-cell>
          <table:table-cell table:style-name="ce74" table:formula="of:=-PPMT([.$D$1]/12;[.$M51]-12;[.$D$2];[.$E$15])" office:value-type="float" office:value="17405.7948313835" calcext:value-type="float">
            <text:p>17,406</text:p>
          </table:table-cell>
          <table:table-cell table:style-name="ce61" table:formula="of:=[.Q50]*[.$D$1]/12" office:value-type="float" office:value="25889.7333878706" calcext:value-type="float">
            <text:p>25,890</text:p>
          </table:table-cell>
          <table:table-cell table:style-name="ce61" table:formula="of:=[.N51]+[.O51]" office:value-type="float" office:value="43295.5282192541" calcext:value-type="float">
            <text:p>43,296</text:p>
          </table:table-cell>
          <table:table-cell table:style-name="ce69" table:formula="of:=[.Q50]-[.N51]" office:value-type="float" office:value="3748373.6070407" calcext:value-type="float">
            <text:p>3,748,374</text:p>
          </table:table-cell>
          <table:table-cell/>
          <table:table-cell table:style-name="ce48" table:formula="of:=[.S50]+1" office:value-type="float" office:value="228" calcext:value-type="float">
            <text:p>228</text:p>
          </table:table-cell>
          <table:table-cell table:style-name="ce74" table:formula="of:=-PPMT([.$D$1]/12;[.$S51]-12;[.$D$2];[.$E$15])" office:value-type="float" office:value="26255.9251616055" calcext:value-type="float">
            <text:p>26,256</text:p>
          </table:table-cell>
          <table:table-cell table:style-name="ce61" table:formula="of:=[.W50]*[.$D$1]/12" office:value-type="float" office:value="17039.6030576485" calcext:value-type="float">
            <text:p>17,040</text:p>
          </table:table-cell>
          <table:table-cell table:style-name="ce61" table:formula="of:=[.T51]+[.U51]" office:value-type="float" office:value="43295.528219254" calcext:value-type="float">
            <text:p>43,296</text:p>
          </table:table-cell>
          <table:table-cell table:style-name="ce69" table:formula="of:=[.W50]-[.T51]" office:value-type="float" office:value="2452231.79231455" calcext:value-type="float">
            <text:p>2,452,232</text:p>
          </table:table-cell>
          <table:table-cell/>
          <table:table-cell table:style-name="ce48" table:formula="of:=[.Y50]+1" office:value-type="float" office:value="288" calcext:value-type="float">
            <text:p>288</text:p>
          </table:table-cell>
          <table:table-cell table:style-name="ce74" table:formula="of:=-PPMT([.$D$1]/12;[.$Y51]-12;[.$D$2];[.$E$15])" office:value-type="float" office:value="39605.9825345553" calcext:value-type="float">
            <text:p>39,606</text:p>
          </table:table-cell>
          <table:table-cell table:style-name="ce61" table:formula="of:=[.AC50]*[.$D$1]/12" office:value-type="float" office:value="3689.54568469861" calcext:value-type="float">
            <text:p>3,690</text:p>
          </table:table-cell>
          <table:table-cell table:style-name="ce61" table:formula="of:=[.Z51]+[.AA51]" office:value-type="float" office:value="43295.5282192539" calcext:value-type="float">
            <text:p>43,296</text:p>
          </table:table-cell>
          <table:table-cell table:style-name="ce69" table:formula="of:=[.AC50]-[.Z51]" office:value-type="float" office:value="497055.20796706" calcext:value-type="float">
            <text:p>497,055</text:p>
          </table:table-cell>
          <table:table-cell/>
          <table:table-cell table:style-name="ce48" table:formula="of:=[.AE50]+1" office:value-type="float" office:value="348" calcext:value-type="float">
            <text:p>348</text:p>
          </table:table-cell>
          <table:table-cell table:style-name="ce74" table:formula="of:=-PPMT([.$D$1]/12;[.$AE51]-12;[.$D$2];[.$E$15])" office:value-type="string" office:string-value="" calcext:value-type="error">
            <text:p>錯誤：502</text:p>
          </table:table-cell>
          <table:table-cell table:style-name="ce61" table:formula="of:=[.AI50]*[.$D$1]/12" office:value-type="string" office:string-value="" calcext:value-type="error">
            <text:p>錯誤：502</text:p>
          </table:table-cell>
          <table:table-cell table:style-name="ce61" table:formula="of:=[.AF51]+[.AG51]" office:value-type="string" office:string-value="" calcext:value-type="error">
            <text:p>錯誤：502</text:p>
          </table:table-cell>
          <table:table-cell table:style-name="ce69" table:formula="of:=[.AI50]-[.AF51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51]+1" office:value-type="float" office:value="49" calcext:value-type="float">
            <text:p>49</text:p>
          </table:table-cell>
          <table:table-cell table:style-name="ce55" table:formula="of:=-PPMT([.$D$1]/12;[.$A52]-12;[.$D$2];[.$E$15])" office:value-type="float" office:value="7701.98176728334" calcext:value-type="float">
            <text:p>7,702</text:p>
          </table:table-cell>
          <table:table-cell table:style-name="ce61" table:formula="of:=[.E51]*[.$D$1]/12" office:value-type="float" office:value="35593.5464519708" calcext:value-type="float">
            <text:p>35,594</text:p>
          </table:table-cell>
          <table:table-cell table:style-name="ce61" table:formula="of:=[.B52]+[.C52]" office:value-type="float" office:value="43295.5282192542" calcext:value-type="float">
            <text:p>43,296</text:p>
          </table:table-cell>
          <table:table-cell table:style-name="ce69" table:formula="of:=[.E51]-[.B52]" office:value-type="float" office:value="5169541.13851938" calcext:value-type="float">
            <text:p>5,169,541</text:p>
          </table:table-cell>
          <table:table-cell/>
          <table:table-cell table:style-name="ce48" table:formula="of:=[.G51]+1" office:value-type="float" office:value="109" calcext:value-type="float">
            <text:p>109</text:p>
          </table:table-cell>
          <table:table-cell table:style-name="ce74" table:formula="of:=-PPMT([.$D$1]/12;[.$G52]-12;[.$D$2];[.$E$15])" office:value-type="float" office:value="11618.1225182101" calcext:value-type="float">
            <text:p>11,618</text:p>
          </table:table-cell>
          <table:table-cell table:style-name="ce61" table:formula="of:=[.K51]*[.$D$1]/12" office:value-type="float" office:value="31677.405701044" calcext:value-type="float">
            <text:p>31,677</text:p>
          </table:table-cell>
          <table:table-cell table:style-name="ce61" table:formula="of:=[.H52]+[.I52]" office:value-type="float" office:value="43295.5282192541" calcext:value-type="float">
            <text:p>43,296</text:p>
          </table:table-cell>
          <table:table-cell table:style-name="ce69" table:formula="of:=[.K51]-[.H52]" office:value-type="float" office:value="4596004.52490638" calcext:value-type="float">
            <text:p>4,596,005</text:p>
          </table:table-cell>
          <table:table-cell table:style-name="ce37"/>
          <table:table-cell table:style-name="ce48" table:formula="of:=[.M51]+1" office:value-type="float" office:value="169" calcext:value-type="float">
            <text:p>169</text:p>
          </table:table-cell>
          <table:table-cell table:style-name="ce74" table:formula="of:=-PPMT([.$D$1]/12;[.$M52]-12;[.$D$2];[.$E$15])" office:value-type="float" office:value="17525.4596708492" calcext:value-type="float">
            <text:p>17,525</text:p>
          </table:table-cell>
          <table:table-cell table:style-name="ce61" table:formula="of:=[.Q51]*[.$D$1]/12" office:value-type="float" office:value="25770.0685484048" calcext:value-type="float">
            <text:p>25,770</text:p>
          </table:table-cell>
          <table:table-cell table:style-name="ce61" table:formula="of:=[.N52]+[.O52]" office:value-type="float" office:value="43295.5282192541" calcext:value-type="float">
            <text:p>43,296</text:p>
          </table:table-cell>
          <table:table-cell table:style-name="ce69" table:formula="of:=[.Q51]-[.N52]" office:value-type="float" office:value="3730848.14736985" calcext:value-type="float">
            <text:p>3,730,848</text:p>
          </table:table-cell>
          <table:table-cell/>
          <table:table-cell table:style-name="ce48" table:formula="of:=[.S51]+1" office:value-type="float" office:value="229" calcext:value-type="float">
            <text:p>229</text:p>
          </table:table-cell>
          <table:table-cell table:style-name="ce74" table:formula="of:=-PPMT([.$D$1]/12;[.$S52]-12;[.$D$2];[.$E$15])" office:value-type="float" office:value="26436.4346470915" calcext:value-type="float">
            <text:p>26,436</text:p>
          </table:table-cell>
          <table:table-cell table:style-name="ce61" table:formula="of:=[.W51]*[.$D$1]/12" office:value-type="float" office:value="16859.0935721625" calcext:value-type="float">
            <text:p>16,859</text:p>
          </table:table-cell>
          <table:table-cell table:style-name="ce61" table:formula="of:=[.T52]+[.U52]" office:value-type="float" office:value="43295.528219254" calcext:value-type="float">
            <text:p>43,296</text:p>
          </table:table-cell>
          <table:table-cell table:style-name="ce69" table:formula="of:=[.W51]-[.T52]" office:value-type="float" office:value="2425795.35766745" calcext:value-type="float">
            <text:p>2,425,795</text:p>
          </table:table-cell>
          <table:table-cell/>
          <table:table-cell table:style-name="ce48" table:formula="of:=[.Y51]+1" office:value-type="float" office:value="289" calcext:value-type="float">
            <text:p>289</text:p>
          </table:table-cell>
          <table:table-cell table:style-name="ce74" table:formula="of:=-PPMT([.$D$1]/12;[.$Y52]-12;[.$D$2];[.$E$15])" office:value-type="float" office:value="39878.2736644804" calcext:value-type="float">
            <text:p>39,878</text:p>
          </table:table-cell>
          <table:table-cell table:style-name="ce61" table:formula="of:=[.AC51]*[.$D$1]/12" office:value-type="float" office:value="3417.25455477354" calcext:value-type="float">
            <text:p>3,417</text:p>
          </table:table-cell>
          <table:table-cell table:style-name="ce61" table:formula="of:=[.Z52]+[.AA52]" office:value-type="float" office:value="43295.5282192539" calcext:value-type="float">
            <text:p>43,296</text:p>
          </table:table-cell>
          <table:table-cell table:style-name="ce69" table:formula="of:=[.AC51]-[.Z52]" office:value-type="float" office:value="457176.93430258" calcext:value-type="float">
            <text:p>457,177</text:p>
          </table:table-cell>
          <table:table-cell/>
          <table:table-cell table:style-name="ce48" table:formula="of:=[.AE51]+1" office:value-type="float" office:value="349" calcext:value-type="float">
            <text:p>349</text:p>
          </table:table-cell>
          <table:table-cell table:style-name="ce74" table:formula="of:=-PPMT([.$D$1]/12;[.$AE52]-12;[.$D$2];[.$E$15])" office:value-type="string" office:string-value="" calcext:value-type="error">
            <text:p>錯誤：502</text:p>
          </table:table-cell>
          <table:table-cell table:style-name="ce61" table:formula="of:=[.AI51]*[.$D$1]/12" office:value-type="string" office:string-value="" calcext:value-type="error">
            <text:p>錯誤：502</text:p>
          </table:table-cell>
          <table:table-cell table:style-name="ce61" table:formula="of:=[.AF52]+[.AG52]" office:value-type="string" office:string-value="" calcext:value-type="error">
            <text:p>錯誤：502</text:p>
          </table:table-cell>
          <table:table-cell table:style-name="ce69" table:formula="of:=[.AI51]-[.AF52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52]+1" office:value-type="float" office:value="50" calcext:value-type="float">
            <text:p>50</text:p>
          </table:table-cell>
          <table:table-cell table:style-name="ce55" table:formula="of:=-PPMT([.$D$1]/12;[.$A53]-12;[.$D$2];[.$E$15])" office:value-type="float" office:value="7754.93289193341" calcext:value-type="float">
            <text:p>7,755</text:p>
          </table:table-cell>
          <table:table-cell table:style-name="ce61" table:formula="of:=[.E52]*[.$D$1]/12" office:value-type="float" office:value="35540.5953273208" calcext:value-type="float">
            <text:p>35,541</text:p>
          </table:table-cell>
          <table:table-cell table:style-name="ce61" table:formula="of:=[.B53]+[.C53]" office:value-type="float" office:value="43295.5282192542" calcext:value-type="float">
            <text:p>43,296</text:p>
          </table:table-cell>
          <table:table-cell table:style-name="ce69" table:formula="of:=[.E52]-[.B53]" office:value-type="float" office:value="5161786.20562745" calcext:value-type="float">
            <text:p>5,161,786</text:p>
          </table:table-cell>
          <table:table-cell/>
          <table:table-cell table:style-name="ce48" table:formula="of:=[.G52]+1" office:value-type="float" office:value="110" calcext:value-type="float">
            <text:p>110</text:p>
          </table:table-cell>
          <table:table-cell table:style-name="ce74" table:formula="of:=-PPMT([.$D$1]/12;[.$G53]-12;[.$D$2];[.$E$15])" office:value-type="float" office:value="11697.9971105228" calcext:value-type="float">
            <text:p>11,698</text:p>
          </table:table-cell>
          <table:table-cell table:style-name="ce61" table:formula="of:=[.K52]*[.$D$1]/12" office:value-type="float" office:value="31597.5311087313" calcext:value-type="float">
            <text:p>31,598</text:p>
          </table:table-cell>
          <table:table-cell table:style-name="ce61" table:formula="of:=[.H53]+[.I53]" office:value-type="float" office:value="43295.5282192541" calcext:value-type="float">
            <text:p>43,296</text:p>
          </table:table-cell>
          <table:table-cell table:style-name="ce69" table:formula="of:=[.K52]-[.H53]" office:value-type="float" office:value="4584306.52779586" calcext:value-type="float">
            <text:p>4,584,307</text:p>
          </table:table-cell>
          <table:table-cell table:style-name="ce37"/>
          <table:table-cell table:style-name="ce48" table:formula="of:=[.M52]+1" office:value-type="float" office:value="170" calcext:value-type="float">
            <text:p>170</text:p>
          </table:table-cell>
          <table:table-cell table:style-name="ce74" table:formula="of:=-PPMT([.$D$1]/12;[.$M53]-12;[.$D$2];[.$E$15])" office:value-type="float" office:value="17645.9472060863" calcext:value-type="float">
            <text:p>17,646</text:p>
          </table:table-cell>
          <table:table-cell table:style-name="ce61" table:formula="of:=[.Q52]*[.$D$1]/12" office:value-type="float" office:value="25649.5810131677" calcext:value-type="float">
            <text:p>25,650</text:p>
          </table:table-cell>
          <table:table-cell table:style-name="ce61" table:formula="of:=[.N53]+[.O53]" office:value-type="float" office:value="43295.5282192541" calcext:value-type="float">
            <text:p>43,296</text:p>
          </table:table-cell>
          <table:table-cell table:style-name="ce69" table:formula="of:=[.Q52]-[.N53]" office:value-type="float" office:value="3713202.20016377" calcext:value-type="float">
            <text:p>3,713,202</text:p>
          </table:table-cell>
          <table:table-cell/>
          <table:table-cell table:style-name="ce48" table:formula="of:=[.S52]+1" office:value-type="float" office:value="230" calcext:value-type="float">
            <text:p>230</text:p>
          </table:table-cell>
          <table:table-cell table:style-name="ce74" table:formula="of:=-PPMT([.$D$1]/12;[.$S53]-12;[.$D$2];[.$E$15])" office:value-type="float" office:value="26618.1851352903" calcext:value-type="float">
            <text:p>26,618</text:p>
          </table:table-cell>
          <table:table-cell table:style-name="ce61" table:formula="of:=[.W52]*[.$D$1]/12" office:value-type="float" office:value="16677.3430839637" calcext:value-type="float">
            <text:p>16,677</text:p>
          </table:table-cell>
          <table:table-cell table:style-name="ce61" table:formula="of:=[.T53]+[.U53]" office:value-type="float" office:value="43295.528219254" calcext:value-type="float">
            <text:p>43,296</text:p>
          </table:table-cell>
          <table:table-cell table:style-name="ce69" table:formula="of:=[.W52]-[.T53]" office:value-type="float" office:value="2399177.17253216" calcext:value-type="float">
            <text:p>2,399,177</text:p>
          </table:table-cell>
          <table:table-cell/>
          <table:table-cell table:style-name="ce48" table:formula="of:=[.Y52]+1" office:value-type="float" office:value="290" calcext:value-type="float">
            <text:p>290</text:p>
          </table:table-cell>
          <table:table-cell table:style-name="ce74" table:formula="of:=-PPMT([.$D$1]/12;[.$Y53]-12;[.$D$2];[.$E$15])" office:value-type="float" office:value="40152.4367959237" calcext:value-type="float">
            <text:p>40,152</text:p>
          </table:table-cell>
          <table:table-cell table:style-name="ce61" table:formula="of:=[.AC52]*[.$D$1]/12" office:value-type="float" office:value="3143.09142333023" calcext:value-type="float">
            <text:p>3,143</text:p>
          </table:table-cell>
          <table:table-cell table:style-name="ce61" table:formula="of:=[.Z53]+[.AA53]" office:value-type="float" office:value="43295.528219254" calcext:value-type="float">
            <text:p>43,296</text:p>
          </table:table-cell>
          <table:table-cell table:style-name="ce69" table:formula="of:=[.AC52]-[.Z53]" office:value-type="float" office:value="417024.497506656" calcext:value-type="float">
            <text:p>417,024</text:p>
          </table:table-cell>
          <table:table-cell/>
          <table:table-cell table:style-name="ce48" table:formula="of:=[.AE52]+1" office:value-type="float" office:value="350" calcext:value-type="float">
            <text:p>350</text:p>
          </table:table-cell>
          <table:table-cell table:style-name="ce74" table:formula="of:=-PPMT([.$D$1]/12;[.$AE53]-12;[.$D$2];[.$E$15])" office:value-type="string" office:string-value="" calcext:value-type="error">
            <text:p>錯誤：502</text:p>
          </table:table-cell>
          <table:table-cell table:style-name="ce61" table:formula="of:=[.AI52]*[.$D$1]/12" office:value-type="string" office:string-value="" calcext:value-type="error">
            <text:p>錯誤：502</text:p>
          </table:table-cell>
          <table:table-cell table:style-name="ce61" table:formula="of:=[.AF53]+[.AG53]" office:value-type="string" office:string-value="" calcext:value-type="error">
            <text:p>錯誤：502</text:p>
          </table:table-cell>
          <table:table-cell table:style-name="ce69" table:formula="of:=[.AI52]-[.AF53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53]+1" office:value-type="float" office:value="51" calcext:value-type="float">
            <text:p>51</text:p>
          </table:table-cell>
          <table:table-cell table:style-name="ce55" table:formula="of:=-PPMT([.$D$1]/12;[.$A54]-12;[.$D$2];[.$E$15])" office:value-type="float" office:value="7808.24805556545" calcext:value-type="float">
            <text:p>7,808</text:p>
          </table:table-cell>
          <table:table-cell table:style-name="ce61" table:formula="of:=[.E53]*[.$D$1]/12" office:value-type="float" office:value="35487.2801636887" calcext:value-type="float">
            <text:p>35,487</text:p>
          </table:table-cell>
          <table:table-cell table:style-name="ce61" table:formula="of:=[.B54]+[.C54]" office:value-type="float" office:value="43295.5282192542" calcext:value-type="float">
            <text:p>43,296</text:p>
          </table:table-cell>
          <table:table-cell table:style-name="ce69" table:formula="of:=[.E53]-[.B54]" office:value-type="float" office:value="5153977.95757188" calcext:value-type="float">
            <text:p>5,153,978</text:p>
          </table:table-cell>
          <table:table-cell/>
          <table:table-cell table:style-name="ce48" table:formula="of:=[.G53]+1" office:value-type="float" office:value="111" calcext:value-type="float">
            <text:p>111</text:p>
          </table:table-cell>
          <table:table-cell table:style-name="ce74" table:formula="of:=-PPMT([.$D$1]/12;[.$G54]-12;[.$D$2];[.$E$15])" office:value-type="float" office:value="11778.4208406576" calcext:value-type="float">
            <text:p>11,778</text:p>
          </table:table-cell>
          <table:table-cell table:style-name="ce61" table:formula="of:=[.K53]*[.$D$1]/12" office:value-type="float" office:value="31517.1073785965" calcext:value-type="float">
            <text:p>31,517</text:p>
          </table:table-cell>
          <table:table-cell table:style-name="ce61" table:formula="of:=[.H54]+[.I54]" office:value-type="float" office:value="43295.5282192541" calcext:value-type="float">
            <text:p>43,296</text:p>
          </table:table-cell>
          <table:table-cell table:style-name="ce69" table:formula="of:=[.K53]-[.H54]" office:value-type="float" office:value="4572528.1069552" calcext:value-type="float">
            <text:p>4,572,528</text:p>
          </table:table-cell>
          <table:table-cell table:style-name="ce37"/>
          <table:table-cell table:style-name="ce48" table:formula="of:=[.M53]+1" office:value-type="float" office:value="171" calcext:value-type="float">
            <text:p>171</text:p>
          </table:table-cell>
          <table:table-cell table:style-name="ce74" table:formula="of:=-PPMT([.$D$1]/12;[.$M54]-12;[.$D$2];[.$E$15])" office:value-type="float" office:value="17767.2630931282" calcext:value-type="float">
            <text:p>17,767</text:p>
          </table:table-cell>
          <table:table-cell table:style-name="ce61" table:formula="of:=[.Q53]*[.$D$1]/12" office:value-type="float" office:value="25528.2651261259" calcext:value-type="float">
            <text:p>25,528</text:p>
          </table:table-cell>
          <table:table-cell table:style-name="ce61" table:formula="of:=[.N54]+[.O54]" office:value-type="float" office:value="43295.5282192541" calcext:value-type="float">
            <text:p>43,296</text:p>
          </table:table-cell>
          <table:table-cell table:style-name="ce69" table:formula="of:=[.Q53]-[.N54]" office:value-type="float" office:value="3695434.93707064" calcext:value-type="float">
            <text:p>3,695,435</text:p>
          </table:table-cell>
          <table:table-cell/>
          <table:table-cell table:style-name="ce48" table:formula="of:=[.S53]+1" office:value-type="float" office:value="231" calcext:value-type="float">
            <text:p>231</text:p>
          </table:table-cell>
          <table:table-cell table:style-name="ce74" table:formula="of:=-PPMT([.$D$1]/12;[.$S54]-12;[.$D$2];[.$E$15])" office:value-type="float" office:value="26801.1851580954" calcext:value-type="float">
            <text:p>26,801</text:p>
          </table:table-cell>
          <table:table-cell table:style-name="ce61" table:formula="of:=[.W53]*[.$D$1]/12" office:value-type="float" office:value="16494.3430611586" calcext:value-type="float">
            <text:p>16,494</text:p>
          </table:table-cell>
          <table:table-cell table:style-name="ce61" table:formula="of:=[.T54]+[.U54]" office:value-type="float" office:value="43295.528219254" calcext:value-type="float">
            <text:p>43,296</text:p>
          </table:table-cell>
          <table:table-cell table:style-name="ce69" table:formula="of:=[.W53]-[.T54]" office:value-type="float" office:value="2372375.98737407" calcext:value-type="float">
            <text:p>2,372,376</text:p>
          </table:table-cell>
          <table:table-cell/>
          <table:table-cell table:style-name="ce48" table:formula="of:=[.Y53]+1" office:value-type="float" office:value="291" calcext:value-type="float">
            <text:p>291</text:p>
          </table:table-cell>
          <table:table-cell table:style-name="ce74" table:formula="of:=-PPMT([.$D$1]/12;[.$Y54]-12;[.$D$2];[.$E$15])" office:value-type="float" office:value="40428.4847988957" calcext:value-type="float">
            <text:p>40,428</text:p>
          </table:table-cell>
          <table:table-cell table:style-name="ce61" table:formula="of:=[.AC53]*[.$D$1]/12" office:value-type="float" office:value="2867.04342035826" calcext:value-type="float">
            <text:p>2,867</text:p>
          </table:table-cell>
          <table:table-cell table:style-name="ce61" table:formula="of:=[.Z54]+[.AA54]" office:value-type="float" office:value="43295.528219254" calcext:value-type="float">
            <text:p>43,296</text:p>
          </table:table-cell>
          <table:table-cell table:style-name="ce69" table:formula="of:=[.AC53]-[.Z54]" office:value-type="float" office:value="376596.01270776" calcext:value-type="float">
            <text:p>376,596</text:p>
          </table:table-cell>
          <table:table-cell/>
          <table:table-cell table:style-name="ce48" table:formula="of:=[.AE53]+1" office:value-type="float" office:value="351" calcext:value-type="float">
            <text:p>351</text:p>
          </table:table-cell>
          <table:table-cell table:style-name="ce74" table:formula="of:=-PPMT([.$D$1]/12;[.$AE54]-12;[.$D$2];[.$E$15])" office:value-type="string" office:string-value="" calcext:value-type="error">
            <text:p>錯誤：502</text:p>
          </table:table-cell>
          <table:table-cell table:style-name="ce61" table:formula="of:=[.AI53]*[.$D$1]/12" office:value-type="string" office:string-value="" calcext:value-type="error">
            <text:p>錯誤：502</text:p>
          </table:table-cell>
          <table:table-cell table:style-name="ce61" table:formula="of:=[.AF54]+[.AG54]" office:value-type="string" office:string-value="" calcext:value-type="error">
            <text:p>錯誤：502</text:p>
          </table:table-cell>
          <table:table-cell table:style-name="ce69" table:formula="of:=[.AI53]-[.AF54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54]+1" office:value-type="float" office:value="52" calcext:value-type="float">
            <text:p>52</text:p>
          </table:table-cell>
          <table:table-cell table:style-name="ce55" table:formula="of:=-PPMT([.$D$1]/12;[.$A55]-12;[.$D$2];[.$E$15])" office:value-type="float" office:value="7861.92976094746" calcext:value-type="float">
            <text:p>7,862</text:p>
          </table:table-cell>
          <table:table-cell table:style-name="ce61" table:formula="of:=[.E54]*[.$D$1]/12" office:value-type="float" office:value="35433.5984583067" calcext:value-type="float">
            <text:p>35,434</text:p>
          </table:table-cell>
          <table:table-cell table:style-name="ce61" table:formula="of:=[.B55]+[.C55]" office:value-type="float" office:value="43295.5282192542" calcext:value-type="float">
            <text:p>43,296</text:p>
          </table:table-cell>
          <table:table-cell table:style-name="ce69" table:formula="of:=[.E54]-[.B55]" office:value-type="float" office:value="5146116.02781094" calcext:value-type="float">
            <text:p>5,146,116</text:p>
          </table:table-cell>
          <table:table-cell/>
          <table:table-cell table:style-name="ce48" table:formula="of:=[.G54]+1" office:value-type="float" office:value="112" calcext:value-type="float">
            <text:p>112</text:p>
          </table:table-cell>
          <table:table-cell table:style-name="ce74" table:formula="of:=-PPMT([.$D$1]/12;[.$G55]-12;[.$D$2];[.$E$15])" office:value-type="float" office:value="11859.3974839371" calcext:value-type="float">
            <text:p>11,859</text:p>
          </table:table-cell>
          <table:table-cell table:style-name="ce61" table:formula="of:=[.K54]*[.$D$1]/12" office:value-type="float" office:value="31436.130735317" calcext:value-type="float">
            <text:p>31,436</text:p>
          </table:table-cell>
          <table:table-cell table:style-name="ce61" table:formula="of:=[.H55]+[.I55]" office:value-type="float" office:value="43295.5282192541" calcext:value-type="float">
            <text:p>43,296</text:p>
          </table:table-cell>
          <table:table-cell table:style-name="ce69" table:formula="of:=[.K54]-[.H55]" office:value-type="float" office:value="4560668.70947126" calcext:value-type="float">
            <text:p>4,560,669</text:p>
          </table:table-cell>
          <table:table-cell table:style-name="ce37"/>
          <table:table-cell table:style-name="ce48" table:formula="of:=[.M54]+1" office:value-type="float" office:value="172" calcext:value-type="float">
            <text:p>172</text:p>
          </table:table-cell>
          <table:table-cell table:style-name="ce74" table:formula="of:=-PPMT([.$D$1]/12;[.$M55]-12;[.$D$2];[.$E$15])" office:value-type="float" office:value="17889.4130268934" calcext:value-type="float">
            <text:p>17,889</text:p>
          </table:table-cell>
          <table:table-cell table:style-name="ce61" table:formula="of:=[.Q54]*[.$D$1]/12" office:value-type="float" office:value="25406.1151923606" calcext:value-type="float">
            <text:p>25,406</text:p>
          </table:table-cell>
          <table:table-cell table:style-name="ce61" table:formula="of:=[.N55]+[.O55]" office:value-type="float" office:value="43295.5282192541" calcext:value-type="float">
            <text:p>43,296</text:p>
          </table:table-cell>
          <table:table-cell table:style-name="ce69" table:formula="of:=[.Q54]-[.N55]" office:value-type="float" office:value="3677545.52404374" calcext:value-type="float">
            <text:p>3,677,546</text:p>
          </table:table-cell>
          <table:table-cell/>
          <table:table-cell table:style-name="ce48" table:formula="of:=[.S54]+1" office:value-type="float" office:value="232" calcext:value-type="float">
            <text:p>232</text:p>
          </table:table-cell>
          <table:table-cell table:style-name="ce74" table:formula="of:=-PPMT([.$D$1]/12;[.$S55]-12;[.$D$2];[.$E$15])" office:value-type="float" office:value="26985.4433060573" calcext:value-type="float">
            <text:p>26,985</text:p>
          </table:table-cell>
          <table:table-cell table:style-name="ce61" table:formula="of:=[.W54]*[.$D$1]/12" office:value-type="float" office:value="16310.0849131967" calcext:value-type="float">
            <text:p>16,310</text:p>
          </table:table-cell>
          <table:table-cell table:style-name="ce61" table:formula="of:=[.T55]+[.U55]" office:value-type="float" office:value="43295.528219254" calcext:value-type="float">
            <text:p>43,296</text:p>
          </table:table-cell>
          <table:table-cell table:style-name="ce69" table:formula="of:=[.W54]-[.T55]" office:value-type="float" office:value="2345390.54406801" calcext:value-type="float">
            <text:p>2,345,391</text:p>
          </table:table-cell>
          <table:table-cell/>
          <table:table-cell table:style-name="ce48" table:formula="of:=[.Y54]+1" office:value-type="float" office:value="292" calcext:value-type="float">
            <text:p>292</text:p>
          </table:table-cell>
          <table:table-cell table:style-name="ce74" table:formula="of:=-PPMT([.$D$1]/12;[.$Y55]-12;[.$D$2];[.$E$15])" office:value-type="float" office:value="40706.4306318881" calcext:value-type="float">
            <text:p>40,706</text:p>
          </table:table-cell>
          <table:table-cell table:style-name="ce61" table:formula="of:=[.AC54]*[.$D$1]/12" office:value-type="float" office:value="2589.09758736585" calcext:value-type="float">
            <text:p>2,589</text:p>
          </table:table-cell>
          <table:table-cell table:style-name="ce61" table:formula="of:=[.Z55]+[.AA55]" office:value-type="float" office:value="43295.528219254" calcext:value-type="float">
            <text:p>43,296</text:p>
          </table:table-cell>
          <table:table-cell table:style-name="ce69" table:formula="of:=[.AC54]-[.Z55]" office:value-type="float" office:value="335889.582075872" calcext:value-type="float">
            <text:p>335,890</text:p>
          </table:table-cell>
          <table:table-cell/>
          <table:table-cell table:style-name="ce48" table:formula="of:=[.AE54]+1" office:value-type="float" office:value="352" calcext:value-type="float">
            <text:p>352</text:p>
          </table:table-cell>
          <table:table-cell table:style-name="ce74" table:formula="of:=-PPMT([.$D$1]/12;[.$AE55]-12;[.$D$2];[.$E$15])" office:value-type="string" office:string-value="" calcext:value-type="error">
            <text:p>錯誤：502</text:p>
          </table:table-cell>
          <table:table-cell table:style-name="ce61" table:formula="of:=[.AI54]*[.$D$1]/12" office:value-type="string" office:string-value="" calcext:value-type="error">
            <text:p>錯誤：502</text:p>
          </table:table-cell>
          <table:table-cell table:style-name="ce61" table:formula="of:=[.AF55]+[.AG55]" office:value-type="string" office:string-value="" calcext:value-type="error">
            <text:p>錯誤：502</text:p>
          </table:table-cell>
          <table:table-cell table:style-name="ce69" table:formula="of:=[.AI54]-[.AF55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55]+1" office:value-type="float" office:value="53" calcext:value-type="float">
            <text:p>53</text:p>
          </table:table-cell>
          <table:table-cell table:style-name="ce55" table:formula="of:=-PPMT([.$D$1]/12;[.$A56]-12;[.$D$2];[.$E$15])" office:value-type="float" office:value="7915.98052805397" calcext:value-type="float">
            <text:p>7,916</text:p>
          </table:table-cell>
          <table:table-cell table:style-name="ce61" table:formula="of:=[.E55]*[.$D$1]/12" office:value-type="float" office:value="35379.5476912002" calcext:value-type="float">
            <text:p>35,380</text:p>
          </table:table-cell>
          <table:table-cell table:style-name="ce61" table:formula="of:=[.B56]+[.C56]" office:value-type="float" office:value="43295.5282192542" calcext:value-type="float">
            <text:p>43,296</text:p>
          </table:table-cell>
          <table:table-cell table:style-name="ce69" table:formula="of:=[.E55]-[.B56]" office:value-type="float" office:value="5138200.04728288" calcext:value-type="float">
            <text:p>5,138,200</text:p>
          </table:table-cell>
          <table:table-cell/>
          <table:table-cell table:style-name="ce48" table:formula="of:=[.G55]+1" office:value-type="float" office:value="113" calcext:value-type="float">
            <text:p>113</text:p>
          </table:table-cell>
          <table:table-cell table:style-name="ce74" table:formula="of:=-PPMT([.$D$1]/12;[.$G56]-12;[.$D$2];[.$E$15])" office:value-type="float" office:value="11940.9308416392" calcext:value-type="float">
            <text:p>11,941</text:p>
          </table:table-cell>
          <table:table-cell table:style-name="ce61" table:formula="of:=[.K55]*[.$D$1]/12" office:value-type="float" office:value="31354.5973776149" calcext:value-type="float">
            <text:p>31,355</text:p>
          </table:table-cell>
          <table:table-cell table:style-name="ce61" table:formula="of:=[.H56]+[.I56]" office:value-type="float" office:value="43295.5282192541" calcext:value-type="float">
            <text:p>43,296</text:p>
          </table:table-cell>
          <table:table-cell table:style-name="ce69" table:formula="of:=[.K55]-[.H56]" office:value-type="float" office:value="4548727.77862962" calcext:value-type="float">
            <text:p>4,548,728</text:p>
          </table:table-cell>
          <table:table-cell table:style-name="ce37"/>
          <table:table-cell table:style-name="ce48" table:formula="of:=[.M55]+1" office:value-type="float" office:value="173" calcext:value-type="float">
            <text:p>173</text:p>
          </table:table-cell>
          <table:table-cell table:style-name="ce74" table:formula="of:=-PPMT([.$D$1]/12;[.$M56]-12;[.$D$2];[.$E$15])" office:value-type="float" office:value="18012.4027414533" calcext:value-type="float">
            <text:p>18,012</text:p>
          </table:table-cell>
          <table:table-cell table:style-name="ce61" table:formula="of:=[.Q55]*[.$D$1]/12" office:value-type="float" office:value="25283.1254778007" calcext:value-type="float">
            <text:p>25,283</text:p>
          </table:table-cell>
          <table:table-cell table:style-name="ce61" table:formula="of:=[.N56]+[.O56]" office:value-type="float" office:value="43295.5282192541" calcext:value-type="float">
            <text:p>43,296</text:p>
          </table:table-cell>
          <table:table-cell table:style-name="ce69" table:formula="of:=[.Q55]-[.N56]" office:value-type="float" office:value="3659533.12130229" calcext:value-type="float">
            <text:p>3,659,533</text:p>
          </table:table-cell>
          <table:table-cell/>
          <table:table-cell table:style-name="ce48" table:formula="of:=[.S55]+1" office:value-type="float" office:value="233" calcext:value-type="float">
            <text:p>233</text:p>
          </table:table-cell>
          <table:table-cell table:style-name="ce74" table:formula="of:=-PPMT([.$D$1]/12;[.$S56]-12;[.$D$2];[.$E$15])" office:value-type="float" office:value="27170.9682287864" calcext:value-type="float">
            <text:p>27,171</text:p>
          </table:table-cell>
          <table:table-cell table:style-name="ce61" table:formula="of:=[.W55]*[.$D$1]/12" office:value-type="float" office:value="16124.5599904676" calcext:value-type="float">
            <text:p>16,125</text:p>
          </table:table-cell>
          <table:table-cell table:style-name="ce61" table:formula="of:=[.T56]+[.U56]" office:value-type="float" office:value="43295.528219254" calcext:value-type="float">
            <text:p>43,296</text:p>
          </table:table-cell>
          <table:table-cell table:style-name="ce69" table:formula="of:=[.W55]-[.T56]" office:value-type="float" office:value="2318219.57583922" calcext:value-type="float">
            <text:p>2,318,220</text:p>
          </table:table-cell>
          <table:table-cell/>
          <table:table-cell table:style-name="ce48" table:formula="of:=[.Y55]+1" office:value-type="float" office:value="293" calcext:value-type="float">
            <text:p>293</text:p>
          </table:table-cell>
          <table:table-cell table:style-name="ce74" table:formula="of:=-PPMT([.$D$1]/12;[.$Y56]-12;[.$D$2];[.$E$15])" office:value-type="float" office:value="40986.2873424823" calcext:value-type="float">
            <text:p>40,986</text:p>
          </table:table-cell>
          <table:table-cell table:style-name="ce61" table:formula="of:=[.AC55]*[.$D$1]/12" office:value-type="float" office:value="2309.24087677162" calcext:value-type="float">
            <text:p>2,309</text:p>
          </table:table-cell>
          <table:table-cell table:style-name="ce61" table:formula="of:=[.Z56]+[.AA56]" office:value-type="float" office:value="43295.5282192539" calcext:value-type="float">
            <text:p>43,296</text:p>
          </table:table-cell>
          <table:table-cell table:style-name="ce69" table:formula="of:=[.AC55]-[.Z56]" office:value-type="float" office:value="294903.29473339" calcext:value-type="float">
            <text:p>294,903</text:p>
          </table:table-cell>
          <table:table-cell/>
          <table:table-cell table:style-name="ce48" table:formula="of:=[.AE55]+1" office:value-type="float" office:value="353" calcext:value-type="float">
            <text:p>353</text:p>
          </table:table-cell>
          <table:table-cell table:style-name="ce74" table:formula="of:=-PPMT([.$D$1]/12;[.$AE56]-12;[.$D$2];[.$E$15])" office:value-type="string" office:string-value="" calcext:value-type="error">
            <text:p>錯誤：502</text:p>
          </table:table-cell>
          <table:table-cell table:style-name="ce61" table:formula="of:=[.AI55]*[.$D$1]/12" office:value-type="string" office:string-value="" calcext:value-type="error">
            <text:p>錯誤：502</text:p>
          </table:table-cell>
          <table:table-cell table:style-name="ce61" table:formula="of:=[.AF56]+[.AG56]" office:value-type="string" office:string-value="" calcext:value-type="error">
            <text:p>錯誤：502</text:p>
          </table:table-cell>
          <table:table-cell table:style-name="ce69" table:formula="of:=[.AI55]-[.AF56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56]+1" office:value-type="float" office:value="54" calcext:value-type="float">
            <text:p>54</text:p>
          </table:table-cell>
          <table:table-cell table:style-name="ce55" table:formula="of:=-PPMT([.$D$1]/12;[.$A57]-12;[.$D$2];[.$E$15])" office:value-type="float" office:value="7970.40289418435" calcext:value-type="float">
            <text:p>7,970</text:p>
          </table:table-cell>
          <table:table-cell table:style-name="ce61" table:formula="of:=[.E56]*[.$D$1]/12" office:value-type="float" office:value="35325.1253250698" calcext:value-type="float">
            <text:p>35,325</text:p>
          </table:table-cell>
          <table:table-cell table:style-name="ce61" table:formula="of:=[.B57]+[.C57]" office:value-type="float" office:value="43295.5282192542" calcext:value-type="float">
            <text:p>43,296</text:p>
          </table:table-cell>
          <table:table-cell table:style-name="ce69" table:formula="of:=[.E56]-[.B57]" office:value-type="float" office:value="5130229.6443887" calcext:value-type="float">
            <text:p>5,130,230</text:p>
          </table:table-cell>
          <table:table-cell/>
          <table:table-cell table:style-name="ce48" table:formula="of:=[.G56]+1" office:value-type="float" office:value="114" calcext:value-type="float">
            <text:p>114</text:p>
          </table:table-cell>
          <table:table-cell table:style-name="ce74" table:formula="of:=-PPMT([.$D$1]/12;[.$G57]-12;[.$D$2];[.$E$15])" office:value-type="float" office:value="12023.0247411755" calcext:value-type="float">
            <text:p>12,023</text:p>
          </table:table-cell>
          <table:table-cell table:style-name="ce61" table:formula="of:=[.K56]*[.$D$1]/12" office:value-type="float" office:value="31272.5034780786" calcext:value-type="float">
            <text:p>31,273</text:p>
          </table:table-cell>
          <table:table-cell table:style-name="ce61" table:formula="of:=[.H57]+[.I57]" office:value-type="float" office:value="43295.5282192541" calcext:value-type="float">
            <text:p>43,296</text:p>
          </table:table-cell>
          <table:table-cell table:style-name="ce69" table:formula="of:=[.K56]-[.H57]" office:value-type="float" office:value="4536704.75388845" calcext:value-type="float">
            <text:p>4,536,705</text:p>
          </table:table-cell>
          <table:table-cell table:style-name="ce37"/>
          <table:table-cell table:style-name="ce48" table:formula="of:=[.M56]+1" office:value-type="float" office:value="174" calcext:value-type="float">
            <text:p>174</text:p>
          </table:table-cell>
          <table:table-cell table:style-name="ce74" table:formula="of:=-PPMT([.$D$1]/12;[.$M57]-12;[.$D$2];[.$E$15])" office:value-type="float" office:value="18136.2380103008" calcext:value-type="float">
            <text:p>18,136</text:p>
          </table:table-cell>
          <table:table-cell table:style-name="ce61" table:formula="of:=[.Q56]*[.$D$1]/12" office:value-type="float" office:value="25159.2902089533" calcext:value-type="float">
            <text:p>25,159</text:p>
          </table:table-cell>
          <table:table-cell table:style-name="ce61" table:formula="of:=[.N57]+[.O57]" office:value-type="float" office:value="43295.5282192541" calcext:value-type="float">
            <text:p>43,296</text:p>
          </table:table-cell>
          <table:table-cell table:style-name="ce69" table:formula="of:=[.Q56]-[.N57]" office:value-type="float" office:value="3641396.88329199" calcext:value-type="float">
            <text:p>3,641,397</text:p>
          </table:table-cell>
          <table:table-cell/>
          <table:table-cell table:style-name="ce48" table:formula="of:=[.S56]+1" office:value-type="float" office:value="234" calcext:value-type="float">
            <text:p>234</text:p>
          </table:table-cell>
          <table:table-cell table:style-name="ce74" table:formula="of:=-PPMT([.$D$1]/12;[.$S57]-12;[.$D$2];[.$E$15])" office:value-type="float" office:value="27357.7686353594" calcext:value-type="float">
            <text:p>27,358</text:p>
          </table:table-cell>
          <table:table-cell table:style-name="ce61" table:formula="of:=[.W56]*[.$D$1]/12" office:value-type="float" office:value="15937.7595838947" calcext:value-type="float">
            <text:p>15,938</text:p>
          </table:table-cell>
          <table:table-cell table:style-name="ce61" table:formula="of:=[.T57]+[.U57]" office:value-type="float" office:value="43295.5282192541" calcext:value-type="float">
            <text:p>43,296</text:p>
          </table:table-cell>
          <table:table-cell table:style-name="ce69" table:formula="of:=[.W56]-[.T57]" office:value-type="float" office:value="2290861.80720387" calcext:value-type="float">
            <text:p>2,290,862</text:p>
          </table:table-cell>
          <table:table-cell/>
          <table:table-cell table:style-name="ce48" table:formula="of:=[.Y56]+1" office:value-type="float" office:value="294" calcext:value-type="float">
            <text:p>294</text:p>
          </table:table-cell>
          <table:table-cell table:style-name="ce74" table:formula="of:=-PPMT([.$D$1]/12;[.$Y57]-12;[.$D$2];[.$E$15])" office:value-type="float" office:value="41268.0680679619" calcext:value-type="float">
            <text:p>41,268</text:p>
          </table:table-cell>
          <table:table-cell table:style-name="ce61" table:formula="of:=[.AC56]*[.$D$1]/12" office:value-type="float" office:value="2027.46015129205" calcext:value-type="float">
            <text:p>2,027</text:p>
          </table:table-cell>
          <table:table-cell table:style-name="ce61" table:formula="of:=[.Z57]+[.AA57]" office:value-type="float" office:value="43295.528219254" calcext:value-type="float">
            <text:p>43,296</text:p>
          </table:table-cell>
          <table:table-cell table:style-name="ce69" table:formula="of:=[.AC56]-[.Z57]" office:value-type="float" office:value="253635.226665428" calcext:value-type="float">
            <text:p>253,635</text:p>
          </table:table-cell>
          <table:table-cell/>
          <table:table-cell table:style-name="ce48" table:formula="of:=[.AE56]+1" office:value-type="float" office:value="354" calcext:value-type="float">
            <text:p>354</text:p>
          </table:table-cell>
          <table:table-cell table:style-name="ce74" table:formula="of:=-PPMT([.$D$1]/12;[.$AE57]-12;[.$D$2];[.$E$15])" office:value-type="string" office:string-value="" calcext:value-type="error">
            <text:p>錯誤：502</text:p>
          </table:table-cell>
          <table:table-cell table:style-name="ce61" table:formula="of:=[.AI56]*[.$D$1]/12" office:value-type="string" office:string-value="" calcext:value-type="error">
            <text:p>錯誤：502</text:p>
          </table:table-cell>
          <table:table-cell table:style-name="ce61" table:formula="of:=[.AF57]+[.AG57]" office:value-type="string" office:string-value="" calcext:value-type="error">
            <text:p>錯誤：502</text:p>
          </table:table-cell>
          <table:table-cell table:style-name="ce69" table:formula="of:=[.AI56]-[.AF57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57]+1" office:value-type="float" office:value="55" calcext:value-type="float">
            <text:p>55</text:p>
          </table:table-cell>
          <table:table-cell table:style-name="ce55" table:formula="of:=-PPMT([.$D$1]/12;[.$A58]-12;[.$D$2];[.$E$15])" office:value-type="float" office:value="8025.19941408186" calcext:value-type="float">
            <text:p>8,025</text:p>
          </table:table-cell>
          <table:table-cell table:style-name="ce61" table:formula="of:=[.E57]*[.$D$1]/12" office:value-type="float" office:value="35270.3288051723" calcext:value-type="float">
            <text:p>35,270</text:p>
          </table:table-cell>
          <table:table-cell table:style-name="ce61" table:formula="of:=[.B58]+[.C58]" office:value-type="float" office:value="43295.5282192542" calcext:value-type="float">
            <text:p>43,296</text:p>
          </table:table-cell>
          <table:table-cell table:style-name="ce69" table:formula="of:=[.E57]-[.B58]" office:value-type="float" office:value="5122204.44497462" calcext:value-type="float">
            <text:p>5,122,204</text:p>
          </table:table-cell>
          <table:table-cell/>
          <table:table-cell table:style-name="ce48" table:formula="of:=[.G57]+1" office:value-type="float" office:value="115" calcext:value-type="float">
            <text:p>115</text:p>
          </table:table-cell>
          <table:table-cell table:style-name="ce74" table:formula="of:=-PPMT([.$D$1]/12;[.$G58]-12;[.$D$2];[.$E$15])" office:value-type="float" office:value="12105.6830362711" calcext:value-type="float">
            <text:p>12,106</text:p>
          </table:table-cell>
          <table:table-cell table:style-name="ce61" table:formula="of:=[.K57]*[.$D$1]/12" office:value-type="float" office:value="31189.8451829831" calcext:value-type="float">
            <text:p>31,190</text:p>
          </table:table-cell>
          <table:table-cell table:style-name="ce61" table:formula="of:=[.H58]+[.I58]" office:value-type="float" office:value="43295.5282192541" calcext:value-type="float">
            <text:p>43,296</text:p>
          </table:table-cell>
          <table:table-cell table:style-name="ce69" table:formula="of:=[.K57]-[.H58]" office:value-type="float" office:value="4524599.07085217" calcext:value-type="float">
            <text:p>4,524,599</text:p>
          </table:table-cell>
          <table:table-cell table:style-name="ce37"/>
          <table:table-cell table:style-name="ce48" table:formula="of:=[.M57]+1" office:value-type="float" office:value="175" calcext:value-type="float">
            <text:p>175</text:p>
          </table:table-cell>
          <table:table-cell table:style-name="ce74" table:formula="of:=-PPMT([.$D$1]/12;[.$M58]-12;[.$D$2];[.$E$15])" office:value-type="float" office:value="18260.9246466216" calcext:value-type="float">
            <text:p>18,261</text:p>
          </table:table-cell>
          <table:table-cell table:style-name="ce61" table:formula="of:=[.Q57]*[.$D$1]/12" office:value-type="float" office:value="25034.6035726324" calcext:value-type="float">
            <text:p>25,035</text:p>
          </table:table-cell>
          <table:table-cell table:style-name="ce61" table:formula="of:=[.N58]+[.O58]" office:value-type="float" office:value="43295.5282192541" calcext:value-type="float">
            <text:p>43,296</text:p>
          </table:table-cell>
          <table:table-cell table:style-name="ce69" table:formula="of:=[.Q57]-[.N58]" office:value-type="float" office:value="3623135.95864537" calcext:value-type="float">
            <text:p>3,623,136</text:p>
          </table:table-cell>
          <table:table-cell/>
          <table:table-cell table:style-name="ce48" table:formula="of:=[.S57]+1" office:value-type="float" office:value="235" calcext:value-type="float">
            <text:p>235</text:p>
          </table:table-cell>
          <table:table-cell table:style-name="ce74" table:formula="of:=-PPMT([.$D$1]/12;[.$S58]-12;[.$D$2];[.$E$15])" office:value-type="float" office:value="27545.8532947274" calcext:value-type="float">
            <text:p>27,546</text:p>
          </table:table-cell>
          <table:table-cell table:style-name="ce61" table:formula="of:=[.W57]*[.$D$1]/12" office:value-type="float" office:value="15749.6749245266" calcext:value-type="float">
            <text:p>15,750</text:p>
          </table:table-cell>
          <table:table-cell table:style-name="ce61" table:formula="of:=[.T58]+[.U58]" office:value-type="float" office:value="43295.528219254" calcext:value-type="float">
            <text:p>43,296</text:p>
          </table:table-cell>
          <table:table-cell table:style-name="ce69" table:formula="of:=[.W57]-[.T58]" office:value-type="float" office:value="2263315.95390914" calcext:value-type="float">
            <text:p>2,263,316</text:p>
          </table:table-cell>
          <table:table-cell/>
          <table:table-cell table:style-name="ce48" table:formula="of:=[.Y57]+1" office:value-type="float" office:value="295" calcext:value-type="float">
            <text:p>295</text:p>
          </table:table-cell>
          <table:table-cell table:style-name="ce74" table:formula="of:=-PPMT([.$D$1]/12;[.$Y58]-12;[.$D$2];[.$E$15])" office:value-type="float" office:value="41551.7860359291" calcext:value-type="float">
            <text:p>41,552</text:p>
          </table:table-cell>
          <table:table-cell table:style-name="ce61" table:formula="of:=[.AC57]*[.$D$1]/12" office:value-type="float" office:value="1743.74218332482" calcext:value-type="float">
            <text:p>1,744</text:p>
          </table:table-cell>
          <table:table-cell table:style-name="ce61" table:formula="of:=[.Z58]+[.AA58]" office:value-type="float" office:value="43295.5282192539" calcext:value-type="float">
            <text:p>43,296</text:p>
          </table:table-cell>
          <table:table-cell table:style-name="ce69" table:formula="of:=[.AC57]-[.Z58]" office:value-type="float" office:value="212083.440629499" calcext:value-type="float">
            <text:p>212,083</text:p>
          </table:table-cell>
          <table:table-cell/>
          <table:table-cell table:style-name="ce48" table:formula="of:=[.AE57]+1" office:value-type="float" office:value="355" calcext:value-type="float">
            <text:p>355</text:p>
          </table:table-cell>
          <table:table-cell table:style-name="ce74" table:formula="of:=-PPMT([.$D$1]/12;[.$AE58]-12;[.$D$2];[.$E$15])" office:value-type="string" office:string-value="" calcext:value-type="error">
            <text:p>錯誤：502</text:p>
          </table:table-cell>
          <table:table-cell table:style-name="ce61" table:formula="of:=[.AI57]*[.$D$1]/12" office:value-type="string" office:string-value="" calcext:value-type="error">
            <text:p>錯誤：502</text:p>
          </table:table-cell>
          <table:table-cell table:style-name="ce61" table:formula="of:=[.AF58]+[.AG58]" office:value-type="string" office:string-value="" calcext:value-type="error">
            <text:p>錯誤：502</text:p>
          </table:table-cell>
          <table:table-cell table:style-name="ce69" table:formula="of:=[.AI57]-[.AF58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58]+1" office:value-type="float" office:value="56" calcext:value-type="float">
            <text:p>56</text:p>
          </table:table-cell>
          <table:table-cell table:style-name="ce55" table:formula="of:=-PPMT([.$D$1]/12;[.$A59]-12;[.$D$2];[.$E$15])" office:value-type="float" office:value="8080.37266005368" calcext:value-type="float">
            <text:p>8,080</text:p>
          </table:table-cell>
          <table:table-cell table:style-name="ce61" table:formula="of:=[.E58]*[.$D$1]/12" office:value-type="float" office:value="35215.1555592005" calcext:value-type="float">
            <text:p>35,215</text:p>
          </table:table-cell>
          <table:table-cell table:style-name="ce61" table:formula="of:=[.B59]+[.C59]" office:value-type="float" office:value="43295.5282192542" calcext:value-type="float">
            <text:p>43,296</text:p>
          </table:table-cell>
          <table:table-cell table:style-name="ce69" table:formula="of:=[.E58]-[.B59]" office:value-type="float" office:value="5114124.07231456" calcext:value-type="float">
            <text:p>5,114,124</text:p>
          </table:table-cell>
          <table:table-cell/>
          <table:table-cell table:style-name="ce48" table:formula="of:=[.G58]+1" office:value-type="float" office:value="116" calcext:value-type="float">
            <text:p>116</text:p>
          </table:table-cell>
          <table:table-cell table:style-name="ce74" table:formula="of:=-PPMT([.$D$1]/12;[.$G59]-12;[.$D$2];[.$E$15])" office:value-type="float" office:value="12188.9096071454" calcext:value-type="float">
            <text:p>12,189</text:p>
          </table:table-cell>
          <table:table-cell table:style-name="ce61" table:formula="of:=[.K58]*[.$D$1]/12" office:value-type="float" office:value="31106.6186121087" calcext:value-type="float">
            <text:p>31,107</text:p>
          </table:table-cell>
          <table:table-cell table:style-name="ce61" table:formula="of:=[.H59]+[.I59]" office:value-type="float" office:value="43295.5282192541" calcext:value-type="float">
            <text:p>43,296</text:p>
          </table:table-cell>
          <table:table-cell table:style-name="ce69" table:formula="of:=[.K58]-[.H59]" office:value-type="float" office:value="4512410.16124503" calcext:value-type="float">
            <text:p>4,512,410</text:p>
          </table:table-cell>
          <table:table-cell table:style-name="ce37"/>
          <table:table-cell table:style-name="ce48" table:formula="of:=[.M58]+1" office:value-type="float" office:value="176" calcext:value-type="float">
            <text:p>176</text:p>
          </table:table-cell>
          <table:table-cell table:style-name="ce74" table:formula="of:=-PPMT([.$D$1]/12;[.$M59]-12;[.$D$2];[.$E$15])" office:value-type="float" office:value="18386.4685035672" calcext:value-type="float">
            <text:p>18,386</text:p>
          </table:table-cell>
          <table:table-cell table:style-name="ce61" table:formula="of:=[.Q58]*[.$D$1]/12" office:value-type="float" office:value="24909.0597156869" calcext:value-type="float">
            <text:p>24,909</text:p>
          </table:table-cell>
          <table:table-cell table:style-name="ce61" table:formula="of:=[.N59]+[.O59]" office:value-type="float" office:value="43295.5282192541" calcext:value-type="float">
            <text:p>43,296</text:p>
          </table:table-cell>
          <table:table-cell table:style-name="ce69" table:formula="of:=[.Q58]-[.N59]" office:value-type="float" office:value="3604749.4901418" calcext:value-type="float">
            <text:p>3,604,749</text:p>
          </table:table-cell>
          <table:table-cell/>
          <table:table-cell table:style-name="ce48" table:formula="of:=[.S58]+1" office:value-type="float" office:value="236" calcext:value-type="float">
            <text:p>236</text:p>
          </table:table-cell>
          <table:table-cell table:style-name="ce74" table:formula="of:=-PPMT([.$D$1]/12;[.$S59]-12;[.$D$2];[.$E$15])" office:value-type="float" office:value="27735.2310361287" calcext:value-type="float">
            <text:p>27,735</text:p>
          </table:table-cell>
          <table:table-cell table:style-name="ce61" table:formula="of:=[.W58]*[.$D$1]/12" office:value-type="float" office:value="15560.2971831253" calcext:value-type="float">
            <text:p>15,560</text:p>
          </table:table-cell>
          <table:table-cell table:style-name="ce61" table:formula="of:=[.T59]+[.U59]" office:value-type="float" office:value="43295.528219254" calcext:value-type="float">
            <text:p>43,296</text:p>
          </table:table-cell>
          <table:table-cell table:style-name="ce69" table:formula="of:=[.W58]-[.T59]" office:value-type="float" office:value="2235580.72287301" calcext:value-type="float">
            <text:p>2,235,581</text:p>
          </table:table-cell>
          <table:table-cell/>
          <table:table-cell table:style-name="ce48" table:formula="of:=[.Y58]+1" office:value-type="float" office:value="296" calcext:value-type="float">
            <text:p>296</text:p>
          </table:table-cell>
          <table:table-cell table:style-name="ce74" table:formula="of:=-PPMT([.$D$1]/12;[.$Y59]-12;[.$D$2];[.$E$15])" office:value-type="float" office:value="41837.4545649261" calcext:value-type="float">
            <text:p>41,837</text:p>
          </table:table-cell>
          <table:table-cell table:style-name="ce61" table:formula="of:=[.AC58]*[.$D$1]/12" office:value-type="float" office:value="1458.0736543278" calcext:value-type="float">
            <text:p>1,458</text:p>
          </table:table-cell>
          <table:table-cell table:style-name="ce61" table:formula="of:=[.Z59]+[.AA59]" office:value-type="float" office:value="43295.5282192539" calcext:value-type="float">
            <text:p>43,296</text:p>
          </table:table-cell>
          <table:table-cell table:style-name="ce69" table:formula="of:=[.AC58]-[.Z59]" office:value-type="float" office:value="170245.986064573" calcext:value-type="float">
            <text:p>170,246</text:p>
          </table:table-cell>
          <table:table-cell/>
          <table:table-cell table:style-name="ce48" table:formula="of:=[.AE58]+1" office:value-type="float" office:value="356" calcext:value-type="float">
            <text:p>356</text:p>
          </table:table-cell>
          <table:table-cell table:style-name="ce74" table:formula="of:=-PPMT([.$D$1]/12;[.$AE59]-12;[.$D$2];[.$E$15])" office:value-type="string" office:string-value="" calcext:value-type="error">
            <text:p>錯誤：502</text:p>
          </table:table-cell>
          <table:table-cell table:style-name="ce61" table:formula="of:=[.AI58]*[.$D$1]/12" office:value-type="string" office:string-value="" calcext:value-type="error">
            <text:p>錯誤：502</text:p>
          </table:table-cell>
          <table:table-cell table:style-name="ce61" table:formula="of:=[.AF59]+[.AG59]" office:value-type="string" office:string-value="" calcext:value-type="error">
            <text:p>錯誤：502</text:p>
          </table:table-cell>
          <table:table-cell table:style-name="ce69" table:formula="of:=[.AI58]-[.AF59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59]+1" office:value-type="float" office:value="57" calcext:value-type="float">
            <text:p>57</text:p>
          </table:table-cell>
          <table:table-cell table:style-name="ce55" table:formula="of:=-PPMT([.$D$1]/12;[.$A60]-12;[.$D$2];[.$E$15])" office:value-type="float" office:value="8135.92522209155" calcext:value-type="float">
            <text:p>8,136</text:p>
          </table:table-cell>
          <table:table-cell table:style-name="ce61" table:formula="of:=[.E59]*[.$D$1]/12" office:value-type="float" office:value="35159.6029971626" calcext:value-type="float">
            <text:p>35,160</text:p>
          </table:table-cell>
          <table:table-cell table:style-name="ce61" table:formula="of:=[.B60]+[.C60]" office:value-type="float" office:value="43295.5282192542" calcext:value-type="float">
            <text:p>43,296</text:p>
          </table:table-cell>
          <table:table-cell table:style-name="ce69" table:formula="of:=[.E59]-[.B60]" office:value-type="float" office:value="5105988.14709247" calcext:value-type="float">
            <text:p>5,105,988</text:p>
          </table:table-cell>
          <table:table-cell/>
          <table:table-cell table:style-name="ce48" table:formula="of:=[.G59]+1" office:value-type="float" office:value="117" calcext:value-type="float">
            <text:p>117</text:p>
          </table:table-cell>
          <table:table-cell table:style-name="ce74" table:formula="of:=-PPMT([.$D$1]/12;[.$G60]-12;[.$D$2];[.$E$15])" office:value-type="float" office:value="12272.7083606945" calcext:value-type="float">
            <text:p>12,273</text:p>
          </table:table-cell>
          <table:table-cell table:style-name="ce61" table:formula="of:=[.K59]*[.$D$1]/12" office:value-type="float" office:value="31022.8198585596" calcext:value-type="float">
            <text:p>31,023</text:p>
          </table:table-cell>
          <table:table-cell table:style-name="ce61" table:formula="of:=[.H60]+[.I60]" office:value-type="float" office:value="43295.5282192541" calcext:value-type="float">
            <text:p>43,296</text:p>
          </table:table-cell>
          <table:table-cell table:style-name="ce69" table:formula="of:=[.K59]-[.H60]" office:value-type="float" office:value="4500137.45288433" calcext:value-type="float">
            <text:p>4,500,137</text:p>
          </table:table-cell>
          <table:table-cell table:style-name="ce37"/>
          <table:table-cell table:style-name="ce48" table:formula="of:=[.M59]+1" office:value-type="float" office:value="177" calcext:value-type="float">
            <text:p>177</text:p>
          </table:table-cell>
          <table:table-cell table:style-name="ce74" table:formula="of:=-PPMT([.$D$1]/12;[.$M60]-12;[.$D$2];[.$E$15])" office:value-type="float" office:value="18512.8754745292" calcext:value-type="float">
            <text:p>18,513</text:p>
          </table:table-cell>
          <table:table-cell table:style-name="ce61" table:formula="of:=[.Q59]*[.$D$1]/12" office:value-type="float" office:value="24782.6527447249" calcext:value-type="float">
            <text:p>24,783</text:p>
          </table:table-cell>
          <table:table-cell table:style-name="ce61" table:formula="of:=[.N60]+[.O60]" office:value-type="float" office:value="43295.5282192541" calcext:value-type="float">
            <text:p>43,296</text:p>
          </table:table-cell>
          <table:table-cell table:style-name="ce69" table:formula="of:=[.Q59]-[.N60]" office:value-type="float" office:value="3586236.61466727" calcext:value-type="float">
            <text:p>3,586,237</text:p>
          </table:table-cell>
          <table:table-cell/>
          <table:table-cell table:style-name="ce48" table:formula="of:=[.S59]+1" office:value-type="float" office:value="237" calcext:value-type="float">
            <text:p>237</text:p>
          </table:table-cell>
          <table:table-cell table:style-name="ce74" table:formula="of:=-PPMT([.$D$1]/12;[.$S60]-12;[.$D$2];[.$E$15])" office:value-type="float" office:value="27925.9107495021" calcext:value-type="float">
            <text:p>27,926</text:p>
          </table:table-cell>
          <table:table-cell table:style-name="ce61" table:formula="of:=[.W59]*[.$D$1]/12" office:value-type="float" office:value="15369.6174697519" calcext:value-type="float">
            <text:p>15,370</text:p>
          </table:table-cell>
          <table:table-cell table:style-name="ce61" table:formula="of:=[.T60]+[.U60]" office:value-type="float" office:value="43295.5282192541" calcext:value-type="float">
            <text:p>43,296</text:p>
          </table:table-cell>
          <table:table-cell table:style-name="ce69" table:formula="of:=[.W59]-[.T60]" office:value-type="float" office:value="2207654.81212351" calcext:value-type="float">
            <text:p>2,207,655</text:p>
          </table:table-cell>
          <table:table-cell/>
          <table:table-cell table:style-name="ce48" table:formula="of:=[.Y59]+1" office:value-type="float" office:value="297" calcext:value-type="float">
            <text:p>297</text:p>
          </table:table-cell>
          <table:table-cell table:style-name="ce74" table:formula="of:=-PPMT([.$D$1]/12;[.$Y60]-12;[.$D$2];[.$E$15])" office:value-type="float" office:value="42125.08706506" calcext:value-type="float">
            <text:p>42,125</text:p>
          </table:table-cell>
          <table:table-cell table:style-name="ce61" table:formula="of:=[.AC59]*[.$D$1]/12" office:value-type="float" office:value="1170.44115419394" calcext:value-type="float">
            <text:p>1,170</text:p>
          </table:table-cell>
          <table:table-cell table:style-name="ce61" table:formula="of:=[.Z60]+[.AA60]" office:value-type="float" office:value="43295.5282192539" calcext:value-type="float">
            <text:p>43,296</text:p>
          </table:table-cell>
          <table:table-cell table:style-name="ce69" table:formula="of:=[.AC59]-[.Z60]" office:value-type="float" office:value="128120.898999513" calcext:value-type="float">
            <text:p>128,121</text:p>
          </table:table-cell>
          <table:table-cell/>
          <table:table-cell table:style-name="ce48" table:formula="of:=[.AE59]+1" office:value-type="float" office:value="357" calcext:value-type="float">
            <text:p>357</text:p>
          </table:table-cell>
          <table:table-cell table:style-name="ce74" table:formula="of:=-PPMT([.$D$1]/12;[.$AE60]-12;[.$D$2];[.$E$15])" office:value-type="string" office:string-value="" calcext:value-type="error">
            <text:p>錯誤：502</text:p>
          </table:table-cell>
          <table:table-cell table:style-name="ce61" table:formula="of:=[.AI59]*[.$D$1]/12" office:value-type="string" office:string-value="" calcext:value-type="error">
            <text:p>錯誤：502</text:p>
          </table:table-cell>
          <table:table-cell table:style-name="ce61" table:formula="of:=[.AF60]+[.AG60]" office:value-type="string" office:string-value="" calcext:value-type="error">
            <text:p>錯誤：502</text:p>
          </table:table-cell>
          <table:table-cell table:style-name="ce69" table:formula="of:=[.AI59]-[.AF60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60]+1" office:value-type="float" office:value="58" calcext:value-type="float">
            <text:p>58</text:p>
          </table:table-cell>
          <table:table-cell table:style-name="ce55" table:formula="of:=-PPMT([.$D$1]/12;[.$A61]-12;[.$D$2];[.$E$15])" office:value-type="float" office:value="8191.85970799343" calcext:value-type="float">
            <text:p>8,192</text:p>
          </table:table-cell>
          <table:table-cell table:style-name="ce61" table:formula="of:=[.E60]*[.$D$1]/12" office:value-type="float" office:value="35103.6685112607" calcext:value-type="float">
            <text:p>35,104</text:p>
          </table:table-cell>
          <table:table-cell table:style-name="ce61" table:formula="of:=[.B61]+[.C61]" office:value-type="float" office:value="43295.5282192542" calcext:value-type="float">
            <text:p>43,296</text:p>
          </table:table-cell>
          <table:table-cell table:style-name="ce69" table:formula="of:=[.E60]-[.B61]" office:value-type="float" office:value="5097796.28738448" calcext:value-type="float">
            <text:p>5,097,796</text:p>
          </table:table-cell>
          <table:table-cell/>
          <table:table-cell table:style-name="ce48" table:formula="of:=[.G60]+1" office:value-type="float" office:value="118" calcext:value-type="float">
            <text:p>118</text:p>
          </table:table-cell>
          <table:table-cell table:style-name="ce74" table:formula="of:=-PPMT([.$D$1]/12;[.$G61]-12;[.$D$2];[.$E$15])" office:value-type="float" office:value="12357.0832306743" calcext:value-type="float">
            <text:p>12,357</text:p>
          </table:table-cell>
          <table:table-cell table:style-name="ce61" table:formula="of:=[.K60]*[.$D$1]/12" office:value-type="float" office:value="30938.4449885798" calcext:value-type="float">
            <text:p>30,938</text:p>
          </table:table-cell>
          <table:table-cell table:style-name="ce61" table:formula="of:=[.H61]+[.I61]" office:value-type="float" office:value="43295.5282192541" calcext:value-type="float">
            <text:p>43,296</text:p>
          </table:table-cell>
          <table:table-cell table:style-name="ce69" table:formula="of:=[.K60]-[.H61]" office:value-type="float" office:value="4487780.36965366" calcext:value-type="float">
            <text:p>4,487,780</text:p>
          </table:table-cell>
          <table:table-cell table:style-name="ce37"/>
          <table:table-cell table:style-name="ce48" table:formula="of:=[.M60]+1" office:value-type="float" office:value="178" calcext:value-type="float">
            <text:p>178</text:p>
          </table:table-cell>
          <table:table-cell table:style-name="ce74" table:formula="of:=-PPMT([.$D$1]/12;[.$M61]-12;[.$D$2];[.$E$15])" office:value-type="float" office:value="18640.1514934166" calcext:value-type="float">
            <text:p>18,640</text:p>
          </table:table-cell>
          <table:table-cell table:style-name="ce61" table:formula="of:=[.Q60]*[.$D$1]/12" office:value-type="float" office:value="24655.3767258375" calcext:value-type="float">
            <text:p>24,655</text:p>
          </table:table-cell>
          <table:table-cell table:style-name="ce61" table:formula="of:=[.N61]+[.O61]" office:value-type="float" office:value="43295.5282192541" calcext:value-type="float">
            <text:p>43,296</text:p>
          </table:table-cell>
          <table:table-cell table:style-name="ce69" table:formula="of:=[.Q60]-[.N61]" office:value-type="float" office:value="3567596.46317386" calcext:value-type="float">
            <text:p>3,567,596</text:p>
          </table:table-cell>
          <table:table-cell/>
          <table:table-cell table:style-name="ce48" table:formula="of:=[.S60]+1" office:value-type="float" office:value="238" calcext:value-type="float">
            <text:p>238</text:p>
          </table:table-cell>
          <table:table-cell table:style-name="ce74" table:formula="of:=-PPMT([.$D$1]/12;[.$S61]-12;[.$D$2];[.$E$15])" office:value-type="float" office:value="28117.9013859049" calcext:value-type="float">
            <text:p>28,118</text:p>
          </table:table-cell>
          <table:table-cell table:style-name="ce61" table:formula="of:=[.W60]*[.$D$1]/12" office:value-type="float" office:value="15177.6268333491" calcext:value-type="float">
            <text:p>15,178</text:p>
          </table:table-cell>
          <table:table-cell table:style-name="ce61" table:formula="of:=[.T61]+[.U61]" office:value-type="float" office:value="43295.528219254" calcext:value-type="float">
            <text:p>43,296</text:p>
          </table:table-cell>
          <table:table-cell table:style-name="ce69" table:formula="of:=[.W60]-[.T61]" office:value-type="float" office:value="2179536.9107376" calcext:value-type="float">
            <text:p>2,179,537</text:p>
          </table:table-cell>
          <table:table-cell/>
          <table:table-cell table:style-name="ce48" table:formula="of:=[.Y60]+1" office:value-type="float" office:value="298" calcext:value-type="float">
            <text:p>298</text:p>
          </table:table-cell>
          <table:table-cell table:style-name="ce74" table:formula="of:=-PPMT([.$D$1]/12;[.$Y61]-12;[.$D$2];[.$E$15])" office:value-type="float" office:value="42414.6970386323" calcext:value-type="float">
            <text:p>42,415</text:p>
          </table:table-cell>
          <table:table-cell table:style-name="ce61" table:formula="of:=[.AC60]*[.$D$1]/12" office:value-type="float" office:value="880.831180621649" calcext:value-type="float">
            <text:p>881</text:p>
          </table:table-cell>
          <table:table-cell table:style-name="ce61" table:formula="of:=[.Z61]+[.AA61]" office:value-type="float" office:value="43295.528219254" calcext:value-type="float">
            <text:p>43,296</text:p>
          </table:table-cell>
          <table:table-cell table:style-name="ce69" table:formula="of:=[.AC60]-[.Z61]" office:value-type="float" office:value="85706.2019608803" calcext:value-type="float">
            <text:p>85,706</text:p>
          </table:table-cell>
          <table:table-cell/>
          <table:table-cell table:style-name="ce48" table:formula="of:=[.AE60]+1" office:value-type="float" office:value="358" calcext:value-type="float">
            <text:p>358</text:p>
          </table:table-cell>
          <table:table-cell table:style-name="ce74" table:formula="of:=-PPMT([.$D$1]/12;[.$AE61]-12;[.$D$2];[.$E$15])" office:value-type="string" office:string-value="" calcext:value-type="error">
            <text:p>錯誤：502</text:p>
          </table:table-cell>
          <table:table-cell table:style-name="ce61" table:formula="of:=[.AI60]*[.$D$1]/12" office:value-type="string" office:string-value="" calcext:value-type="error">
            <text:p>錯誤：502</text:p>
          </table:table-cell>
          <table:table-cell table:style-name="ce61" table:formula="of:=[.AF61]+[.AG61]" office:value-type="string" office:string-value="" calcext:value-type="error">
            <text:p>錯誤：502</text:p>
          </table:table-cell>
          <table:table-cell table:style-name="ce69" table:formula="of:=[.AI60]-[.AF61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61]+1" office:value-type="float" office:value="59" calcext:value-type="float">
            <text:p>59</text:p>
          </table:table-cell>
          <table:table-cell table:style-name="ce55" table:formula="of:=-PPMT([.$D$1]/12;[.$A62]-12;[.$D$2];[.$E$15])" office:value-type="float" office:value="8248.17874348588" calcext:value-type="float">
            <text:p>8,248</text:p>
          </table:table-cell>
          <table:table-cell table:style-name="ce61" table:formula="of:=[.E61]*[.$D$1]/12" office:value-type="float" office:value="35047.3494757683" calcext:value-type="float">
            <text:p>35,047</text:p>
          </table:table-cell>
          <table:table-cell table:style-name="ce61" table:formula="of:=[.B62]+[.C62]" office:value-type="float" office:value="43295.5282192542" calcext:value-type="float">
            <text:p>43,296</text:p>
          </table:table-cell>
          <table:table-cell table:style-name="ce69" table:formula="of:=[.E61]-[.B62]" office:value-type="float" office:value="5089548.10864099" calcext:value-type="float">
            <text:p>5,089,548</text:p>
          </table:table-cell>
          <table:table-cell/>
          <table:table-cell table:style-name="ce48" table:formula="of:=[.G61]+1" office:value-type="float" office:value="119" calcext:value-type="float">
            <text:p>119</text:p>
          </table:table-cell>
          <table:table-cell table:style-name="ce74" table:formula="of:=-PPMT([.$D$1]/12;[.$G62]-12;[.$D$2];[.$E$15])" office:value-type="float" office:value="12442.0381778852" calcext:value-type="float">
            <text:p>12,442</text:p>
          </table:table-cell>
          <table:table-cell table:style-name="ce61" table:formula="of:=[.K61]*[.$D$1]/12" office:value-type="float" office:value="30853.4900413689" calcext:value-type="float">
            <text:p>30,853</text:p>
          </table:table-cell>
          <table:table-cell table:style-name="ce61" table:formula="of:=[.H62]+[.I62]" office:value-type="float" office:value="43295.5282192541" calcext:value-type="float">
            <text:p>43,296</text:p>
          </table:table-cell>
          <table:table-cell table:style-name="ce69" table:formula="of:=[.K61]-[.H62]" office:value-type="float" office:value="4475338.33147577" calcext:value-type="float">
            <text:p>4,475,338</text:p>
          </table:table-cell>
          <table:table-cell table:style-name="ce37"/>
          <table:table-cell table:style-name="ce48" table:formula="of:=[.M61]+1" office:value-type="float" office:value="179" calcext:value-type="float">
            <text:p>179</text:p>
          </table:table-cell>
          <table:table-cell table:style-name="ce74" table:formula="of:=-PPMT([.$D$1]/12;[.$M62]-12;[.$D$2];[.$E$15])" office:value-type="float" office:value="18768.3025349338" calcext:value-type="float">
            <text:p>18,768</text:p>
          </table:table-cell>
          <table:table-cell table:style-name="ce61" table:formula="of:=[.Q61]*[.$D$1]/12" office:value-type="float" office:value="24527.2256843203" calcext:value-type="float">
            <text:p>24,527</text:p>
          </table:table-cell>
          <table:table-cell table:style-name="ce61" table:formula="of:=[.N62]+[.O62]" office:value-type="float" office:value="43295.5282192541" calcext:value-type="float">
            <text:p>43,296</text:p>
          </table:table-cell>
          <table:table-cell table:style-name="ce69" table:formula="of:=[.Q61]-[.N62]" office:value-type="float" office:value="3548828.16063892" calcext:value-type="float">
            <text:p>3,548,828</text:p>
          </table:table-cell>
          <table:table-cell/>
          <table:table-cell table:style-name="ce48" table:formula="of:=[.S61]+1" office:value-type="float" office:value="239" calcext:value-type="float">
            <text:p>239</text:p>
          </table:table-cell>
          <table:table-cell table:style-name="ce74" table:formula="of:=-PPMT([.$D$1]/12;[.$S62]-12;[.$D$2];[.$E$15])" office:value-type="float" office:value="28311.211957933" calcext:value-type="float">
            <text:p>28,311</text:p>
          </table:table-cell>
          <table:table-cell table:style-name="ce61" table:formula="of:=[.W61]*[.$D$1]/12" office:value-type="float" office:value="14984.316261321" calcext:value-type="float">
            <text:p>14,984</text:p>
          </table:table-cell>
          <table:table-cell table:style-name="ce61" table:formula="of:=[.T62]+[.U62]" office:value-type="float" office:value="43295.528219254" calcext:value-type="float">
            <text:p>43,296</text:p>
          </table:table-cell>
          <table:table-cell table:style-name="ce69" table:formula="of:=[.W61]-[.T62]" office:value-type="float" office:value="2151225.69877967" calcext:value-type="float">
            <text:p>2,151,226</text:p>
          </table:table-cell>
          <table:table-cell/>
          <table:table-cell table:style-name="ce48" table:formula="of:=[.Y61]+1" office:value-type="float" office:value="299" calcext:value-type="float">
            <text:p>299</text:p>
          </table:table-cell>
          <table:table-cell table:style-name="ce74" table:formula="of:=-PPMT([.$D$1]/12;[.$Y62]-12;[.$D$2];[.$E$15])" office:value-type="float" office:value="42706.2980807728" calcext:value-type="float">
            <text:p>42,706</text:p>
          </table:table-cell>
          <table:table-cell table:style-name="ce61" table:formula="of:=[.AC61]*[.$D$1]/12" office:value-type="float" office:value="589.230138481052" calcext:value-type="float">
            <text:p>589</text:p>
          </table:table-cell>
          <table:table-cell table:style-name="ce61" table:formula="of:=[.Z62]+[.AA62]" office:value-type="float" office:value="43295.5282192539" calcext:value-type="float">
            <text:p>43,296</text:p>
          </table:table-cell>
          <table:table-cell table:style-name="ce69" table:formula="of:=[.AC61]-[.Z62]" office:value-type="float" office:value="42999.9038801075" calcext:value-type="float">
            <text:p>43,000</text:p>
          </table:table-cell>
          <table:table-cell/>
          <table:table-cell table:style-name="ce48" table:formula="of:=[.AE61]+1" office:value-type="float" office:value="359" calcext:value-type="float">
            <text:p>359</text:p>
          </table:table-cell>
          <table:table-cell table:style-name="ce74" table:formula="of:=-PPMT([.$D$1]/12;[.$AE62]-12;[.$D$2];[.$E$15])" office:value-type="string" office:string-value="" calcext:value-type="error">
            <text:p>錯誤：502</text:p>
          </table:table-cell>
          <table:table-cell table:style-name="ce61" table:formula="of:=[.AI61]*[.$D$1]/12" office:value-type="string" office:string-value="" calcext:value-type="error">
            <text:p>錯誤：502</text:p>
          </table:table-cell>
          <table:table-cell table:style-name="ce61" table:formula="of:=[.AF62]+[.AG62]" office:value-type="string" office:string-value="" calcext:value-type="error">
            <text:p>錯誤：502</text:p>
          </table:table-cell>
          <table:table-cell table:style-name="ce69" table:formula="of:=[.AI61]-[.AF62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8">
          <table:table-cell table:style-name="ce48" table:formula="of:=[.A62]+1" office:value-type="float" office:value="60" calcext:value-type="float">
            <text:p>60</text:p>
          </table:table-cell>
          <table:table-cell table:style-name="ce55" table:formula="of:=-PPMT([.$D$1]/12;[.$A63]-12;[.$D$2];[.$E$15])" office:value-type="float" office:value="8304.88497234735" calcext:value-type="float">
            <text:p>8,305</text:p>
          </table:table-cell>
          <table:table-cell table:style-name="ce61" table:formula="of:=[.E62]*[.$D$1]/12" office:value-type="float" office:value="34990.6432469068" calcext:value-type="float">
            <text:p>34,991</text:p>
          </table:table-cell>
          <table:table-cell table:style-name="ce61" table:formula="of:=[.B63]+[.C63]" office:value-type="float" office:value="43295.5282192542" calcext:value-type="float">
            <text:p>43,296</text:p>
          </table:table-cell>
          <table:table-cell table:style-name="ce69" table:formula="of:=[.E62]-[.B63]" office:value-type="float" office:value="5081243.22366864" calcext:value-type="float">
            <text:p>5,081,243</text:p>
          </table:table-cell>
          <table:table-cell/>
          <table:table-cell table:style-name="ce48" table:formula="of:=[.G62]+1" office:value-type="float" office:value="120" calcext:value-type="float">
            <text:p>120</text:p>
          </table:table-cell>
          <table:table-cell table:style-name="ce74" table:formula="of:=-PPMT([.$D$1]/12;[.$G63]-12;[.$D$2];[.$E$15])" office:value-type="float" office:value="12527.5771903582" calcext:value-type="float">
            <text:p>12,528</text:p>
          </table:table-cell>
          <table:table-cell table:style-name="ce61" table:formula="of:=[.K62]*[.$D$1]/12" office:value-type="float" office:value="30767.951028896" calcext:value-type="float">
            <text:p>30,768</text:p>
          </table:table-cell>
          <table:table-cell table:style-name="ce61" table:formula="of:=[.H63]+[.I63]" office:value-type="float" office:value="43295.5282192541" calcext:value-type="float">
            <text:p>43,296</text:p>
          </table:table-cell>
          <table:table-cell table:style-name="ce69" table:formula="of:=[.K62]-[.H63]" office:value-type="float" office:value="4462810.75428542" calcext:value-type="float">
            <text:p>4,462,811</text:p>
          </table:table-cell>
          <table:table-cell table:style-name="ce37"/>
          <table:table-cell table:style-name="ce48" table:formula="of:=[.M62]+1" office:value-type="float" office:value="180" calcext:value-type="float">
            <text:p>180</text:p>
          </table:table-cell>
          <table:table-cell table:style-name="ce74" table:formula="of:=-PPMT([.$D$1]/12;[.$M63]-12;[.$D$2];[.$E$15])" office:value-type="float" office:value="18897.3346148615" calcext:value-type="float">
            <text:p>18,897</text:p>
          </table:table-cell>
          <table:table-cell table:style-name="ce61" table:formula="of:=[.Q62]*[.$D$1]/12" office:value-type="float" office:value="24398.1936043926" calcext:value-type="float">
            <text:p>24,398</text:p>
          </table:table-cell>
          <table:table-cell table:style-name="ce61" table:formula="of:=[.N63]+[.O63]" office:value-type="float" office:value="43295.5282192541" calcext:value-type="float">
            <text:p>43,296</text:p>
          </table:table-cell>
          <table:table-cell table:style-name="ce69" table:formula="of:=[.Q62]-[.N63]" office:value-type="float" office:value="3529930.82602406" calcext:value-type="float">
            <text:p>3,529,931</text:p>
          </table:table-cell>
          <table:table-cell/>
          <table:table-cell table:style-name="ce48" table:formula="of:=[.S62]+1" office:value-type="float" office:value="240" calcext:value-type="float">
            <text:p>240</text:p>
          </table:table-cell>
          <table:table-cell table:style-name="ce74" table:formula="of:=-PPMT([.$D$1]/12;[.$S63]-12;[.$D$2];[.$E$15])" office:value-type="float" office:value="28505.8515401438" calcext:value-type="float">
            <text:p>28,506</text:p>
          </table:table-cell>
          <table:table-cell table:style-name="ce61" table:formula="of:=[.W62]*[.$D$1]/12" office:value-type="float" office:value="14789.6766791102" calcext:value-type="float">
            <text:p>14,790</text:p>
          </table:table-cell>
          <table:table-cell table:style-name="ce61" table:formula="of:=[.T63]+[.U63]" office:value-type="float" office:value="43295.528219254" calcext:value-type="float">
            <text:p>43,296</text:p>
          </table:table-cell>
          <table:table-cell table:style-name="ce69" table:formula="of:=[.W62]-[.T63]" office:value-type="float" office:value="2122719.84723953" calcext:value-type="float">
            <text:p>2,122,720</text:p>
          </table:table-cell>
          <table:table-cell/>
          <table:table-cell table:style-name="ce48" table:formula="of:=[.Y62]+1" office:value-type="float" office:value="300" calcext:value-type="float">
            <text:p>300</text:p>
          </table:table-cell>
          <table:table-cell table:style-name="ce74" table:formula="of:=-PPMT([.$D$1]/12;[.$Y63]-12;[.$D$2];[.$E$15])" office:value-type="float" office:value="42999.9038800783" calcext:value-type="float">
            <text:p>43,000</text:p>
          </table:table-cell>
          <table:table-cell table:style-name="ce61" table:formula="of:=[.AC62]*[.$D$1]/12" office:value-type="float" office:value="295.624339175739" calcext:value-type="float">
            <text:p>296</text:p>
          </table:table-cell>
          <table:table-cell table:style-name="ce61" table:formula="of:=[.Z63]+[.AA63]" office:value-type="float" office:value="43295.528219254" calcext:value-type="float">
            <text:p>43,296</text:p>
          </table:table-cell>
          <table:table-cell table:style-name="ce69" table:formula="of:=[.AC62]-[.Z63]" office:value-type="float" office:value="0.0000000292056938633323" calcext:value-type="float">
            <text:p>0</text:p>
          </table:table-cell>
          <table:table-cell/>
          <table:table-cell table:style-name="ce48" table:formula="of:=[.AE62]+1" office:value-type="float" office:value="360" calcext:value-type="float">
            <text:p>360</text:p>
          </table:table-cell>
          <table:table-cell table:style-name="ce74" table:formula="of:=-PPMT([.$D$1]/12;[.$AE63]-12;[.$D$2];[.$E$15])" office:value-type="string" office:string-value="" calcext:value-type="error">
            <text:p>錯誤：502</text:p>
          </table:table-cell>
          <table:table-cell table:style-name="ce61" table:formula="of:=[.AI62]*[.$D$1]/12" office:value-type="string" office:string-value="" calcext:value-type="error">
            <text:p>錯誤：502</text:p>
          </table:table-cell>
          <table:table-cell table:style-name="ce61" table:formula="of:=[.AF63]+[.AG63]" office:value-type="string" office:string-value="" calcext:value-type="error">
            <text:p>錯誤：502</text:p>
          </table:table-cell>
          <table:table-cell table:style-name="ce69" table:formula="of:=[.AI62]-[.AF63]" office:value-type="string" office:string-value="" calcext:value-type="error">
            <text:p>錯誤：502</text:p>
          </table:table-cell>
          <table:table-cell table:number-columns-repeated="989"/>
        </table:table-row>
        <table:table-row table:style-name="ro4">
          <table:table-cell table:number-columns-repeated="11"/>
          <table:table-cell table:style-name="ce37"/>
          <table:table-cell table:number-columns-repeated="1012"/>
        </table:table-row>
        <table:table-row table:style-name="ro3" table:number-rows-repeated="196">
          <table:table-cell table:number-columns-repeated="11"/>
          <table:table-cell table:style-name="ce37"/>
          <table:table-cell table:number-columns-repeated="1012"/>
        </table:table-row>
        <table:table-row table:style-name="ro3" table:number-rows-repeated="104831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本息合.$A$1" table:cell-range-address="$'本、息'.$A$1:.$K$4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華康中楷體" svg:font-family="華康中楷體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percentage-style style:name="N165">
      <number:number number:decimal-places="3" loext:min-decimal-places="3" number:min-integer-digits="1"/>
      <number:text>%</number:text>
    </number:percentag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4.99mm" fo:margin-left="4.99mm" fo:margin-right="4.99mm" style:first-page-number="continue" loext:scale-to-X="1" loext:scale-to-Y="1" style:table-centering="both" style:writing-mode="lr-tb"/>
      <style:header-style>
        <style:header-footer-properties fo:min-height="7.5mm" fo:margin-left="14.01mm" fo:margin-right="14.01mm" fo:margin-bottom="0mm"/>
      </style:header-style>
      <style:footer-style>
        <style:header-footer-properties fo:min-height="7.5mm" fo:margin-left="14.01mm" fo:margin-right="14.01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loext:scale-to-X="1" loext:scale-to-Y="1" style:table-centering="both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1.5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本息合" style:display-name="PageStyle_本息合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本_3001_息" style:display-name="PageStyle_本、息" style:page-layout-name="Mpm4">
      <style:header style:display="false"/>
      <style:header-left style:display="false"/>
      <style:footer>
        <text:p><text:span text:style-name="MT1"/></text:p>
        <text:p><text:span text:style-name="MT1"/></text:p>
      </style:footer>
      <style:footer-left style:display="false">
        <text:p><text:span text:style-name="MT1"/></text:p>
        <text:p><text:span text:style-name="MT1"/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黃怡瑄</meta:initial-creator>
    <meta:creation-date>1998-04-10T18:02:07</meta:creation-date>
    <dc:creator>a</dc:creator>
    <meta:print-date>2000-06-10T19:25:37</meta:print-date>
    <meta:document-statistic meta:table-count="2" meta:cell-count="2170" meta:object-count="0"/>
    <meta:generator>LibreOffice/5.1.1.3$Windows_x86 LibreOffice_project/89f508ef3ecebd2cfb8e1def0f0ba9a803b88a6d</meta:generator>
  </office:meta>
</office:document-meta>
</file>